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ts_Holen_Fuer_Grundschutz_Realisierungsplan.xml" manifest:media-type="text/xml"/>
  <manifest:file-entry manifest:full-path="Basic/Standard/Risikoanalysen_Erstellen_Vorlagen.xml" manifest:media-type="text/xml"/>
  <manifest:file-entry manifest:full-path="Basic/Standard/Assets_Holen_Fuer_Grundschutz_Requirements.xml" manifest:media-type="text/xml"/>
  <manifest:file-entry manifest:full-path="Basic/Standard/Mappings_Holen_Schutzbedarf_ermitteln.xml" manifest:media-type="text/xml"/>
  <manifest:file-entry manifest:full-path="Basic/Standard/Mappingtabellen_Erstellen.xml" manifest:media-type="text/xml"/>
  <manifest:file-entry manifest:full-path="Basic/Standard/Report_Strukturanalyse_Erstellen.xml" manifest:media-type="text/xml"/>
  <manifest:file-entry manifest:full-path="Basic/Standard/Report_Erstellen.xml" manifest:media-type="text/xml"/>
  <manifest:file-entry manifest:full-path="Basic/Standard/Risikoanalyse_Verarbeitu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4cm"/>
    </style:style>
    <style:style style:name="co2" style:family="table-column">
      <style:table-column-properties fo:break-before="auto" style:column-width="7.835cm"/>
    </style:style>
    <style:style style:name="co3" style:family="table-column">
      <style:table-column-properties fo:break-before="auto" style:column-width="16.092cm"/>
    </style:style>
    <style:style style:name="co4" style:family="table-column">
      <style:table-column-properties fo:break-before="auto" style:column-width="7.124cm"/>
    </style:style>
    <style:style style:name="co5" style:family="table-column">
      <style:table-column-properties fo:break-before="auto" style:column-width="9.093cm"/>
    </style:style>
    <style:style style:name="co6" style:family="table-column">
      <style:table-column-properties fo:break-before="auto" style:column-width="12.476cm"/>
    </style:style>
    <style:style style:name="co7" style:family="table-column">
      <style:table-column-properties fo:break-before="auto" style:column-width="5.614cm"/>
    </style:style>
    <style:style style:name="co8" style:family="table-column">
      <style:table-column-properties fo:break-before="auto" style:column-width="2.258cm"/>
    </style:style>
    <style:style style:name="co9" style:family="table-column">
      <style:table-column-properties fo:break-before="auto" style:column-width="5.219cm"/>
    </style:style>
    <style:style style:name="co10" style:family="table-column">
      <style:table-column-properties fo:break-before="auto" style:column-width="5.828cm"/>
    </style:style>
    <style:style style:name="co11" style:family="table-column">
      <style:table-column-properties fo:break-before="auto" style:column-width="4.03cm"/>
    </style:style>
    <style:style style:name="co12" style:family="table-column">
      <style:table-column-properties fo:break-before="auto" style:column-width="4.004cm"/>
    </style:style>
    <style:style style:name="co13" style:family="table-column">
      <style:table-column-properties fo:break-before="auto" style:column-width="4.15cm"/>
    </style:style>
    <style:style style:name="co14" style:family="table-column">
      <style:table-column-properties fo:break-before="auto" style:column-width="5.14cm"/>
    </style:style>
    <style:style style:name="co15" style:family="table-column">
      <style:table-column-properties fo:break-before="auto" style:column-width="7.375cm"/>
    </style:style>
    <style:style style:name="co16" style:family="table-column">
      <style:table-column-properties fo:break-before="auto" style:column-width="3.676cm"/>
    </style:style>
    <style:style style:name="co17" style:family="table-column">
      <style:table-column-properties fo:break-before="auto" style:column-width="4.166cm"/>
    </style:style>
    <style:style style:name="co18" style:family="table-column">
      <style:table-column-properties fo:break-before="auto" style:column-width="3.866cm"/>
    </style:style>
    <style:style style:name="co19" style:family="table-column">
      <style:table-column-properties fo:break-before="auto" style:column-width="4.195cm"/>
    </style:style>
    <style:style style:name="co20" style:family="table-column">
      <style:table-column-properties fo:break-before="auto" style:column-width="4.14cm"/>
    </style:style>
    <style:style style:name="co21" style:family="table-column">
      <style:table-column-properties fo:break-before="auto" style:column-width="3.921cm"/>
    </style:style>
    <style:style style:name="co22" style:family="table-column">
      <style:table-column-properties fo:break-before="auto" style:column-width="4.93cm"/>
    </style:style>
    <style:style style:name="co23" style:family="table-column">
      <style:table-column-properties fo:break-before="auto" style:column-width="3.351cm"/>
    </style:style>
    <style:style style:name="co24" style:family="table-column">
      <style:table-column-properties fo:break-before="auto" style:column-width="16.05cm"/>
    </style:style>
    <style:style style:name="co25" style:family="table-column">
      <style:table-column-properties fo:break-before="auto" style:column-width="5.23cm"/>
    </style:style>
    <style:style style:name="co26" style:family="table-column">
      <style:table-column-properties fo:break-before="auto" style:column-width="8.632cm"/>
    </style:style>
    <style:style style:name="co27" style:family="table-column">
      <style:table-column-properties fo:break-before="auto" style:column-width="7.417cm"/>
    </style:style>
    <style:style style:name="co28" style:family="table-column">
      <style:table-column-properties fo:break-before="auto" style:column-width="5.699cm"/>
    </style:style>
    <style:style style:name="co29" style:family="table-column">
      <style:table-column-properties fo:break-before="auto" style:column-width="2.995cm"/>
    </style:style>
    <style:style style:name="co30" style:family="table-column">
      <style:table-column-properties fo:break-before="auto" style:column-width="3.268cm"/>
    </style:style>
    <style:style style:name="co31" style:family="table-column">
      <style:table-column-properties fo:break-before="auto" style:column-width="7.878cm"/>
    </style:style>
    <style:style style:name="co32" style:family="table-column">
      <style:table-column-properties fo:break-before="auto" style:column-width="16.175cm"/>
    </style:style>
    <style:style style:name="co33" style:family="table-column">
      <style:table-column-properties fo:break-before="auto" style:column-width="4.819cm"/>
    </style:style>
    <style:style style:name="co34" style:family="table-column">
      <style:table-column-properties fo:break-before="auto" style:column-width="6.782cm"/>
    </style:style>
    <style:style style:name="co35" style:family="table-column">
      <style:table-column-properties fo:break-before="auto" style:column-width="6.034cm"/>
    </style:style>
    <style:style style:name="co36" style:family="table-column">
      <style:table-column-properties fo:break-before="auto" style:column-width="6.077cm"/>
    </style:style>
    <style:style style:name="co37" style:family="table-column">
      <style:table-column-properties fo:break-before="auto" style:column-width="2.221cm"/>
    </style:style>
    <style:style style:name="co38" style:family="table-column">
      <style:table-column-properties fo:break-before="auto" style:column-width="16.385cm"/>
    </style:style>
    <style:style style:name="co39" style:family="table-column">
      <style:table-column-properties fo:break-before="auto" style:column-width="3.295cm"/>
    </style:style>
    <style:style style:name="co40" style:family="table-column">
      <style:table-column-properties fo:break-before="auto" style:column-width="4.33cm"/>
    </style:style>
    <style:style style:name="co41" style:family="table-column">
      <style:table-column-properties fo:break-before="auto" style:column-width="6.747cm"/>
    </style:style>
    <style:style style:name="co42" style:family="table-column">
      <style:table-column-properties fo:break-before="auto" style:column-width="6.705cm"/>
    </style:style>
    <style:style style:name="co43" style:family="table-column">
      <style:table-column-properties fo:break-before="auto" style:column-width="2.261cm"/>
    </style:style>
    <style:style style:name="co44" style:family="table-column">
      <style:table-column-properties fo:break-before="auto" style:column-width="3.184cm"/>
    </style:style>
    <style:style style:name="co45" style:family="table-column">
      <style:table-column-properties fo:break-before="auto" style:column-width="4.734cm"/>
    </style:style>
    <style:style style:name="co46" style:family="table-column">
      <style:table-column-properties fo:break-before="auto" style:column-width="5.532cm"/>
    </style:style>
    <style:style style:name="co47" style:family="table-column">
      <style:table-column-properties fo:break-before="auto" style:column-width="6.537cm"/>
    </style:style>
    <style:style style:name="co48" style:family="table-column">
      <style:table-column-properties fo:break-before="auto" style:column-width="10.141cm"/>
    </style:style>
    <style:style style:name="co49" style:family="table-column">
      <style:table-column-properties fo:break-before="auto" style:column-width="8.58cm"/>
    </style:style>
    <style:style style:name="co50" style:family="table-column">
      <style:table-column-properties fo:break-before="auto" style:column-width="10.225cm"/>
    </style:style>
    <style:style style:name="co51" style:family="table-column">
      <style:table-column-properties fo:break-before="auto" style:column-width="3.436cm"/>
    </style:style>
    <style:style style:name="co52" style:family="table-column">
      <style:table-column-properties fo:break-before="auto" style:column-width="9.26cm"/>
    </style:style>
    <style:style style:name="co53" style:family="table-column">
      <style:table-column-properties fo:break-before="auto" style:column-width="15.337cm"/>
    </style:style>
    <style:style style:name="co54" style:family="table-column">
      <style:table-column-properties fo:break-before="auto" style:column-width="15.84cm"/>
    </style:style>
    <style:style style:name="co55" style:family="table-column">
      <style:table-column-properties fo:break-before="auto" style:column-width="15.882cm"/>
    </style:style>
    <style:style style:name="co56" style:family="table-column">
      <style:table-column-properties fo:break-before="auto" style:column-width="6.412cm"/>
    </style:style>
    <style:style style:name="co57" style:family="table-column">
      <style:table-column-properties fo:break-before="auto" style:column-width="6.495cm"/>
    </style:style>
    <style:style style:name="co58" style:family="table-column">
      <style:table-column-properties fo:break-before="auto" style:column-width="9.596cm"/>
    </style:style>
    <style:style style:name="co59" style:family="table-column">
      <style:table-column-properties fo:break-before="auto" style:column-width="10.305cm"/>
    </style:style>
    <style:style style:name="co60" style:family="table-column">
      <style:table-column-properties fo:break-before="auto" style:column-width="20.519cm"/>
    </style:style>
    <style:style style:name="co61" style:family="table-column">
      <style:table-column-properties fo:break-before="auto" style:column-width="8.255cm"/>
    </style:style>
    <style:style style:name="co62" style:family="table-column">
      <style:table-column-properties fo:break-before="auto" style:column-width="8.003cm"/>
    </style:style>
    <style:style style:name="co63" style:family="table-column">
      <style:table-column-properties fo:break-before="auto" style:column-width="27.829cm"/>
    </style:style>
    <style:style style:name="co64" style:family="table-column">
      <style:table-column-properties fo:break-before="auto" style:column-width="26.15cm"/>
    </style:style>
    <style:style style:name="co65" style:family="table-column">
      <style:table-column-properties fo:break-before="auto" style:column-width="3.545cm"/>
    </style:style>
    <style:style style:name="co66" style:family="table-column">
      <style:table-column-properties fo:break-before="auto" style:column-width="8.089cm"/>
    </style:style>
    <style:style style:name="co67" style:family="table-column">
      <style:table-column-properties fo:break-before="auto" style:column-width="4.115cm"/>
    </style:style>
    <style:style style:name="co68" style:family="table-column">
      <style:table-column-properties fo:break-before="auto" style:column-width="4.133cm"/>
    </style:style>
    <style:style style:name="co69" style:family="table-column">
      <style:table-column-properties fo:break-before="auto" style:column-width="9.056cm"/>
    </style:style>
    <style:style style:name="co70" style:family="table-column">
      <style:table-column-properties fo:break-before="auto" style:column-width="3.45cm"/>
    </style:style>
    <style:style style:name="co71" style:family="table-column">
      <style:table-column-properties fo:break-before="auto" style:column-width="5.911cm"/>
    </style:style>
    <style:style style:name="co72" style:family="table-column">
      <style:table-column-properties fo:break-before="auto" style:column-width="3.473cm"/>
    </style:style>
    <style:style style:name="co73" style:family="table-column">
      <style:table-column-properties fo:break-before="auto" style:column-width="2.836cm"/>
    </style:style>
    <style:style style:name="co74" style:family="table-column">
      <style:table-column-properties fo:break-before="auto" style:column-width="3.514cm"/>
    </style:style>
    <style:style style:name="co75" style:family="table-column">
      <style:table-column-properties fo:break-before="auto" style:column-width="3.131cm"/>
    </style:style>
    <style:style style:name="co76" style:family="table-column">
      <style:table-column-properties fo:break-before="auto" style:column-width="21.498cm"/>
    </style:style>
    <style:style style:name="co77" style:family="table-column">
      <style:table-column-properties fo:break-before="auto" style:column-width="36.25cm"/>
    </style:style>
    <style:style style:name="ro1" style:family="table-row">
      <style:table-row-properties style:row-height="1.66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0.65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593cm" fo:break-before="auto" style:use-optimal-row-height="false"/>
    </style:style>
    <style:style style:name="ro6" style:family="table-row">
      <style:table-row-properties style:row-height="0.547cm" fo:break-before="auto" style:use-optimal-row-height="true"/>
    </style:style>
    <style:style style:name="ro7" style:family="table-row">
      <style:table-row-properties style:row-height="0.582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6cm" fo:break-before="auto" style:use-optimal-row-height="false"/>
    </style:style>
    <style:style style:name="ro11" style:family="table-row">
      <style:table-row-properties style:row-height="2.21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1.369cm" fo:break-before="auto" style:use-optimal-row-height="false"/>
    </style:style>
    <style:style style:name="ro14" style:family="table-row">
      <style:table-row-properties style:row-height="0.459cm" fo:break-before="auto" style:use-optimal-row-height="true"/>
    </style:style>
    <style:style style:name="ro15" style:family="table-row">
      <style:table-row-properties style:row-height="0.492cm" fo:break-before="auto" style:use-optimal-row-height="false"/>
    </style:style>
    <style:style style:name="ro16" style:family="table-row">
      <style:table-row-properties style:row-height="0.552cm" fo:break-before="auto" style:use-optimal-row-height="false"/>
    </style:style>
    <style:style style:name="ro17" style:family="table-row">
      <style:table-row-properties style:row-height="1.395cm" fo:break-before="auto" style:use-optimal-row-height="false"/>
    </style:style>
    <style:style style:name="ro18" style:family="table-row">
      <style:table-row-properties style:row-height="0.499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0.81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2.473cm" fo:break-before="auto" style:use-optimal-row-height="false"/>
    </style:style>
    <style:style style:name="ro25" style:family="table-row">
      <style:table-row-properties style:row-height="0.79cm" fo:break-before="auto" style:use-optimal-row-height="false"/>
    </style:style>
    <style:style style:name="ro26" style:family="table-row">
      <style:table-row-properties style:row-height="1.7cm" fo:break-before="auto" style:use-optimal-row-height="false"/>
    </style:style>
    <style:style style:name="ro27" style:family="table-row">
      <style:table-row-properties style:row-height="1.579cm" fo:break-before="auto" style:use-optimal-row-height="false"/>
    </style:style>
    <style:style style:name="ro28" style:family="table-row">
      <style:table-row-properties style:row-height="1.111cm" fo:break-before="auto" style:use-optimal-row-height="false"/>
    </style:style>
    <style:style style:name="ro29" style:family="table-row">
      <style:table-row-properties style:row-height="1.295cm" fo:break-before="auto" style:use-optimal-row-height="false"/>
    </style:style>
    <style:style style:name="ro30" style:family="table-row">
      <style:table-row-properties style:row-height="0.57cm" fo:break-before="auto" style:use-optimal-row-height="true"/>
    </style:style>
    <style:style style:name="ro31" style:family="table-row">
      <style:table-row-properties style:row-height="0.70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text-style style:name="N100">
      <number:text-content/>
    </number:text-style>
    <style:style style:name="ce237"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4" style:family="table-cell" style:parent-style-name="Default">
      <style:table-cell-properties fo:background-color="#dddddd"/>
      <style:text-properties fo:color="#dddddd" style:font-name="Arial"/>
    </style:style>
    <style:style style:name="ce1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438"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fo:background-color="#dddddd" style:text-align-source="fix" style:repeat-content="false"/>
      <style:paragraph-properties fo:text-align="start" fo:margin-left="0cm"/>
      <style:text-properties fo:color="#dddddd" style:font-name="Arial"/>
    </style:style>
    <style:style style:name="ce9"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10" style:family="table-cell" style:parent-style-name="Default">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 style:family="table-cell" style:parent-style-name="Default">
      <style:table-cell-properties fo:background-color="#dddddd"/>
      <style:text-properties fo:color="#dddddd" style:font-name="Arial"/>
    </style:style>
    <style:style style:name="ce34"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112" style:family="table-cell" style:parent-style-name="Default">
      <style:table-cell-properties style:text-align-source="fix" style:repeat-content="false" style:vertical-align="middle"/>
      <style:paragraph-properties fo:text-align="center" fo:margin-left="0cm"/>
    </style:style>
    <style:style style:name="ce446" style:family="table-cell" style:parent-style-name="Default">
      <style:table-cell-properties fo:border="none"/>
    </style:style>
    <style:style style:name="ce50" style:family="table-cell" style:parent-style-name="Default">
      <style:table-cell-properties fo:background-color="#dddddd" fo:border="0.74pt solid #000000" style:vertical-align="middle"/>
      <style:text-properties fo:font-weight="bold"/>
    </style:style>
    <style:style style:name="ce58" style:family="table-cell" style:parent-style-name="Default">
      <style:table-cell-properties fo:background-color="#dddddd" style:text-align-source="fix" style:repeat-content="false" fo:border="0.74pt solid #000000" style:vertical-align="middle"/>
      <style:paragraph-properties fo:text-align="start" fo:margin-left="0cm"/>
      <style:text-properties fo:font-weight="bold"/>
    </style:style>
    <style:style style:name="ce57"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style>
    <style:style style:name="ce60" style:family="table-cell" style:parent-style-name="Default">
      <style:table-cell-properties fo:background-color="#ffffff" style:vertical-align="middle"/>
      <style:text-properties fo:font-weight="bold"/>
    </style:style>
    <style:style style:name="ce61" style:family="table-cell" style:parent-style-name="Default">
      <style:table-cell-properties fo:border-bottom="none" fo:background-color="#dddddd" fo:border-left="none" fo:border-right="none" fo:border-top="0.74pt solid #000000" style:vertical-align="middle"/>
      <style:text-properties fo:font-weight="bold"/>
    </style:style>
    <style:style style:name="ce63" style:family="table-cell" style:parent-style-name="Default">
      <style:table-cell-properties fo:border-bottom="0.74pt solid #000000" fo:background-color="#dddddd" fo:border-left="none" fo:border-right="none" fo:border-top="0.74pt solid #000000" style:vertical-align="middle"/>
      <style:text-properties fo:font-weight="bold"/>
    </style:style>
    <style:style style:name="ce64" style:family="table-cell" style:parent-style-name="Default">
      <style:table-cell-properties fo:border-bottom="0.74pt solid #000000" fo:background-color="#dddddd" fo:border-left="none" fo:border-right="none" fo:border-top="none" style:vertical-align="middle"/>
      <style:text-properties fo:font-weight="bold"/>
    </style:style>
    <style:style style:name="ce65" style:family="table-cell" style:parent-style-name="Default">
      <style:table-cell-properties style:vertical-align="middle"/>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5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69" style:family="table-cell" style:parent-style-name="Default">
      <style:table-cell-properties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dddddd" style:text-align-source="fix" style:repeat-content="false" fo:wrap-option="no-wrap" fo:border="0.74pt solid #000000" style:vertical-align="middle"/>
      <style:paragraph-properties fo:text-align="center" fo:margin-left="0cm"/>
      <style:text-properties fo:font-weight="bold"/>
    </style:style>
    <style:style style:name="ce71"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style>
    <style:style style:name="ce72" style:family="table-cell" style:parent-style-name="Default">
      <style:table-cell-properties fo:background-color="#ffffff" style:text-align-source="fix" style:repeat-content="false" style:vertical-align="middle"/>
      <style:paragraph-properties fo:text-align="start" fo:margin-left="0cm"/>
    </style:style>
    <style:style style:name="ce74" style:family="table-cell" style:parent-style-name="Default">
      <style:table-cell-properties fo:background-color="#ffffff" style:vertical-align="middle"/>
    </style:style>
    <style:style style:name="ce83" style:family="table-cell" style:parent-style-name="Default" style:data-style-name="N100">
      <style:table-cell-properties fo:background-color="#b4c7dc" style:text-align-source="fix" style:repeat-content="false" fo:border="0.74pt solid #000000" style:vertical-align="middle"/>
      <style:paragraph-properties fo:text-align="center"/>
      <style:text-properties fo:font-weight="bold"/>
    </style:style>
    <style:style style:name="ce8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style>
    <style:style style:name="ce81" style:family="table-cell" style:parent-style-name="Default">
      <style:table-cell-properties fo:border-bottom="none" fo:background-color="#b4c7dc" fo:border-left="none" fo:border-right="0.74pt solid #000000" fo:border-top="none" style:vertical-align="middle"/>
      <style:text-properties fo:font-weight="bold"/>
    </style:style>
    <style:style style:name="ce82" style:family="table-cell" style:parent-style-name="Default">
      <style:table-cell-properties fo:border-bottom="0.74pt solid #000000" fo:background-color="#b4c7dc" fo:border-left="none" fo:border-right="0.74pt solid #000000" fo:border-top="0.74pt solid #000000" style:vertical-align="middle"/>
      <style:text-properties fo:font-weight="bold"/>
    </style:style>
    <style:style style:name="ce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Risikoanalyse-Vorlage'.B6"/>
      <style:map style:condition="cell-content()=&quot;Hoch&quot;" style:apply-style-name="Yellow" style:base-cell-address="'Risikoanalyse-Vorlage'.B6"/>
      <style:map style:condition="cell-content()=&quot;Sehr hoch&quot;" style:apply-style-name="Red" style:base-cell-address="'Risikoanalyse-Vorlage'.B6"/>
    </style:style>
    <style:style style:name="ce1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weight="bold"/>
    </style:style>
    <style:style style:name="ce9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3" style:family="table-cell" style:parent-style-name="Default">
      <style:table-cell-properties fo:background-color="#ffffff"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106" style:family="table-cell" style:parent-style-name="Default">
      <style:table-cell-properties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0" style:family="table-cell" style:parent-style-name="Default" style:data-style-name="N100">
      <style:table-cell-properties style:text-align-source="fix" style:repeat-content="false" fo:background-color="transparent" fo:border="none" style:vertical-align="middle"/>
      <style:paragraph-properties fo:text-align="center"/>
      <style:text-properties fo:font-weight="bold"/>
    </style:style>
    <style:style style:name="ce124" style:family="table-cell" style:parent-style-name="Default">
      <style:table-cell-properties fo:background-color="transparent" fo:border="none"/>
      <style:text-properties fo:font-weight="bold"/>
    </style:style>
    <style:style style:name="ce80" style:family="table-cell" style:parent-style-name="Default">
      <style:table-cell-properties fo:border-bottom="none" fo:background-color="#b4c7dc" fo:border-left="none" fo:border-right="0.74pt solid #000000" fo:border-top="none"/>
      <style:text-properties fo:font-weight="bold"/>
    </style:style>
    <style:style style:name="ce96" style:family="table-cell" style:parent-style-name="Default">
      <style:table-cell-properties fo:border-bottom="0.74pt solid #000000" fo:background-color="#b4c7dc" fo:border-left="none" fo:border-right="0.74pt solid #000000" fo:border-top="0.74pt solid #000000"/>
      <style:text-properties fo:font-weight="bold"/>
    </style:style>
    <style:style style:name="ce52" style:family="table-cell" style:parent-style-name="Default">
      <style:table-cell-properties fo:background-color="#ffffff"/>
      <style:text-properties fo:font-weight="bold"/>
    </style:style>
    <style:style style:name="ce138" style:family="table-cell" style:parent-style-name="Default">
      <style:table-cell-properties fo:background-color="#ffffff"/>
    </style:style>
    <style:style style:name="ce13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2" style:family="table-cell" style:parent-style-name="Default">
      <style:table-cell-properties fo:background-color="#dddddd" style:text-align-source="fix" style:repeat-content="false" fo:border="0.74pt solid #000000"/>
      <style:paragraph-properties fo:text-align="center" fo:margin-left="0cm"/>
      <style:text-properties fo:font-weight="bold"/>
    </style:style>
    <style:style style:name="ce1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1" style:family="table-cell" style:parent-style-name="Defaul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5" style:family="table-cell" style:parent-style-name="Default">
      <style:table-cell-properties fo:background-color="#ffffff"/>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91" style:family="table-cell" style:parent-style-name="Default" style:data-style-name="N100">
      <style:table-cell-properties fo:background-color="transparent" fo:border="none"/>
      <style:text-properties fo:font-weight="bold"/>
    </style:style>
    <style:style style:name="ce1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1"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4"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9" style:family="table-cell" style:parent-style-name="Default">
      <style:table-cell-properties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61" style:family="table-cell" style:parent-style-name="Default">
      <style:table-cell-properties fo:background-color="#ffffff"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8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fo:margin-left="0cm"/>
      <style:text-properties fo:font-weight="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border="none"/>
      <style:paragraph-properties fo:text-align="center" fo:margin-left="0cm"/>
      <style:text-properties fo:font-weight="bold"/>
    </style:style>
    <style:style style:name="ce98"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ize="12pt" fo:font-weight="bold" style:font-size-asian="12pt" style:font-size-complex="12pt"/>
    </style:style>
    <style:style style:name="ce99" style:family="table-cell" style:parent-style-name="Default">
      <style:table-cell-properties fo:background-color="#cccccc" style:text-align-source="fix" style:repeat-content="false" fo:border="0.74pt solid #000000"/>
      <style:paragraph-properties fo:text-align="start" fo:margin-left="0cm"/>
      <style:text-properties fo:font-weight="bold"/>
    </style:style>
    <style:style style:name="ce100" style:family="table-cell" style:parent-style-name="Yellow">
      <style:table-cell-properties fo:border="0.74pt solid #000000"/>
      <style:text-properties fo:font-weight="bold" style:font-weight-asian="bold" style:font-weight-complex="bold"/>
    </style:style>
    <style:style style:name="ce101" style:family="table-cell" style:parent-style-name="Green">
      <style:table-cell-properties fo:border="0.74pt solid #000000"/>
      <style:text-properties fo:font-weight="bold" style:font-weight-asian="bold" style:font-weight-complex="bold"/>
    </style:style>
    <style:style style:name="ce102" style:family="table-cell" style:parent-style-name="Orange">
      <style:table-cell-properties fo:border="0.74pt solid #000000"/>
      <style:text-properties fo:font-weight="bold" style:font-weight-asian="bold" style:font-weight-complex="bold"/>
    </style:style>
    <style:style style:name="ce103" style:family="table-cell" style:parent-style-name="Red">
      <style:table-cell-properties fo:border="0.74pt solid #000000"/>
      <style:text-properties fo:font-weight="bold" style:font-weight-asian="bold" style:font-weight-complex="bold"/>
    </style:style>
    <style:style style:name="ce193" style:family="table-cell" style:parent-style-name="Default">
      <style:table-cell-properties fo:background-color="#ffffff" style:text-align-source="fix" style:repeat-content="false"/>
      <style:paragraph-properties fo:text-align="center" fo:margin-left="0cm"/>
    </style:style>
    <style:style style:name="ce196"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666666"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7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62" style:family="table-cell" style:parent-style-name="Default">
      <style:table-cell-properties fo:background-color="#dddddd" style:text-align-source="fix" style:repeat-content="false" fo:border="0.74pt solid #000000" style:vertical-align="top"/>
      <style:paragraph-properties fo:text-align="start" fo:margin-left="0cm"/>
      <style:text-properties fo:font-weight="bold"/>
    </style:style>
    <style:style style:name="ce6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188"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8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1"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2" style:family="table-cell" style:parent-style-name="Default">
      <style:table-cell-properties fo:background-color="transparent" fo:border="none"/>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1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0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7" style:family="table-cell" style:parent-style-name="Default">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3" style:family="table-cell" style:parent-style-name="Default">
      <style:table-cell-properties fo:background-color="transparent" fo:border="none"/>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4" style:family="table-cell" style:parent-style-name="Default">
      <style:table-cell-properties fo:background-color="transparent" fo:border="none"/>
      <style:text-properties fo:color="#000000"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0"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5" style:family="table-cell" style:parent-style-name="Default">
      <style:table-cell-properties fo:background-color="#ffffff"/>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8"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dddd" style:text-align-source="fix" style:repeat-content="false" fo:border="none"/>
      <style:paragraph-properties fo:text-align="start" fo:margin-left="0cm"/>
      <style:text-properties style:font-name="Arial" fo:font-size="15pt" fo:font-weight="bold" style:font-size-asian="15pt" style:font-weight-asian="bold" style:font-size-complex="15pt" style:font-weight-complex="bold"/>
    </style:style>
    <style:style style:name="ce239" style:family="table-cell" style:parent-style-name="Default">
      <style:table-cell-properties style:text-align-source="fix" style:repeat-content="false" fo:border="none"/>
      <style:paragraph-properties fo:text-align="start" fo:margin-left="0cm"/>
    </style:style>
    <style:style style:name="ce224"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7"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29"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3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19" style:family="table-cell" style:parent-style-name="Default">
      <style:table-cell-properties fo:border-bottom="0.74pt ridge #000000" style:text-align-source="fix" style:repeat-content="false" fo:border-left="none" fo:border-right="none" fo:border-top="0.74pt ridge #000000" style:vertical-align="middle"/>
      <style:paragraph-properties fo:text-align="center" fo:margin-left="0cm"/>
    </style:style>
    <style:style style:name="ce226" style:family="table-cell" style:parent-style-name="Default">
      <style:table-cell-properties fo:border-bottom="0.74pt ridge #000000" style:text-align-source="fix" style:repeat-content="false" fo:border-left="none" fo:border-right="0.74pt ridge #000000" fo:border-top="0.74pt ridge #000000" style:vertical-align="middle"/>
      <style:paragraph-properties fo:text-align="center" fo:margin-left="0cm"/>
    </style:style>
    <style:style style:name="ce248" style:family="table-cell" style:parent-style-name="Default">
      <style:table-cell-properties fo:background-color="#dddddd" style:text-align-source="fix" style:repeat-content="false"/>
      <style:paragraph-properties fo:text-align="center" fo:margin-left="0cm"/>
      <style:text-properties fo:color="#dddddd" style:font-name="Arial"/>
    </style:style>
    <style:style style:name="ce234"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6"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3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5"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6"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47"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4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5"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58"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414" style:family="table-cell" style:parent-style-name="Default">
      <style:table-cell-properties fo:background-color="#b4c7dc" style:text-align-source="fix" style:repeat-content="false" fo:border="none" style:vertical-align="middle"/>
      <style:paragraph-properties fo:text-align="center"/>
      <style:text-properties style:font-name="Arial" fo:font-size="15pt" fo:font-weight="bold" style:font-size-asian="15pt" style:font-weight-asian="bold" style:font-size-complex="15pt" style:font-weight-complex="bold"/>
    </style:style>
    <style:style style:name="ce251"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2"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3" style:family="table-cell" style:parent-style-name="Default">
      <style:table-cell-properties fo:background-color="#729fcf"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4" style:family="table-cell" style:parent-style-name="Default" style:data-style-name="N100">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421" style:family="table-cell" style:parent-style-name="Default">
      <style:table-cell-properties fo:border-bottom="none" fo:background-color="#729fcf"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56"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5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43" style:family="table-cell" style:parent-style-name="Default">
      <style:map style:condition="cell-content()=&quot;X&quot;" style:apply-style-name="Mapping_20_X" style:base-cell-address="'Mapping Prozesse-Applikationen'.C3"/>
    </style:style>
    <style:style style:name="ce427" style:family="table-cell" style:parent-style-name="Default">
      <style:table-cell-properties fo:border-bottom="none" fo:background-color="#729fcf" fo:border-left="none" fo:border-right="none" fo:border-top="0.74pt ridge #000000"/>
      <style:text-properties style:font-name="Arial" fo:font-size="15pt" fo:font-weight="bold" style:font-size-asian="15pt" style:font-weight-asian="bold" style:font-size-complex="15pt" style:font-weight-complex="bold"/>
    </style:style>
    <style:style style:name="ce500"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justify" fo:margin-left="0cm"/>
      <style:text-properties style:font-name="Arial" fo:font-size="15pt" fo:font-weight="bold" style:font-size-asian="15pt" style:font-weight-asian="bold" style:font-size-complex="15pt" style:font-weight-complex="bold"/>
    </style:style>
    <style:style style:name="ce26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Prozesse-Applikationen'.C3"/>
    </style:style>
    <style:style style:name="ce273"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75"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278" style:family="table-cell" style:parent-style-name="Default">
      <style:map style:condition="cell-content()=&quot;X&quot;" style:apply-style-name="Mapping_20_X" style:base-cell-address="'Mapping Applikationen-IT-Systeme'.C3"/>
    </style:style>
    <style:style style:name="ce428"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8"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Applikationen-IT-Systeme'.C3"/>
    </style:style>
    <style:style style:name="ce496" style:family="table-cell" style:parent-style-name="Default">
      <style:text-properties style:font-name="Arial" fo:font-size="15pt" fo:font-weight="bold" style:font-size-asian="15pt" style:font-weight-asian="bold" style:font-size-complex="15pt" style:font-weight-complex="bold"/>
    </style:style>
    <style:style style:name="ce290"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1"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292" style:family="table-cell" style:parent-style-name="Default">
      <style:map style:condition="cell-content()=&quot;X&quot;" style:apply-style-name="Mapping_20_X" style:base-cell-address="'Mapping IT-Systeme-Kommunikationsverbindungen'.C3"/>
    </style:style>
    <style:style style:name="ce271" style:family="table-cell" style:parent-style-name="Default">
      <style:table-cell-properties style:text-align-source="fix" style:repeat-content="fals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97"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Kommunikationsverbindungen'.C3"/>
    </style:style>
    <style:style style:name="ce274" style:family="table-cell" style:parent-style-name="Default">
      <style:table-cell-properties fo:border-bottom="none" fo:background-color="#b4c7dc"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76" style:family="table-cell" style:parent-style-name="Default">
      <style:table-cell-properties fo:border-bottom="none" fo:background-color="#b4c7dc" style:text-align-source="fix" style:repeat-content="false" fo:border-left="0.74pt ridge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7" style:family="table-cell" style:parent-style-name="Default">
      <style:table-cell-properties fo:border-bottom="none" fo:background-color="#729fcf" style:text-align-source="fix" style:repeat-content="false" fo:border-left="0.74pt solid #000000"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9" style:family="table-cell" style:parent-style-name="Default">
      <style:table-cell-properties fo:border-bottom="none" fo:background-color="#729fcf" style:text-align-source="fix" style:repeat-content="false" fo:border-left="0.74pt solid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0" style:family="table-cell" style:parent-style-name="Default">
      <style:table-cell-properties fo:border-bottom="none" fo:border-left="0.74pt solid #000000" fo:border-right="none" fo:border-top="none"/>
    </style:style>
    <style:style style:name="ce281" style:family="table-cell" style:parent-style-name="Default">
      <style:table-cell-properties fo:border-bottom="0.74pt solid #000000" fo:border-left="0.74pt solid #000000" fo:border-right="none" fo:border-top="none"/>
    </style:style>
    <style:style style:name="ce282" style:family="table-cell" style:parent-style-name="Default">
      <style:table-cell-properties fo:border-bottom="none" fo:background-color="#b4c7dc" style:text-align-source="fix" style:repeat-content="false" fo:border-left="none" fo:border-right="0.74pt ridge #000000"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3" style:family="table-cell" style:parent-style-name="Default">
      <style:table-cell-properties fo:border-bottom="none" fo:background-color="#b4c7dc" style:text-align-source="fix" style:repeat-content="false" fo:border-left="none" fo:border-right="0.74pt ridge #000000"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4" style:family="table-cell" style:parent-style-name="Default" style:data-style-name="N100">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5" style:family="table-cell" style:parent-style-name="Default">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25" style:family="table-cell" style:parent-style-name="Default">
      <style:table-cell-properties fo:border-bottom="none" fo:border-left="none" fo:border-right="0.74pt solid #000000" fo:border-top="none"/>
    </style:style>
    <style:style style:name="ce286" style:family="table-cell" style:parent-style-name="Default">
      <style:table-cell-properties fo:border-bottom="0.74pt solid #000000" fo:border-left="none" fo:border-right="0.74pt solid #000000" fo:border-top="none"/>
    </style:style>
    <style:style style:name="ce314"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15"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17" style:family="table-cell" style:parent-style-name="Default">
      <style:map style:condition="cell-content()=&quot;X&quot;" style:apply-style-name="Mapping_20_X" style:base-cell-address="'Mapping IT-Systeme-Räumlichkeiten'.C3"/>
    </style:style>
    <style:style style:name="ce319"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Räumlichkeiten'.C3"/>
    </style:style>
    <style:style style:name="ce433"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16" style:family="table-cell" style:parent-style-name="Default" style:data-style-name="N100">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2" style:family="table-cell" style:parent-style-name="Default" style:data-style-name="N100">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93" style:family="table-cell" style:parent-style-name="Default">
      <style:table-cell-properties fo:background-color="#dddddd" style:text-align-source="fix" style:repeat-content="false" fo:border="none" style:vertical-align="middle"/>
      <style:paragraph-properties fo:text-align="end"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294" style:family="table-cell" style:parent-style-name="Default">
      <style:table-cell-properties fo:background-color="#dddddd" style:text-align-source="fix" style:repeat-content="false" fo:border="none" style:vertical-align="middle"/>
      <style:paragraph-properties fo:text-align="end" fo:margin-left="0cm"/>
      <style:text-properties fo:color="#dddddd" style:font-name="Arial" style:text-underline-style="solid" style:text-underline-width="auto" style:text-underline-color="font-color"/>
    </style:style>
    <style:style style:name="ce295" style:family="table-cell" style:parent-style-name="Default">
      <style:table-cell-properties fo:background-color="#dddddd" style:text-align-source="fix" style:repeat-content="false" fo:border="none" style:vertical-align="middle"/>
      <style:paragraph-properties fo:text-align="start"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17" style:family="table-cell" style:parent-style-name="Default" style:data-style-name="N100">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27"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8"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9"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300" style:family="table-cell" style:parent-style-name="Default">
      <style:table-cell-properties style:text-align-source="fix" style:repeat-content="false"/>
      <style:paragraph-properties fo:text-align="start" fo:margin-left="0cm"/>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7" style:family="table-cell" style:parent-style-name="Default">
      <style:text-properties style:font-name="Arial"/>
    </style:style>
    <style:style style:name="ce18"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19"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4"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6"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7"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3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6" style:family="table-cell" style:parent-style-name="Default">
      <style:text-properties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7"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28"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312"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3" style:family="table-cell" style:parent-style-name="Default">
      <style:text-properties style:font-name="Arial"/>
      <style:map style:condition="cell-content()=&quot;Ja&quot;" style:apply-style-name="Red" style:base-cell-address="'Liste aller Assets'.F1"/>
      <style:map style:condition="cell-content()=&quot;Nein&quot;" style:apply-style-name="Green" style:base-cell-address="'Liste aller Assets'.F1"/>
    </style:style>
    <style:style style:name="ce316" style:family="table-cell" style:parent-style-name="Default">
      <style:table-cell-properties fo:background-color="#dddddd" style:text-align-source="fix" style:repeat-content="false" style:vertical-align="middle"/>
      <style:paragraph-properties fo:text-align="center" fo:margin-left="0cm"/>
      <style:text-properties style:font-name="Arial"/>
    </style:style>
    <style:style style:name="ce21" style:family="table-cell" style:parent-style-name="Default">
      <style:table-cell-properties fo:background-color="#dddddd"/>
      <style:text-properties style:font-name="Arial"/>
    </style:style>
    <style:style style:name="ce318" style:family="table-cell" style:parent-style-name="Default">
      <style:table-cell-properties style:text-align-source="fix" style:repeat-content="false" style:vertical-align="middle"/>
      <style:paragraph-properties fo:text-align="center" fo:margin-left="0cm"/>
      <style:text-properties style:font-name="Arial"/>
    </style:style>
    <style:style style:name="ce415"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417"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42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353"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54"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7"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360"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7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41"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parent-style-name="Default">
      <style:graphic-properties loext:decorative="false"/>
    </style:style>
    <style:style style:name="gr2" style:family="graphic" style:parent-style-name="Default">
      <style:graphic-properties fo:background-color="#729fcf" loext:decorative="false"/>
      <style:text-properties fo:font-family="'Liberation Sans'" style:font-style-name="Fett" style:font-family-generic="swiss" fo:font-size="10pt" fo:font-weight="bold"/>
    </style:style>
    <style:style style:name="gr3" style:family="graphic" style:parent-style-name="Default">
      <style:graphic-properties fo:background-color="#729fcf" loext:decorative="false"/>
      <style:text-properties fo:font-family="'Liberation Sans'" style:font-style-name="Fett" style:font-family-generic="swiss" fo:font-size="15pt" fo:font-weight="bold"/>
    </style:style>
    <style:style style:name="gr4" style:family="graphic" style:parent-style-name="Default">
      <style:graphic-properties fo:background-color="#729fcf" loext:decorative="false"/>
      <style:text-properties fo:font-family="'Liberation Sans'" style:font-style-name="Fett" style:font-family-generic="swiss" fo:font-size="14pt" fo:font-weight="bold"/>
    </style:style>
    <style:style style:name="gr5" style:family="graphic" style:parent-style-name="Default">
      <style:graphic-properties fo:background-color="#729fcf" loext:decorative="false"/>
      <style:text-properties fo:font-family="Arial" style:font-style-name="Fett" style:font-family-generic="swiss" fo:font-size="13pt" fo:font-weight="bold"/>
    </style:style>
    <style:style style:name="gr6" style:family="graphic" style:parent-style-name="Default">
      <style:graphic-properties fo:background-color="#729fcf" loext:decorative="false"/>
      <style:text-properties fo:font-family="'Liberation Sans'" style:font-style-name="Fett" style:font-family-generic="swiss" fo:font-size="13pt" fo:font-weight="bold"/>
    </style:style>
    <style:style style:name="gr7" style:family="graphic" style:parent-style-name="Default">
      <style:graphic-properties fo:background-color="#729fcf" loext:decorative="false"/>
      <style:text-properties fo:font-family="Arial" style:font-style-name="Standard" style:font-family-generic="swiss" fo:font-size="13pt" fo:font-weight="bold"/>
    </style:style>
    <style:style style:name="P1" style:family="paragraph"/>
    <style:style style:name="P2" style:family="paragraph">
      <style:paragraph-properties fo:text-align="center"/>
      <style:text-properties fo:font-family="'Liberation Sans'" style:font-style-name="Fett" style:font-family-generic="swiss" fo:font-size="10pt" fo:font-weight="bold"/>
    </style:style>
    <style:style style:name="P3" style:family="paragraph">
      <style:paragraph-properties fo:text-align="center"/>
      <style:text-properties fo:font-family="'Liberation Sans'" style:font-style-name="Fett" style:font-family-generic="swiss" fo:font-size="15pt" fo:font-weight="bold"/>
    </style:style>
    <style:style style:name="P4" style:family="paragraph">
      <style:paragraph-properties fo:text-align="center"/>
      <style:text-properties fo:font-family="'Liberation Sans'" style:font-style-name="Fett" style:font-family-generic="swiss" fo:font-size="14pt" fo:font-weight="bold"/>
    </style:style>
    <style:style style:name="P5" style:family="paragraph">
      <style:paragraph-properties fo:text-align="center"/>
      <style:text-properties fo:font-family="Arial" style:font-style-name="Fett" style:font-family-generic="swiss" fo:font-size="13pt" fo:font-weight="bold"/>
    </style:style>
    <style:style style:name="P6" style:family="paragraph">
      <style:paragraph-properties fo:text-align="center"/>
      <style:text-properties fo:font-family="'Liberation Sans'" style:font-style-name="Fett" style:font-family-generic="swiss" fo:font-size="13pt" fo:font-weight="bold"/>
    </style:style>
    <style:style style:name="P7" style:family="paragraph">
      <style:paragraph-properties fo:text-align="center"/>
      <style:text-properties fo:font-family="Arial" style:font-style-name="Standard" style:font-family-generic="swiss" fo:font-size="13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quot;Kernprozess&quot;;&quot;Unterstützungsprozess&quot;)" table:allow-empty-cell="true" table:display-list="unsorted" table:base-cell-address="Geschäftsprozesse.D4">
          <table:error-message table:message-type="stop" table:display="true"/>
        </table:content-validation>
        <table:content-validation table:name="val2" table:condition="of:cell-content-is-in-list(&quot;Mittel&quot;;&quot;Hoch&quot;;&quot;Sehr hoch&quot;)" table:allow-empty-cell="true" table:display-list="unsorted" table:base-cell-address="'Risikoanalyse-Vorlage'.C4">
          <table:help-message table:title="Vertraulichkeit" table:display="false">
            <text:p>Normal</text:p>
            <text:p>Hoch</text:p>
            <text:p>Sehr hoch</text:p>
          </table:help-message>
          <table:error-message table:message-type="stop" table:display="true"/>
        </table:content-validation>
        <table:content-validation table:name="val3" table:condition="of:cell-content-is-in-list(&quot;Mittel&quot;;&quot;Hoch&quot;;&quot;Sehr hoch&quot;)" table:allow-empty-cell="true" table:display-list="unsorted" table:base-cell-address="'Risikoanalyse-Vorlage'.C7">
          <table:help-message table:title="Vertraulichkeit" table:display="false">
            <text:p>Normal</text:p>
            <text:p>Hoch</text:p>
            <text:p>Sehr hoch</text:p>
          </table:help-message>
          <table:error-message table:message-type="stop" table:display="true"/>
        </table:content-validation>
        <table:content-validation table:name="val4" table:condition="of:cell-content-is-in-list(&quot;Mittel&quot;;&quot;Hoch&quot;;&quot;Sehr hoch&quot;)" table:allow-empty-cell="true" table:display-list="unsorted" table:base-cell-address="'Risikoanalyse-Vorlage'.B6">
          <table:error-message table:message-type="stop" table:display="true"/>
        </table:content-validation>
        <table:content-validation table:name="val5" table:condition="of:cell-content-is-in-list(&quot;JA&quot;;&quot;NEIN&quot;)" table:allow-empty-cell="true" table:display-list="unsorted" table:base-cell-address="'Risikoanalyse-Vorlage'.C13">
          <table:error-message table:message-type="stop" table:display="true"/>
        </table:content-validation>
        <table:content-validation table:name="val6" table:condition="of:cell-content-is-in-list(&quot;JA&quot;;&quot;NEIN&quot;)" table:allow-empty-cell="true" table:display-list="unsorted" table:base-cell-address="'Risikoanalyse-Vorlage'.D13">
          <table:error-message table:message-type="stop" table:display="true"/>
        </table:content-validation>
        <table:content-validation table:name="val7" table:condition="of:cell-content-is-in-list(&quot;JA&quot;;&quot;NEIN&quot;)" table:allow-empty-cell="true" table:display-list="unsorted" table:base-cell-address="'Risikoanalyse-Vorlage'.E13">
          <table:error-message table:message-type="stop" table:display="true"/>
        </table:content-validation>
        <table:content-validation table:name="val8" table:condition="of:cell-content-is-in-list(&quot;Direkt Relevant&quot;;&quot;Indirekt Relevant&quot;)" table:allow-empty-cell="true" table:display-list="unsorted" table:base-cell-address="'Risikoanalyse-Vorlage'.F13">
          <table:error-message table:message-type="stop" table:display="true"/>
        </table:content-validation>
        <table:content-validation table:name="val9" table:condition="of:cell-content-is-in-list(&quot;selten&quot;;&quot;mittel&quot;;&quot;häufig&quot;;&quot;sehr häufig&quot;)" table:allow-empty-cell="true" table:display-list="unsorted" table:base-cell-address="'Risikoanalyse-Vorlage'.B23">
          <table:error-message table:message-type="stop" table:display="true"/>
        </table:content-validation>
        <table:content-validation table:name="val10" table:condition="of:cell-content-is-in-list(&quot;vernachlässigbar&quot;;&quot;begrenzt&quot;;&quot;beträchtlich&quot;;&quot;existenzbedrohend&quot;)" table:allow-empty-cell="true" table:display-list="unsorted" table:base-cell-address="'Risikoanalyse-Vorlage'.B24">
          <table:error-message table:message-type="stop" table:display="true"/>
        </table:content-validation>
        <table:content-validation table:name="val11" table:condition="of:cell-content-is-in-list(&quot;Risikovermeidung&quot;;&quot;Risikoreduktion&quot;;&quot;Risikotransfer&quot;;&quot;Risikoakzeptanz&quot;)" table:allow-empty-cell="true" table:display-list="unsorted" table:base-cell-address="'Risikoanalyse-Vorlage'.B30">
          <table:error-message table:message-type="stop" table:display="true"/>
        </table:content-validation>
        <table:content-validation table:name="val12" table:condition="of:cell-content-is-in-list(&quot;selten&quot;;&quot;mittel&quot;;&quot;häufig&quot;;&quot;sehr häufig&quot;)" table:allow-empty-cell="true" table:display-list="unsorted" table:base-cell-address="'Risikoanalyse-Vorlage'.B31">
          <table:error-message table:message-type="stop" table:display="true"/>
        </table:content-validation>
        <table:content-validation table:name="val13" table:condition="of:cell-content-is-in-list(&quot;vernachlässigbar&quot;;&quot;begrenzt&quot;;&quot;beträchtlich&quot;;&quot;existenzbedrohend&quot;)" table:allow-empty-cell="true" table:display-list="unsorted" table:base-cell-address="'Risikoanalyse-Vorlage'.B32">
          <table:error-message table:message-type="stop" table:display="true"/>
        </table:content-validation>
        <table:content-validation table:name="val14" table:condition="of:cell-content-is-in-list(&quot;IT-System&quot;;&quot;IoT-System&quot;;&quot;Cloud-System&quot;)" table:allow-empty-cell="true" table:display-list="unsorted" table:base-cell-address="'IT-Systeme'.D4">
          <table:error-message table:message-type="stop" table:display="true"/>
        </table:content-validation>
        <table:content-validation table:name="val15" table:condition="of:cell-content-is-in-list(&quot;UG&quot;;&quot;EG&quot;;&quot;1&quot;;&quot;2&quot;;&quot;3&quot;;&quot;4&quot;;&quot;5&quot;;&quot;6&quot;;&quot;7&quot;;&quot;8&quot;;&quot;9&quot;;&quot;10&quot;)" table:allow-empty-cell="true" table:display-list="unsorted" table:base-cell-address="Räumlichkeiten.D4">
          <table:error-message table:message-type="stop" table:display="true"/>
        </table:content-validation>
        <table:content-validation table:name="val16" table:condition="of:cell-content-is-in-list(&quot;LAN&quot;;&quot;WLAN&quot;;&quot;WAN&quot;;&quot;MPLS&quot;;&quot;VPN&quot;)" table:allow-empty-cell="true" table:display-list="unsorted" table:base-cell-address="Kommunikationsverbindungen.D4">
          <table:error-message table:message-type="stop" table:display="true"/>
        </table:content-validation>
        <table:content-validation table:name="val17" table:base-cell-address="Kommunikationsverbindungen.E4">
          <table:error-message table:message-type="stop" table:display="true"/>
        </table:content-validation>
        <table:content-validation table:name="val18" table:condition="of:cell-content-is-in-list(&quot;X&quot;;&quot; &quot;)" table:allow-empty-cell="true" table:display-list="unsorted" table:base-cell-address="'Mapping Prozesse-Applikationen'.C3">
          <table:error-message table:message-type="stop" table:display="true"/>
        </table:content-validation>
        <table:content-validation table:name="val19" table:condition="of:cell-content-is-in-list(&quot;SYS.1.1 Allgemeiner Server&quot;;&quot;SYS.1.2 Windows Server 2012&quot;;&quot;SYS.1.3 Server unter Linux und Unix&quot;;&quot;SYS.2.2.2 Clients unter Windows 8.1&quot;;&quot;SYS.2.2.3 Clients unter Windows 10&quot;;&quot;SYS.2.3 Clients unter Linux und Unix&quot;;&quot;SYS.2.4 Clients unter macOS&quot;;&quot;SYS.3.1 Laptops&quot;;&quot;SYS.4 Peripheriegeräte&quot;;&quot;SYS.4.1 Drucker, Kopierer und Multifunktionsgeräte&quot;;&quot;SYS.4.3 Eingebettete Systeme&quot;;&quot;SYS.4.4 Allgemeines IoT-Gerät&quot;;&quot;SYS.4.5 Wechseldatenträger&quot;;&quot;CON.1 Kryptokonzept&quot;;&quot;CON.2 Datenschutz&quot;;&quot;CON.3 Datensicherungskonzept&quot;;&quot;CON.6 Löschen und Vernichten&quot;;&quot;CON.7 Informationssicherheit auf Auslandsreisen&quot;;&quot;CON.8 Software-Entwicklung&quot;;&quot;CON.9 Informationsaustausch&quot;;&quot;CON.10 Entwicklung von Webanwendungen&quot;;&quot;OPS.1.1.1 Allgemeiner IT-Betrieb&quot;;&quot;OPS.1.1.2 Ordnungsgemäße IT-Administration&quot;;&quot;OPS.1.1.3 Patch- und Änderungsmanagement&quot;;&quot;OPS.1.1.4 Schutz vor Schadprogrammen&quot;;&quot;OPS.1.1.5 Protokollierung&quot;;&quot;OPS.1.1.6 Software-Tests und -Freigaben&quot;;&quot;OPS.1.1.7 Systemmanagement&quot;;&quot;OPS.1.2.2 Archivierung&quot;;&quot;OPS.1.2.4 Telearbeit&quot;;&quot;OPS.1.2.5 Fernwartung&quot;;&quot;OPS.1.2.6 NTP-Zeitsynchronisation&quot;;&quot;OPS.2.1 Outsourcing für Kunden&quot;;&quot;OPS.2.2 Cloud-Nutzung&quot;;&quot;OPS.3.1 Outsourcing für Dienstleister&quot;;&quot;DER.1 Detektion von sicherheitsrelevanten Ereignissen&quot;;&quot;DER.2.1 Behandlung von Sicherheitsvorfällen&quot;;&quot;DER.2.2 Vorsorge für die IT-Forensik&quot;;&quot;DER.2.3 Bereinigung weitreichender Sicherheitsvorfälle&quot;;&quot;DER.3.1 Audits und Revisionen&quot;;&quot;DER.3.2 Revision auf Basis des Leitfadens IS-Revision&quot;;&quot;DER.4 Notfallmanagement&quot;;&quot;APP.1.1 Office-Produkte&quot;;&quot;APP.1.2 Webbrowser&quot;;&quot;APP.1.4 Mobile Anwendungen (Apps)&quot;;&quot;APP.2.1 Allgemeiner Verzeichnisdienst&quot;;&quot;APP.2.2 Active Directory&quot;;&quot;APP.2.3 OpenLDAP&quot;;&quot;APP.3.1 Webanwendungen und Webservices&quot;;&quot;APP.3.2 Webserver&quot;;&quot;APP.3.3 Fileserver&quot;;&quot;APP.3.4 Samba&quot;;&quot;APP.3.6 DNS-Server&quot;;&quot;APP.4.2 SAP-ERP-System&quot;;&quot;APP.4.3 Relationale Datenbanksysteme&quot;;&quot;APP.4.4 Kubernetes&quot;;&quot;APP.4.6 SAP ABAP-Programmierung&quot;;&quot;APP.5.2 Microsoft Exchange und Outlook&quot;;&quot;APP.5.3 Allgemeiner E-Mail-Client und -Server&quot;;&quot;APP.5.4 Unified Communications und Collaboration&quot;;&quot;APP.6 Allgemeine Software&quot;;&quot;APP.7 Entwicklung von Individualsoftware&quot;;&quot;IND.1 Prozessleit- und Automatisierungstechnik&quot;;&quot;IND.2.1 Allgemeine ICS-Komponente&quot;;&quot;IND.2.2 Speicherprogrammierbare Steuerung (SPS)&quot;;&quot;IND.2.3 Sensoren und Aktoren&quot;;&quot;IND.2.4 Maschine&quot;;&quot;IND.2.7 Safety Instrumented Systems (SIS)&quot;;&quot;IND.3.2 Fernwartung im industriellen Umfeld&quot;;&quot;INF.1 Allgemeines Gebäude&quot;;&quot;INF.2 Rechenzentrum sowie Serverraum&quot;;&quot;INF.5 Raum sowie Schrank für technische Infrastruktur&quot;;&quot;INF.6 Datenträgerarchiv&quot;;&quot;INF.7 Büroarbeitsplatz&quot;;&quot;INF.8 Häuslicher Arbeitsplatz&quot;;&quot;INF.9 Mobiler Arbeitsplatz&quot;;&quot;INF.10 Besprechungs-, Veranstaltungs- und Schulungsraum&quot;;&quot;INF.11 Allgemeines Fahrzeug&quot;;&quot;INF.12 Verkabelung&quot;;&quot;INF.13 Technisches Gebäudemanagement&quot;;&quot;INF.14 Gebäudeautomation&quot;;&quot;ORP.1 Sicherheitsmanagement&quot;;&quot;ORP.2 Organisation&quot;;&quot;ORP.3 Personal&quot;;&quot;ORP.4 Sensibilisierung und Schulung zur Informationssicherheit&quot;;&quot;ORP.5 Identitäts- und Berechtigungsmanagement&quot;;&quot;ORP.6 Compliance Management (Anforderungsmanagement)&quot;)" table:allow-empty-cell="true" table:display-list="unsorted" table:base-cell-address="'Grundschutz-Bausteine Modellierung'.E4">
          <table:error-message table:message-type="stop" table:display="true"/>
        </table:content-validation>
        <table:content-validation table:name="val20" table:condition="of:cell-content-is-in-list(&quot;In Planung&quot;;&quot;In Umsetzung&quot;;&quot;Umgesetzt&quot;)" table:allow-empty-cell="true" table:display-list="unsorted" table:base-cell-address="'Grundschutz-Realisierungsplan'.F4">
          <table:error-message table:message-type="stop" table:display="true"/>
        </table:content-validation>
      </table:content-validations>
      <table:table table:name="Geschäftsprozesse" table:style-name="ta1">
        <office:forms form:automatic-focus="false" form:apply-design-mode="false"/>
        <table:table-column table:style-name="co1" table:default-cell-style-name="ce438"/>
        <table:table-column table:style-name="co2" table:default-cell-style-name="ce438"/>
        <table:table-column table:style-name="co3" table:default-cell-style-name="ce438"/>
        <table:table-column table:style-name="co4" table:default-cell-style-name="ce438"/>
        <table:table-column table:style-name="co5" table:default-cell-style-name="ce438"/>
        <table:table-column table:style-name="co6" table:default-cell-style-name="ce438"/>
        <table:table-column table:style-name="co7" table:number-columns-repeated="3" table:default-cell-style-name="Default"/>
        <table:table-column table:style-name="co8" table:number-columns-repeated="16374" table:default-cell-style-name="Default"/>
        <table:table-row table:style-name="ro1">
          <table:table-cell table:style-name="ce237" office:value-type="string" calcext:value-type="string" table:number-columns-spanned="3" table:number-rows-spanned="2">
            <text:p>Liste der Geschäftsprozesse</text:p>
          </table:table-cell>
          <table:covered-table-cell table:number-columns-repeated="2" table:style-name="ce15"/>
          <table:table-cell table:style-name="ce2" table:number-columns-repeated="6"/>
          <table:table-cell table:number-columns-repeated="3"/>
          <table:table-cell table:style-name="ce446" table:number-columns-repeated="2"/>
          <table:table-cell table:number-columns-repeated="16369"/>
        </table:table-row>
        <table:table-row table:style-name="ro1">
          <table:covered-table-cell table:style-name="ce4"/>
          <table:covered-table-cell table:number-columns-repeated="2" table:style-name="ce15"/>
          <table:table-cell table:style-name="ce2" table:number-columns-repeated="6"/>
          <table:table-cell table:number-columns-repeated="3"/>
          <table:table-cell table:style-name="ce446" table:number-columns-repeated="2"/>
          <table:table-cell table:number-columns-repeated="16369"/>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er</text:p>
          </table:table-cell>
          <table:table-cell table:style-name="ce11" office:value-type="string" calcext:value-type="string">
            <text:p>Benutzergruppe</text:p>
          </table:table-cell>
          <table:table-cell table:style-name="ce41" office:value-type="string" calcext:value-type="string">
            <text:p>Vertraulichkeit</text:p>
          </table:table-cell>
          <table:table-cell table:style-name="ce41" office:value-type="string" calcext:value-type="string">
            <text:p>Integrität</text:p>
          </table:table-cell>
          <table:table-cell table:style-name="ce41" office:value-type="string" calcext:value-type="string">
            <text:p>Verfügbarkeit</text:p>
          </table:table-cell>
          <table:table-cell table:style-name="ce112" table:number-columns-repeated="16374"/>
        </table:table-row>
        <table:table-row table:style-name="ro3">
          <table:table-cell table:style-name="ce5" table:formula="of:=IF([.$B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3" table:content-validation-name="val2" table:number-columns-repeated="3"/>
          <table:table-cell table:number-columns-repeated="16374"/>
        </table:table-row>
        <table:table-row table:style-name="ro3">
          <table:table-cell table:style-name="ce5" table:formula="of:=IF([.$B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6]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4" table:number-rows-repeated="1048475">
          <table:table-cell table:number-columns-repeated="16383"/>
        </table:table-row>
        <table:table-row table:style-name="ro4">
          <table:table-cell table:number-columns-repeated="16383"/>
        </table:table-row>
        <calcext:conditional-formats>
          <calcext:conditional-format calcext:target-range-address="Geschäftsprozesse.G3:Geschäftsprozesse.I100">
            <calcext:condition calcext:apply-style-name="Green" calcext:value="=&quot;Mittel&quot;" calcext:base-cell-address="Geschäftsprozesse.G3"/>
            <calcext:condition calcext:apply-style-name="Yellow" calcext:value="=&quot;Hoch&quot;" calcext:base-cell-address="Geschäftsprozesse.G3"/>
            <calcext:condition calcext:apply-style-name="Red" calcext:value="=&quot;Sehr Hoch&quot;" calcext:base-cell-address="Geschäftsprozesse.G3"/>
          </calcext:conditional-format>
        </calcext:conditional-formats>
      </table:table>
      <table:table table:name="Risikoanalyse-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 form:id="control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 form:id="control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table:table-cell table:style-name="ce90"/>
          <table:table-cell table:style-name="ce91"/>
          <table:table-cell table:style-name="ce138"/>
          <table:table-cell table:style-name="ce74"/>
          <table:table-cell table:style-name="ce138" table:number-columns-repeated="25"/>
        </table:table-row>
        <table:table-row table:style-name="ro4">
          <table:table-cell table:style-name="ce50" office:value-type="string" calcext:value-type="string">
            <text:p>Name</text:p>
          </table:table-cell>
          <table:table-cell table:style-name="ce84"/>
          <table:table-cell table:style-name="ce124" table:number-columns-repeated="2"/>
          <table:table-cell table:style-name="ce138"/>
          <table:table-cell table:style-name="ce74"/>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4"/>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4"/>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87" table:content-validation-name="val4"/>
          <table:table-cell table:style-name="ce124" table:number-columns-repeated="2"/>
          <table:table-cell table:style-name="ce138"/>
          <table:table-cell table:style-name="ce74"/>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87" table:content-validation-name="val4"/>
          <table:table-cell table:style-name="ce124" table:number-columns-repeated="2"/>
          <table:table-cell table:style-name="ce138"/>
          <table:table-cell table:style-name="ce74"/>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87" table:content-validation-name="val4"/>
          <table:table-cell table:style-name="ce124" table:number-columns-repeated="2"/>
          <table:table-cell table:style-name="ce138"/>
          <table:table-cell table:style-name="ce74"/>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4"/>
          <table:table-cell table:style-name="ce138" table:number-columns-repeated="3"/>
          <table:table-cell table:style-name="ce74"/>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132"/>
          <table:covered-table-cell table:style-name="ce151"/>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55" office:value-type="string" calcext:value-type="string" table:number-columns-spanned="1" table:number-rows-spanned="2">
            <text:p>ID</text:p>
          </table:table-cell>
          <table:table-cell table:style-name="ce88" office:value-type="string" calcext:value-type="string" table:number-columns-spanned="1" table:number-rows-spanned="2">
            <text:p>Risiko</text:p>
          </table:table-cell>
          <table:table-cell table:style-name="ce55" office:value-type="string" calcext:value-type="string" table:number-columns-spanned="3" table:number-rows-spanned="1">
            <text:p>Grundwerte</text:p>
          </table:table-cell>
          <table:covered-table-cell table:number-columns-repeated="2" table:style-name="ce122"/>
          <table:table-cell table:style-name="ce88" office:value-type="string" calcext:value-type="string" table:number-columns-spanned="1" table:number-rows-spanned="2">
            <text:p>Relevanz</text:p>
          </table:table-cell>
          <table:table-cell table:style-name="ce55"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55"/>
          <table:covered-table-cell table:style-name="ce88"/>
          <table:table-cell table:style-name="ce122" office:value-type="string" calcext:value-type="string">
            <text:p>Vertraulichkeit</text:p>
          </table:table-cell>
          <table:table-cell table:style-name="ce122" office:value-type="string" calcext:value-type="string">
            <text:p>Integrität</text:p>
          </table:table-cell>
          <table:table-cell table:style-name="ce122" office:value-type="string" calcext:value-type="string">
            <text:p>Verfügbarkeit</text:p>
          </table:table-cell>
          <table:covered-table-cell table:style-name="ce88"/>
          <table:covered-table-cell table:style-name="ce122"/>
          <table:table-cell table:style-name="ce138" table:number-columns-repeated="10"/>
          <table:table-cell table:number-columns-repeated="14"/>
        </table:table-row>
        <table:table-row table:style-name="ro11">
          <table:table-cell table:style-name="ce55"/>
          <table:table-cell table:style-name="ce104"/>
          <table:table-cell table:style-name="ce126" table:content-validation-name="val5"/>
          <table:table-cell table:style-name="ce140" table:content-validation-name="val6"/>
          <table:table-cell table:style-name="ce142" table:content-validation-name="val7">
            <draw:control draw:z-index="2" draw:name="Steuerelement 34" draw:style-name="gr1" draw:text-style-name="P1" svg:width="3.678cm" svg:height="0.771cm" svg:x="1.757cm" svg:y="0.135cm"/>
          </table:table-cell>
          <table:table-cell table:style-name="ce14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127" table:number-columns-repeated="3"/>
          <table:table-cell table:style-name="ce153"/>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127" table:number-columns-repeated="3"/>
          <table:table-cell table:style-name="ce154"/>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132"/>
          <table:covered-table-cell table:style-name="ce151"/>
          <table:covered-table-cell table:style-name="ce186">
            <draw:control draw:z-index="1" draw:name="Erstellen der Risikobehandlungen 5" draw:style-name="gr2" draw:text-style-name="P2" svg:width="7.213cm" svg:height="1.2cm" svg:x="0.1cm" svg:y="0.036cm" draw:control="control2"/>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88" office:value-type="string" calcext:value-type="string" table:number-columns-spanned="1" table:number-rows-spanned="2">
            <text:p>Risiko</text:p>
          </table:table-cell>
          <table:table-cell table:style-name="ce129" office:value-type="string" calcext:value-type="string" table:number-columns-spanned="3" table:number-rows-spanned="1">
            <text:p>Grundwerte</text:p>
          </table:table-cell>
          <table:covered-table-cell table:number-columns-repeated="2" table:style-name="ce141"/>
          <table:table-cell table:style-name="ce148" office:value-type="string" calcext:value-type="string" table:number-columns-spanned="1" table:number-rows-spanned="2">
            <text:p>Auswirkung und Relevanz</text:p>
          </table:table-cell>
          <table:table-cell table:style-name="ce55"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88"/>
          <table:table-cell table:style-name="ce130" office:value-type="string" calcext:value-type="string">
            <text:p>Vertraulichkeit</text:p>
          </table:table-cell>
          <table:table-cell table:style-name="ce130" office:value-type="string" calcext:value-type="string">
            <text:p>Integrität</text:p>
          </table:table-cell>
          <table:table-cell table:style-name="ce130" office:value-type="string" calcext:value-type="string">
            <text:p>Verfügbarkeit</text:p>
          </table:table-cell>
          <table:covered-table-cell table:style-name="ce156"/>
          <table:covered-table-cell table:style-name="ce122"/>
          <table:table-cell table:style-name="ce138" table:number-columns-repeated="10"/>
          <table:table-cell table:number-columns-repeated="14"/>
        </table:table-row>
        <table:table-row table:style-name="ro16">
          <table:table-cell table:number-columns-repeated="2"/>
          <table:table-cell table:style-name="ce131" table:number-columns-repeated="2"/>
          <table:table-cell table:style-name="ce131">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159"/>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132"/>
          <table:covered-table-cell table:style-name="ce151"/>
          <table:covered-table-cell table:style-name="ce186">
            <draw:control draw:z-index="0" draw:name="Erstellen der Risikobehandlungen 4" draw:style-name="gr2" draw:text-style-name="P2" svg:width="7.154cm" svg:height="1.265cm" svg:x="0.154cm" svg:y="0cm" draw:control="control1"/>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92"/>
          <table:table-cell table:style-name="ce157"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4"/>
          <table:table-cell table:style-name="ce93"/>
          <table:table-cell table:style-name="ce135"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6">
          <table:table-cell table:style-name="ce74"/>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2">
          <table:table-cell table:style-name="ce74"/>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5">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number-rows-repeated="2">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6">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11">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7">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48">
          <table:table-cell table:style-name="ce74"/>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13">
          <table:table-cell/>
          <table:table-cell table:style-name="ce106"/>
          <table:table-cell table:style-name="ce131" table:number-columns-repeated="3"/>
          <table:table-cell table:style-name="ce159"/>
          <table:table-cell/>
          <table:table-cell table:style-name="ce138"/>
          <table:table-cell table:number-columns-repeated="23"/>
        </table:table-row>
        <table:table-row table:style-name="ro4" table:number-rows-repeated="275">
          <table:table-cell/>
          <table:table-cell table:style-name="ce106"/>
          <table:table-cell table:style-name="ce131" table:number-columns-repeated="3"/>
          <table:table-cell table:style-name="ce159"/>
          <table:table-cell table:number-columns-repeated="25"/>
        </table:table-row>
        <table:table-row table:style-name="ro4" table:number-rows-repeated="1047770">
          <table:table-cell table:number-columns-repeated="31"/>
        </table:table-row>
        <table:table-row table:style-name="ro4">
          <table:table-cell table:number-columns-repeated="31"/>
        </table:table-row>
        <calcext:conditional-formats>
          <calcext:conditional-format calcext:target-range-address="'Risikoanalyse-Vorlage'.B6:'Risikoanalyse-Vorlage'.B8">
            <calcext:condition calcext:apply-style-name="Green" calcext:value="=&quot;Mittel&quot;" calcext:base-cell-address="'Risikoanalyse-Vorlage'.B6"/>
            <calcext:condition calcext:apply-style-name="Yellow" calcext:value="=&quot;Hoch&quot;" calcext:base-cell-address="'Risikoanalyse-Vorlage'.B6"/>
            <calcext:condition calcext:apply-style-name="Red" calcext:value="=&quot;Sehr hoch&quot;" calcext:base-cell-address="'Risikoanalyse-Vorlage'.B6"/>
          </calcext:conditional-format>
          <calcext:conditional-format calcext:target-range-address="'Risikoanalyse-Vorlage'.B21:'Risikoanalyse-Vorlage'.B805">
            <calcext:condition calcext:apply-style-name="Green" calcext:value="=&quot;selten&quot;" calcext:base-cell-address="'Risikoanalyse-Vorlage'.B21"/>
            <calcext:condition calcext:apply-style-name="Yellow" calcext:value="=&quot;mittel&quot;" calcext:base-cell-address="'Risikoanalyse-Vorlage'.B21"/>
            <calcext:condition calcext:apply-style-name="Orange" calcext:value="=&quot;häufig&quot;" calcext:base-cell-address="'Risikoanalyse-Vorlage'.B21"/>
            <calcext:condition calcext:apply-style-name="Red" calcext:value="=&quot;sehr häufig&quot;" calcext:base-cell-address="'Risikoanalyse-Vorlage'.B21"/>
            <calcext:condition calcext:apply-style-name="Green" calcext:value="=&quot;vernachlässigbar&quot;" calcext:base-cell-address="'Risikoanalyse-Vorlage'.B21"/>
            <calcext:condition calcext:apply-style-name="Yellow" calcext:value="=&quot;begrenzt&quot;" calcext:base-cell-address="'Risikoanalyse-Vorlage'.B21"/>
            <calcext:condition calcext:apply-style-name="Orange" calcext:value="=&quot;beträchtlich&quot;" calcext:base-cell-address="'Risikoanalyse-Vorlage'.B21"/>
            <calcext:condition calcext:apply-style-name="Red" calcext:value="=&quot;existenzbedrohend&quot;" calcext:base-cell-address="'Risikoanalyse-Vorlage'.B21"/>
            <calcext:condition calcext:apply-style-name="Yellow" calcext:value="=&quot;mittel&quot;" calcext:base-cell-address="'Risikoanalyse-Vorlage'.B21"/>
            <calcext:condition calcext:apply-style-name="Green" calcext:value="=&quot;gering&quot;" calcext:base-cell-address="'Risikoanalyse-Vorlage'.B21"/>
            <calcext:condition calcext:apply-style-name="Orange" calcext:value="=&quot;hoch&quot;" calcext:base-cell-address="'Risikoanalyse-Vorlage'.B21"/>
            <calcext:condition calcext:apply-style-name="Red" calcext:value="=&quot;sehr hoch&quot;" calcext:base-cell-address="'Risikoanalyse-Vorlage'.B21"/>
          </calcext:conditional-format>
          <calcext:conditional-format calcext:target-range-address="'Risikoanalyse-Vorlage'.C10:'Risikoanalyse-Vorlage'.F10 'Risikoanalyse-Vorlage'.C13:'Risikoanalyse-Vorlage'.F805">
            <calcext:condition calcext:apply-style-name="Orange" calcext:value="=&quot;JA&quot;" calcext:base-cell-address="'Risikoanalyse-Vorlage'.C10"/>
            <calcext:condition calcext:apply-style-name="Green" calcext:value="=&quot;Nein&quot;" calcext:base-cell-address="'Risikoanalyse-Vorlage'.C10"/>
            <calcext:condition calcext:apply-style-name="Orange" calcext:value="=&quot;Direkt Relevant&quot;" calcext:base-cell-address="'Risikoanalyse-Vorlage'.C10"/>
            <calcext:condition calcext:apply-style-name="Green" calcext:value="=&quot;Indirekt Relevant&quot;" calcext:base-cell-address="'Risikoanalyse-Vorlage'.C10"/>
          </calcext:conditional-format>
        </calcext:conditional-formats>
      </table:table>
      <table:table table:name="Risikobehandlung-Vorlage" table:style-name="ta2">
        <table:table-column table:style-name="co21" table:default-cell-style-name="ce62"/>
        <table:table-column table:style-name="co22" table:default-cell-style-name="ce188"/>
        <table:table-column table:style-name="co8" table:number-columns-repeated="2" table:default-cell-style-name="ce97"/>
        <table:table-column table:style-name="co8" table:default-cell-style-name="ce213"/>
        <table:table-column table:style-name="co8" table:default-cell-style-name="ce220"/>
        <table:table-column table:style-name="co8" table:default-cell-style-name="ce218"/>
        <table:table-row table:style-name="ro20">
          <table:table-cell table:style-name="ce181" table:number-columns-spanned="7" table:number-rows-spanned="1"/>
          <table:covered-table-cell table:style-name="ce186"/>
          <table:covered-table-cell table:number-columns-repeated="3" table:style-name="ce119"/>
          <table:covered-table-cell table:number-columns-repeated="2"/>
        </table:table-row>
        <table:table-row table:style-name="ro4">
          <table:table-cell table:style-name="ce77" office:value-type="string" calcext:value-type="string" table:number-columns-spanned="7" table:number-rows-spanned="1">
            <text:p>Vor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Häufigkeit:</text:p>
          </table:table-cell>
          <table:table-cell table:style-name="ce189" table:content-validation-name="val9"/>
          <table:table-cell table:number-columns-repeated="3"/>
          <table:table-cell table:style-name="ce221"/>
          <table:table-cell/>
        </table:table-row>
        <table:table-row table:style-name="ro4">
          <table:table-cell office:value-type="string" calcext:value-type="string">
            <text:p>Auswirkung:</text:p>
          </table:table-cell>
          <table:table-cell table:style-name="ce190" table:content-validation-name="val10"/>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4];[.$I$6:.$I$9];0);MATCH([.B3];[.$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2"/>
          <table:covered-table-cell table:number-columns-repeated="2" table:style-name="ce113"/>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table:table-row table:style-name="ro4">
          <table:table-cell table:style-name="ce77" office:value-type="string" calcext:value-type="string" table:number-columns-spanned="7" table:number-rows-spanned="1">
            <text:p>Nach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Risikobehandlung</text:p>
          </table:table-cell>
          <table:table-cell table:style-name="ce195" table:content-validation-name="val11"/>
          <table:table-cell table:number-columns-repeated="3"/>
          <table:table-cell table:style-name="ce95"/>
          <table:table-cell/>
        </table:table-row>
        <table:table-row table:style-name="ro4">
          <table:table-cell office:value-type="string" calcext:value-type="string">
            <text:p>Häufigkeit:</text:p>
          </table:table-cell>
          <table:table-cell table:style-name="ce197" table:content-validation-name="val12"/>
          <table:table-cell table:number-columns-repeated="3"/>
          <table:table-cell table:style-name="ce221"/>
          <table:table-cell/>
        </table:table-row>
        <table:table-row table:style-name="ro4">
          <table:table-cell office:value-type="string" calcext:value-type="string">
            <text:p>Auswirkung:</text:p>
          </table:table-cell>
          <table:table-cell table:style-name="ce198" table:content-validation-name="val13"/>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11];[.$I$6:.$I$9];0);MATCH([.B10];[.$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9"/>
          <table:covered-table-cell table:number-columns-repeated="2" table:style-name="ce119"/>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calcext:conditional-formats>
          <calcext:conditional-format calcext:target-range-address="'Risikobehandlung-Vorlage'.B2:'Risikobehandlung-Vorlage'.B14">
            <calcext:condition calcext:apply-style-name="Green" calcext:value="=&quot;selten&quot;" calcext:base-cell-address="'Risikobehandlung-Vorlage'.B2"/>
            <calcext:condition calcext:apply-style-name="Yellow" calcext:value="=&quot;mittel&quot;" calcext:base-cell-address="'Risikobehandlung-Vorlage'.B2"/>
            <calcext:condition calcext:apply-style-name="Orange" calcext:value="=&quot;häufig&quot;" calcext:base-cell-address="'Risikobehandlung-Vorlage'.B2"/>
            <calcext:condition calcext:apply-style-name="Red" calcext:value="=&quot;sehr häufig&quot;" calcext:base-cell-address="'Risikobehandlung-Vorlage'.B2"/>
            <calcext:condition calcext:apply-style-name="Green" calcext:value="=&quot;vernachlässigbar&quot;" calcext:base-cell-address="'Risikobehandlung-Vorlage'.B2"/>
            <calcext:condition calcext:apply-style-name="Yellow" calcext:value="=&quot;begrenzt&quot;" calcext:base-cell-address="'Risikobehandlung-Vorlage'.B2"/>
            <calcext:condition calcext:apply-style-name="Orange" calcext:value="=&quot;beträchtlich&quot;" calcext:base-cell-address="'Risikobehandlung-Vorlage'.B2"/>
            <calcext:condition calcext:apply-style-name="Red" calcext:value="=&quot;existenzbedrohend&quot;" calcext:base-cell-address="'Risikobehandlung-Vorlage'.B2"/>
            <calcext:condition calcext:apply-style-name="Yellow" calcext:value="=&quot;mittel&quot;" calcext:base-cell-address="'Risikobehandlung-Vorlage'.B2"/>
            <calcext:condition calcext:apply-style-name="Green" calcext:value="=&quot;gering&quot;" calcext:base-cell-address="'Risikobehandlung-Vorlage'.B2"/>
            <calcext:condition calcext:apply-style-name="Orange" calcext:value="=&quot;hoch&quot;" calcext:base-cell-address="'Risikobehandlung-Vorlage'.B2"/>
            <calcext:condition calcext:apply-style-name="Red" calcext:value="=&quot;sehr hoch&quot;" calcext:base-cell-address="'Risikobehandlung-Vorlage'.B2"/>
          </calcext:conditional-format>
          <calcext:conditional-format calcext:target-range-address="'Risikobehandlung-Vorlage'.C1:'Risikobehandlung-Vorlage'.F14">
            <calcext:condition calcext:apply-style-name="Orange" calcext:value="=&quot;JA&quot;" calcext:base-cell-address="'Risikobehandlung-Vorlage'.C1"/>
            <calcext:condition calcext:apply-style-name="Green" calcext:value="=&quot;Nein&quot;" calcext:base-cell-address="'Risikobehandlung-Vorlage'.C1"/>
            <calcext:condition calcext:apply-style-name="Orange" calcext:value="=&quot;Direkt Relevant&quot;" calcext:base-cell-address="'Risikobehandlung-Vorlage'.C1"/>
            <calcext:condition calcext:apply-style-name="Green" calcext:value="=&quot;Indirekt Relevant&quot;" calcext:base-cell-address="'Risikobehandlung-Vorlage'.C1"/>
          </calcext:conditional-format>
        </calcext:conditional-formats>
      </table:table>
      <table:table table:nam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Geschäftsprozesse" form:control-implementation="ooo:com.sun.star.form.component.CommandButton" xml:id="control3" form:id="control3" form:label="Aktualisiere Geschäftsprozes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shapes>
          <draw:control draw:z-index="0" draw:name="Steuerelement 21" draw:style-name="gr3" draw:text-style-name="P3" svg:width="13.97cm" svg:height="2.088cm" svg:x="12.871cm" svg:y="0.308cm" draw:control="control3"/>
        </table:shapes>
        <table:table-column table:style-name="co23" table:default-cell-style-name="Default"/>
        <table:table-column table:style-name="co2" table:default-cell-style-name="ce438"/>
        <table:table-column table:style-name="co24" table:default-cell-style-name="ce438"/>
        <table:table-column table:style-name="co25" table:default-cell-style-name="ce438"/>
        <table:table-column table:style-name="co26" table:default-cell-style-name="ce438"/>
        <table:table-column table:style-name="co27" table:default-cell-style-name="ce239"/>
        <table:table-column table:style-name="co28" table:default-cell-style-name="ce446"/>
        <table:table-column table:style-name="co7" table:number-columns-repeated="2" table:default-cell-style-name="ce446"/>
        <table:table-column table:style-name="co29" table:default-cell-style-name="Default"/>
        <table:table-column table:style-name="co30"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Applikationen</text:p>
          </table:table-cell>
          <table:covered-table-cell table:number-columns-repeated="2" table:style-name="ce15"/>
          <table:table-cell table:style-name="ce4" table:number-columns-repeated="20"/>
        </table:table-row>
        <table:table-row table:style-name="ro1">
          <table:covered-table-cell table:style-name="ce4"/>
          <table:covered-table-cell table:number-columns-repeated="2" table:style-name="ce15"/>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Plattform</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24" office:value-type="string" calcext:value-type="string">
            <text:p>Vertraulichkeit</text:p>
          </table:table-cell>
          <table:table-cell table:style-name="ce224" office:value-type="string" calcext:value-type="string">
            <text:p>Integrität</text:p>
          </table:table-cell>
          <table:table-cell table:style-name="ce224" office:value-type="string" calcext:value-type="string">
            <text:p>Verfügbarkeit</text:p>
          </table:table-cell>
          <table:table-cell table:style-name="ce11" office:value-type="string" calcext:value-type="string" table:number-columns-spanned="14" table:number-rows-spanned="1">
            <text:p>Geschäftsprozesse</text:p>
          </table:table-cell>
          <table:covered-table-cell table:style-name="ce11"/>
          <table:covered-table-cell table:number-columns-repeated="11" table:style-name="ce219"/>
          <table:covered-table-cell table:style-name="ce226"/>
        </table:table-row>
        <table:table-row table:style-name="ro3">
          <table:table-cell table:style-name="ce5" table:formula="of:=IF([.$B4] = &quot;&quot;; &quot;&quot; ; &quot;A&quot; &amp; TEXT(ROW()-3;&quot;000&quot;))">
            <text:p/>
          </table:table-cell>
          <table:table-cell table:style-name="ce9" table:number-columns-repeated="4"/>
          <table:table-cell table:style-name="ce204"/>
          <table:table-cell table:style-name="ce227" table:content-validation-name="val2" table:number-columns-repeated="3"/>
          <table:table-cell table:style-name="ce5" table:number-columns-repeated="14"/>
        </table:table-row>
        <table:table-row table:style-name="ro3">
          <table:table-cell table:style-name="ce6" table:formula="of:=IF([.$B5] = &quot;&quot;; &quot;&quot; ; &quot;A&quot; &amp; TEXT(ROW()-3;&quot;000&quot;))">
            <text:p/>
          </table:table-cell>
          <table:table-cell table:style-name="ce10" table:number-columns-repeated="2"/>
          <table:table-cell table:style-name="ce34"/>
          <table:table-cell table:style-name="ce10" table:number-columns-repeated="2"/>
          <table:table-cell table:style-name="ce228" table:content-validation-name="val2" table:number-columns-repeated="3"/>
          <table:table-cell table:style-name="ce6" table:number-columns-repeated="14"/>
        </table:table-row>
        <table:table-row table:style-name="ro3">
          <table:table-cell table:style-name="ce5" table:formula="of:=IF([.$B6] = &quot;&quot;; &quot;&quot; ; &quot;A&quot; &amp; TEXT(ROW()-3;&quot;000&quot;))">
            <text:p/>
          </table:table-cell>
          <table:table-cell table:style-name="ce9" table:number-columns-repeated="5"/>
          <table:table-cell table:style-name="ce227" table:content-validation-name="val2" table:number-columns-repeated="3"/>
          <table:table-cell table:style-name="ce5" table:number-columns-repeated="14"/>
        </table:table-row>
        <table:table-row table:style-name="ro3">
          <table:table-cell table:style-name="ce6" table:formula="of:=IF([.$B7] = &quot;&quot;; &quot;&quot; ; &quot;A&quot; &amp; TEXT(ROW()-3;&quot;000&quot;))">
            <text:p/>
          </table:table-cell>
          <table:table-cell table:style-name="ce10" table:number-columns-repeated="2"/>
          <table:table-cell table:style-name="ce34"/>
          <table:table-cell table:style-name="ce10" table:number-columns-repeated="2"/>
          <table:table-cell table:style-name="ce229" table:content-validation-name="val3" table:number-columns-repeated="3"/>
          <table:table-cell table:style-name="ce6" table:number-columns-repeated="14"/>
        </table:table-row>
        <table:table-row table:style-name="ro3">
          <table:table-cell table:style-name="ce5" table:formula="of:=IF([.$B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 = &quot;&quot;; &quot;&quot; ; &quot;A&quot; &amp; TEXT(ROW()-3;&quot;000&quot;))">
            <text:p/>
          </table:table-cell>
          <table:table-cell table:style-name="ce10" table:number-columns-repeated="2"/>
          <table:table-cell table:style-name="ce34"/>
          <table:table-cell table:style-name="ce10" table:number-columns-repeated="2"/>
          <table:table-cell table:style-name="ce229" table:content-validation-name="val3" table:number-columns-repeated="3"/>
          <table:table-cell table:style-name="ce6" table:number-columns-repeated="14"/>
        </table:table-row>
        <table:table-row table:style-name="ro3">
          <table:table-cell table:style-name="ce5" table:formula="of:=IF([.$B1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11] = &quot;&quot;; &quot;&quot; ; &quot;A&quot; &amp; TEXT(ROW()-3;&quot;000&quot;))">
            <text:p/>
          </table:table-cell>
          <table:table-cell table:style-name="ce10" table:number-columns-repeated="2"/>
          <table:table-cell table:style-name="ce34"/>
          <table:table-cell table:style-name="ce10" table:number-columns-repeated="2"/>
          <table:table-cell table:style-name="ce229" table:content-validation-name="val3" table:number-columns-repeated="3"/>
          <table:table-cell table:style-name="ce6" table:number-columns-repeated="14"/>
        </table:table-row>
        <table:table-row table:style-name="ro3">
          <table:table-cell table:style-name="ce5" table:formula="of:=IF([.$B1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1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1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1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1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1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1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1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2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2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2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2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2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2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2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2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2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2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3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3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3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3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3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3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3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3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3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3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4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4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4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4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4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4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4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4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4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4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5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5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5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5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5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5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5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5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5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5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6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6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6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6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6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6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6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6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6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6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7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7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7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7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7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7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7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7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7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7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8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8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8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8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8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8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8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8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8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8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9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1]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92]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3]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94]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5]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96]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7]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98]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3">
          <table:table-cell table:style-name="ce6" table:formula="of:=IF([.$B99] = &quot;&quot;; &quot;&quot; ; &quot;A&quot; &amp; TEXT(ROW()-3;&quot;000&quot;))">
            <text:p/>
          </table:table-cell>
          <table:table-cell table:style-name="ce10" table:number-columns-repeated="5"/>
          <table:table-cell table:style-name="ce229" table:content-validation-name="val3" table:number-columns-repeated="3"/>
          <table:table-cell table:style-name="ce6" table:number-columns-repeated="14"/>
        </table:table-row>
        <table:table-row table:style-name="ro3">
          <table:table-cell table:style-name="ce5" table:formula="of:=IF([.$B100] = &quot;&quot;; &quot;&quot; ; &quot;A&quot; &amp; TEXT(ROW()-3;&quot;000&quot;))">
            <text:p/>
          </table:table-cell>
          <table:table-cell table:style-name="ce9" table:number-columns-repeated="5"/>
          <table:table-cell table:style-name="ce230"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Applikationen.G3:Applikationen.I100">
            <calcext:condition calcext:apply-style-name="Green" calcext:value="=&quot;Mittel&quot;" calcext:base-cell-address="Applikationen.G3"/>
            <calcext:condition calcext:apply-style-name="Yellow" calcext:value="=&quot;Hoch&quot;" calcext:base-cell-address="Applikationen.G3"/>
            <calcext:condition calcext:apply-style-name="Red" calcext:value="=&quot;Sehr Hoch&quot;" calcext:base-cell-address="Applikationen.G3"/>
          </calcext:conditional-format>
        </calcext:conditional-formats>
      </table:table>
      <table:table table:name="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Applikationen" form:control-implementation="ooo:com.sun.star.form.component.CommandButton" xml:id="control4" form:id="control4" form:label="Aktualisiere Applikation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ce196"/>
        <table:table-column table:style-name="co31" table:default-cell-style-name="ce438"/>
        <table:table-column table:style-name="co32" table:default-cell-style-name="ce438"/>
        <table:table-column table:style-name="co33" table:default-cell-style-name="ce438"/>
        <table:table-column table:style-name="co34" table:default-cell-style-name="ce438"/>
        <table:table-column table:style-name="co2" table:default-cell-style-name="ce438"/>
        <table:table-column table:style-name="co35" table:number-columns-repeated="2" table:default-cell-style-name="ce446"/>
        <table:table-column table:style-name="co36" table:default-cell-style-name="ce446"/>
        <table:table-column table:style-name="co37"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IT-Systeme</text:p>
          </table:table-cell>
          <table:covered-table-cell table:style-name="ce15"/>
          <table:covered-table-cell table:style-name="ce15">
            <draw:control draw:z-index="0" draw:name="Steuerelement 22" draw:style-name="gr3" draw:text-style-name="P3" svg:width="13.97cm" svg:height="2.088cm" svg:x="0.806cm" svg:y="0.608cm" draw:control="control4"/>
          </table:covered-table-cell>
          <table:table-cell table:style-name="ce4" table:number-columns-repeated="20"/>
        </table:table-row>
        <table:table-row table:style-name="ro1">
          <table:covered-table-cell table:style-name="ce248"/>
          <table:covered-table-cell table:number-columns-repeated="2" table:style-name="ce15"/>
          <table:table-cell table:style-name="ce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34" office:value-type="string" calcext:value-type="string">
            <text:p>Vertraulichkeit</text:p>
          </table:table-cell>
          <table:table-cell table:style-name="ce234" office:value-type="string" calcext:value-type="string">
            <text:p>Integrität</text:p>
          </table:table-cell>
          <table:table-cell table:style-name="ce234" office:value-type="string" calcext:value-type="string">
            <text:p>Verfügbarkeit</text:p>
          </table:table-cell>
          <table:table-cell table:style-name="ce11" office:value-type="string" calcext:value-type="string" table:number-columns-spanned="14" table:number-rows-spanned="1">
            <text:p>Applikationen</text:p>
          </table:table-cell>
          <table:covered-table-cell table:number-columns-repeated="13" table:style-name="ce11"/>
        </table:table-row>
        <table:table-row table:style-name="ro3">
          <table:table-cell table:style-name="ce5" table:formula="of:=IF([.$B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5" table:content-validation-name="val2" table:number-columns-repeated="3"/>
          <table:table-cell table:style-name="ce5" table:number-columns-repeated="14"/>
        </table:table-row>
        <table:table-row table:style-name="ro3">
          <table:table-cell table:style-name="ce6" table:formula="of:=IF([.$B5]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6" table:content-validation-name="val2" table:number-columns-repeated="3"/>
          <table:table-cell table:style-name="ce6" table:number-columns-repeated="14"/>
        </table:table-row>
        <table:table-row table:style-name="ro3">
          <table:table-cell table:style-name="ce5" table:formula="of:=IF([.$B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35" table:content-validation-name="val2" table:number-columns-repeated="3"/>
          <table:table-cell table:style-name="ce5" table:number-columns-repeated="14"/>
        </table:table-row>
        <table:table-row table:style-name="ro3">
          <table:table-cell table:style-name="ce6" table:formula="of:=IF([.$B7]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8" table:content-validation-name="val3" table:number-columns-repeated="3"/>
          <table:table-cell table:style-name="ce6" table:number-columns-repeated="14"/>
        </table:table-row>
        <table:table-row table:style-name="ro22">
          <table:table-cell table:style-name="ce5" table:formula="of:=IF([.$B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1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11]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8" table:content-validation-name="val3" table:number-columns-repeated="3"/>
          <table:table-cell table:style-name="ce6" table:number-columns-repeated="14"/>
        </table:table-row>
        <table:table-row table:style-name="ro3">
          <table:table-cell table:style-name="ce5" table:formula="of:=IF([.$B1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13]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38" table:content-validation-name="val3" table:number-columns-repeated="3"/>
          <table:table-cell table:style-name="ce6" table:number-columns-repeated="14"/>
        </table:table-row>
        <table:table-row table:style-name="ro3">
          <table:table-cell table:style-name="ce5" table:formula="of:=IF([.$B1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1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1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1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1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1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2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2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2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2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2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2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2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2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2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2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3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3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3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3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3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3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3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3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3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3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4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4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4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4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4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4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4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4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4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4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5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5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5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5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5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5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5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5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5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5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6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6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6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6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6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6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6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6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6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6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7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7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7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7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7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7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7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7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7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7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8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8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8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8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8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8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8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8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8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8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9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9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9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9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9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3">
          <table:table-cell table:style-name="ce6" table:formula="of:=IF([.$B9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38" table:content-validation-name="val3" table:number-columns-repeated="3"/>
          <table:table-cell table:style-name="ce6" table:number-columns-repeated="14"/>
        </table:table-row>
        <table:table-row table:style-name="ro3">
          <table:table-cell table:style-name="ce5" table:formula="of:=IF([.$B10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40"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IT-Systeme'.G3:'IT-Systeme'.I100">
            <calcext:condition calcext:apply-style-name="Green" calcext:value="=&quot;Mittel&quot;" calcext:base-cell-address="'IT-Systeme'.G3"/>
            <calcext:condition calcext:apply-style-name="Yellow" calcext:value="=&quot;Hoch&quot;" calcext:base-cell-address="'IT-Systeme'.G3"/>
            <calcext:condition calcext:apply-style-name="Red" calcext:value="=&quot;Sehr Hoch&quot;" calcext:base-cell-address="'IT-Systeme'.G3"/>
          </calcext:conditional-format>
        </calcext:conditional-formats>
      </table:table>
      <table:table table:na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5" form:id="control5"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Default"/>
        <table:table-column table:style-name="co2" table:default-cell-style-name="ce438"/>
        <table:table-column table:style-name="co38" table:default-cell-style-name="ce438"/>
        <table:table-column table:style-name="co39" table:default-cell-style-name="ce438"/>
        <table:table-column table:style-name="co40" table:default-cell-style-name="ce438"/>
        <table:table-column table:style-name="co41" table:default-cell-style-name="ce438"/>
        <table:table-column table:style-name="co42" table:default-cell-style-name="ce438"/>
        <table:table-column table:style-name="co35" table:number-columns-repeated="3"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Räumlichkeiten</text:p>
          </table:table-cell>
          <table:covered-table-cell table:style-name="ce15"/>
          <table:covered-table-cell table:style-name="ce15">
            <draw:control draw:z-index="0" draw:name="Steuerelement 23" draw:style-name="gr3" draw:text-style-name="P3" svg:width="13.97cm" svg:height="2.088cm" svg:x="3.037cm" svg:y="0.469cm" draw:control="control5"/>
          </table:covered-table-cell>
          <table:table-cell table:style-name="ce4" table:number-columns-repeated="21"/>
        </table:table-row>
        <table:table-row table:style-name="ro1">
          <table:covered-table-cell table:style-name="ce4"/>
          <table:covered-table-cell table:number-columns-repeated="2" table:style-name="ce15"/>
          <table:table-cell table:style-name="ce4" table:number-columns-repeated="21"/>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Etage</text:p>
          </table:table-cell>
          <table:table-cell table:style-name="ce11" office:value-type="string" calcext:value-type="string">
            <text:p>Nummer</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1" office:value-type="string" calcext:value-type="string">
            <text:p>Vertraulichkeit</text:p>
          </table:table-cell>
          <table:table-cell table:style-name="ce241" office:value-type="string" calcext:value-type="string">
            <text:p>Integrität</text:p>
          </table:table-cell>
          <table:table-cell table:style-name="ce241"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2" table:content-validation-name="val2" table:number-columns-repeated="3"/>
          <table:table-cell table:style-name="ce5" table:number-columns-repeated="14"/>
        </table:table-row>
        <table:table-row table:style-name="ro3">
          <table:table-cell table:style-name="ce6" table:formula="of:=IF([.$B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4" table:content-validation-name="val2" table:number-columns-repeated="3"/>
          <table:table-cell table:style-name="ce6" table:number-columns-repeated="14"/>
        </table:table-row>
        <table:table-row table:style-name="ro3">
          <table:table-cell table:style-name="ce5" table:formula="of:=IF([.$B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2" table:content-validation-name="val2" table:number-columns-repeated="3"/>
          <table:table-cell table:style-name="ce5" table:number-columns-repeated="14"/>
        </table:table-row>
        <table:table-row table:style-name="ro3">
          <table:table-cell table:style-name="ce6" table:formula="of:=IF([.$B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1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1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1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1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1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2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2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2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2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2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2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2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2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2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2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3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3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3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3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3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3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3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3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3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3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4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4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4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4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4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4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4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4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4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4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5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5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5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5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5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5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5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5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5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5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6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6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6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6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6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6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6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6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6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6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7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7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7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7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7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7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7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7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7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7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8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8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8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8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8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8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9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9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9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9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9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3">
          <table:table-cell table:style-name="ce6" table:formula="of:=IF([.$B9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45" table:content-validation-name="val3" table:number-columns-repeated="3"/>
          <table:table-cell table:style-name="ce6" table:number-columns-repeated="14"/>
        </table:table-row>
        <table:table-row table:style-name="ro3">
          <table:table-cell table:style-name="ce5" table:formula="of:=IF([.$B10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46" table:content-validation-name="val3" table:number-columns-repeated="3"/>
          <table:table-cell table:style-name="ce5" table:number-columns-repeated="14"/>
        </table:table-row>
        <table:table-row table:style-name="ro4" table:number-rows-repeated="1048475">
          <table:table-cell table:number-columns-repeated="24"/>
        </table:table-row>
        <table:table-row table:style-name="ro4">
          <table:table-cell table:number-columns-repeated="24"/>
        </table:table-row>
        <calcext:conditional-formats>
          <calcext:conditional-format calcext:target-range-address="Räumlichkeiten.H3:Räumlichkeiten.J100">
            <calcext:condition calcext:apply-style-name="Green" calcext:value="=&quot;Mittel&quot;" calcext:base-cell-address="Räumlichkeiten.H3"/>
            <calcext:condition calcext:apply-style-name="Yellow" calcext:value="=&quot;Hoch&quot;" calcext:base-cell-address="Räumlichkeiten.H3"/>
            <calcext:condition calcext:apply-style-name="Red" calcext:value="=&quot;Sehr Hoch&quot;" calcext:base-cell-address="Räumlichkeiten.H3"/>
          </calcext:conditional-format>
        </calcext:conditional-formats>
      </table:table>
      <table:table table:na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6" form:id="control6"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ce196"/>
        <table:table-column table:style-name="co4" table:default-cell-style-name="ce438"/>
        <table:table-column table:style-name="co38"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5" table:default-cell-style-name="Default"/>
        <table:table-column table:style-name="co42" table:default-cell-style-name="Default"/>
        <table:table-column table:style-name="co35" table:default-cell-style-name="ce446"/>
        <table:table-column table:style-name="co36" table:number-columns-repeated="2"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Kommunikationsverbindungen</text:p>
          </table:table-cell>
          <table:covered-table-cell table:style-name="ce15"/>
          <table:covered-table-cell table:style-name="ce4">
            <draw:control draw:z-index="0" draw:name="Steuerelement 24" draw:style-name="gr3" draw:text-style-name="P3" svg:width="13.97cm" svg:height="2.088cm" svg:x="11.164cm" svg:y="0.495cm" draw:control="control6"/>
          </table:covered-table-cell>
          <table:table-cell table:style-name="ce4" table:number-columns-repeated="23"/>
        </table:table-row>
        <table:table-row table:style-name="ro1">
          <table:covered-table-cell table:style-name="ce248"/>
          <table:covered-table-cell table:style-name="ce15"/>
          <table:covered-table-cell table:style-name="ce4"/>
          <table:table-cell table:style-name="ce4" table:number-columns-repeated="23"/>
        </table:table-row>
        <table:table-row table:style-name="ro23">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Verbindungstyp</text:p>
          </table:table-cell>
          <table:table-cell table:style-name="ce11" office:value-type="string" calcext:value-type="string">
            <text:p>Bandbreite</text:p>
          </table:table-cell>
          <table:table-cell table:style-name="ce11" office:value-type="string" calcext:value-type="string">
            <text:p>Sicherheitsniveau</text:p>
          </table:table-cell>
          <table:table-cell table:style-name="ce11" office:value-type="string" calcext:value-type="string">
            <text:p>Zugriffsrichtlinien</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7" office:value-type="string" calcext:value-type="string">
            <text:p>Vertraulichkeit</text:p>
          </table:table-cell>
          <table:table-cell table:style-name="ce247" office:value-type="string" calcext:value-type="string">
            <text:p>Integrität</text:p>
          </table:table-cell>
          <table:table-cell table:style-name="ce247"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49" table:content-validation-name="val2" table:number-columns-repeated="3"/>
          <table:table-cell table:style-name="ce9" table:number-columns-repeated="14"/>
        </table:table-row>
        <table:table-row table:style-name="ro3">
          <table:table-cell table:style-name="ce6" table:formula="of:=IF([.$B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0" table:content-validation-name="val2" table:number-columns-repeated="3"/>
          <table:table-cell table:style-name="ce10" table:number-columns-repeated="14"/>
        </table:table-row>
        <table:table-row table:style-name="ro3">
          <table:table-cell table:style-name="ce5" table:formula="of:=IF([.$B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49" table:content-validation-name="val2" table:number-columns-repeated="3"/>
          <table:table-cell table:style-name="ce9" table:number-columns-repeated="14"/>
        </table:table-row>
        <table:table-row table:style-name="ro3">
          <table:table-cell table:style-name="ce6" table:formula="of:=IF([.$B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1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1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1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1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1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2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2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2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2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2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2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2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2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2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2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3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3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3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3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3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3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3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3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3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3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4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4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4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4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4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4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4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4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4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4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5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5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5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5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5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5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5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5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5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5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6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6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6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6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6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6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6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6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6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6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7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7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7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7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7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7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7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7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7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7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8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8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8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8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8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8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9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9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9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9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9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3">
          <table:table-cell table:style-name="ce6" table:formula="of:=IF([.$B9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55" table:content-validation-name="val3" table:number-columns-repeated="3"/>
          <table:table-cell table:style-name="ce10" table:number-columns-repeated="14"/>
        </table:table-row>
        <table:table-row table:style-name="ro3">
          <table:table-cell table:style-name="ce5" table:formula="of:=IF([.$B10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58" table:content-validation-name="val3" table:number-columns-repeated="3"/>
          <table:table-cell table:style-name="ce9" table:number-columns-repeated="14"/>
        </table:table-row>
        <table:table-row table:style-name="ro4" table:number-rows-repeated="1048475">
          <table:table-cell table:number-columns-repeated="26"/>
        </table:table-row>
        <table:table-row table:style-name="ro4">
          <table:table-cell table:number-columns-repeated="26"/>
        </table:table-row>
        <calcext:conditional-formats>
          <calcext:conditional-format calcext:target-range-address="Kommunikationsverbindungen.J3:Kommunikationsverbindungen.L100">
            <calcext:condition calcext:apply-style-name="Green" calcext:value="=&quot;Mittel&quot;" calcext:base-cell-address="Kommunikationsverbindungen.J3"/>
            <calcext:condition calcext:apply-style-name="Yellow" calcext:value="=&quot;Hoch&quot;" calcext:base-cell-address="Kommunikationsverbindungen.J3"/>
            <calcext:condition calcext:apply-style-name="Red" calcext:value="=&quot;Sehr Hoch&quot;" calcext:base-cell-address="Kommunikationsverbindungen.J3"/>
          </calcext:conditional-format>
        </calcext:conditional-formats>
      </table:table>
      <table:table table:name="Mapping Prozess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Geschäftsprozesse und Applikationen" form:control-implementation="ooo:com.sun.star.form.component.CommandButton" xml:id="control7" form:id="control7" form:label="Hole Geschäftsprozesse und Applikation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112"/>
        <table:table-column table:style-name="co8" table:number-columns-repeated="16382" table:default-cell-style-name="Default"/>
        <table:table-row table:style-name="ro24">
          <table:table-cell table:style-name="ce414">
            <draw:control draw:z-index="0" draw:name="Steuerelement 4" draw:style-name="gr3" draw:text-style-name="P3" svg:width="10.162cm" svg:height="2.364cm" svg:x="0.287cm" svg:y="0.355cm" draw:control="control7"/>
          </table:table-cell>
          <table:table-cell table:style-name="ce251"/>
          <table:table-cell table:style-name="ce421"/>
          <table:table-cell table:style-name="ce427"/>
          <table:table-cell table:style-name="ce500" office:value-type="string" calcext:value-type="string" table:number-columns-spanned="2" table:number-rows-spanned="1">
            <text:p>Applikationen</text:p>
          </table:table-cell>
          <table:covered-table-cell table:style-name="ce427"/>
          <table:table-cell table:style-name="ce427" table:number-columns-repeated="32"/>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11"/>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11"/>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office:value-type="string" calcext:value-type="string">
            <text:p>Geschäftsprozesse</text:p>
          </table:table-cell>
          <table:table-cell table:style-name="ce254"/>
          <table:table-cell table:style-name="ce256" table:content-validation-name="val18" table:number-columns-repeated="36"/>
          <table:table-cell table:style-name="ce261" table:number-columns-repeated="2"/>
          <table:table-cell table:style-name="ce112"/>
          <table:table-cell table:style-name="ce261" table:number-columns-repeated="13"/>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4" table:number-rows-repeated="7">
          <table:table-cell table:number-columns-repeated="38"/>
          <table:table-cell table:style-name="ce243" table:number-columns-repeated="16"/>
          <table:table-cell table:number-columns-repeated="16330"/>
        </table:table-row>
        <table:table-row table:style-name="ro4" table:number-rows-repeated="68">
          <table:table-cell table:number-columns-repeated="2"/>
          <table:table-cell table:style-name="ce243" table:number-columns-repeated="52"/>
          <table:table-cell table:number-columns-repeated="16330"/>
        </table:table-row>
        <table:table-row table:style-name="ro4" table:number-rows-repeated="1048437">
          <table:table-cell table:number-columns-repeated="16384"/>
        </table:table-row>
        <table:table-row table:style-name="ro4">
          <table:table-cell table:number-columns-repeated="16384"/>
        </table:table-row>
        <calcext:conditional-formats>
          <calcext:conditional-format calcext:target-range-address="'Mapping Prozesse-Applikationen'.C71:'Mapping Prozesse-Applikationen'.BB138 'Mapping Prozesse-Applikationen'.N3:'Mapping Prozesse-Applikationen'.BB8 'Mapping Prozesse-Applikationen'.AM34:'Mapping Prozesse-Applikationen'.BB70 'Mapping Prozesse-Applikationen'.C20:'Mapping Prozesse-Applikationen'.E38 'Mapping Prozesse-Applikationen'.F20:'Mapping Prozesse-Applikationen'.J33 'Mapping Prozesse-Applikationen'.F34:'Mapping Prozesse-Applikationen'.AL38 'Mapping Prozesse-Applikationen'.C39:'Mapping Prozesse-Applikationen'.AL63 'Mapping Prozesse-Applikationen'.K15:'Mapping Prozesse-Applikationen'.BB33 'Mapping Prozesse-Applikationen'.N9:'Mapping Prozesse-Applikationen'.AN11 'Mapping Prozesse-Applikationen'.AP9:'Mapping Prozesse-Applikationen'.BB11 'Mapping Prozesse-Applikationen'.AO10:'Mapping Prozesse-Applikationen'.AO11 'Mapping Prozesse-Applikationen'.C15:'Mapping Prozesse-Applikationen'.J19 'Mapping Prozesse-Applikationen'.N12:'Mapping Prozesse-Applikationen'.BB14 'Mapping Prozesse-Applikationen'.C3:'Mapping Prozesse-Applikationen'.M14">
            <calcext:condition calcext:apply-style-name="Mapping X" calcext:value="=&quot;X&quot;" calcext:base-cell-address="'Mapping Prozesse-Applikationen'.C3"/>
          </calcext:conditional-format>
        </calcext:conditional-formats>
      </table:table>
      <table:table table:name="Mapping Applikationen-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IT-Systeme" form:control-implementation="ooo:com.sun.star.form.component.CommandButton" xml:id="control8" form:id="control8" form:label="Hole Applikationen und  IT-System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Default"/>
        <table:table-column table:style-name="co8" table:number-columns-repeated="52" table:default-cell-style-name="ce278"/>
        <table:table-column table:style-name="co8" table:number-columns-repeated="16330" table:default-cell-style-name="Default"/>
        <table:table-row table:style-name="ro24">
          <table:table-cell table:style-name="ce414">
            <draw:control draw:z-index="0" draw:name="Steuerelement 5" draw:style-name="gr3" draw:text-style-name="P3" svg:width="10.162cm" svg:height="2.364cm" svg:x="0.287cm" svg:y="0.355cm" draw:control="control8"/>
          </table:table-cell>
          <table:table-cell table:style-name="ce414"/>
          <table:table-cell table:style-name="ce421"/>
          <table:table-cell table:style-name="ce427"/>
          <table:table-cell table:style-name="ce428" office:value-type="string" calcext:value-type="string">
            <text:p>IT-Systeme</text:p>
          </table:table-cell>
          <table:table-cell table:style-name="ce427" table:number-columns-repeated="33"/>
          <table:table-cell table:style-name="Default" table:number-columns-repeated="16"/>
          <table:table-cell table:number-columns-repeated="16330"/>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11"/>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11"/>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office:value-type="string" calcext:value-type="string">
            <text:p>Applikationen</text:p>
          </table:table-cell>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5"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style-name="ce273" table:content-validation-name="val18" table:number-columns-repeated="36"/>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5"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253"/>
          <table:table-cell table:style-name="ce254"/>
          <table:table-cell table:number-columns-repeated="36" table:style-name="ce273" table:content-validation-name="val18" office:value-type="string" calcext:value-type="string">
            <text:p><text:s/></text:p>
          </table:table-cell>
          <table:table-cell table:style-name="ce288" table:number-columns-repeated="16"/>
          <table:table-cell table:style-name="ce112" table:number-columns-repeated="16330"/>
        </table:table-row>
        <table:table-row table:style-name="ro21">
          <table:table-cell table:style-name="ce112" table:number-columns-repeated="38"/>
          <table:table-cell table:style-name="ce288" table:number-columns-repeated="16"/>
          <table:table-cell table:style-name="ce112" table:number-columns-repeated="16330"/>
        </table:table-row>
        <table:table-row table:style-name="ro4" table:number-rows-repeated="11">
          <table:table-cell table:number-columns-repeated="2"/>
          <table:table-cell table:style-name="Default" table:number-columns-repeated="36"/>
          <table:table-cell table:number-columns-repeated="16346"/>
        </table:table-row>
        <table:table-row table:style-name="ro4" table:number-rows-repeated="62">
          <table:table-cell table:number-columns-repeated="16384"/>
        </table:table-row>
        <table:table-row table:style-name="ro4">
          <table:table-cell table:number-columns-repeated="16384"/>
        </table:table-row>
        <calcext:conditional-formats>
          <calcext:conditional-format calcext:target-range-address="'Mapping Applikationen-IT-Systeme'.C76:'Mapping Applikationen-IT-Systeme'.BB138 'Mapping Applikationen-IT-Systeme'.K3:'Mapping Applikationen-IT-Systeme'.BB33 'Mapping Applikationen-IT-Systeme'.AM34:'Mapping Applikationen-IT-Systeme'.BB75 'Mapping Applikationen-IT-Systeme'.C20:'Mapping Applikationen-IT-Systeme'.E38 'Mapping Applikationen-IT-Systeme'.C3:'Mapping Applikationen-IT-Systeme'.J19 'Mapping Applikationen-IT-Systeme'.F20:'Mapping Applikationen-IT-Systeme'.J33 'Mapping Applikationen-IT-Systeme'.F34:'Mapping Applikationen-IT-Systeme'.AL38 'Mapping Applikationen-IT-Systeme'.C39:'Mapping Applikationen-IT-Systeme'.AL63">
            <calcext:condition calcext:apply-style-name="Mapping X" calcext:value="=&quot;X&quot;" calcext:base-cell-address="'Mapping Applikationen-IT-Systeme'.C3"/>
          </calcext:conditional-format>
        </calcext:conditional-formats>
      </table:table>
      <table:table table:name="Mapping IT-Syste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Kommunikationsverbindungen" form:control-implementation="ooo:com.sun.star.form.component.CommandButton" xml:id="control9" form:id="control9" form:label="Hole IT-Systeme und Kommunikationsverbind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496"/>
        <table:table-column table:style-name="co8" table:number-columns-repeated="16382" table:default-cell-style-name="Default"/>
        <table:table-row table:style-name="ro24">
          <table:table-cell table:style-name="ce414">
            <draw:control draw:z-index="0" draw:name="Steuerelement 20" draw:style-name="gr3" draw:text-style-name="P3" svg:width="10.162cm" svg:height="2.364cm" svg:x="0.287cm" svg:y="0.355cm" draw:control="control9"/>
          </table:table-cell>
          <table:table-cell table:style-name="ce414"/>
          <table:table-cell table:style-name="ce421"/>
          <table:table-cell table:style-name="ce427"/>
          <table:table-cell table:style-name="ce428" office:value-type="string" calcext:value-type="string">
            <text:p>Kommunikationsverbindungen</text:p>
          </table:table-cell>
          <table:table-cell table:style-name="ce427" table:number-columns-repeated="33"/>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271" table:number-columns-repeated="16346"/>
        </table:table-row>
        <table:table-row table:style-name="ro21">
          <table:table-cell table:style-name="ce252"/>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11"/>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11"/>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office:value-type="string" calcext:value-type="string">
            <text:p>IT-Systeme</text:p>
          </table:table-cell>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1"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style-name="ce290" table:content-validation-name="val18" table:number-columns-repeated="36"/>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1" table:content-validation-name="val18" office:value-type="string" calcext:value-type="string">
            <text:p><text:s/></text:p>
          </table:table-cell>
          <table:table-cell table:style-name="ce297" table:number-columns-repeated="16"/>
          <table:table-cell table:number-columns-repeated="16330"/>
        </table:table-row>
        <table:table-row table:style-name="ro21">
          <table:table-cell table:style-name="ce253"/>
          <table:table-cell table:style-name="ce254"/>
          <table:table-cell table:number-columns-repeated="36" table:style-name="ce290" table:content-validation-name="val18" office:value-type="string" calcext:value-type="string">
            <text:p><text:s/></text:p>
          </table:table-cell>
          <table:table-cell table:style-name="ce297" table:number-columns-repeated="16"/>
          <table:table-cell table:number-columns-repeated="16330"/>
        </table:table-row>
        <table:table-row table:style-name="ro3" table:number-rows-repeated="75">
          <table:table-cell table:number-columns-repeated="2"/>
          <table:table-cell table:style-name="ce292" table:number-columns-repeated="52"/>
          <table:table-cell table:number-columns-repeated="16330"/>
        </table:table-row>
        <table:table-row table:style-name="ro3" table:number-rows-repeated="1048437">
          <table:table-cell table:number-columns-repeated="16384"/>
        </table:table-row>
        <table:table-row table:style-name="ro3">
          <table:table-cell table:number-columns-repeated="16384"/>
        </table:table-row>
        <calcext:conditional-formats>
          <calcext:conditional-format calcext:target-range-address="'Mapping IT-Systeme-Kommunikationsverbindungen'.C64:'Mapping IT-Systeme-Kommunikationsverbindungen'.BB138 'Mapping IT-Systeme-Kommunikationsverbindungen'.AM40:'Mapping IT-Systeme-Kommunikationsverbindungen'.BB63 'Mapping IT-Systeme-Kommunikationsverbindungen'.K3:'Mapping IT-Systeme-Kommunikationsverbindungen'.BB33 'Mapping IT-Systeme-Kommunikationsverbindungen'.C20:'Mapping IT-Systeme-Kommunikationsverbindungen'.E38 'Mapping IT-Systeme-Kommunikationsverbindungen'.C3:'Mapping IT-Systeme-Kommunikationsverbindungen'.J19 'Mapping IT-Systeme-Kommunikationsverbindungen'.F20:'Mapping IT-Systeme-Kommunikationsverbindungen'.J33 'Mapping IT-Systeme-Kommunikationsverbindungen'.C39:'Mapping IT-Systeme-Kommunikationsverbindungen'.AL63 'Mapping IT-Systeme-Kommunikationsverbindungen'.F34:'Mapping IT-Systeme-Kommunikationsverbindungen'.BB38 'Mapping IT-Systeme-Kommunikationsverbindungen'.M39:'Mapping IT-Systeme-Kommunikationsverbindungen'.BB39">
            <calcext:condition calcext:apply-style-name="Mapping X" calcext:value="=&quot;X&quot;" calcext:base-cell-address="'Mapping IT-Systeme-Kommunikationsverbindungen'.C3"/>
          </calcext:conditional-format>
        </calcext:conditional-formats>
      </table:table>
      <table:table table:name="Mapping IT-Syste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Räumlichkeiten" form:control-implementation="ooo:com.sun.star.form.component.CommandButton" xml:id="control10" form:id="control10" form:label="Hole IT-Systeme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ce280"/>
        <table:table-column table:style-name="co8" table:default-cell-style-name="ce225"/>
        <table:table-column table:style-name="co8" table:number-columns-repeated="16382" table:default-cell-style-name="Default"/>
        <table:table-row table:style-name="ro24">
          <table:table-cell table:style-name="ce274">
            <draw:control draw:z-index="0" draw:name="Steuerelement 6" draw:style-name="gr3" draw:text-style-name="P3" svg:width="10.162cm" svg:height="2.364cm" svg:x="0.287cm" svg:y="0.355cm" draw:control="control10"/>
          </table:table-cell>
          <table:table-cell table:style-name="ce282"/>
          <table:table-cell table:style-name="ce421"/>
          <table:table-cell table:style-name="ce427"/>
          <table:table-cell table:style-name="ce428" office:value-type="string" calcext:value-type="string">
            <text:p>Räumlichkeiten</text:p>
          </table:table-cell>
          <table:table-cell table:style-name="ce427" table:number-columns-repeated="33"/>
          <table:table-cell table:number-columns-repeated="16346"/>
        </table:table-row>
        <table:table-row table:style-name="ro21">
          <table:table-cell table:style-name="ce276"/>
          <table:table-cell table:style-name="ce283"/>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77"/>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5"/>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5"/>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office:value-type="string" calcext:value-type="string">
            <text:p>IT-Systeme</text:p>
          </table:table-cell>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5"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style-name="ce314" table:content-validation-name="val18" table:number-columns-repeated="36"/>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5"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21">
          <table:table-cell table:style-name="ce279"/>
          <table:table-cell table:style-name="ce284"/>
          <table:table-cell table:number-columns-repeated="36" table:style-name="ce314" table:content-validation-name="val18" office:value-type="string" calcext:value-type="string">
            <text:p><text:s/></text:p>
          </table:table-cell>
          <table:table-cell table:style-name="ce112"/>
          <table:table-cell table:style-name="ce319" table:number-columns-repeated="15"/>
          <table:table-cell table:style-name="ce112" table:number-columns-repeated="16330"/>
        </table:table-row>
        <table:table-row table:style-name="ro4" table:number-rows-repeated="24">
          <table:table-cell table:number-columns-repeated="40"/>
          <table:table-cell table:style-name="ce317" table:number-columns-repeated="14"/>
          <table:table-cell table:number-columns-repeated="16330"/>
        </table:table-row>
        <table:table-row table:style-name="ro4" table:number-rows-repeated="51">
          <table:table-cell table:number-columns-repeated="2"/>
          <table:table-cell table:style-name="ce317" table:number-columns-repeated="52"/>
          <table:table-cell table:number-columns-repeated="16330"/>
        </table:table-row>
        <table:table-row table:style-name="ro4" table:number-rows-repeated="1048437">
          <table:table-cell table:number-columns-repeated="16384"/>
        </table:table-row>
        <table:table-row table:style-name="ro4">
          <table:table-cell table:style-name="ce281"/>
          <table:table-cell table:style-name="ce286"/>
          <table:table-cell table:number-columns-repeated="16382"/>
        </table:table-row>
        <calcext:conditional-formats>
          <calcext:conditional-format calcext:target-range-address="'Mapping IT-Systeme-Räumlichkeiten'.C88:'Mapping IT-Systeme-Räumlichkeiten'.BB138 'Mapping IT-Systeme-Räumlichkeiten'.AN3:'Mapping IT-Systeme-Räumlichkeiten'.BB63 'Mapping IT-Systeme-Räumlichkeiten'.K3:'Mapping IT-Systeme-Räumlichkeiten'.AL33 'Mapping IT-Systeme-Räumlichkeiten'.C20:'Mapping IT-Systeme-Räumlichkeiten'.E38 'Mapping IT-Systeme-Räumlichkeiten'.C3:'Mapping IT-Systeme-Räumlichkeiten'.J19 'Mapping IT-Systeme-Räumlichkeiten'.F20:'Mapping IT-Systeme-Räumlichkeiten'.J33 'Mapping IT-Systeme-Räumlichkeiten'.F34:'Mapping IT-Systeme-Räumlichkeiten'.AL38 'Mapping IT-Systeme-Räumlichkeiten'.C39:'Mapping IT-Systeme-Räumlichkeiten'.AL63 'Mapping IT-Systeme-Räumlichkeiten'.AO64:'Mapping IT-Systeme-Räumlichkeiten'.BB87">
            <calcext:condition calcext:apply-style-name="Mapping X" calcext:value="=&quot;X&quot;" calcext:base-cell-address="'Mapping IT-Systeme-Räumlichkeiten'.C3"/>
          </calcext:conditional-format>
        </calcext:conditional-formats>
      </table:table>
      <table:table table:name="Grundschutz-Bausteine Modellier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form:control-implementation="ooo:com.sun.star.form.component.CommandButton" xml:id="control11" form:id="control11" form:label="Hole Assetes"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quirements.CollectAndInsertData?language=Basic&amp;location=document" xlink:type="simple"/>
              </office:event-listeners>
            </form:button>
          </form:form>
        </office:forms>
        <table:table-column table:style-name="co50" table:default-cell-style-name="ce438"/>
        <table:table-column table:style-name="co51" table:default-cell-style-name="ce438"/>
        <table:table-column table:style-name="co2" table:default-cell-style-name="ce438"/>
        <table:table-column table:style-name="co52" table:default-cell-style-name="ce438"/>
        <table:table-column table:style-name="co53" table:default-cell-style-name="ce196"/>
        <table:table-column table:style-name="co54" table:number-columns-repeated="2" table:default-cell-style-name="ce196"/>
        <table:table-column table:style-name="co55" table:number-columns-repeated="2" table:default-cell-style-name="ce196"/>
        <table:table-column table:style-name="co5" table:default-cell-style-name="ce196"/>
        <table:table-column table:style-name="co56" table:default-cell-style-name="ce196"/>
        <table:table-column table:style-name="co57" table:default-cell-style-name="ce196"/>
        <table:table-column table:style-name="co56" table:number-columns-repeated="3" table:default-cell-style-name="Default"/>
        <table:table-row table:style-name="ro1">
          <table:table-cell table:style-name="ce433" office:value-type="string" calcext:value-type="string" table:number-columns-spanned="4" table:number-rows-spanned="2">
            <text:p>Grundschutz-Bausteine Modellierung</text:p>
          </table:table-cell>
          <table:covered-table-cell table:style-name="ce15"/>
          <table:covered-table-cell table:style-name="ce15">
            <draw:control draw:z-index="0" draw:name="Steuerelement 25" draw:style-name="gr3" draw:text-style-name="P3" svg:width="10.162cm" svg:height="2.364cm" svg:x="5.304cm" svg:y="0.597cm" draw:control="control11"/>
          </table:covered-table-cell>
          <table:covered-table-cell table:style-name="ce1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E4:.L1000]; [.E4:.L1000] &amp; &quot;&quot;); [.E4:.L1000] &lt;&gt; &quot;&quot;)" office:value-type="float" office:value="0" calcext:value-type="float">
            <text:p>0</text:p>
          </table:table-cell>
          <table:table-cell table:style-name="ce15" table:number-columns-repeated="5"/>
          <table:table-cell table:number-columns-repeated="3"/>
        </table:table-row>
        <table:table-row table:style-name="ro1">
          <table:covered-table-cell table:number-columns-repeated="4" table:style-name="ce15"/>
          <table:table-cell table:style-name="ce293" table:number-columns-spanned="2" table:number-rows-spanned="1"/>
          <table:covered-table-cell table:style-name="ce294"/>
          <table:table-cell table:style-name="ce295"/>
          <table:table-cell table:style-name="ce15" table:number-columns-repeated="5"/>
          <table:table-cell table:number-columns-repeated="3"/>
        </table:table-row>
        <table:table-row table:style-name="ro2">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Verantwortlichkeit</text:p>
          </table:table-cell>
          <table:table-cell table:style-name="ce11" office:value-type="string" calcext:value-type="string" table:number-columns-spanned="8" table:number-rows-spanned="1">
            <text:p>Bausteine</text:p>
          </table:table-cell>
          <table:covered-table-cell table:number-columns-repeated="3" table:style-name="ce11"/>
          <table:covered-table-cell table:number-columns-repeated="4" table:style-name="ce112"/>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number-columns-repeated="3"/>
          <table:table-cell table:style-name="ce322" table:content-validation-name="val19" table:number-columns-repeated="8"/>
          <table:table-cell table:number-columns-repeated="3"/>
        </table:table-row>
        <table:table-row table:style-name="ro25">
          <table:table-cell table:style-name="ce9"/>
          <table:table-cell table:style-name="ce16" table:number-columns-repeated="3"/>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22"/>
          <table:table-cell table:style-name="ce34" table:number-columns-repeated="2"/>
          <table:table-cell table:style-name="ce322"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number-columns-repeated="4"/>
          <table:table-cell table:style-name="ce438" table:number-columns-repeated="8"/>
          <table:table-cell table:number-columns-repeated="3"/>
        </table:table-row>
        <table:table-row table:style-name="ro4" table:number-rows-repeated="1048188">
          <table:table-cell table:number-columns-repeated="15"/>
        </table:table-row>
        <table:table-row table:style-name="ro4">
          <table:table-cell table:number-columns-repeated="15"/>
        </table:table-row>
      </table:table>
      <table:table table:name="Grundschutz-Realisierungspla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Bausteine und Anforderungen" form:control-implementation="ooo:com.sun.star.form.component.CommandButton" xml:id="control12" form:id="control12" form:label="Hole Assetes, Bausteine und Anforder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alisierungsplan.CopyDataWithBausteins?language=Basic&amp;location=document" xlink:type="simple"/>
              </office:event-listeners>
            </form:button>
            <form:button form:name="Report zur Strukturanalyse und BSI IT-Grundschutz Modellierung erstellen" form:control-implementation="ooo:com.sun.star.form.component.CommandButton" xml:id="control13" form:id="control13" form:label="Report zur Strukturanalyse und BSI IT-Grundschutz Modellierung erstell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Finales%20Repository/ISMS-Tool-Leer.ods/content.xml"/>
              </form:properties>
              <office:event-listeners>
                <script:event-listener script:language="ooo:script" script:event-name="form:performaction" xlink:href="vnd.sun.star.script:Standard.Report_Strukturanalyse_Erstellen.CreateNewStrukturanalyseReportSheet?language=Basic&amp;location=document" xlink:type="simple"/>
              </office:event-listeners>
            </form:button>
          </form:form>
        </office:forms>
        <table:shapes>
          <draw:control draw:z-index="1" draw:name="Steuerelement 3" draw:style-name="gr4" draw:text-style-name="P4" svg:width="10.283cm" svg:height="2.382cm" svg:x="30.596cm" svg:y="0.371cm" draw:control="control13"/>
        </table:shapes>
        <table:table-column table:style-name="co58" table:default-cell-style-name="ce438"/>
        <table:table-column table:style-name="co8" table:default-cell-style-name="ce438"/>
        <table:table-column table:style-name="co59" table:default-cell-style-name="ce438"/>
        <table:table-column table:style-name="co60" table:default-cell-style-name="ce438"/>
        <table:table-column table:style-name="co61" table:default-cell-style-name="ce438"/>
        <table:table-column table:style-name="co62" table:default-cell-style-name="ce300"/>
        <table:table-column table:style-name="co63" table:default-cell-style-name="ce438"/>
        <table:table-column table:style-name="co64" table:default-cell-style-name="ce438"/>
        <table:table-column table:style-name="co8" table:number-columns-repeated="16376" table:default-cell-style-name="Default"/>
        <table:table-row table:style-name="ro26">
          <table:table-cell table:style-name="ce237" office:value-type="string" calcext:value-type="string" table:number-columns-spanned="4" table:number-rows-spanned="2">
            <text:p>Grundschutz-Realisierungsplanung</text:p>
          </table:table-cell>
          <table:covered-table-cell table:style-name="ce15"/>
          <table:covered-table-cell table:style-name="ce15">
            <draw:control draw:z-index="0" draw:name="Steuerelement 11" draw:style-name="gr3" draw:text-style-name="P3" svg:width="10.162cm" svg:height="2.364cm" svg:x="6.739cm" svg:y="0.45cm" draw:control="control12"/>
          </table:covered-table-cell>
          <table:covered-table-cell table:style-name="ce1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D4:.D1000]; [.D4:.D1000] &amp; &quot;&quot;); [.D4:.D1000] &lt;&gt; &quot;&quot;)" office:value-type="float" office:value="0" calcext:value-type="float">
            <text:p>0</text:p>
          </table:table-cell>
          <table:table-cell table:style-name="ce15"/>
          <table:table-cell table:style-name="ce196" table:number-columns-repeated="5"/>
          <table:table-cell table:number-columns-repeated="16371"/>
        </table:table-row>
        <table:table-row table:style-name="ro27">
          <table:covered-table-cell table:number-columns-repeated="4" table:style-name="ce15"/>
          <table:table-cell table:style-name="ce293" office:value-type="string" calcext:value-type="string" table:number-columns-spanned="2" table:number-rows-spanned="1">
            <text:p>Anzahl umgesetzte Anforderungen:</text:p>
          </table:table-cell>
          <table:covered-table-cell table:style-name="ce294"/>
          <table:table-cell table:style-name="ce295" table:formula="of:=COUNTIF([.F4:.F1000]; &quot;Umgesetzt&quot;)" office:value-type="float" office:value="0" calcext:value-type="float">
            <text:p>0</text:p>
          </table:table-cell>
          <table:table-cell table:style-name="ce15"/>
          <table:table-cell table:style-name="ce196" table:number-columns-repeated="5"/>
          <table:table-cell table:number-columns-repeated="16371"/>
        </table:table-row>
        <table:table-row table:style-name="ro2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austein</text:p>
          </table:table-cell>
          <table:table-cell table:style-name="ce11" office:value-type="string" calcext:value-type="string">
            <text:p>Verantwortlichkeit</text:p>
          </table:table-cell>
          <table:table-cell table:style-name="ce327" office:value-type="string" calcext:value-type="string">
            <text:p>Status</text:p>
          </table:table-cell>
          <table:table-cell table:style-name="ce11" office:value-type="string" calcext:value-type="string">
            <text:p>Anforderung</text:p>
          </table:table-cell>
          <table:table-cell table:style-name="ce11" office:value-type="string" calcext:value-type="string">
            <text:p>Maßnahme</text:p>
          </table:table-cell>
          <table:table-cell table:style-name="ce112"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number-columns-repeated="2"/>
          <table:table-cell table:style-name="ce10"/>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4" table:number-rows-repeated="1047562">
          <table:table-cell table:number-columns-repeated="16384"/>
        </table:table-row>
        <table:table-row table:style-name="ro4">
          <table:table-cell table:number-columns-repeated="16384"/>
        </table:table-row>
        <calcext:conditional-formats>
          <calcext:conditional-format calcext:target-range-address="'Grundschutz-Realisierungsplan'.F3:'Grundschutz-Realisierungsplan'.F1048576">
            <calcext:condition calcext:apply-style-name="Green" calcext:value="=&quot;Umgesetzt&quot;" calcext:base-cell-address="'Grundschutz-Realisierungsplan'.F3"/>
            <calcext:condition calcext:apply-style-name="Yellow" calcext:value="=&quot;In Planung&quot;" calcext:base-cell-address="'Grundschutz-Realisierungsplan'.F3"/>
            <calcext:condition calcext:apply-style-name="Good" calcext:value="=&quot;In Umsetzung&quot;" calcext:base-cell-address="'Grundschutz-Realisierungsplan'.F3"/>
          </calcext:conditional-format>
        </calcext:conditional-formats>
      </table:table>
      <table:table table:name="Liste aller Assets"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analysen erstellen" form:control-implementation="ooo:com.sun.star.form.component.CommandButton" xml:id="control14" form:id="control14" form:label="Risikoanalysen erstellen (Auswahl des Kompendiums erforderlich)"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reatePagesAndTransferData?language=Basic&amp;location=document" xlink:type="simple"/>
              </office:event-listeners>
            </form:button>
            <form:button form:name="Hole Assets" form:control-implementation="ooo:com.sun.star.form.component.CommandButton" xml:id="control15" form:id="control15" form:label="Hole Asset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opyAssetData?language=Basic&amp;location=document" xlink:type="simple"/>
              </office:event-listeners>
            </form:button>
            <form:button form:name="Erstelle Report zur Risikoanalyse" form:control-implementation="ooo:com.sun.star.form.component.CommandButton" xml:id="control16" form:id="control16" form:label="Erstelle Report zur Risikoanaly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eport_Erstellen.CreateNewReportSheet?language=Basic&amp;location=document" xlink:type="simple"/>
              </office:event-listeners>
            </form:button>
          </form:form>
        </office:forms>
        <table:shapes>
          <draw:control draw:z-index="0" draw:name="Risikoanalysen erstellen" draw:style-name="gr5" draw:text-style-name="P5" svg:width="7.079cm" svg:height="3.021cm" svg:x="28.928cm" svg:y="3.22cm" draw:control="control14"/>
          <draw:control draw:z-index="1" draw:name="Steuerelement 7" draw:style-name="gr6" draw:text-style-name="P6" svg:width="6.985cm" svg:height="1.307cm" svg:x="28.985cm" svg:y="1.72cm" draw:control="control15"/>
          <draw:control draw:z-index="2" draw:name="Steuerelement 8" draw:style-name="gr7" draw:text-style-name="P7" svg:width="7.101cm" svg:height="2.088cm" svg:x="28.958cm" svg:y="6.463cm" draw:control="control16"/>
        </table:shapes>
        <table:table-column table:style-name="co65" table:default-cell-style-name="ce7"/>
        <table:table-column table:style-name="co66" table:default-cell-style-name="ce7"/>
        <table:table-column table:style-name="co67" table:number-columns-repeated="2" table:default-cell-style-name="ce26"/>
        <table:table-column table:style-name="co68" table:default-cell-style-name="ce26"/>
        <table:table-column table:style-name="co67" table:default-cell-style-name="ce33"/>
        <table:table-column table:style-name="co69" table:default-cell-style-name="ce7"/>
        <table:table-column table:style-name="co8" table:number-columns-repeated="16377" table:default-cell-style-name="ce7"/>
        <table:table-row table:style-name="ro28">
          <table:table-cell table:style-name="ce237" office:value-type="string" calcext:value-type="string" table:number-columns-spanned="7" table:number-rows-spanned="2">
            <text:p>Liste aller Assets </text:p>
          </table:table-cell>
          <table:covered-table-cell table:style-name="ce4"/>
          <table:covered-table-cell table:number-columns-repeated="3" table:style-name="ce18"/>
          <table:covered-table-cell table:style-name="ce27"/>
          <table:covered-table-cell table:style-name="ce4"/>
          <table:table-cell table:number-columns-repeated="16377"/>
        </table:table-row>
        <table:table-row table:style-name="ro4">
          <table:covered-table-cell table:number-columns-repeated="2" table:style-name="ce4"/>
          <table:covered-table-cell table:number-columns-repeated="3" table:style-name="ce19"/>
          <table:covered-table-cell table:style-name="ce28"/>
          <table:covered-table-cell table:style-name="ce4"/>
          <table:table-cell table:number-columns-repeated="16377"/>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334" office:value-type="string" calcext:value-type="string">
            <text:p>Vetraulichkeit</text:p>
          </table:table-cell>
          <table:table-cell table:style-name="ce334" office:value-type="string" calcext:value-type="string">
            <text:p>Integrität</text:p>
          </table:table-cell>
          <table:table-cell table:style-name="ce334" office:value-type="string" calcext:value-type="string">
            <text:p>Verfügbarkeit</text:p>
          </table:table-cell>
          <table:table-cell table:style-name="ce312" office:value-type="string" calcext:value-type="string">
            <text:p>Relevanz</text:p>
          </table:table-cell>
          <table:table-cell table:style-name="ce316"/>
          <table:table-cell table:style-name="ce318"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4:.E4])=0;IF(COUNTIF([.C4:.E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5:.E5])=0;IF(COUNTIF([.C5:.E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6:.E6])=0;IF(COUNTIF([.C6:.E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7:.E7])=0;IF(COUNTIF([.C7:.E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8:.E8])=0;IF(COUNTIF([.C8:.E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9:.E9])=0;IF(COUNTIF([.C9:.E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10:.E10])=0;IF(COUNTIF([.C10:.E1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11:.E11])=0;IF(COUNTIF([.C11:.E1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12:.E12])=0;IF(COUNTIF([.C12:.E1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13:.E13])=0;IF(COUNTIF([.C13:.E1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14:.E14])=0;IF(COUNTIF([.C14:.E1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15:.E15])=0;IF(COUNTIF([.C15:.E1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16:.E16])=0;IF(COUNTIF([.C16:.E1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17:.E17])=0;IF(COUNTIF([.C17:.E1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18:.E18])=0;IF(COUNTIF([.C18:.E1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19:.E19])=0;IF(COUNTIF([.C19:.E1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20:.E20])=0;IF(COUNTIF([.C20:.E2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21:.E21])=0;IF(COUNTIF([.C21:.E2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22:.E22])=0;IF(COUNTIF([.C22:.E2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23:.E23])=0;IF(COUNTIF([.C23:.E2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24:.E24])=0;IF(COUNTIF([.C24:.E2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25:.E25])=0;IF(COUNTIF([.C25:.E2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26:.E26])=0;IF(COUNTIF([.C26:.E2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27:.E27])=0;IF(COUNTIF([.C27:.E2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28:.E28])=0;IF(COUNTIF([.C28:.E2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29:.E29])=0;IF(COUNTIF([.C29:.E2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30:.E30])=0;IF(COUNTIF([.C30:.E3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31:.E31])=0;IF(COUNTIF([.C31:.E3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32:.E32])=0;IF(COUNTIF([.C32:.E3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33:.E33])=0;IF(COUNTIF([.C33:.E33];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34:.E34])=0;IF(COUNTIF([.C34:.E34];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35:.E35])=0;IF(COUNTIF([.C35:.E35];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36:.E36])=0;IF(COUNTIF([.C36:.E36];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37:.E37])=0;IF(COUNTIF([.C37:.E37];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38:.E38])=0;IF(COUNTIF([.C38:.E38];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39:.E39])=0;IF(COUNTIF([.C39:.E39];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40:.E40])=0;IF(COUNTIF([.C40:.E40];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41:.E41])=0;IF(COUNTIF([.C41:.E41]; &quot;Mittel&quot;)=3;&quot;Nein&quot;; &quot;Ja&quot;); &quot;&quot;)">
            <text:p/>
          </table:table-cell>
          <table:table-cell table:style-name="ce21"/>
          <table:table-cell table:number-columns-repeated="16377"/>
        </table:table-row>
        <table:table-row table:style-name="ro3">
          <table:table-cell table:style-name="ce5"/>
          <table:table-cell table:style-name="ce16"/>
          <table:table-cell table:style-name="ce335" table:content-validation-name="val3" table:number-columns-repeated="3"/>
          <table:table-cell table:style-name="ce31" table:formula="of:=IF(COUNTBLANK([.C42:.E42])=0;IF(COUNTIF([.C42:.E42]; &quot;Mittel&quot;)=3;&quot;Nein&quot;; &quot;Ja&quot;); &quot;&quot;)">
            <text:p/>
          </table:table-cell>
          <table:table-cell table:style-name="ce21"/>
          <table:table-cell table:number-columns-repeated="16377"/>
        </table:table-row>
        <table:table-row table:style-name="ro3">
          <table:table-cell table:style-name="ce6"/>
          <table:table-cell table:style-name="ce17"/>
          <table:table-cell table:style-name="ce336" table:content-validation-name="val3" table:number-columns-repeated="3"/>
          <table:table-cell table:style-name="ce32" table:formula="of:=IF(COUNTBLANK([.C43:.E43])=0;IF(COUNTIF([.C43:.E4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44:.E44])=0;IF(COUNTIF([.C44:.E4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number-columns-repeated="3"/>
          <table:table-cell table:style-name="ce32" table:formula="of:=IF(COUNTBLANK([.C45:.E45])=0;IF(COUNTIF([.C45:.E4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46:.E46])=0;IF(COUNTIF([.C46:.E4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number-columns-repeated="3"/>
          <table:table-cell table:style-name="ce32" table:formula="of:=IF(COUNTBLANK([.C47:.E47])=0;IF(COUNTIF([.C47:.E4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48:.E48])=0;IF(COUNTIF([.C48:.E4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number-columns-repeated="3"/>
          <table:table-cell table:style-name="ce32" table:formula="of:=IF(COUNTBLANK([.C49:.E49])=0;IF(COUNTIF([.C49:.E4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50:.E50])=0;IF(COUNTIF([.C50:.E5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number-columns-repeated="3"/>
          <table:table-cell table:style-name="ce32" table:formula="of:=IF(COUNTBLANK([.C51:.E51])=0;IF(COUNTIF([.C51:.E5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52:.E52])=0;IF(COUNTIF([.C52:.E5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number-columns-repeated="3"/>
          <table:table-cell table:style-name="ce32" table:formula="of:=IF(COUNTBLANK([.C53:.E53])=0;IF(COUNTIF([.C53:.E5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number-columns-repeated="3"/>
          <table:table-cell table:style-name="ce31" table:formula="of:=IF(COUNTBLANK([.C54:.E54])=0;IF(COUNTIF([.C54:.E5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table-cell table:style-name="ce338" table:content-validation-name="val3" table:number-columns-repeated="2"/>
          <table:table-cell table:style-name="ce32" table:formula="of:=IF(COUNTBLANK([.C55:.E55])=0;IF(COUNTIF([.C55:.E5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table-cell table:style-name="ce337" table:content-validation-name="val3" table:number-columns-repeated="2"/>
          <table:table-cell table:style-name="ce31" table:formula="of:=IF(COUNTBLANK([.C56:.E56])=0;IF(COUNTIF([.C56:.E5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table-cell table:style-name="ce338" table:content-validation-name="val3" table:number-columns-repeated="2"/>
          <table:table-cell table:style-name="ce32" table:formula="of:=IF(COUNTBLANK([.C57:.E57])=0;IF(COUNTIF([.C57:.E5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5" table:content-validation-name="val3"/>
          <table:table-cell table:style-name="ce337" table:content-validation-name="val3" table:number-columns-repeated="2"/>
          <table:table-cell table:style-name="ce31" table:formula="of:=IF(COUNTBLANK([.C58:.E58])=0;IF(COUNTIF([.C58:.E5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6" table:content-validation-name="val3"/>
          <table:table-cell table:style-name="ce338" table:content-validation-name="val3" table:number-columns-repeated="2"/>
          <table:table-cell table:style-name="ce32" table:formula="of:=IF(COUNTBLANK([.C59:.E59])=0;IF(COUNTIF([.C59:.E5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7" table:content-validation-name="val3" table:number-columns-repeated="3"/>
          <table:table-cell table:style-name="ce31" table:formula="of:=IF(COUNTBLANK([.C60:.E60])=0;IF(COUNTIF([.C60:.E6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8" table:content-validation-name="val3" table:number-columns-repeated="3"/>
          <table:table-cell table:style-name="ce32" table:formula="of:=IF(COUNTBLANK([.C61:.E61])=0;IF(COUNTIF([.C61:.E6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7" table:content-validation-name="val3" table:number-columns-repeated="3"/>
          <table:table-cell table:style-name="ce31" table:formula="of:=IF(COUNTBLANK([.C62:.E62])=0;IF(COUNTIF([.C62:.E6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8" table:content-validation-name="val3" table:number-columns-repeated="3"/>
          <table:table-cell table:style-name="ce32" table:formula="of:=IF(COUNTBLANK([.C63:.E63])=0;IF(COUNTIF([.C63:.E6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7" table:content-validation-name="val3" table:number-columns-repeated="3"/>
          <table:table-cell table:style-name="ce31" table:formula="of:=IF(COUNTBLANK([.C64:.E64])=0;IF(COUNTIF([.C64:.E6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8" table:content-validation-name="val3" table:number-columns-repeated="3"/>
          <table:table-cell table:style-name="ce32" table:formula="of:=IF(COUNTBLANK([.C65:.E65])=0;IF(COUNTIF([.C65:.E6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37" table:content-validation-name="val3" table:number-columns-repeated="3"/>
          <table:table-cell table:style-name="ce31" table:formula="of:=IF(COUNTBLANK([.C66:.E66])=0;IF(COUNTIF([.C66:.E6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38" table:content-validation-name="val3" table:number-columns-repeated="3"/>
          <table:table-cell table:style-name="ce32" table:formula="of:=IF(COUNTBLANK([.C67:.E67])=0;IF(COUNTIF([.C67:.E67]; &quot;Mittel&quot;)=3;&quot;Nein&quot;; &quot;Ja&quot;); &quot;&quot;)">
            <text:p/>
          </table:table-cell>
          <table:table-cell table:style-name="ce21"/>
          <table:table-cell table:number-columns-repeated="16377"/>
        </table:table-row>
        <table:table-row table:style-name="ro4" table:number-rows-repeated="1048508">
          <table:table-cell table:number-columns-repeated="16384"/>
        </table:table-row>
        <table:table-row table:style-name="ro4">
          <table:table-cell table:number-columns-repeated="16384"/>
        </table:table-row>
        <calcext:conditional-formats>
          <calcext:conditional-format calcext:target-range-address="'Liste aller Assets'.C60:'Liste aller Assets'.C1048576 'Liste aller Assets'.C1:'Liste aller Assets'.C54 'Liste aller Assets'.D1:'Liste aller Assets'.E1048576">
            <calcext:condition calcext:apply-style-name="Green" calcext:value="=&quot;Mittel&quot;" calcext:base-cell-address="'Liste aller Assets'.C1"/>
            <calcext:condition calcext:apply-style-name="Yellow" calcext:value="=&quot;Hoch&quot;" calcext:base-cell-address="'Liste aller Assets'.C1"/>
            <calcext:condition calcext:apply-style-name="Red" calcext:value="=&quot;Sehr Hoch&quot;" calcext:base-cell-address="'Liste aller Assets'.C1"/>
          </calcext:conditional-format>
          <calcext:conditional-format calcext:target-range-address="'Liste aller Assets'.F1:'Liste aller Assets'.F1048576">
            <calcext:condition calcext:apply-style-name="Red" calcext:value="=&quot;Ja&quot;" calcext:base-cell-address="'Liste aller Assets'.F1"/>
            <calcext:condition calcext:apply-style-name="Green" calcext:value="=&quot;Nein&quot;" calcext:base-cell-address="'Liste aller Assets'.F1"/>
          </calcext:conditional-format>
          <calcext:conditional-format calcext:target-range-address="'Liste aller Assets'.C4:'Liste aller Assets'.C59 'Liste aller Assets'.D4:'Liste aller Assets'.E54">
            <calcext:condition calcext:apply-style-name="Green" calcext:value="=&quot;Mittel&quot;" calcext:base-cell-address="'Liste aller Assets'.C4"/>
            <calcext:condition calcext:apply-style-name="Yellow" calcext:value="=&quot;Hoch&quot;" calcext:base-cell-address="'Liste aller Assets'.C4"/>
            <calcext:condition calcext:apply-style-name="Red" calcext:value="=&quot;Sehr Hoch&quot;" calcext:base-cell-address="'Liste aller Assets'.C4"/>
          </calcext:conditional-format>
        </calcext:conditional-formats>
      </table:table>
      <table:table table:name="Report-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0" table:default-cell-style-name="Default"/>
        <table:table-column table:style-name="co71" table:default-cell-style-name="Default"/>
        <table:table-column table:style-name="co72" table:default-cell-style-name="ce360"/>
        <table:table-column table:style-name="co70" table:default-cell-style-name="ce360"/>
        <table:table-column table:style-name="co72" table:default-cell-style-name="ce360"/>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429" office:value-type="string" calcext:value-type="string">
            <text:p>Sehr hoch</text:p>
          </table:covered-table-cell>
          <table:covered-table-cell table:style-name="ce429" office:value-type="string" calcext:value-type="string">
            <text:p>Mittel</text:p>
          </table:covered-table-cell>
          <table:covered-table-cell table:style-name="ce429"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2"/>
        </table:table-row>
        <table:table-row table:style-name="ro21">
          <table:table-cell table:style-name="ce417" office:value-type="string" calcext:value-type="string">
            <text:p>ID</text:p>
          </table:table-cell>
          <table:table-cell table:style-name="ce353" office:value-type="string" calcext:value-type="string">
            <text:p>Name</text:p>
          </table:table-cell>
          <table:table-cell table:style-name="ce435" office:value-type="string" calcext:value-type="string">
            <text:p>Vertraulichkeit</text:p>
          </table:table-cell>
          <table:table-cell table:style-name="ce435" office:value-type="string" calcext:value-type="string">
            <text:p>Integrität</text:p>
          </table:table-cell>
          <table:table-cell table:style-name="ce435" office:value-type="string" calcext:value-type="string">
            <text:p>Verfügbarkeit</text:p>
          </table:table-cell>
          <table:table-cell table:style-name="ce353" office:value-type="string" calcext:value-type="string" table:number-columns-spanned="2" table:number-rows-spanned="1">
            <text:p>Anzahl Relevanter Risiken</text:p>
          </table:table-cell>
          <table:covered-table-cell table:style-name="ce353" office:value-type="string" calcext:value-type="string">
            <text:p>Name</text:p>
          </table:covered-table-cell>
          <table:table-cell table:number-columns-repeated="2"/>
        </table:table-row>
        <table:table-row table:style-name="ro30">
          <table:table-cell table:style-name="ce422"/>
          <table:table-cell table:style-name="ce354"/>
          <table:table-cell table:style-name="ce437" table:number-columns-repeated="3"/>
          <table:table-cell table:style-name="ce371" table:number-columns-spanned="2" table:number-rows-spanned="1"/>
          <table:covered-table-cell table:style-name="ce354"/>
          <table:table-cell table:number-columns-repeated="2"/>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439"/>
          <table:covered-table-cell table:style-name="ce441"/>
          <table:covered-table-cell table:style-name="ce442"/>
          <table:table-cell table:number-columns-repeated="2"/>
        </table:table-row>
        <table:table-row table:style-name="ro4" table:number-rows-repeated="26">
          <table:table-cell table:number-columns-repeated="9"/>
        </table:table-row>
        <table:table-row table:style-name="ro16">
          <table:table-cell table:number-columns-repeated="9"/>
        </table:table-row>
        <table:table-row table:style-name="ro4" table:number-rows-repeated="1048544">
          <table:table-cell table:number-columns-repeated="9"/>
        </table:table-row>
        <table:table-row table:style-name="ro4">
          <table:table-cell table:number-columns-repeated="9"/>
        </table:table-row>
        <calcext:conditional-formats>
          <calcext:conditional-format calcext:target-range-address="'Report-Vorlage'.C4:'Report-Vorlage'.F4">
            <calcext:condition calcext:apply-style-name="Orange" calcext:value="=&quot;JA&quot;" calcext:base-cell-address="'Report-Vorlage'.C4"/>
            <calcext:condition calcext:apply-style-name="Green" calcext:value="=&quot;Nein&quot;" calcext:base-cell-address="'Report-Vorlage'.C4"/>
            <calcext:condition calcext:apply-style-name="Orange" calcext:value="=&quot;Direkt Relevant&quot;" calcext:base-cell-address="'Report-Vorlage'.C4"/>
            <calcext:condition calcext:apply-style-name="Green" calcext:value="=&quot;Indirekt Relevant&quot;" calcext:base-cell-address="'Report-Vorlage'.C4"/>
          </calcext:conditional-format>
          <calcext:conditional-format calcext:target-range-address="'Report-Vorlage'.C1:'Report-Vorlage'.E1048576">
            <calcext:condition calcext:apply-style-name="Green" calcext:value="=&quot;Mittel&quot;" calcext:base-cell-address="'Report-Vorlage'.C1"/>
            <calcext:condition calcext:apply-style-name="Yellow" calcext:value="=&quot;Hoch&quot;" calcext:base-cell-address="'Report-Vorlage'.C1"/>
            <calcext:condition calcext:apply-style-name="Red" calcext:value="=&quot;Sehr Hoch&quot;" calcext:base-cell-address="'Report-Vorlage'.C1"/>
          </calcext:conditional-format>
        </calcext:conditional-formats>
      </table:table>
      <table:table table:name="IT-Grundschutz Bausteine" table:style-name="ta2">
        <table:table-column table:style-name="co76" table:default-cell-style-name="Default"/>
        <table:table-column table:style-name="co77" table:default-cell-style-name="ce443"/>
        <table:table-column table:style-name="co8" table:number-columns-repeated="6" table:default-cell-style-name="Default"/>
        <table:table-row table:style-name="ro4">
          <table:table-cell table:style-name="ce443" office:value-type="string" calcext:value-type="string">
            <text:p>SYS.1.1 Allgemeiner Server</text:p>
          </table:table-cell>
          <table:table-cell table:style-name="Default"/>
          <table:table-cell table:number-columns-repeated="5"/>
          <table:table-cell office:value-type="string" calcext:value-type="string">
            <text:p>SYS.1.1 Allgemeiner Server</text:p>
          </table:table-cell>
        </table:table-row>
        <table:table-row table:style-name="ro4">
          <table:table-cell/>
          <table:table-cell office:value-type="string" calcext:value-type="string">
            <text:p>SYS.1.1.A1 Definition des Sicherheitsumfeldes (S)</text:p>
          </table:table-cell>
          <table:table-cell table:number-columns-repeated="5"/>
          <table:table-cell office:value-type="string" calcext:value-type="string">
            <text:p>SYS.1.2 Windows Server 2012</text:p>
          </table:table-cell>
        </table:table-row>
        <table:table-row table:style-name="ro4">
          <table:table-cell/>
          <table:table-cell office:value-type="string" calcext:value-type="string">
            <text:p>SYS.1.1.A2 Ordnungsgemäße Installation und Konfiguration (S)</text:p>
          </table:table-cell>
          <table:table-cell table:number-columns-repeated="5"/>
          <table:table-cell office:value-type="string" calcext:value-type="string">
            <text:p>SYS.1.3 Server unter Linux und Unix</text:p>
          </table:table-cell>
        </table:table-row>
        <table:table-row table:style-name="ro4">
          <table:table-cell/>
          <table:table-cell office:value-type="string" calcext:value-type="string">
            <text:p>SYS.1.1.A3 Benutzer- und Berechtigungsverwaltung (S)</text:p>
          </table:table-cell>
          <table:table-cell table:number-columns-repeated="5"/>
          <table:table-cell office:value-type="string" calcext:value-type="string">
            <text:p>SYS.2.2.2 Clients unter Windows 8.1</text:p>
          </table:table-cell>
        </table:table-row>
        <table:table-row table:style-name="ro4">
          <table:table-cell/>
          <table:table-cell office:value-type="string" calcext:value-type="string">
            <text:p>SYS.1.1.A4 Software- und Patch-Management (S)</text:p>
          </table:table-cell>
          <table:table-cell table:number-columns-repeated="5"/>
          <table:table-cell office:value-type="string" calcext:value-type="string">
            <text:p>SYS.2.2.3 Clients unter Windows 10</text:p>
          </table:table-cell>
        </table:table-row>
        <table:table-row table:style-name="ro4">
          <table:table-cell/>
          <table:table-cell office:value-type="string" calcext:value-type="string">
            <text:p>SYS.1.1.A5 Datensicherung (S)</text:p>
          </table:table-cell>
          <table:table-cell table:number-columns-repeated="5"/>
          <table:table-cell office:value-type="string" calcext:value-type="string">
            <text:p>SYS.2.3 Clients unter Linux und Unix</text:p>
          </table:table-cell>
        </table:table-row>
        <table:table-row table:style-name="ro4">
          <table:table-cell/>
          <table:table-cell office:value-type="string" calcext:value-type="string">
            <text:p>SYS.1.1.A6 Schutz vor Schadsoftware (S)</text:p>
          </table:table-cell>
          <table:table-cell table:number-columns-repeated="5"/>
          <table:table-cell office:value-type="string" calcext:value-type="string">
            <text:p>SYS.2.4 Clients unter macOS</text:p>
          </table:table-cell>
        </table:table-row>
        <table:table-row table:style-name="ro4">
          <table:table-cell/>
          <table:table-cell office:value-type="string" calcext:value-type="string">
            <text:p>SYS.1.1.A7 Protokollierung (S)</text:p>
          </table:table-cell>
          <table:table-cell table:number-columns-repeated="5"/>
          <table:table-cell office:value-type="string" calcext:value-type="string">
            <text:p>SYS.3.1 Laptops</text:p>
          </table:table-cell>
        </table:table-row>
        <table:table-row table:style-name="ro4">
          <table:table-cell table:style-name="ce443" office:value-type="string" calcext:value-type="string">
            <text:p>SYS.1.2 Windows Server 2012</text:p>
          </table:table-cell>
          <table:table-cell table:style-name="Default"/>
          <table:table-cell table:number-columns-repeated="5"/>
          <table:table-cell office:value-type="string" calcext:value-type="string">
            <text:p>SYS.4 Peripheriegeräte</text:p>
          </table:table-cell>
        </table:table-row>
        <table:table-row table:style-name="ro4">
          <table:table-cell/>
          <table:table-cell office:value-type="string" calcext:value-type="string">
            <text:p>SYS.1.2.2.A1 Betriebsorganisation (S)</text:p>
          </table:table-cell>
          <table:table-cell table:number-columns-repeated="5"/>
          <table:table-cell office:value-type="string" calcext:value-type="string">
            <text:p>SYS.4.1 Drucker, Kopierer und Multifunktionsgeräte</text:p>
          </table:table-cell>
        </table:table-row>
        <table:table-row table:style-name="ro4">
          <table:table-cell/>
          <table:table-cell office:value-type="string" calcext:value-type="string">
            <text:p>SYS.1.2.2.A2 Planung und Beschaffung (S)</text:p>
          </table:table-cell>
          <table:table-cell table:number-columns-repeated="5"/>
          <table:table-cell office:value-type="string" calcext:value-type="string">
            <text:p>SYS.4.3 Eingebettete Systeme</text:p>
          </table:table-cell>
        </table:table-row>
        <table:table-row table:style-name="ro4">
          <table:table-cell/>
          <table:table-cell office:value-type="string" calcext:value-type="string">
            <text:p>SYS.1.2.2.A3 Betriebssystem-Härtung (S)</text:p>
          </table:table-cell>
          <table:table-cell table:number-columns-repeated="5"/>
          <table:table-cell office:value-type="string" calcext:value-type="string">
            <text:p>SYS.4.4 Allgemeines IoT-Gerät</text:p>
          </table:table-cell>
        </table:table-row>
        <table:table-row table:style-name="ro4">
          <table:table-cell/>
          <table:table-cell office:value-type="string" calcext:value-type="string">
            <text:p>SYS.1.2.2.A4 Benutzer- und Berechtigungsverwaltung (S)</text:p>
          </table:table-cell>
          <table:table-cell table:number-columns-repeated="5"/>
          <table:table-cell office:value-type="string" calcext:value-type="string">
            <text:p>SYS.4.5 Wechseldatenträger</text:p>
          </table:table-cell>
        </table:table-row>
        <table:table-row table:style-name="ro4">
          <table:table-cell/>
          <table:table-cell office:value-type="string" calcext:value-type="string">
            <text:p>SYS.1.2.2.A5 Software- und Patch-Management (S)</text:p>
          </table:table-cell>
          <table:table-cell table:number-columns-repeated="5"/>
          <table:table-cell office:value-type="string" calcext:value-type="string">
            <text:p>CON.1 Kryptokonzept</text:p>
          </table:table-cell>
        </table:table-row>
        <table:table-row table:style-name="ro4">
          <table:table-cell/>
          <table:table-cell office:value-type="string" calcext:value-type="string">
            <text:p>SYS.1.2.2.A6 Datensicherung (S)</text:p>
          </table:table-cell>
          <table:table-cell table:number-columns-repeated="5"/>
          <table:table-cell office:value-type="string" calcext:value-type="string">
            <text:p>CON.2 Datenschutz</text:p>
          </table:table-cell>
        </table:table-row>
        <table:table-row table:style-name="ro4">
          <table:table-cell/>
          <table:table-cell office:value-type="string" calcext:value-type="string">
            <text:p>SYS.1.2.2.A7 Schutz vor Schadsoftware (S)</text:p>
          </table:table-cell>
          <table:table-cell table:number-columns-repeated="5"/>
          <table:table-cell office:value-type="string" calcext:value-type="string">
            <text:p>CON.3 Datensicherungskonzept</text:p>
          </table:table-cell>
        </table:table-row>
        <table:table-row table:style-name="ro4">
          <table:table-cell/>
          <table:table-cell office:value-type="string" calcext:value-type="string">
            <text:p>SYS.1.2.2.A8 Protokollierung (S)</text:p>
          </table:table-cell>
          <table:table-cell table:number-columns-repeated="5"/>
          <table:table-cell office:value-type="string" calcext:value-type="string">
            <text:p>CON.6 Löschen und Vernichten</text:p>
          </table:table-cell>
        </table:table-row>
        <table:table-row table:style-name="ro4">
          <table:table-cell table:style-name="ce443" office:value-type="string" calcext:value-type="string">
            <text:p>SYS.1.3 Server unter Linux und Unix</text:p>
          </table:table-cell>
          <table:table-cell table:style-name="Default"/>
          <table:table-cell table:number-columns-repeated="5"/>
          <table:table-cell office:value-type="string" calcext:value-type="string">
            <text:p>CON.7 Informationssicherheit auf Auslandsreisen</text:p>
          </table:table-cell>
        </table:table-row>
        <table:table-row table:style-name="ro4">
          <table:table-cell/>
          <table:table-cell office:value-type="string" calcext:value-type="string">
            <text:p>SYS.1.3.A1 Definition des Sicherheitsumfeldes (S)</text:p>
          </table:table-cell>
          <table:table-cell table:number-columns-repeated="5"/>
          <table:table-cell office:value-type="string" calcext:value-type="string">
            <text:p>CON.8 Software-Entwicklung</text:p>
          </table:table-cell>
        </table:table-row>
        <table:table-row table:style-name="ro4">
          <table:table-cell/>
          <table:table-cell office:value-type="string" calcext:value-type="string">
            <text:p>SYS.1.3.A2 Ordnungsgemäße Installation und Konfiguration (S)</text:p>
          </table:table-cell>
          <table:table-cell table:number-columns-repeated="5"/>
          <table:table-cell office:value-type="string" calcext:value-type="string">
            <text:p>CON.9 Informationsaustausch</text:p>
          </table:table-cell>
        </table:table-row>
        <table:table-row table:style-name="ro4">
          <table:table-cell/>
          <table:table-cell office:value-type="string" calcext:value-type="string">
            <text:p>SYS.1.3.A3 Benutzer- und Berechtigungsverwaltung (S)</text:p>
          </table:table-cell>
          <table:table-cell table:number-columns-repeated="5"/>
          <table:table-cell office:value-type="string" calcext:value-type="string">
            <text:p>CON.10 Entwicklung von Webanwendungen</text:p>
          </table:table-cell>
        </table:table-row>
        <table:table-row table:style-name="ro4">
          <table:table-cell/>
          <table:table-cell office:value-type="string" calcext:value-type="string">
            <text:p>SYS.1.3.A4 Software- und Patch-Management (S)</text:p>
          </table:table-cell>
          <table:table-cell table:number-columns-repeated="5"/>
          <table:table-cell office:value-type="string" calcext:value-type="string">
            <text:p>OPS.1.1.1 Allgemeiner IT-Betrieb</text:p>
          </table:table-cell>
        </table:table-row>
        <table:table-row table:style-name="ro4">
          <table:table-cell/>
          <table:table-cell office:value-type="string" calcext:value-type="string">
            <text:p>SYS.1.3.A5 Datensicherung (S)</text:p>
          </table:table-cell>
          <table:table-cell table:number-columns-repeated="5"/>
          <table:table-cell office:value-type="string" calcext:value-type="string">
            <text:p>OPS.1.1.2 Ordnungsgemäße IT-Administration</text:p>
          </table:table-cell>
        </table:table-row>
        <table:table-row table:style-name="ro4">
          <table:table-cell/>
          <table:table-cell office:value-type="string" calcext:value-type="string">
            <text:p>SYS.1.3.A6 Schutz vor Schadsoftware (S)</text:p>
          </table:table-cell>
          <table:table-cell table:number-columns-repeated="5"/>
          <table:table-cell office:value-type="string" calcext:value-type="string">
            <text:p>OPS.1.1.3 Patch- und Änderungsmanagement</text:p>
          </table:table-cell>
        </table:table-row>
        <table:table-row table:style-name="ro4">
          <table:table-cell/>
          <table:table-cell office:value-type="string" calcext:value-type="string">
            <text:p>SYS.1.3.A7 Protokollierung (S)</text:p>
          </table:table-cell>
          <table:table-cell table:number-columns-repeated="5"/>
          <table:table-cell office:value-type="string" calcext:value-type="string">
            <text:p>OPS.1.1.4 Schutz vor Schadprogrammen</text:p>
          </table:table-cell>
        </table:table-row>
        <table:table-row table:style-name="ro20">
          <table:table-cell table:style-name="ce445" office:value-type="string" calcext:value-type="string">
            <text:p>SYS.2 Allgemeiner Client</text:p>
          </table:table-cell>
          <table:table-cell table:style-name="Default"/>
          <table:table-cell table:number-columns-repeated="5"/>
          <table:table-cell office:value-type="string" calcext:value-type="string">
            <text:p>OPS.1.1.5 Protokollierung</text:p>
          </table:table-cell>
        </table:table-row>
        <table:table-row table:style-name="ro4">
          <table:table-cell/>
          <table:table-cell office:value-type="string" calcext:value-type="string">
            <text:p>SYS.2.1 Allgemeiner Client</text:p>
          </table:table-cell>
          <table:table-cell table:number-columns-repeated="5"/>
          <table:table-cell office:value-type="string" calcext:value-type="string">
            <text:p>OPS.1.1.6 Software-Tests und -Freigaben</text:p>
          </table:table-cell>
        </table:table-row>
        <table:table-row table:style-name="ro4">
          <table:table-cell/>
          <table:table-cell office:value-type="string" calcext:value-type="string">
            <text:p>SYS.2.1.A1 Definition des Sicherheitsumfeldes (S)</text:p>
          </table:table-cell>
          <table:table-cell table:number-columns-repeated="5"/>
          <table:table-cell office:value-type="string" calcext:value-type="string">
            <text:p>OPS.1.1.7 Systemmanagement</text:p>
          </table:table-cell>
        </table:table-row>
        <table:table-row table:style-name="ro4">
          <table:table-cell/>
          <table:table-cell office:value-type="string" calcext:value-type="string">
            <text:p>SYS.2.1.A2 Benutzer- und Berechtigungsverwaltung (S)</text:p>
          </table:table-cell>
          <table:table-cell table:number-columns-repeated="5"/>
          <table:table-cell office:value-type="string" calcext:value-type="string">
            <text:p>OPS.1.2.2 Archivierung</text:p>
          </table:table-cell>
        </table:table-row>
        <table:table-row table:style-name="ro4">
          <table:table-cell/>
          <table:table-cell office:value-type="string" calcext:value-type="string">
            <text:p>SYS.2.1.A3 Software- und Patch-Management (S)</text:p>
          </table:table-cell>
          <table:table-cell table:number-columns-repeated="5"/>
          <table:table-cell office:value-type="string" calcext:value-type="string">
            <text:p>OPS.1.2.4 Telearbeit</text:p>
          </table:table-cell>
        </table:table-row>
        <table:table-row table:style-name="ro4">
          <table:table-cell/>
          <table:table-cell office:value-type="string" calcext:value-type="string">
            <text:p>SYS.2.1.A4 Datensicherung (S)</text:p>
          </table:table-cell>
          <table:table-cell table:number-columns-repeated="5"/>
          <table:table-cell office:value-type="string" calcext:value-type="string">
            <text:p>OPS.1.2.5 Fernwartung</text:p>
          </table:table-cell>
        </table:table-row>
        <table:table-row table:style-name="ro4">
          <table:table-cell/>
          <table:table-cell office:value-type="string" calcext:value-type="string">
            <text:p>SYS.2.1.A5 Schutz vor Schadsoftware (S)</text:p>
          </table:table-cell>
          <table:table-cell table:number-columns-repeated="5"/>
          <table:table-cell office:value-type="string" calcext:value-type="string">
            <text:p>OPS.1.2.6 NTP-Zeitsynchronisation</text:p>
          </table:table-cell>
        </table:table-row>
        <table:table-row table:style-name="ro4">
          <table:table-cell/>
          <table:table-cell office:value-type="string" calcext:value-type="string">
            <text:p>SYS.2.1.A6 Protokollierung (S)</text:p>
          </table:table-cell>
          <table:table-cell table:number-columns-repeated="5"/>
          <table:table-cell office:value-type="string" calcext:value-type="string">
            <text:p>OPS.2.1 Outsourcing für Kunden</text:p>
          </table:table-cell>
        </table:table-row>
        <table:table-row table:style-name="ro4">
          <table:table-cell table:style-name="ce443" office:value-type="string" calcext:value-type="string">
            <text:p>SYS.2.2.2 Clients unter Windows 8.1</text:p>
          </table:table-cell>
          <table:table-cell table:style-name="Default"/>
          <table:table-cell table:number-columns-repeated="5"/>
          <table:table-cell office:value-type="string" calcext:value-type="string">
            <text:p>OPS.2.2 Cloud-Nutzung</text:p>
          </table:table-cell>
        </table:table-row>
        <table:table-row table:style-name="ro4">
          <table:table-cell/>
          <table:table-cell office:value-type="string" calcext:value-type="string">
            <text:p>SYS.2.2.2.A1 Betriebsorganisation (S)</text:p>
          </table:table-cell>
          <table:table-cell table:number-columns-repeated="5"/>
          <table:table-cell office:value-type="string" calcext:value-type="string">
            <text:p>OPS.3.1 Outsourcing für Dienstleister</text:p>
          </table:table-cell>
        </table:table-row>
        <table:table-row table:style-name="ro4">
          <table:table-cell/>
          <table:table-cell office:value-type="string" calcext:value-type="string">
            <text:p>SYS.2.2.2.A2 Benutzer- und Berechtigungsverwaltung (S)</text:p>
          </table:table-cell>
          <table:table-cell table:number-columns-repeated="5"/>
          <table:table-cell office:value-type="string" calcext:value-type="string">
            <text:p>DER.1 Detektion von sicherheitsrelevanten Ereignissen</text:p>
          </table:table-cell>
        </table:table-row>
        <table:table-row table:style-name="ro4">
          <table:table-cell/>
          <table:table-cell office:value-type="string" calcext:value-type="string">
            <text:p>SYS.2.2.2.A3 Software- und Patch-Management (S)</text:p>
          </table:table-cell>
          <table:table-cell table:number-columns-repeated="5"/>
          <table:table-cell office:value-type="string" calcext:value-type="string">
            <text:p>DER.2.1 Behandlung von Sicherheitsvorfällen</text:p>
          </table:table-cell>
        </table:table-row>
        <table:table-row table:style-name="ro4">
          <table:table-cell/>
          <table:table-cell office:value-type="string" calcext:value-type="string">
            <text:p>SYS.2.2.2.A4 Datensicherung (S)</text:p>
          </table:table-cell>
          <table:table-cell table:number-columns-repeated="5"/>
          <table:table-cell office:value-type="string" calcext:value-type="string">
            <text:p>DER.2.2 Vorsorge für die IT-Forensik</text:p>
          </table:table-cell>
        </table:table-row>
        <table:table-row table:style-name="ro4">
          <table:table-cell/>
          <table:table-cell office:value-type="string" calcext:value-type="string">
            <text:p>SYS.2.2.2.A5 Schutz vor Schadsoftware (S)</text:p>
          </table:table-cell>
          <table:table-cell table:number-columns-repeated="5"/>
          <table:table-cell office:value-type="string" calcext:value-type="string">
            <text:p>DER.2.3 Bereinigung weitreichender Sicherheitsvorfälle</text:p>
          </table:table-cell>
        </table:table-row>
        <table:table-row table:style-name="ro4">
          <table:table-cell/>
          <table:table-cell office:value-type="string" calcext:value-type="string">
            <text:p>SYS.2.2.2.A6 Protokollierung (S)</text:p>
          </table:table-cell>
          <table:table-cell table:number-columns-repeated="5"/>
          <table:table-cell office:value-type="string" calcext:value-type="string">
            <text:p>DER.3.1 Audits und Revisionen</text:p>
          </table:table-cell>
        </table:table-row>
        <table:table-row table:style-name="ro4">
          <table:table-cell table:style-name="ce443" office:value-type="string" calcext:value-type="string">
            <text:p>SYS.2.2.3 Clients unter Windows 10</text:p>
          </table:table-cell>
          <table:table-cell table:style-name="Default"/>
          <table:table-cell table:number-columns-repeated="5"/>
          <table:table-cell office:value-type="string" calcext:value-type="string">
            <text:p>DER.3.2 Revision auf Basis des Leitfadens IS-Revision</text:p>
          </table:table-cell>
        </table:table-row>
        <table:table-row table:style-name="ro4">
          <table:table-cell/>
          <table:table-cell office:value-type="string" calcext:value-type="string">
            <text:p>SYS.2.2.3.A1 Betriebsorganisation (S)</text:p>
          </table:table-cell>
          <table:table-cell table:number-columns-repeated="5"/>
          <table:table-cell office:value-type="string" calcext:value-type="string">
            <text:p>DER.4 Notfallmanagement</text:p>
          </table:table-cell>
        </table:table-row>
        <table:table-row table:style-name="ro4">
          <table:table-cell/>
          <table:table-cell office:value-type="string" calcext:value-type="string">
            <text:p>SYS.2.2.3.A2 Benutzer- und Berechtigungsverwaltung (S)</text:p>
          </table:table-cell>
          <table:table-cell table:number-columns-repeated="5"/>
          <table:table-cell office:value-type="string" calcext:value-type="string">
            <text:p>APP.1.1 Office-Produkte</text:p>
          </table:table-cell>
        </table:table-row>
        <table:table-row table:style-name="ro4">
          <table:table-cell/>
          <table:table-cell office:value-type="string" calcext:value-type="string">
            <text:p>SYS.2.2.3.A3 Software- und Patch-Management (S)</text:p>
          </table:table-cell>
          <table:table-cell table:number-columns-repeated="5"/>
          <table:table-cell office:value-type="string" calcext:value-type="string">
            <text:p>APP.1.2 Webbrowser</text:p>
          </table:table-cell>
        </table:table-row>
        <table:table-row table:style-name="ro4">
          <table:table-cell/>
          <table:table-cell office:value-type="string" calcext:value-type="string">
            <text:p>SYS.2.2.3.A4 Datensicherung (S)</text:p>
          </table:table-cell>
          <table:table-cell table:number-columns-repeated="5"/>
          <table:table-cell office:value-type="string" calcext:value-type="string">
            <text:p>APP.1.4 Mobile Anwendungen (Apps)</text:p>
          </table:table-cell>
        </table:table-row>
        <table:table-row table:style-name="ro4">
          <table:table-cell/>
          <table:table-cell office:value-type="string" calcext:value-type="string">
            <text:p>SYS.2.2.3.A5 Schutz vor Schadsoftware (S)</text:p>
          </table:table-cell>
          <table:table-cell table:number-columns-repeated="5"/>
          <table:table-cell office:value-type="string" calcext:value-type="string">
            <text:p>APP.2.1 Allgemeiner Verzeichnisdienst</text:p>
          </table:table-cell>
        </table:table-row>
        <table:table-row table:style-name="ro4">
          <table:table-cell/>
          <table:table-cell office:value-type="string" calcext:value-type="string">
            <text:p>SYS.2.2.3.A6 Protokollierung (S)</text:p>
          </table:table-cell>
          <table:table-cell table:number-columns-repeated="5"/>
          <table:table-cell office:value-type="string" calcext:value-type="string">
            <text:p>APP.2.2 Active Directory</text:p>
          </table:table-cell>
        </table:table-row>
        <table:table-row table:style-name="ro4">
          <table:table-cell table:style-name="ce443" office:value-type="string" calcext:value-type="string">
            <text:p>SYS.2.3 Clients unter Linux und Unix</text:p>
          </table:table-cell>
          <table:table-cell table:style-name="Default"/>
          <table:table-cell table:number-columns-repeated="5"/>
          <table:table-cell office:value-type="string" calcext:value-type="string">
            <text:p>APP.2.3 OpenLDAP</text:p>
          </table:table-cell>
        </table:table-row>
        <table:table-row table:style-name="ro4">
          <table:table-cell/>
          <table:table-cell office:value-type="string" calcext:value-type="string">
            <text:p>SYS.2.3.A1 Definition des Sicherheitsumfeldes (S)</text:p>
          </table:table-cell>
          <table:table-cell table:number-columns-repeated="5"/>
          <table:table-cell office:value-type="string" calcext:value-type="string">
            <text:p>APP.3.1 Webanwendungen und Webservices</text:p>
          </table:table-cell>
        </table:table-row>
        <table:table-row table:style-name="ro4">
          <table:table-cell/>
          <table:table-cell office:value-type="string" calcext:value-type="string">
            <text:p>SYS.2.3.A2 Benutzer- und Berechtigungsverwaltung (S)</text:p>
          </table:table-cell>
          <table:table-cell table:number-columns-repeated="5"/>
          <table:table-cell office:value-type="string" calcext:value-type="string">
            <text:p>APP.3.2 Webserver</text:p>
          </table:table-cell>
        </table:table-row>
        <table:table-row table:style-name="ro4">
          <table:table-cell/>
          <table:table-cell office:value-type="string" calcext:value-type="string">
            <text:p>SYS.2.3.A3 Software- und Patch-Management (S)</text:p>
          </table:table-cell>
          <table:table-cell table:number-columns-repeated="5"/>
          <table:table-cell office:value-type="string" calcext:value-type="string">
            <text:p>APP.3.3 Fileserver</text:p>
          </table:table-cell>
        </table:table-row>
        <table:table-row table:style-name="ro4">
          <table:table-cell/>
          <table:table-cell office:value-type="string" calcext:value-type="string">
            <text:p>SYS.2.3.A4 Datensicherung (S)</text:p>
          </table:table-cell>
          <table:table-cell table:number-columns-repeated="5"/>
          <table:table-cell office:value-type="string" calcext:value-type="string">
            <text:p>APP.3.4 Samba</text:p>
          </table:table-cell>
        </table:table-row>
        <table:table-row table:style-name="ro4">
          <table:table-cell/>
          <table:table-cell office:value-type="string" calcext:value-type="string">
            <text:p>SYS.2.3.A5 Schutz vor Schadsoftware (S)</text:p>
          </table:table-cell>
          <table:table-cell table:number-columns-repeated="5"/>
          <table:table-cell office:value-type="string" calcext:value-type="string">
            <text:p>APP.3.6 DNS-Server</text:p>
          </table:table-cell>
        </table:table-row>
        <table:table-row table:style-name="ro4">
          <table:table-cell/>
          <table:table-cell office:value-type="string" calcext:value-type="string">
            <text:p>SYS.2.3.A6 Protokollierung (S)</text:p>
          </table:table-cell>
          <table:table-cell table:number-columns-repeated="5"/>
          <table:table-cell office:value-type="string" calcext:value-type="string">
            <text:p>APP.4.2 SAP-ERP-System</text:p>
          </table:table-cell>
        </table:table-row>
        <table:table-row table:style-name="ro4">
          <table:table-cell table:style-name="ce443" office:value-type="string" calcext:value-type="string">
            <text:p>SYS.2.4 Clients unter macOS</text:p>
          </table:table-cell>
          <table:table-cell table:style-name="Default"/>
          <table:table-cell table:number-columns-repeated="5"/>
          <table:table-cell office:value-type="string" calcext:value-type="string">
            <text:p>APP.4.3 Relationale Datenbanksysteme</text:p>
          </table:table-cell>
        </table:table-row>
        <table:table-row table:style-name="ro4">
          <table:table-cell/>
          <table:table-cell office:value-type="string" calcext:value-type="string">
            <text:p>SYS.2.4.A1 Definition des Sicherheitsumfeldes (S)</text:p>
          </table:table-cell>
          <table:table-cell table:number-columns-repeated="5"/>
          <table:table-cell office:value-type="string" calcext:value-type="string">
            <text:p>APP.4.4 Kubernetes</text:p>
          </table:table-cell>
        </table:table-row>
        <table:table-row table:style-name="ro4">
          <table:table-cell/>
          <table:table-cell office:value-type="string" calcext:value-type="string">
            <text:p>SYS.2.4.A2 Benutzer- und Berechtigungsverwaltung (S)</text:p>
          </table:table-cell>
          <table:table-cell table:number-columns-repeated="5"/>
          <table:table-cell office:value-type="string" calcext:value-type="string">
            <text:p>APP.4.6 SAP ABAP-Programmierung</text:p>
          </table:table-cell>
        </table:table-row>
        <table:table-row table:style-name="ro4">
          <table:table-cell/>
          <table:table-cell office:value-type="string" calcext:value-type="string">
            <text:p>SYS.2.4.A3 Software- und Patch-Management (S)</text:p>
          </table:table-cell>
          <table:table-cell table:number-columns-repeated="5"/>
          <table:table-cell office:value-type="string" calcext:value-type="string">
            <text:p>APP.5.2 Microsoft Exchange und Outlook</text:p>
          </table:table-cell>
        </table:table-row>
        <table:table-row table:style-name="ro4">
          <table:table-cell/>
          <table:table-cell office:value-type="string" calcext:value-type="string">
            <text:p>SYS.2.4.A4 Datensicherung (S)</text:p>
          </table:table-cell>
          <table:table-cell table:number-columns-repeated="5"/>
          <table:table-cell office:value-type="string" calcext:value-type="string">
            <text:p>APP.5.3 Allgemeiner E-Mail-Client und -Server</text:p>
          </table:table-cell>
        </table:table-row>
        <table:table-row table:style-name="ro4">
          <table:table-cell/>
          <table:table-cell office:value-type="string" calcext:value-type="string">
            <text:p>SYS.2.4.A5 Schutz vor Schadsoftware (S)</text:p>
          </table:table-cell>
          <table:table-cell table:number-columns-repeated="5"/>
          <table:table-cell office:value-type="string" calcext:value-type="string">
            <text:p>APP.5.4 Unified Communications und Collaboration</text:p>
          </table:table-cell>
        </table:table-row>
        <table:table-row table:style-name="ro4">
          <table:table-cell/>
          <table:table-cell office:value-type="string" calcext:value-type="string">
            <text:p>SYS.2.4.A6 Protokollierung (S)</text:p>
          </table:table-cell>
          <table:table-cell table:number-columns-repeated="5"/>
          <table:table-cell office:value-type="string" calcext:value-type="string">
            <text:p>APP.6 Allgemeine Software</text:p>
          </table:table-cell>
        </table:table-row>
        <table:table-row table:style-name="ro4">
          <table:table-cell table:style-name="ce443" office:value-type="string" calcext:value-type="string">
            <text:p>SYS.3.1 Laptops</text:p>
          </table:table-cell>
          <table:table-cell table:style-name="Default"/>
          <table:table-cell table:number-columns-repeated="5"/>
          <table:table-cell office:value-type="string" calcext:value-type="string">
            <text:p>APP.7 Entwicklung von Individualsoftware</text:p>
          </table:table-cell>
        </table:table-row>
        <table:table-row table:style-name="ro4">
          <table:table-cell/>
          <table:table-cell office:value-type="string" calcext:value-type="string">
            <text:p>SYS.3.1.A1 Definition des Sicherheitsumfeldes (S)</text:p>
          </table:table-cell>
          <table:table-cell table:number-columns-repeated="5"/>
          <table:table-cell office:value-type="string" calcext:value-type="string">
            <text:p>IND.1 Prozessleit- und Automatisierungstechnik</text:p>
          </table:table-cell>
        </table:table-row>
        <table:table-row table:style-name="ro4">
          <table:table-cell/>
          <table:table-cell office:value-type="string" calcext:value-type="string">
            <text:p>SYS.3.1.A2 Benutzer- und Berechtigungsverwaltung (S)</text:p>
          </table:table-cell>
          <table:table-cell table:number-columns-repeated="5"/>
          <table:table-cell office:value-type="string" calcext:value-type="string">
            <text:p>IND.2.1 Allgemeine ICS-Komponente</text:p>
          </table:table-cell>
        </table:table-row>
        <table:table-row table:style-name="ro4">
          <table:table-cell/>
          <table:table-cell office:value-type="string" calcext:value-type="string">
            <text:p>SYS.3.1.A3 Software- und Patch-Management (S)</text:p>
          </table:table-cell>
          <table:table-cell table:number-columns-repeated="5"/>
          <table:table-cell office:value-type="string" calcext:value-type="string">
            <text:p>IND.2.2 Speicherprogrammierbare Steuerung (SPS)</text:p>
          </table:table-cell>
        </table:table-row>
        <table:table-row table:style-name="ro4">
          <table:table-cell/>
          <table:table-cell office:value-type="string" calcext:value-type="string">
            <text:p>SYS.3.1.A4 Datensicherung (S)</text:p>
          </table:table-cell>
          <table:table-cell table:number-columns-repeated="5"/>
          <table:table-cell office:value-type="string" calcext:value-type="string">
            <text:p>IND.2.3 Sensoren und Aktoren</text:p>
          </table:table-cell>
        </table:table-row>
        <table:table-row table:style-name="ro4">
          <table:table-cell/>
          <table:table-cell office:value-type="string" calcext:value-type="string">
            <text:p>SYS.3.1.A5 Schutz vor Schadsoftware (S)</text:p>
          </table:table-cell>
          <table:table-cell table:number-columns-repeated="5"/>
          <table:table-cell office:value-type="string" calcext:value-type="string">
            <text:p>IND.2.4 Maschine</text:p>
          </table:table-cell>
        </table:table-row>
        <table:table-row table:style-name="ro4">
          <table:table-cell/>
          <table:table-cell office:value-type="string" calcext:value-type="string">
            <text:p>SYS.3.1.A6 Protokollierung (S)</text:p>
          </table:table-cell>
          <table:table-cell table:number-columns-repeated="5"/>
          <table:table-cell office:value-type="string" calcext:value-type="string">
            <text:p>IND.2.7 Safety Instrumented Systems (SIS)</text:p>
          </table:table-cell>
        </table:table-row>
        <table:table-row table:style-name="ro4">
          <table:table-cell table:style-name="ce443" office:value-type="string" calcext:value-type="string">
            <text:p>SYS.4.1 Drucker, Kopierer und Multifunktionsgeräte</text:p>
          </table:table-cell>
          <table:table-cell table:style-name="Default"/>
          <table:table-cell table:number-columns-repeated="5"/>
          <table:table-cell office:value-type="string" calcext:value-type="string">
            <text:p>IND.3.2 Fernwartung im industriellen Umfeld</text:p>
          </table:table-cell>
        </table:table-row>
        <table:table-row table:style-name="ro4">
          <table:table-cell/>
          <table:table-cell office:value-type="string" calcext:value-type="string">
            <text:p>SYS.4.1.A1 Definition des Sicherheitsumfeldes (S)</text:p>
          </table:table-cell>
          <table:table-cell table:number-columns-repeated="5"/>
          <table:table-cell office:value-type="string" calcext:value-type="string">
            <text:p>INF.1 Allgemeines Gebäude</text:p>
          </table:table-cell>
        </table:table-row>
        <table:table-row table:style-name="ro4">
          <table:table-cell/>
          <table:table-cell office:value-type="string" calcext:value-type="string">
            <text:p>SYS.4.1.A2 Benutzer- und Berechtigungsverwaltung (S)</text:p>
          </table:table-cell>
          <table:table-cell table:number-columns-repeated="5"/>
          <table:table-cell office:value-type="string" calcext:value-type="string">
            <text:p>INF.2 Rechenzentrum sowie Serverraum</text:p>
          </table:table-cell>
        </table:table-row>
        <table:table-row table:style-name="ro4">
          <table:table-cell/>
          <table:table-cell office:value-type="string" calcext:value-type="string">
            <text:p>SYS.4.1.A3 Software- und Patch-Management (S)</text:p>
          </table:table-cell>
          <table:table-cell table:number-columns-repeated="5"/>
          <table:table-cell office:value-type="string" calcext:value-type="string">
            <text:p>INF.5 Raum sowie Schrank für technische Infrastruktur</text:p>
          </table:table-cell>
        </table:table-row>
        <table:table-row table:style-name="ro4">
          <table:table-cell/>
          <table:table-cell office:value-type="string" calcext:value-type="string">
            <text:p>SYS.4.1.A4 Datensicherung (S)</text:p>
          </table:table-cell>
          <table:table-cell table:number-columns-repeated="5"/>
          <table:table-cell office:value-type="string" calcext:value-type="string">
            <text:p>INF.6 Datenträgerarchiv</text:p>
          </table:table-cell>
        </table:table-row>
        <table:table-row table:style-name="ro4">
          <table:table-cell/>
          <table:table-cell office:value-type="string" calcext:value-type="string">
            <text:p>SYS.4.1.A5 Schutz vor Schadsoftware (S)</text:p>
          </table:table-cell>
          <table:table-cell table:number-columns-repeated="5"/>
          <table:table-cell office:value-type="string" calcext:value-type="string">
            <text:p>INF.7 Büroarbeitsplatz</text:p>
          </table:table-cell>
        </table:table-row>
        <table:table-row table:style-name="ro4">
          <table:table-cell/>
          <table:table-cell office:value-type="string" calcext:value-type="string">
            <text:p>SYS.4.1.A6 Protokollierung (S)</text:p>
          </table:table-cell>
          <table:table-cell table:number-columns-repeated="5"/>
          <table:table-cell office:value-type="string" calcext:value-type="string">
            <text:p>INF.8 Häuslicher Arbeitsplatz</text:p>
          </table:table-cell>
        </table:table-row>
        <table:table-row table:style-name="ro4">
          <table:table-cell table:style-name="ce443" office:value-type="string" calcext:value-type="string">
            <text:p>SYS.4.3 Eingebettete Systeme</text:p>
          </table:table-cell>
          <table:table-cell table:style-name="Default"/>
          <table:table-cell table:number-columns-repeated="5"/>
          <table:table-cell office:value-type="string" calcext:value-type="string">
            <text:p>INF.9 Mobiler Arbeitsplatz</text:p>
          </table:table-cell>
        </table:table-row>
        <table:table-row table:style-name="ro4">
          <table:table-cell/>
          <table:table-cell office:value-type="string" calcext:value-type="string">
            <text:p>SYS.4.3.A1 Definition des Sicherheitsumfeldes (S)</text:p>
          </table:table-cell>
          <table:table-cell table:number-columns-repeated="5"/>
          <table:table-cell office:value-type="string" calcext:value-type="string">
            <text:p>INF.10 Besprechungs-, Veranstaltungs- und Schulungsraum</text:p>
          </table:table-cell>
        </table:table-row>
        <table:table-row table:style-name="ro4">
          <table:table-cell/>
          <table:table-cell office:value-type="string" calcext:value-type="string">
            <text:p>SYS.4.3.A2 Benutzer- und Berechtigungsverwaltung (S)</text:p>
          </table:table-cell>
          <table:table-cell table:number-columns-repeated="5"/>
          <table:table-cell office:value-type="string" calcext:value-type="string">
            <text:p>INF.11 Allgemeines Fahrzeug</text:p>
          </table:table-cell>
        </table:table-row>
        <table:table-row table:style-name="ro4">
          <table:table-cell/>
          <table:table-cell office:value-type="string" calcext:value-type="string">
            <text:p>SYS.4.3.A3 Software- und Patch-Management (S)</text:p>
          </table:table-cell>
          <table:table-cell table:number-columns-repeated="5"/>
          <table:table-cell office:value-type="string" calcext:value-type="string">
            <text:p>INF.12 Verkabelung</text:p>
          </table:table-cell>
        </table:table-row>
        <table:table-row table:style-name="ro4">
          <table:table-cell/>
          <table:table-cell office:value-type="string" calcext:value-type="string">
            <text:p>SYS.4.3.A4 Datensicherung (S)</text:p>
          </table:table-cell>
          <table:table-cell table:number-columns-repeated="5"/>
          <table:table-cell office:value-type="string" calcext:value-type="string">
            <text:p>INF.13 Technisches Gebäudemanagement</text:p>
          </table:table-cell>
        </table:table-row>
        <table:table-row table:style-name="ro4">
          <table:table-cell/>
          <table:table-cell office:value-type="string" calcext:value-type="string">
            <text:p>SYS.4.3.A5 Schutz vor Schadsoftware (S)</text:p>
          </table:table-cell>
          <table:table-cell table:number-columns-repeated="5"/>
          <table:table-cell office:value-type="string" calcext:value-type="string">
            <text:p>INF.14 Gebäudeautomation</text:p>
          </table:table-cell>
        </table:table-row>
        <table:table-row table:style-name="ro4">
          <table:table-cell/>
          <table:table-cell office:value-type="string" calcext:value-type="string">
            <text:p>SYS.4.3.A6 Protokollierung (S)</text:p>
          </table:table-cell>
          <table:table-cell table:number-columns-repeated="5"/>
          <table:table-cell office:value-type="string" calcext:value-type="string">
            <text:p>ORP.1 Sicherheitsmanagement</text:p>
          </table:table-cell>
        </table:table-row>
        <table:table-row table:style-name="ro4">
          <table:table-cell table:style-name="ce443" office:value-type="string" calcext:value-type="string">
            <text:p>SYS.4.4 Allgemeines IoT-Gerät</text:p>
          </table:table-cell>
          <table:table-cell table:style-name="Default"/>
          <table:table-cell table:number-columns-repeated="5"/>
          <table:table-cell office:value-type="string" calcext:value-type="string">
            <text:p>ORP.2 Organisation</text:p>
          </table:table-cell>
        </table:table-row>
        <table:table-row table:style-name="ro4">
          <table:table-cell/>
          <table:table-cell office:value-type="string" calcext:value-type="string">
            <text:p>SYS.4.4.A1 Definition des Sicherheitsumfeldes (S)</text:p>
          </table:table-cell>
          <table:table-cell table:number-columns-repeated="5"/>
          <table:table-cell office:value-type="string" calcext:value-type="string">
            <text:p>ORP.3 Personal</text:p>
          </table:table-cell>
        </table:table-row>
        <table:table-row table:style-name="ro4">
          <table:table-cell/>
          <table:table-cell office:value-type="string" calcext:value-type="string">
            <text:p>SYS.4.4.A2 Benutzer- und Berechtigungsverwaltung (S)</text:p>
          </table:table-cell>
          <table:table-cell table:number-columns-repeated="5"/>
          <table:table-cell office:value-type="string" calcext:value-type="string">
            <text:p>ORP.4 Sensibilisierung und Schulung zur Informationssicherheit</text:p>
          </table:table-cell>
        </table:table-row>
        <table:table-row table:style-name="ro4">
          <table:table-cell/>
          <table:table-cell office:value-type="string" calcext:value-type="string">
            <text:p>SYS.4.4.A3 Software- und Patch-Management (S)</text:p>
          </table:table-cell>
          <table:table-cell table:number-columns-repeated="5"/>
          <table:table-cell office:value-type="string" calcext:value-type="string">
            <text:p>ORP.5 Identitäts- und Berechtigungsmanagement</text:p>
          </table:table-cell>
        </table:table-row>
        <table:table-row table:style-name="ro4">
          <table:table-cell/>
          <table:table-cell office:value-type="string" calcext:value-type="string">
            <text:p>SYS.4.4.A4 Datensicherung (S)</text:p>
          </table:table-cell>
          <table:table-cell table:number-columns-repeated="5"/>
          <table:table-cell office:value-type="string" calcext:value-type="string">
            <text:p>ORP.6 Compliance Management (Anforderungsmanagement)</text:p>
          </table:table-cell>
        </table:table-row>
        <table:table-row table:style-name="ro4">
          <table:table-cell/>
          <table:table-cell office:value-type="string" calcext:value-type="string">
            <text:p>SYS.4.4.A5 Schutz vor Schadsoftware (S)</text:p>
          </table:table-cell>
          <table:table-cell table:number-columns-repeated="6"/>
        </table:table-row>
        <table:table-row table:style-name="ro4">
          <table:table-cell/>
          <table:table-cell office:value-type="string" calcext:value-type="string">
            <text:p>SYS.4.4.A6 Protokollierung (S)</text:p>
          </table:table-cell>
          <table:table-cell table:number-columns-repeated="6"/>
        </table:table-row>
        <table:table-row table:style-name="ro4">
          <table:table-cell table:style-name="ce443" office:value-type="string" calcext:value-type="string">
            <text:p>SYS.4.5 Wechseldatenträger</text:p>
          </table:table-cell>
          <table:table-cell table:style-name="Default"/>
          <table:table-cell table:number-columns-repeated="6"/>
        </table:table-row>
        <table:table-row table:style-name="ro4">
          <table:table-cell/>
          <table:table-cell office:value-type="string" calcext:value-type="string">
            <text:p>SYS.4.5.A1 Definition des Sicherheitsumfeldes (S)</text:p>
          </table:table-cell>
          <table:table-cell table:number-columns-repeated="6"/>
        </table:table-row>
        <table:table-row table:style-name="ro4">
          <table:table-cell/>
          <table:table-cell office:value-type="string" calcext:value-type="string">
            <text:p>SYS.4.5.A2 Benutzer- und Berechtigungsverwaltung (S)</text:p>
          </table:table-cell>
          <table:table-cell table:number-columns-repeated="6"/>
        </table:table-row>
        <table:table-row table:style-name="ro4">
          <table:table-cell/>
          <table:table-cell office:value-type="string" calcext:value-type="string">
            <text:p>SYS.4.5.A3 Software- und Patch-Management (S)</text:p>
          </table:table-cell>
          <table:table-cell table:number-columns-repeated="6"/>
        </table:table-row>
        <table:table-row table:style-name="ro4">
          <table:table-cell/>
          <table:table-cell office:value-type="string" calcext:value-type="string">
            <text:p>SYS.4.5.A4 Datensicherung (S)</text:p>
          </table:table-cell>
          <table:table-cell table:number-columns-repeated="6"/>
        </table:table-row>
        <table:table-row table:style-name="ro4">
          <table:table-cell/>
          <table:table-cell office:value-type="string" calcext:value-type="string">
            <text:p>SYS.4.5.A5 Schutz vor Schadsoftware (S)</text:p>
          </table:table-cell>
          <table:table-cell table:number-columns-repeated="6"/>
        </table:table-row>
        <table:table-row table:style-name="ro4">
          <table:table-cell/>
          <table:table-cell office:value-type="string" calcext:value-type="string">
            <text:p>SYS.4.5.A6 Protokollierung (S)</text:p>
          </table:table-cell>
          <table:table-cell table:number-columns-repeated="6"/>
        </table:table-row>
        <table:table-row table:style-name="ro4">
          <table:table-cell table:style-name="ce443" office:value-type="string" calcext:value-type="string">
            <text:p>CON.1 Kryptokonzept</text:p>
          </table:table-cell>
          <table:table-cell table:style-name="Default"/>
          <table:table-cell table:number-columns-repeated="6"/>
        </table:table-row>
        <table:table-row table:style-name="ro4">
          <table:table-cell/>
          <table:table-cell office:value-type="string" calcext:value-type="string">
            <text:p>CON.1.A1 Erstellung eines Kryptokonzepts (S)</text:p>
          </table:table-cell>
          <table:table-cell table:number-columns-repeated="6"/>
        </table:table-row>
        <table:table-row table:style-name="ro4">
          <table:table-cell/>
          <table:table-cell office:value-type="string" calcext:value-type="string">
            <text:p>CON.1.A2 Auswahl und Beschaffung kryptographischer Komponenten (S)</text:p>
          </table:table-cell>
          <table:table-cell table:number-columns-repeated="6"/>
        </table:table-row>
        <table:table-row table:style-name="ro4">
          <table:table-cell/>
          <table:table-cell office:value-type="string" calcext:value-type="string">
            <text:p>CON.1.A3 Einsatz kryptographischer Verfahren (S)</text:p>
          </table:table-cell>
          <table:table-cell table:number-columns-repeated="6"/>
        </table:table-row>
        <table:table-row table:style-name="ro4">
          <table:table-cell/>
          <table:table-cell office:value-type="string" calcext:value-type="string">
            <text:p>CON.1.A4 Verwaltung kryptographischer Schlüssel (S)</text:p>
          </table:table-cell>
          <table:table-cell table:number-columns-repeated="6"/>
        </table:table-row>
        <table:table-row table:style-name="ro4">
          <table:table-cell/>
          <table:table-cell office:value-type="string" calcext:value-type="string">
            <text:p>CON.1.A5 Schulung und Sensibilisierung (S)</text:p>
          </table:table-cell>
          <table:table-cell table:number-columns-repeated="6"/>
        </table:table-row>
        <table:table-row table:style-name="ro4">
          <table:table-cell/>
          <table:table-cell office:value-type="string" calcext:value-type="string">
            <text:p>CON.1.A6 Überprüfung und Aktualisierung des Kryptokonzepts (S)</text:p>
          </table:table-cell>
          <table:table-cell table:number-columns-repeated="6"/>
        </table:table-row>
        <table:table-row table:style-name="ro4">
          <table:table-cell table:style-name="ce443" office:value-type="string" calcext:value-type="string">
            <text:p>CON.2 Datenschutz</text:p>
          </table:table-cell>
          <table:table-cell table:style-name="Default"/>
          <table:table-cell table:number-columns-repeated="6"/>
        </table:table-row>
        <table:table-row table:style-name="ro4">
          <table:table-cell/>
          <table:table-cell office:value-type="string" calcext:value-type="string">
            <text:p>CON.2.A1 Erstellung eines Datenschutzkonzepts (S)</text:p>
          </table:table-cell>
          <table:table-cell table:number-columns-repeated="6"/>
        </table:table-row>
        <table:table-row table:style-name="ro4">
          <table:table-cell/>
          <table:table-cell office:value-type="string" calcext:value-type="string">
            <text:p>CON.2.A2 Identifikation und Klassifikation personenbezogener Daten (S)</text:p>
          </table:table-cell>
          <table:table-cell table:number-columns-repeated="6"/>
        </table:table-row>
        <table:table-row table:style-name="ro4">
          <table:table-cell/>
          <table:table-cell office:value-type="string" calcext:value-type="string">
            <text:p>CON.2.A3 Einhaltung gesetzlicher Vorschriften (S)</text:p>
          </table:table-cell>
          <table:table-cell table:number-columns-repeated="6"/>
        </table:table-row>
        <table:table-row table:style-name="ro4">
          <table:table-cell/>
          <table:table-cell office:value-type="string" calcext:value-type="string">
            <text:p>CON.2.A4 Technische und organisatorische Maßnahmen zum Datenschutz (S)</text:p>
          </table:table-cell>
          <table:table-cell table:number-columns-repeated="6"/>
        </table:table-row>
        <table:table-row table:style-name="ro4">
          <table:table-cell/>
          <table:table-cell office:value-type="string" calcext:value-type="string">
            <text:p>CON.2.A5 Schulung und Sensibilisierung (S)</text:p>
          </table:table-cell>
          <table:table-cell table:number-columns-repeated="6"/>
        </table:table-row>
        <table:table-row table:style-name="ro4">
          <table:table-cell/>
          <table:table-cell office:value-type="string" calcext:value-type="string">
            <text:p>CON.2.A6 Überprüfung und Aktualisierung des Datenschutzkonzepts (S)</text:p>
          </table:table-cell>
          <table:table-cell table:number-columns-repeated="6"/>
        </table:table-row>
        <table:table-row table:style-name="ro4">
          <table:table-cell table:style-name="ce443" office:value-type="string" calcext:value-type="string">
            <text:p>CON.3 Datensicherungskonzept</text:p>
          </table:table-cell>
          <table:table-cell table:style-name="Default"/>
          <table:table-cell table:number-columns-repeated="6"/>
        </table:table-row>
        <table:table-row table:style-name="ro4">
          <table:table-cell/>
          <table:table-cell office:value-type="string" calcext:value-type="string">
            <text:p>CON.3.A1 Erstellung eines Datensicherungskonzepts (S)</text:p>
          </table:table-cell>
          <table:table-cell table:number-columns-repeated="6"/>
        </table:table-row>
        <table:table-row table:style-name="ro4">
          <table:table-cell/>
          <table:table-cell office:value-type="string" calcext:value-type="string">
            <text:p>CON.3.A2 Auswahl und Beschaffung von Datensicherungskomponenten (S)</text:p>
          </table:table-cell>
          <table:table-cell table:number-columns-repeated="6"/>
        </table:table-row>
        <table:table-row table:style-name="ro4">
          <table:table-cell/>
          <table:table-cell office:value-type="string" calcext:value-type="string">
            <text:p>CON.3.A3 Durchführung regelmäßiger Datensicherungen (S)</text:p>
          </table:table-cell>
          <table:table-cell table:number-columns-repeated="6"/>
        </table:table-row>
        <table:table-row table:style-name="ro4">
          <table:table-cell/>
          <table:table-cell office:value-type="string" calcext:value-type="string">
            <text:p>CON.3.A4 Lagerung von Datensicherungen (S)</text:p>
          </table:table-cell>
          <table:table-cell table:number-columns-repeated="6"/>
        </table:table-row>
        <table:table-row table:style-name="ro4">
          <table:table-cell/>
          <table:table-cell office:value-type="string" calcext:value-type="string">
            <text:p>CON.3.A5 Wiederherstellung von Daten (S)</text:p>
          </table:table-cell>
          <table:table-cell table:number-columns-repeated="6"/>
        </table:table-row>
        <table:table-row table:style-name="ro4">
          <table:table-cell/>
          <table:table-cell office:value-type="string" calcext:value-type="string">
            <text:p>CON.3.A6 Schulung und Sensibilisierung (S)</text:p>
          </table:table-cell>
          <table:table-cell table:number-columns-repeated="6"/>
        </table:table-row>
        <table:table-row table:style-name="ro4">
          <table:table-cell/>
          <table:table-cell office:value-type="string" calcext:value-type="string">
            <text:p>CON.3.A7 Überprüfung und Aktualisierung des Datensicherungskonzepts (S)</text:p>
          </table:table-cell>
          <table:table-cell table:number-columns-repeated="6"/>
        </table:table-row>
        <table:table-row table:style-name="ro4">
          <table:table-cell table:style-name="ce443" office:value-type="string" calcext:value-type="string">
            <text:p>CON.6 Löschen und Vernichten</text:p>
          </table:table-cell>
          <table:table-cell table:style-name="Default"/>
          <table:table-cell table:number-columns-repeated="6"/>
        </table:table-row>
        <table:table-row table:style-name="ro4">
          <table:table-cell/>
          <table:table-cell office:value-type="string" calcext:value-type="string">
            <text:p>CON.6.A1 Erstellung eines Lösch- und Vernichtungskonzepts (S)</text:p>
          </table:table-cell>
          <table:table-cell table:number-columns-repeated="6"/>
        </table:table-row>
        <table:table-row table:style-name="ro4">
          <table:table-cell/>
          <table:table-cell office:value-type="string" calcext:value-type="string">
            <text:p>CON.6.A2 Auswahl und Einsatz geeigneter Lösch- und Vernichtungsmethoden (S)</text:p>
          </table:table-cell>
          <table:table-cell table:number-columns-repeated="6"/>
        </table:table-row>
        <table:table-row table:style-name="ro4">
          <table:table-cell/>
          <table:table-cell office:value-type="string" calcext:value-type="string">
            <text:p>CON.6.A3 Dokumentation und Nachweis der Lösch- und Vernichtungsvorgänge (S)</text:p>
          </table:table-cell>
          <table:table-cell table:number-columns-repeated="6"/>
        </table:table-row>
        <table:table-row table:style-name="ro4">
          <table:table-cell/>
          <table:table-cell office:value-type="string" calcext:value-type="string">
            <text:p>CON.6.A4 Schulung und Sensibilisierung (S)</text:p>
          </table:table-cell>
          <table:table-cell table:number-columns-repeated="6"/>
        </table:table-row>
        <table:table-row table:style-name="ro4">
          <table:table-cell/>
          <table:table-cell office:value-type="string" calcext:value-type="string">
            <text:p>CON.6.A5 Überprüfung und Aktualisierung des Lösch- und Vernichtungskonzepts (S)</text:p>
          </table:table-cell>
          <table:table-cell table:number-columns-repeated="6"/>
        </table:table-row>
        <table:table-row table:style-name="ro4">
          <table:table-cell table:style-name="ce443" office:value-type="string" calcext:value-type="string">
            <text:p>CON.7 Informationssicherheit auf Auslandsreisen</text:p>
          </table:table-cell>
          <table:table-cell table:style-name="Default"/>
          <table:table-cell table:number-columns-repeated="6"/>
        </table:table-row>
        <table:table-row table:style-name="ro4">
          <table:table-cell/>
          <table:table-cell office:value-type="string" calcext:value-type="string">
            <text:p>CON.7.A1 Erstellung eines Sicherheitskonzepts für Auslandsreisen (S)</text:p>
          </table:table-cell>
          <table:table-cell table:number-columns-repeated="6"/>
        </table:table-row>
        <table:table-row table:style-name="ro4">
          <table:table-cell/>
          <table:table-cell office:value-type="string" calcext:value-type="string">
            <text:p>CON.7.A2 Identifikation und Bewertung von Risiken im Ausland (S)</text:p>
          </table:table-cell>
          <table:table-cell table:number-columns-repeated="6"/>
        </table:table-row>
        <table:table-row table:style-name="ro4">
          <table:table-cell/>
          <table:table-cell office:value-type="string" calcext:value-type="string">
            <text:p>CON.7.A3 Sicherheitsmaßnahmen vor der Reise (S)</text:p>
          </table:table-cell>
          <table:table-cell table:number-columns-repeated="6"/>
        </table:table-row>
        <table:table-row table:style-name="ro4">
          <table:table-cell/>
          <table:table-cell office:value-type="string" calcext:value-type="string">
            <text:p>CON.7.A4 Sicherheitsmaßnahmen während der Reise (S)</text:p>
          </table:table-cell>
          <table:table-cell table:number-columns-repeated="6"/>
        </table:table-row>
        <table:table-row table:style-name="ro4">
          <table:table-cell/>
          <table:table-cell office:value-type="string" calcext:value-type="string">
            <text:p>CON.7.A5 Sicherheitsmaßnahmen nach der Reise (S)</text:p>
          </table:table-cell>
          <table:table-cell table:number-columns-repeated="6"/>
        </table:table-row>
        <table:table-row table:style-name="ro4">
          <table:table-cell/>
          <table:table-cell office:value-type="string" calcext:value-type="string">
            <text:p>CON.7.A6 Schulung und Sensibilisierung (S)</text:p>
          </table:table-cell>
          <table:table-cell table:number-columns-repeated="6"/>
        </table:table-row>
        <table:table-row table:style-name="ro4">
          <table:table-cell/>
          <table:table-cell office:value-type="string" calcext:value-type="string">
            <text:p>CON.7.A7 Überprüfung und Aktualisierung des Sicherheitskonzepts für Auslandsreisen (S)</text:p>
          </table:table-cell>
          <table:table-cell table:number-columns-repeated="6"/>
        </table:table-row>
        <table:table-row table:style-name="ro4">
          <table:table-cell table:style-name="ce443" office:value-type="string" calcext:value-type="string">
            <text:p>CON.8 Software-Entwicklung</text:p>
          </table:table-cell>
          <table:table-cell table:style-name="Default"/>
          <table:table-cell table:number-columns-repeated="6"/>
        </table:table-row>
        <table:table-row table:style-name="ro4">
          <table:table-cell/>
          <table:table-cell office:value-type="string" calcext:value-type="string">
            <text:p>CON.8.A1 Erstellung eines Sicherheitskonzepts für die Software-Entwicklung (S)</text:p>
          </table:table-cell>
          <table:table-cell table:number-columns-repeated="6"/>
        </table:table-row>
        <table:table-row table:style-name="ro4">
          <table:table-cell/>
          <table:table-cell office:value-type="string" calcext:value-type="string">
            <text:p>CON.8.A2 Sicherheit in den Entwicklungsprozessen (S)</text:p>
          </table:table-cell>
          <table:table-cell table:number-columns-repeated="6"/>
        </table:table-row>
        <table:table-row table:style-name="ro4">
          <table:table-cell/>
          <table:table-cell office:value-type="string" calcext:value-type="string">
            <text:p>CON.8.A3 Sichere Programmierung (S)</text:p>
          </table:table-cell>
          <table:table-cell table:number-columns-repeated="6"/>
        </table:table-row>
        <table:table-row table:style-name="ro4">
          <table:table-cell/>
          <table:table-cell office:value-type="string" calcext:value-type="string">
            <text:p>CON.8.A4 Test und Abnahme von Software (S)</text:p>
          </table:table-cell>
          <table:table-cell table:number-columns-repeated="6"/>
        </table:table-row>
        <table:table-row table:style-name="ro4">
          <table:table-cell/>
          <table:table-cell office:value-type="string" calcext:value-type="string">
            <text:p>CON.8.A5 Verwaltung und Schutz des Quellcodes (S)</text:p>
          </table:table-cell>
          <table:table-cell table:number-columns-repeated="6"/>
        </table:table-row>
        <table:table-row table:style-name="ro4">
          <table:table-cell/>
          <table:table-cell office:value-type="string" calcext:value-type="string">
            <text:p>CON.8.A6 Schulung und Sensibilisierung (S)</text:p>
          </table:table-cell>
          <table:table-cell table:number-columns-repeated="6"/>
        </table:table-row>
        <table:table-row table:style-name="ro4">
          <table:table-cell/>
          <table:table-cell office:value-type="string" calcext:value-type="string">
            <text:p>CON.8.A7 Überprüfung und Aktualisierung des Sicherheitskonzepts für die Software-Entwicklung (S)</text:p>
          </table:table-cell>
          <table:table-cell table:number-columns-repeated="6"/>
        </table:table-row>
        <table:table-row table:style-name="ro4">
          <table:table-cell table:style-name="ce443" office:value-type="string" calcext:value-type="string">
            <text:p>CON.9 Informationsaustausch</text:p>
          </table:table-cell>
          <table:table-cell table:style-name="Default"/>
          <table:table-cell table:number-columns-repeated="6"/>
        </table:table-row>
        <table:table-row table:style-name="ro4">
          <table:table-cell/>
          <table:table-cell office:value-type="string" calcext:value-type="string">
            <text:p>CON.9.A1 Erstellung eines Sicherheitskonzepts für den Informationsaustausch (S)</text:p>
          </table:table-cell>
          <table:table-cell table:number-columns-repeated="6"/>
        </table:table-row>
        <table:table-row table:style-name="ro4">
          <table:table-cell/>
          <table:table-cell office:value-type="string" calcext:value-type="string">
            <text:p>CON.9.A2 Identifikation und Bewertung von Risiken beim Informationsaustausch (S)</text:p>
          </table:table-cell>
          <table:table-cell table:number-columns-repeated="6"/>
        </table:table-row>
        <table:table-row table:style-name="ro4">
          <table:table-cell/>
          <table:table-cell office:value-type="string" calcext:value-type="string">
            <text:p>CON.9.A3 Sicherheitsmaßnahmen für den Informationsaustausch (S)</text:p>
          </table:table-cell>
          <table:table-cell table:number-columns-repeated="6"/>
        </table:table-row>
        <table:table-row table:style-name="ro4">
          <table:table-cell/>
          <table:table-cell office:value-type="string" calcext:value-type="string">
            <text:p>CON.9.A4 Schutz von Informationen während des Austauschs (S)</text:p>
          </table:table-cell>
          <table:table-cell table:number-columns-repeated="6"/>
        </table:table-row>
        <table:table-row table:style-name="ro4">
          <table:table-cell/>
          <table:table-cell office:value-type="string" calcext:value-type="string">
            <text:p>CON.9.A5 Dokumentation und Nachweis des Informationsaustauschs (S)</text:p>
          </table:table-cell>
          <table:table-cell table:number-columns-repeated="6"/>
        </table:table-row>
        <table:table-row table:style-name="ro4">
          <table:table-cell/>
          <table:table-cell office:value-type="string" calcext:value-type="string">
            <text:p>CON.9.A6 Schulung und Sensibilisierung (S)</text:p>
          </table:table-cell>
          <table:table-cell table:number-columns-repeated="6"/>
        </table:table-row>
        <table:table-row table:style-name="ro4">
          <table:table-cell/>
          <table:table-cell office:value-type="string" calcext:value-type="string">
            <text:p>CON.9.A7 Überprüfung und Aktualisierung des Sicherheitskonzepts für den Informationsaustausch (S)</text:p>
          </table:table-cell>
          <table:table-cell table:number-columns-repeated="6"/>
        </table:table-row>
        <table:table-row table:style-name="ro4">
          <table:table-cell table:style-name="ce443" office:value-type="string" calcext:value-type="string">
            <text:p>CON.10 Entwicklung von Webanwendungen</text:p>
          </table:table-cell>
          <table:table-cell table:style-name="Default"/>
          <table:table-cell table:number-columns-repeated="6"/>
        </table:table-row>
        <table:table-row table:style-name="ro4">
          <table:table-cell/>
          <table:table-cell office:value-type="string" calcext:value-type="string">
            <text:p>CON.10.A1 Erstellung eines Sicherheitskonzepts für die Entwicklung von Webanwendungen (S)</text:p>
          </table:table-cell>
          <table:table-cell table:number-columns-repeated="6"/>
        </table:table-row>
        <table:table-row table:style-name="ro4">
          <table:table-cell/>
          <table:table-cell office:value-type="string" calcext:value-type="string">
            <text:p>CON.10.A2 Sicherheit in den Entwicklungsprozessen für Webanwendungen (S)</text:p>
          </table:table-cell>
          <table:table-cell table:number-columns-repeated="6"/>
        </table:table-row>
        <table:table-row table:style-name="ro4">
          <table:table-cell/>
          <table:table-cell office:value-type="string" calcext:value-type="string">
            <text:p>CON.10.A3 Sichere Programmierung von Webanwendungen (S)</text:p>
          </table:table-cell>
          <table:table-cell table:number-columns-repeated="6"/>
        </table:table-row>
        <table:table-row table:style-name="ro4">
          <table:table-cell/>
          <table:table-cell office:value-type="string" calcext:value-type="string">
            <text:p>CON.10.A4 Test und Abnahme von Webanwendungen (S)</text:p>
          </table:table-cell>
          <table:table-cell table:number-columns-repeated="6"/>
        </table:table-row>
        <table:table-row table:style-name="ro4">
          <table:table-cell/>
          <table:table-cell office:value-type="string" calcext:value-type="string">
            <text:p>CON.10.A5 Verwaltung und Schutz des Quellcodes von Webanwendungen (S)</text:p>
          </table:table-cell>
          <table:table-cell table:number-columns-repeated="6"/>
        </table:table-row>
        <table:table-row table:style-name="ro4">
          <table:table-cell/>
          <table:table-cell office:value-type="string" calcext:value-type="string">
            <text:p>CON.10.A6 Schulung und Sensibilisierung (S)</text:p>
          </table:table-cell>
          <table:table-cell table:number-columns-repeated="6"/>
        </table:table-row>
        <table:table-row table:style-name="ro4">
          <table:table-cell/>
          <table:table-cell office:value-type="string" calcext:value-type="string">
            <text:p>CON.10.A7 Überprüfung und Aktualisierung des Sicherheitskonzepts für die Entwicklung von Webanwendungen (S)</text:p>
          </table:table-cell>
          <table:table-cell table:number-columns-repeated="6"/>
        </table:table-row>
        <table:table-row table:style-name="ro4">
          <table:table-cell table:style-name="ce443" office:value-type="string" calcext:value-type="string">
            <text:p>OPS.1.1.1 Allgemeiner IT-Betrieb</text:p>
          </table:table-cell>
          <table:table-cell table:style-name="Default"/>
          <table:table-cell table:number-columns-repeated="6"/>
        </table:table-row>
        <table:table-row table:style-name="ro4">
          <table:table-cell/>
          <table:table-cell office:value-type="string" calcext:value-type="string">
            <text:p>OPS.1.1.1.A1 Erstellung eines Sicherheitskonzepts für den IT-Betrieb (S)</text:p>
          </table:table-cell>
          <table:table-cell table:number-columns-repeated="6"/>
        </table:table-row>
        <table:table-row table:style-name="ro4">
          <table:table-cell/>
          <table:table-cell office:value-type="string" calcext:value-type="string">
            <text:p>OPS.1.1.1.A2 Dokumentation des IT-Betriebs (S)</text:p>
          </table:table-cell>
          <table:table-cell table:number-columns-repeated="6"/>
        </table:table-row>
        <table:table-row table:style-name="ro4">
          <table:table-cell/>
          <table:table-cell office:value-type="string" calcext:value-type="string">
            <text:p>OPS.1.1.1.A3 Schulung und Sensibilisierung (S)</text:p>
          </table:table-cell>
          <table:table-cell table:number-columns-repeated="6"/>
        </table:table-row>
        <table:table-row table:style-name="ro4">
          <table:table-cell/>
          <table:table-cell office:value-type="string" calcext:value-type="string">
            <text:p>OPS.1.1.1.A4 Notfallplanung und -übungen (S)</text:p>
          </table:table-cell>
          <table:table-cell table:number-columns-repeated="6"/>
        </table:table-row>
        <table:table-row table:style-name="ro4">
          <table:table-cell/>
          <table:table-cell office:value-type="string" calcext:value-type="string">
            <text:p>OPS.1.1.1.A5 Überprüfung und Aktualisierung des Sicherheitskonzepts (S)</text:p>
          </table:table-cell>
          <table:table-cell table:number-columns-repeated="6"/>
        </table:table-row>
        <table:table-row table:style-name="ro4">
          <table:table-cell table:style-name="ce443" office:value-type="string" calcext:value-type="string">
            <text:p>OPS.1.1.2 Ordnungsgemäße IT-Administration</text:p>
          </table:table-cell>
          <table:table-cell table:style-name="Default"/>
          <table:table-cell table:number-columns-repeated="6"/>
        </table:table-row>
        <table:table-row table:style-name="ro4">
          <table:table-cell/>
          <table:table-cell office:value-type="string" calcext:value-type="string">
            <text:p>OPS.1.1.2.A1 Erstellung eines IT-Administrationskonzepts (S)</text:p>
          </table:table-cell>
          <table:table-cell table:number-columns-repeated="6"/>
        </table:table-row>
        <table:table-row table:style-name="ro4">
          <table:table-cell/>
          <table:table-cell office:value-type="string" calcext:value-type="string">
            <text:p>OPS.1.1.2.A2 Benutzer- und Berechtigungsverwaltung (S)</text:p>
          </table:table-cell>
          <table:table-cell table:number-columns-repeated="6"/>
        </table:table-row>
        <table:table-row table:style-name="ro4">
          <table:table-cell/>
          <table:table-cell office:value-type="string" calcext:value-type="string">
            <text:p>OPS.1.1.2.A3 Software- und Patch-Management (S)</text:p>
          </table:table-cell>
          <table:table-cell table:number-columns-repeated="6"/>
        </table:table-row>
        <table:table-row table:style-name="ro4">
          <table:table-cell/>
          <table:table-cell office:value-type="string" calcext:value-type="string">
            <text:p>OPS.1.1.2.A4 Protokollierung und Monitoring (S)</text:p>
          </table:table-cell>
          <table:table-cell table:number-columns-repeated="6"/>
        </table:table-row>
        <table:table-row table:style-name="ro4">
          <table:table-cell/>
          <table:table-cell office:value-type="string" calcext:value-type="string">
            <text:p>OPS.1.1.2.A5 Überprüfung und Aktualisierung des IT-Administrationskonzepts (S)</text:p>
          </table:table-cell>
          <table:table-cell table:number-columns-repeated="6"/>
        </table:table-row>
        <table:table-row table:style-name="ro4">
          <table:table-cell table:style-name="ce443" office:value-type="string" calcext:value-type="string">
            <text:p>OPS.1.1.3 Patch- und Änderungsmanagement</text:p>
          </table:table-cell>
          <table:table-cell table:style-name="Default"/>
          <table:table-cell table:number-columns-repeated="6"/>
        </table:table-row>
        <table:table-row table:style-name="ro4">
          <table:table-cell/>
          <table:table-cell office:value-type="string" calcext:value-type="string">
            <text:p>OPS.1.1.3.A1 Erstellung eines Patch- und Änderungsmanagementkonzepts (S)</text:p>
          </table:table-cell>
          <table:table-cell table:number-columns-repeated="6"/>
        </table:table-row>
        <table:table-row table:style-name="ro4">
          <table:table-cell/>
          <table:table-cell office:value-type="string" calcext:value-type="string">
            <text:p>OPS.1.1.3.A2 Durchführung von Patch- und Änderungsprozessen (S)</text:p>
          </table:table-cell>
          <table:table-cell table:number-columns-repeated="6"/>
        </table:table-row>
        <table:table-row table:style-name="ro4">
          <table:table-cell/>
          <table:table-cell office:value-type="string" calcext:value-type="string">
            <text:p>OPS.1.1.3.A3 Protokollierung und Überwachung (S)</text:p>
          </table:table-cell>
          <table:table-cell table:number-columns-repeated="6"/>
        </table:table-row>
        <table:table-row table:style-name="ro4">
          <table:table-cell/>
          <table:table-cell office:value-type="string" calcext:value-type="string">
            <text:p>OPS.1.1.3.A4 Schulung und Sensibilisierung (S)</text:p>
          </table:table-cell>
          <table:table-cell table:number-columns-repeated="6"/>
        </table:table-row>
        <table:table-row table:style-name="ro4">
          <table:table-cell/>
          <table:table-cell office:value-type="string" calcext:value-type="string">
            <text:p>OPS.1.1.3.A5 Überprüfung und Aktualisierung des Patch- und Änderungsmanagementkonzepts (S)</text:p>
          </table:table-cell>
          <table:table-cell table:number-columns-repeated="6"/>
        </table:table-row>
        <table:table-row table:style-name="ro4">
          <table:table-cell table:style-name="ce443" office:value-type="string" calcext:value-type="string">
            <text:p>OPS.1.1.4 Schutz vor Schadprogrammen</text:p>
          </table:table-cell>
          <table:table-cell table:style-name="Default"/>
          <table:table-cell table:number-columns-repeated="6"/>
        </table:table-row>
        <table:table-row table:style-name="ro4">
          <table:table-cell/>
          <table:table-cell office:value-type="string" calcext:value-type="string">
            <text:p>OPS.1.1.4.A1 Erstellung eines Sicherheitskonzepts gegen Schadprogramme (S)</text:p>
          </table:table-cell>
          <table:table-cell table:number-columns-repeated="6"/>
        </table:table-row>
        <table:table-row table:style-name="ro4">
          <table:table-cell/>
          <table:table-cell office:value-type="string" calcext:value-type="string">
            <text:p>OPS.1.1.4.A2 Einsatz von Schutzsoftware (S)</text:p>
          </table:table-cell>
          <table:table-cell table:number-columns-repeated="6"/>
        </table:table-row>
        <table:table-row table:style-name="ro4">
          <table:table-cell/>
          <table:table-cell office:value-type="string" calcext:value-type="string">
            <text:p>OPS.1.1.4.A3 Schulung und Sensibilisierung (S)</text:p>
          </table:table-cell>
          <table:table-cell table:number-columns-repeated="6"/>
        </table:table-row>
        <table:table-row table:style-name="ro4">
          <table:table-cell/>
          <table:table-cell office:value-type="string" calcext:value-type="string">
            <text:p>OPS.1.1.4.A4 Überprüfung und Aktualisierung des Sicherheitskonzepts (S)</text:p>
          </table:table-cell>
          <table:table-cell table:number-columns-repeated="6"/>
        </table:table-row>
        <table:table-row table:style-name="ro4">
          <table:table-cell table:style-name="ce443" office:value-type="string" calcext:value-type="string">
            <text:p>OPS.1.1.5 Protokollierung</text:p>
          </table:table-cell>
          <table:table-cell table:style-name="Default"/>
          <table:table-cell table:number-columns-repeated="6"/>
        </table:table-row>
        <table:table-row table:style-name="ro4">
          <table:table-cell/>
          <table:table-cell office:value-type="string" calcext:value-type="string">
            <text:p>OPS.1.1.5.A1 Erstellung eines Protokollierungskonzepts (S)</text:p>
          </table:table-cell>
          <table:table-cell table:number-columns-repeated="6"/>
        </table:table-row>
        <table:table-row table:style-name="ro4">
          <table:table-cell/>
          <table:table-cell office:value-type="string" calcext:value-type="string">
            <text:p>OPS.1.1.5.A2 Durchführung der Protokollierung (S)</text:p>
          </table:table-cell>
          <table:table-cell table:number-columns-repeated="6"/>
        </table:table-row>
        <table:table-row table:style-name="ro4">
          <table:table-cell/>
          <table:table-cell office:value-type="string" calcext:value-type="string">
            <text:p>OPS.1.1.5.A3 Überwachung und Auswertung der Protokolle (S)</text:p>
          </table:table-cell>
          <table:table-cell table:number-columns-repeated="6"/>
        </table:table-row>
        <table:table-row table:style-name="ro4">
          <table:table-cell/>
          <table:table-cell office:value-type="string" calcext:value-type="string">
            <text:p>OPS.1.1.5.A4 Schulung und Sensibilisierung (S)</text:p>
          </table:table-cell>
          <table:table-cell table:number-columns-repeated="6"/>
        </table:table-row>
        <table:table-row table:style-name="ro4">
          <table:table-cell/>
          <table:table-cell office:value-type="string" calcext:value-type="string">
            <text:p>OPS.1.1.5.A5 Überprüfung und Aktualisierung des Protokollierungskonzepts (S)</text:p>
          </table:table-cell>
          <table:table-cell table:number-columns-repeated="6"/>
        </table:table-row>
        <table:table-row table:style-name="ro4">
          <table:table-cell table:style-name="ce443" office:value-type="string" calcext:value-type="string">
            <text:p>OPS.1.1.6 Software-Tests und -Freigaben</text:p>
          </table:table-cell>
          <table:table-cell table:style-name="Default"/>
          <table:table-cell table:number-columns-repeated="6"/>
        </table:table-row>
        <table:table-row table:style-name="ro4">
          <table:table-cell/>
          <table:table-cell office:value-type="string" calcext:value-type="string">
            <text:p>OPS.1.1.6.A1 Erstellung eines Test- und Freigabekonzepts (S)</text:p>
          </table:table-cell>
          <table:table-cell table:number-columns-repeated="6"/>
        </table:table-row>
        <table:table-row table:style-name="ro4">
          <table:table-cell/>
          <table:table-cell office:value-type="string" calcext:value-type="string">
            <text:p>OPS.1.1.6.A2 Durchführung von Software-Tests (S)</text:p>
          </table:table-cell>
          <table:table-cell table:number-columns-repeated="6"/>
        </table:table-row>
        <table:table-row table:style-name="ro4">
          <table:table-cell/>
          <table:table-cell office:value-type="string" calcext:value-type="string">
            <text:p>OPS.1.1.6.A3 Dokumentation und Protokollierung der Tests (S)</text:p>
          </table:table-cell>
          <table:table-cell table:number-columns-repeated="6"/>
        </table:table-row>
        <table:table-row table:style-name="ro4">
          <table:table-cell/>
          <table:table-cell office:value-type="string" calcext:value-type="string">
            <text:p>OPS.1.1.6.A4 Schulung und Sensibilisierung (S)</text:p>
          </table:table-cell>
          <table:table-cell table:number-columns-repeated="6"/>
        </table:table-row>
        <table:table-row table:style-name="ro4">
          <table:table-cell/>
          <table:table-cell office:value-type="string" calcext:value-type="string">
            <text:p>OPS.1.1.6.A5 Überprüfung und Aktualisierung des Test- und Freigabekonzepts (S)</text:p>
          </table:table-cell>
          <table:table-cell table:number-columns-repeated="6"/>
        </table:table-row>
        <table:table-row table:style-name="ro4">
          <table:table-cell table:style-name="ce443" office:value-type="string" calcext:value-type="string">
            <text:p>OPS.1.1.7 Systemmanagement</text:p>
          </table:table-cell>
          <table:table-cell table:style-name="Default"/>
          <table:table-cell table:number-columns-repeated="6"/>
        </table:table-row>
        <table:table-row table:style-name="ro4">
          <table:table-cell/>
          <table:table-cell office:value-type="string" calcext:value-type="string">
            <text:p>OPS.1.1.7.A1 Erstellung eines Systemmanagementkonzepts (S)</text:p>
          </table:table-cell>
          <table:table-cell table:number-columns-repeated="6"/>
        </table:table-row>
        <table:table-row table:style-name="ro4">
          <table:table-cell/>
          <table:table-cell office:value-type="string" calcext:value-type="string">
            <text:p>OPS.1.1.7.A2 Überwachung und Wartung der Systeme (S)</text:p>
          </table:table-cell>
          <table:table-cell table:number-columns-repeated="6"/>
        </table:table-row>
        <table:table-row table:style-name="ro4">
          <table:table-cell/>
          <table:table-cell office:value-type="string" calcext:value-type="string">
            <text:p>OPS.1.1.7.A3 Protokollierung und Dokumentation (S)</text:p>
          </table:table-cell>
          <table:table-cell table:number-columns-repeated="6"/>
        </table:table-row>
        <table:table-row table:style-name="ro4">
          <table:table-cell/>
          <table:table-cell office:value-type="string" calcext:value-type="string">
            <text:p>OPS.1.1.7.A4 Schulung und Sensibilisierung (S)</text:p>
          </table:table-cell>
          <table:table-cell table:number-columns-repeated="6"/>
        </table:table-row>
        <table:table-row table:style-name="ro4">
          <table:table-cell/>
          <table:table-cell office:value-type="string" calcext:value-type="string">
            <text:p>OPS.1.1.7.A5 Überprüfung und Aktualisierung des Systemmanagementkonzepts (S)</text:p>
          </table:table-cell>
          <table:table-cell table:number-columns-repeated="6"/>
        </table:table-row>
        <table:table-row table:style-name="ro4">
          <table:table-cell table:style-name="ce443" office:value-type="string" calcext:value-type="string">
            <text:p>OPS.1.2.2 Archivierung</text:p>
          </table:table-cell>
          <table:table-cell table:style-name="Default"/>
          <table:table-cell table:number-columns-repeated="6"/>
        </table:table-row>
        <table:table-row table:style-name="ro4">
          <table:table-cell/>
          <table:table-cell office:value-type="string" calcext:value-type="string">
            <text:p>OPS.1.2.2.A1 Erstellung eines Archivierungskonzepts (S)</text:p>
          </table:table-cell>
          <table:table-cell table:number-columns-repeated="6"/>
        </table:table-row>
        <table:table-row table:style-name="ro4">
          <table:table-cell/>
          <table:table-cell office:value-type="string" calcext:value-type="string">
            <text:p>OPS.1.2.2.A2 Durchführung der Archivierung (S)</text:p>
          </table:table-cell>
          <table:table-cell table:number-columns-repeated="6"/>
        </table:table-row>
        <table:table-row table:style-name="ro4">
          <table:table-cell/>
          <table:table-cell office:value-type="string" calcext:value-type="string">
            <text:p>OPS.1.2.2.A3 Überwachung und Wartung der Archive (S)</text:p>
          </table:table-cell>
          <table:table-cell table:number-columns-repeated="6"/>
        </table:table-row>
        <table:table-row table:style-name="ro4">
          <table:table-cell/>
          <table:table-cell office:value-type="string" calcext:value-type="string">
            <text:p>OPS.1.2.2.A4 Schulung und Sensibilisierung (S)</text:p>
          </table:table-cell>
          <table:table-cell table:number-columns-repeated="6"/>
        </table:table-row>
        <table:table-row table:style-name="ro4">
          <table:table-cell/>
          <table:table-cell office:value-type="string" calcext:value-type="string">
            <text:p>OPS.1.2.2.A5 Überprüfung und Aktualisierung des Archivierungskonzepts (S)</text:p>
          </table:table-cell>
          <table:table-cell table:number-columns-repeated="6"/>
        </table:table-row>
        <table:table-row table:style-name="ro4">
          <table:table-cell table:style-name="ce443" office:value-type="string" calcext:value-type="string">
            <text:p>OPS.1.2.4 Telearbeit</text:p>
          </table:table-cell>
          <table:table-cell table:style-name="Default"/>
          <table:table-cell table:number-columns-repeated="6"/>
        </table:table-row>
        <table:table-row table:style-name="ro4">
          <table:table-cell/>
          <table:table-cell office:value-type="string" calcext:value-type="string">
            <text:p>OPS.1.2.4.A1 Erstellung eines Telearbeitskonzepts (S)</text:p>
          </table:table-cell>
          <table:table-cell table:number-columns-repeated="6"/>
        </table:table-row>
        <table:table-row table:style-name="ro4">
          <table:table-cell/>
          <table:table-cell office:value-type="string" calcext:value-type="string">
            <text:p>OPS.1.2.4.A2 Bereitstellung sicherer Telearbeitsumgebungen (S)</text:p>
          </table:table-cell>
          <table:table-cell table:number-columns-repeated="6"/>
        </table:table-row>
        <table:table-row table:style-name="ro4">
          <table:table-cell/>
          <table:table-cell office:value-type="string" calcext:value-type="string">
            <text:p>OPS.1.2.4.A3 Überwachung und Wartung der Telearbeitsumgebungen (S)</text:p>
          </table:table-cell>
          <table:table-cell table:number-columns-repeated="6"/>
        </table:table-row>
        <table:table-row table:style-name="ro4">
          <table:table-cell/>
          <table:table-cell office:value-type="string" calcext:value-type="string">
            <text:p>OPS.1.2.4.A4 Schulung und Sensibilisierung (S)</text:p>
          </table:table-cell>
          <table:table-cell table:number-columns-repeated="6"/>
        </table:table-row>
        <table:table-row table:style-name="ro4">
          <table:table-cell/>
          <table:table-cell office:value-type="string" calcext:value-type="string">
            <text:p>OPS.1.2.4.A5 Überprüfung und Aktualisierung des Telearbeitskonzepts (S)</text:p>
          </table:table-cell>
          <table:table-cell table:number-columns-repeated="6"/>
        </table:table-row>
        <table:table-row table:style-name="ro4">
          <table:table-cell table:style-name="ce443" office:value-type="string" calcext:value-type="string">
            <text:p>OPS.1.2.5 Fernwartung</text:p>
          </table:table-cell>
          <table:table-cell table:style-name="Default"/>
          <table:table-cell table:number-columns-repeated="6"/>
        </table:table-row>
        <table:table-row table:style-name="ro4">
          <table:table-cell/>
          <table:table-cell office:value-type="string" calcext:value-type="string">
            <text:p>OPS.1.2.5.A1 Erstellung eines Fernwartungskonzepts (S)</text:p>
          </table:table-cell>
          <table:table-cell table:number-columns-repeated="6"/>
        </table:table-row>
        <table:table-row table:style-name="ro4">
          <table:table-cell/>
          <table:table-cell office:value-type="string" calcext:value-type="string">
            <text:p>OPS.1.2.5.A2 Durchführung der Fernwartung (S)</text:p>
          </table:table-cell>
          <table:table-cell table:number-columns-repeated="6"/>
        </table:table-row>
        <table:table-row table:style-name="ro4">
          <table:table-cell/>
          <table:table-cell office:value-type="string" calcext:value-type="string">
            <text:p>OPS.1.2.5.A3 Überwachung und Protokollierung der Fernwartung (S)</text:p>
          </table:table-cell>
          <table:table-cell table:number-columns-repeated="6"/>
        </table:table-row>
        <table:table-row table:style-name="ro4">
          <table:table-cell/>
          <table:table-cell office:value-type="string" calcext:value-type="string">
            <text:p>OPS.1.2.5.A4 Schulung und Sensibilisierung (S)</text:p>
          </table:table-cell>
          <table:table-cell table:number-columns-repeated="6"/>
        </table:table-row>
        <table:table-row table:style-name="ro4">
          <table:table-cell/>
          <table:table-cell office:value-type="string" calcext:value-type="string">
            <text:p>OPS.1.2.5.A5 Überprüfung und Aktualisierung des Fernwartungskonzepts (S)</text:p>
          </table:table-cell>
          <table:table-cell table:number-columns-repeated="6"/>
        </table:table-row>
        <table:table-row table:style-name="ro4">
          <table:table-cell table:style-name="ce443" office:value-type="string" calcext:value-type="string">
            <text:p>OPS.1.2.6 NTP-Zeitsynchronisation</text:p>
          </table:table-cell>
          <table:table-cell table:style-name="Default"/>
          <table:table-cell table:number-columns-repeated="6"/>
        </table:table-row>
        <table:table-row table:style-name="ro4">
          <table:table-cell/>
          <table:table-cell office:value-type="string" calcext:value-type="string">
            <text:p>OPS.1.2.6.A1 Erstellung eines NTP-Zeitsynchronisationskonzepts (S)</text:p>
          </table:table-cell>
          <table:table-cell table:number-columns-repeated="6"/>
        </table:table-row>
        <table:table-row table:style-name="ro4">
          <table:table-cell/>
          <table:table-cell office:value-type="string" calcext:value-type="string">
            <text:p>OPS.1.2.6.A2 Einrichtung und Betrieb von NTP-Servern (S)</text:p>
          </table:table-cell>
          <table:table-cell table:number-columns-repeated="6"/>
        </table:table-row>
        <table:table-row table:style-name="ro4">
          <table:table-cell/>
          <table:table-cell office:value-type="string" calcext:value-type="string">
            <text:p>OPS.1.2.6.A3 Überwachung und Protokollierung der Zeitsynchronisation (S)</text:p>
          </table:table-cell>
          <table:table-cell table:number-columns-repeated="6"/>
        </table:table-row>
        <table:table-row table:style-name="ro4">
          <table:table-cell/>
          <table:table-cell office:value-type="string" calcext:value-type="string">
            <text:p>OPS.1.2.6.A4 Schulung und Sensibilisierung (S)</text:p>
          </table:table-cell>
          <table:table-cell table:number-columns-repeated="6"/>
        </table:table-row>
        <table:table-row table:style-name="ro4">
          <table:table-cell/>
          <table:table-cell office:value-type="string" calcext:value-type="string">
            <text:p>OPS.1.2.6.A5 Überprüfung und Aktualisierung des NTP-Zeitsynchronisationskonzepts (S)</text:p>
          </table:table-cell>
          <table:table-cell table:number-columns-repeated="6"/>
        </table:table-row>
        <table:table-row table:style-name="ro4">
          <table:table-cell table:style-name="ce443" office:value-type="string" calcext:value-type="string">
            <text:p>OPS.2.1 Outsourcing für Kunden</text:p>
          </table:table-cell>
          <table:table-cell table:style-name="Default"/>
          <table:table-cell table:number-columns-repeated="6"/>
        </table:table-row>
        <table:table-row table:style-name="ro4">
          <table:table-cell/>
          <table:table-cell office:value-type="string" calcext:value-type="string">
            <text:p>OPS.2.1.A1 Erstellung eines Outsourcingkonzepts (S)</text:p>
          </table:table-cell>
          <table:table-cell table:number-columns-repeated="6"/>
        </table:table-row>
        <table:table-row table:style-name="ro4">
          <table:table-cell/>
          <table:table-cell office:value-type="string" calcext:value-type="string">
            <text:p>OPS.2.1.A2 Auswahl und Bewertung von Dienstleistern (S)</text:p>
          </table:table-cell>
          <table:table-cell table:number-columns-repeated="6"/>
        </table:table-row>
        <table:table-row table:style-name="ro4">
          <table:table-cell/>
          <table:table-cell office:value-type="string" calcext:value-type="string">
            <text:p>OPS.2.1.A3 Vertragsgestaltung und Überwachung (S)</text:p>
          </table:table-cell>
          <table:table-cell table:number-columns-repeated="6"/>
        </table:table-row>
        <table:table-row table:style-name="ro4">
          <table:table-cell/>
          <table:table-cell office:value-type="string" calcext:value-type="string">
            <text:p>OPS.2.1.A4 Schulung und Sensibilisierung (S)</text:p>
          </table:table-cell>
          <table:table-cell table:number-columns-repeated="6"/>
        </table:table-row>
        <table:table-row table:style-name="ro4">
          <table:table-cell/>
          <table:table-cell office:value-type="string" calcext:value-type="string">
            <text:p>OPS.2.1.A5 Überprüfung und Aktualisierung des Outsourcingkonzepts (S)</text:p>
          </table:table-cell>
          <table:table-cell table:number-columns-repeated="6"/>
        </table:table-row>
        <table:table-row table:style-name="ro4">
          <table:table-cell table:style-name="ce443" office:value-type="string" calcext:value-type="string">
            <text:p>OPS.2.2 Cloud-Nutzung</text:p>
          </table:table-cell>
          <table:table-cell table:style-name="Default"/>
          <table:table-cell table:number-columns-repeated="6"/>
        </table:table-row>
        <table:table-row table:style-name="ro4">
          <table:table-cell/>
          <table:table-cell office:value-type="string" calcext:value-type="string">
            <text:p>OPS.2.2.A1 Erstellung eines Cloud-Nutzungskonzepts (S)</text:p>
          </table:table-cell>
          <table:table-cell table:number-columns-repeated="6"/>
        </table:table-row>
        <table:table-row table:style-name="ro4">
          <table:table-cell/>
          <table:table-cell office:value-type="string" calcext:value-type="string">
            <text:p>OPS.2.2.A2 Auswahl und Bewertung von Cloud-Dienstleistern (S)</text:p>
          </table:table-cell>
          <table:table-cell table:number-columns-repeated="6"/>
        </table:table-row>
        <table:table-row table:style-name="ro4">
          <table:table-cell/>
          <table:table-cell office:value-type="string" calcext:value-type="string">
            <text:p>OPS.2.2.A3 Sicherer Betrieb und Nutzung von Cloud-Diensten (S)</text:p>
          </table:table-cell>
          <table:table-cell table:number-columns-repeated="6"/>
        </table:table-row>
        <table:table-row table:style-name="ro4">
          <table:table-cell/>
          <table:table-cell office:value-type="string" calcext:value-type="string">
            <text:p>OPS.2.2.A4 Schulung und Sensibilisierung (S)</text:p>
          </table:table-cell>
          <table:table-cell table:number-columns-repeated="6"/>
        </table:table-row>
        <table:table-row table:style-name="ro4">
          <table:table-cell/>
          <table:table-cell office:value-type="string" calcext:value-type="string">
            <text:p>OPS.2.2.A5 Überprüfung und Aktualisierung des Cloud-Nutzungskonzepts (S)</text:p>
          </table:table-cell>
          <table:table-cell table:number-columns-repeated="6"/>
        </table:table-row>
        <table:table-row table:style-name="ro4">
          <table:table-cell table:style-name="ce443" office:value-type="string" calcext:value-type="string">
            <text:p>OPS.3.1 Outsourcing für Dienstleister</text:p>
          </table:table-cell>
          <table:table-cell table:style-name="Default"/>
          <table:table-cell table:number-columns-repeated="6"/>
        </table:table-row>
        <table:table-row table:style-name="ro4">
          <table:table-cell/>
          <table:table-cell office:value-type="string" calcext:value-type="string">
            <text:p>OPS.3.1.A1 Erstellung eines Sicherheitskonzepts für Outsourcing-Dienstleister (S)</text:p>
          </table:table-cell>
          <table:table-cell table:number-columns-repeated="6"/>
        </table:table-row>
        <table:table-row table:style-name="ro4">
          <table:table-cell/>
          <table:table-cell office:value-type="string" calcext:value-type="string">
            <text:p>OPS.3.1.A2 Einhaltung gesetzlicher und vertraglicher Anforderungen (S)</text:p>
          </table:table-cell>
          <table:table-cell table:number-columns-repeated="6"/>
        </table:table-row>
        <table:table-row table:style-name="ro4">
          <table:table-cell/>
          <table:table-cell office:value-type="string" calcext:value-type="string">
            <text:p>OPS.3.1.A3 Sicherheitsanforderungen an die Dienstleister (S)</text:p>
          </table:table-cell>
          <table:table-cell table:number-columns-repeated="6"/>
        </table:table-row>
        <table:table-row table:style-name="ro4">
          <table:table-cell/>
          <table:table-cell office:value-type="string" calcext:value-type="string">
            <text:p>OPS.3.1.A4 Überwachung und Überprüfung der Dienstleister (S)</text:p>
          </table:table-cell>
          <table:table-cell table:number-columns-repeated="6"/>
        </table:table-row>
        <table:table-row table:style-name="ro4">
          <table:table-cell/>
          <table:table-cell office:value-type="string" calcext:value-type="string">
            <text:p>OPS.3.1.A5 Schulung und Sensibilisierung (S)</text:p>
          </table:table-cell>
          <table:table-cell table:number-columns-repeated="6"/>
        </table:table-row>
        <table:table-row table:style-name="ro4">
          <table:table-cell/>
          <table:table-cell office:value-type="string" calcext:value-type="string">
            <text:p>OPS.3.1.A6 Überprüfung und Aktualisierung des Sicherheitskonzepts für Outsourcing-Dienstleister (S)</text:p>
          </table:table-cell>
          <table:table-cell table:number-columns-repeated="6"/>
        </table:table-row>
        <table:table-row table:style-name="ro4">
          <table:table-cell table:style-name="ce443" office:value-type="string" calcext:value-type="string">
            <text:p>DER.1 Detektion von sicherheitsrelevanten Ereignissen</text:p>
          </table:table-cell>
          <table:table-cell table:style-name="Default"/>
          <table:table-cell table:number-columns-repeated="6"/>
        </table:table-row>
        <table:table-row table:style-name="ro4">
          <table:table-cell/>
          <table:table-cell office:value-type="string" calcext:value-type="string">
            <text:p>DER.1.A1 Erstellung eines Detektionskonzepts (S)</text:p>
          </table:table-cell>
          <table:table-cell table:number-columns-repeated="6"/>
        </table:table-row>
        <table:table-row table:style-name="ro4">
          <table:table-cell/>
          <table:table-cell office:value-type="string" calcext:value-type="string">
            <text:p>DER.1.A2 Einrichtung von Detektionsmechanismen (S)</text:p>
          </table:table-cell>
          <table:table-cell table:number-columns-repeated="6"/>
        </table:table-row>
        <table:table-row table:style-name="ro4">
          <table:table-cell/>
          <table:table-cell office:value-type="string" calcext:value-type="string">
            <text:p>DER.1.A3 Überwachung und Protokollierung sicherheitsrelevanter Ereignisse (S)</text:p>
          </table:table-cell>
          <table:table-cell table:number-columns-repeated="6"/>
        </table:table-row>
        <table:table-row table:style-name="ro4">
          <table:table-cell/>
          <table:table-cell office:value-type="string" calcext:value-type="string">
            <text:p>DER.1.A4 Auswertung und Analyse der Protokolle (S)</text:p>
          </table:table-cell>
          <table:table-cell table:number-columns-repeated="6"/>
        </table:table-row>
        <table:table-row table:style-name="ro4">
          <table:table-cell/>
          <table:table-cell office:value-type="string" calcext:value-type="string">
            <text:p>DER.1.A5 Schulung und Sensibilisierung (S)</text:p>
          </table:table-cell>
          <table:table-cell table:number-columns-repeated="6"/>
        </table:table-row>
        <table:table-row table:style-name="ro4">
          <table:table-cell/>
          <table:table-cell office:value-type="string" calcext:value-type="string">
            <text:p>DER.1.A6 Überprüfung und Aktualisierung des Detektionskonzepts (S)</text:p>
          </table:table-cell>
          <table:table-cell table:number-columns-repeated="6"/>
        </table:table-row>
        <table:table-row table:style-name="ro4">
          <table:table-cell table:style-name="ce443" office:value-type="string" calcext:value-type="string">
            <text:p>DER.2.1 Behandlung von Sicherheitsvorfällen</text:p>
          </table:table-cell>
          <table:table-cell table:style-name="Default"/>
          <table:table-cell table:number-columns-repeated="6"/>
        </table:table-row>
        <table:table-row table:style-name="ro4">
          <table:table-cell/>
          <table:table-cell office:value-type="string" calcext:value-type="string">
            <text:p>DER.2.1.A1 Erstellung eines Sicherheitsvorfallmanagementkonzepts (S)</text:p>
          </table:table-cell>
          <table:table-cell table:number-columns-repeated="6"/>
        </table:table-row>
        <table:table-row table:style-name="ro4">
          <table:table-cell/>
          <table:table-cell office:value-type="string" calcext:value-type="string">
            <text:p>DER.2.1.A2 Einrichtung eines Sicherheitsvorfallteams (S)</text:p>
          </table:table-cell>
          <table:table-cell table:number-columns-repeated="6"/>
        </table:table-row>
        <table:table-row table:style-name="ro4">
          <table:table-cell/>
          <table:table-cell office:value-type="string" calcext:value-type="string">
            <text:p>DER.2.1.A3 Meldung und Dokumentation von Sicherheitsvorfällen (S)</text:p>
          </table:table-cell>
          <table:table-cell table:number-columns-repeated="6"/>
        </table:table-row>
        <table:table-row table:style-name="ro4">
          <table:table-cell/>
          <table:table-cell office:value-type="string" calcext:value-type="string">
            <text:p>DER.2.1.A4 Analyse und Bewertung von Sicherheitsvorfällen (S)</text:p>
          </table:table-cell>
          <table:table-cell table:number-columns-repeated="6"/>
        </table:table-row>
        <table:table-row table:style-name="ro4">
          <table:table-cell/>
          <table:table-cell office:value-type="string" calcext:value-type="string">
            <text:p>DER.2.1.A5 Maßnahmen zur Behandlung von Sicherheitsvorfällen (S)</text:p>
          </table:table-cell>
          <table:table-cell table:number-columns-repeated="6"/>
        </table:table-row>
        <table:table-row table:style-name="ro4">
          <table:table-cell/>
          <table:table-cell office:value-type="string" calcext:value-type="string">
            <text:p>DER.2.1.A6 Schulung und Sensibilisierung (S)</text:p>
          </table:table-cell>
          <table:table-cell table:number-columns-repeated="6"/>
        </table:table-row>
        <table:table-row table:style-name="ro4">
          <table:table-cell/>
          <table:table-cell office:value-type="string" calcext:value-type="string">
            <text:p>DER.2.1.A7 Überprüfung und Aktualisierung des Sicherheitsvorfallmanagementkonzepts (S)</text:p>
          </table:table-cell>
          <table:table-cell table:number-columns-repeated="6"/>
        </table:table-row>
        <table:table-row table:style-name="ro4">
          <table:table-cell table:style-name="ce443" office:value-type="string" calcext:value-type="string">
            <text:p>DER.2.2 Vorsorge für die IT-Forensik</text:p>
          </table:table-cell>
          <table:table-cell table:style-name="Default"/>
          <table:table-cell table:number-columns-repeated="6"/>
        </table:table-row>
        <table:table-row table:style-name="ro4">
          <table:table-cell/>
          <table:table-cell office:value-type="string" calcext:value-type="string">
            <text:p>DER.2.2.A1 Erstellung eines forensischen Vorsorgekonzepts (S)</text:p>
          </table:table-cell>
          <table:table-cell table:number-columns-repeated="6"/>
        </table:table-row>
        <table:table-row table:style-name="ro4">
          <table:table-cell/>
          <table:table-cell office:value-type="string" calcext:value-type="string">
            <text:p>DER.2.2.A2 Einrichtung forensischer Mechanismen (S)</text:p>
          </table:table-cell>
          <table:table-cell table:number-columns-repeated="6"/>
        </table:table-row>
        <table:table-row table:style-name="ro4">
          <table:table-cell/>
          <table:table-cell office:value-type="string" calcext:value-type="string">
            <text:p>DER.2.2.A3 Sicherstellung der Beweissicherung (S)</text:p>
          </table:table-cell>
          <table:table-cell table:number-columns-repeated="6"/>
        </table:table-row>
        <table:table-row table:style-name="ro4">
          <table:table-cell/>
          <table:table-cell office:value-type="string" calcext:value-type="string">
            <text:p>DER.2.2.A4 Analyse und Auswertung forensischer Daten (S)</text:p>
          </table:table-cell>
          <table:table-cell table:number-columns-repeated="6"/>
        </table:table-row>
        <table:table-row table:style-name="ro4">
          <table:table-cell/>
          <table:table-cell office:value-type="string" calcext:value-type="string">
            <text:p>DER.2.2.A5 Schulung und Sensibilisierung (S)</text:p>
          </table:table-cell>
          <table:table-cell table:number-columns-repeated="6"/>
        </table:table-row>
        <table:table-row table:style-name="ro4">
          <table:table-cell/>
          <table:table-cell office:value-type="string" calcext:value-type="string">
            <text:p>DER.2.2.A6 Überprüfung und Aktualisierung des forensischen Vorsorgekonzepts (S)</text:p>
          </table:table-cell>
          <table:table-cell table:number-columns-repeated="6"/>
        </table:table-row>
        <table:table-row table:style-name="ro4">
          <table:table-cell table:style-name="ce443" office:value-type="string" calcext:value-type="string">
            <text:p>DER.2.3 Bereinigung weitreichender Sicherheitsvorfälle</text:p>
          </table:table-cell>
          <table:table-cell table:style-name="Default"/>
          <table:table-cell table:number-columns-repeated="6"/>
        </table:table-row>
        <table:table-row table:style-name="ro4">
          <table:table-cell/>
          <table:table-cell office:value-type="string" calcext:value-type="string">
            <text:p>DER.2.3.A1 Erstellung eines Konzepts zur Bereinigung (S)</text:p>
          </table:table-cell>
          <table:table-cell table:number-columns-repeated="6"/>
        </table:table-row>
        <table:table-row table:style-name="ro4">
          <table:table-cell/>
          <table:table-cell office:value-type="string" calcext:value-type="string">
            <text:p>DER.2.3.A2 Koordination der Bereinigungsmaßnahmen (S)</text:p>
          </table:table-cell>
          <table:table-cell table:number-columns-repeated="6"/>
        </table:table-row>
        <table:table-row table:style-name="ro4">
          <table:table-cell/>
          <table:table-cell office:value-type="string" calcext:value-type="string">
            <text:p>DER.2.3.A3 Durchführung von Bereinigungsmaßnahmen (S)</text:p>
          </table:table-cell>
          <table:table-cell table:number-columns-repeated="6"/>
        </table:table-row>
        <table:table-row table:style-name="ro4">
          <table:table-cell/>
          <table:table-cell office:value-type="string" calcext:value-type="string">
            <text:p>DER.2.3.A4 Überwachung und Dokumentation der Maßnahmen (S)</text:p>
          </table:table-cell>
          <table:table-cell table:number-columns-repeated="6"/>
        </table:table-row>
        <table:table-row table:style-name="ro4">
          <table:table-cell/>
          <table:table-cell office:value-type="string" calcext:value-type="string">
            <text:p>DER.2.3.A5 Schulung und Sensibilisierung (S)</text:p>
          </table:table-cell>
          <table:table-cell table:number-columns-repeated="6"/>
        </table:table-row>
        <table:table-row table:style-name="ro4">
          <table:table-cell/>
          <table:table-cell office:value-type="string" calcext:value-type="string">
            <text:p>DER.2.3.A6 Überprüfung und Aktualisierung des Bereinigungskonzepts (S)</text:p>
          </table:table-cell>
          <table:table-cell table:number-columns-repeated="6"/>
        </table:table-row>
        <table:table-row table:style-name="ro4">
          <table:table-cell table:style-name="ce443" office:value-type="string" calcext:value-type="string">
            <text:p>DER.3.1 Audits und Revisionen</text:p>
          </table:table-cell>
          <table:table-cell table:style-name="Default"/>
          <table:table-cell table:number-columns-repeated="6"/>
        </table:table-row>
        <table:table-row table:style-name="ro4">
          <table:table-cell/>
          <table:table-cell office:value-type="string" calcext:value-type="string">
            <text:p>DER.3.1.A1 Erstellung eines Audit- und Revisionskonzepts (S)</text:p>
          </table:table-cell>
          <table:table-cell table:number-columns-repeated="6"/>
        </table:table-row>
        <table:table-row table:style-name="ro4">
          <table:table-cell/>
          <table:table-cell office:value-type="string" calcext:value-type="string">
            <text:p>DER.3.1.A2 Planung und Durchführung von Audits und Revisionen (S)</text:p>
          </table:table-cell>
          <table:table-cell table:number-columns-repeated="6"/>
        </table:table-row>
        <table:table-row table:style-name="ro4">
          <table:table-cell/>
          <table:table-cell office:value-type="string" calcext:value-type="string">
            <text:p>DER.3.1.A3 Dokumentation und Nachverfolgung der Ergebnisse (S)</text:p>
          </table:table-cell>
          <table:table-cell table:number-columns-repeated="6"/>
        </table:table-row>
        <table:table-row table:style-name="ro4">
          <table:table-cell/>
          <table:table-cell office:value-type="string" calcext:value-type="string">
            <text:p>DER.3.1.A4 Schulung und Sensibilisierung (S)</text:p>
          </table:table-cell>
          <table:table-cell table:number-columns-repeated="6"/>
        </table:table-row>
        <table:table-row table:style-name="ro4">
          <table:table-cell/>
          <table:table-cell office:value-type="string" calcext:value-type="string">
            <text:p>DER.3.1.A5 Überprüfung und Aktualisierung des Audit- und Revisionskonzepts (S)</text:p>
          </table:table-cell>
          <table:table-cell table:number-columns-repeated="6"/>
        </table:table-row>
        <table:table-row table:style-name="ro4">
          <table:table-cell table:style-name="ce443" office:value-type="string" calcext:value-type="string">
            <text:p>DER.3.2 Revision auf Basis des Leitfadens IS-Revision</text:p>
          </table:table-cell>
          <table:table-cell table:style-name="Default"/>
          <table:table-cell table:number-columns-repeated="6"/>
        </table:table-row>
        <table:table-row table:style-name="ro4">
          <table:table-cell/>
          <table:table-cell office:value-type="string" calcext:value-type="string">
            <text:p>DER.3.2.A1 Erstellung eines IS-Revisionskonzepts (S)</text:p>
          </table:table-cell>
          <table:table-cell table:number-columns-repeated="6"/>
        </table:table-row>
        <table:table-row table:style-name="ro4">
          <table:table-cell/>
          <table:table-cell office:value-type="string" calcext:value-type="string">
            <text:p>DER.3.2.A2 Planung und Durchführung von IS-Revisionen (S)</text:p>
          </table:table-cell>
          <table:table-cell table:number-columns-repeated="6"/>
        </table:table-row>
        <table:table-row table:style-name="ro4">
          <table:table-cell/>
          <table:table-cell office:value-type="string" calcext:value-type="string">
            <text:p>DER.3.2.A3 Dokumentation und Nachverfolgung der Ergebnisse (S)</text:p>
          </table:table-cell>
          <table:table-cell table:number-columns-repeated="6"/>
        </table:table-row>
        <table:table-row table:style-name="ro4">
          <table:table-cell/>
          <table:table-cell office:value-type="string" calcext:value-type="string">
            <text:p>DER.3.2.A4 Schulung und Sensibilisierung (S)</text:p>
          </table:table-cell>
          <table:table-cell table:number-columns-repeated="6"/>
        </table:table-row>
        <table:table-row table:style-name="ro4">
          <table:table-cell/>
          <table:table-cell office:value-type="string" calcext:value-type="string">
            <text:p>DER.3.2.A5 Überprüfung und Aktualisierung des IS-Revisionskonzepts (S)</text:p>
          </table:table-cell>
          <table:table-cell table:number-columns-repeated="6"/>
        </table:table-row>
        <table:table-row table:style-name="ro4">
          <table:table-cell table:style-name="ce443" office:value-type="string" calcext:value-type="string">
            <text:p>DER.4 Notfallmanagement</text:p>
          </table:table-cell>
          <table:table-cell table:style-name="Default"/>
          <table:table-cell table:number-columns-repeated="6"/>
        </table:table-row>
        <table:table-row table:style-name="ro4">
          <table:table-cell/>
          <table:table-cell office:value-type="string" calcext:value-type="string">
            <text:p>DER.4.A1 Erstellung eines Notfallmanagementkonzepts (S)</text:p>
          </table:table-cell>
          <table:table-cell table:number-columns-repeated="6"/>
        </table:table-row>
        <table:table-row table:style-name="ro4">
          <table:table-cell/>
          <table:table-cell office:value-type="string" calcext:value-type="string">
            <text:p>DER.4.A2 Identifikation und Bewertung von Risiken (S)</text:p>
          </table:table-cell>
          <table:table-cell table:number-columns-repeated="6"/>
        </table:table-row>
        <table:table-row table:style-name="ro4">
          <table:table-cell/>
          <table:table-cell office:value-type="string" calcext:value-type="string">
            <text:p>DER.4.A3 Erstellung und Pflege von Notfallplänen (S)</text:p>
          </table:table-cell>
          <table:table-cell table:number-columns-repeated="6"/>
        </table:table-row>
        <table:table-row table:style-name="ro4">
          <table:table-cell/>
          <table:table-cell office:value-type="string" calcext:value-type="string">
            <text:p>DER.4.A4 Durchführung von Notfallübungen (S)</text:p>
          </table:table-cell>
          <table:table-cell table:number-columns-repeated="6"/>
        </table:table-row>
        <table:table-row table:style-name="ro4">
          <table:table-cell/>
          <table:table-cell office:value-type="string" calcext:value-type="string">
            <text:p>DER.4.A5 Schulung und Sensibilisierung (S)</text:p>
          </table:table-cell>
          <table:table-cell table:number-columns-repeated="6"/>
        </table:table-row>
        <table:table-row table:style-name="ro4">
          <table:table-cell/>
          <table:table-cell office:value-type="string" calcext:value-type="string">
            <text:p>DER.4.A6 Überprüfung und Aktualisierung des Notfallmanagementkonzepts (S)</text:p>
          </table:table-cell>
          <table:table-cell table:number-columns-repeated="6"/>
        </table:table-row>
        <table:table-row table:style-name="ro4">
          <table:table-cell table:style-name="ce443" office:value-type="string" calcext:value-type="string">
            <text:p>APP.1.1 Office-Produkte</text:p>
          </table:table-cell>
          <table:table-cell table:style-name="Default"/>
          <table:table-cell table:number-columns-repeated="6"/>
        </table:table-row>
        <table:table-row table:style-name="ro4">
          <table:table-cell/>
          <table:table-cell office:value-type="string" calcext:value-type="string">
            <text:p>APP.1.1.A1 Erstellung eines Sicherheitskonzepts für Office-Produkte (S)</text:p>
          </table:table-cell>
          <table:table-cell table:number-columns-repeated="6"/>
        </table:table-row>
        <table:table-row table:style-name="ro4">
          <table:table-cell/>
          <table:table-cell office:value-type="string" calcext:value-type="string">
            <text:p>APP.1.1.A2 Planung und Beschaffung von Office-Produkten (S)</text:p>
          </table:table-cell>
          <table:table-cell table:number-columns-repeated="6"/>
        </table:table-row>
        <table:table-row table:style-name="ro4">
          <table:table-cell/>
          <table:table-cell office:value-type="string" calcext:value-type="string">
            <text:p>APP.1.1.A3 Installation und Konfiguration von Office-Produkten (S)</text:p>
          </table:table-cell>
          <table:table-cell table:number-columns-repeated="6"/>
        </table:table-row>
        <table:table-row table:style-name="ro4">
          <table:table-cell/>
          <table:table-cell office:value-type="string" calcext:value-type="string">
            <text:p>APP.1.1.A4 Patch-Management für Office-Produkte (S)</text:p>
          </table:table-cell>
          <table:table-cell table:number-columns-repeated="6"/>
        </table:table-row>
        <table:table-row table:style-name="ro4">
          <table:table-cell/>
          <table:table-cell office:value-type="string" calcext:value-type="string">
            <text:p>APP.1.1.A5 Schulung und Sensibilisierung (S)</text:p>
          </table:table-cell>
          <table:table-cell table:number-columns-repeated="6"/>
        </table:table-row>
        <table:table-row table:style-name="ro4">
          <table:table-cell/>
          <table:table-cell office:value-type="string" calcext:value-type="string">
            <text:p>APP.1.1.A6 Überprüfung und Aktualisierung des Sicherheitskonzepts (S)</text:p>
          </table:table-cell>
          <table:table-cell table:number-columns-repeated="6"/>
        </table:table-row>
        <table:table-row table:style-name="ro4">
          <table:table-cell table:style-name="ce443" office:value-type="string" calcext:value-type="string">
            <text:p>APP.1.2 Webbrowser</text:p>
          </table:table-cell>
          <table:table-cell table:style-name="Default"/>
          <table:table-cell table:number-columns-repeated="6"/>
        </table:table-row>
        <table:table-row table:style-name="ro4">
          <table:table-cell/>
          <table:table-cell office:value-type="string" calcext:value-type="string">
            <text:p>APP.1.2.A1 Erstellung eines Sicherheitskonzepts für Webbrowser (S)</text:p>
          </table:table-cell>
          <table:table-cell table:number-columns-repeated="6"/>
        </table:table-row>
        <table:table-row table:style-name="ro4">
          <table:table-cell/>
          <table:table-cell office:value-type="string" calcext:value-type="string">
            <text:p>APP.1.2.A2 Planung und Beschaffung von Webbrowsern (S)</text:p>
          </table:table-cell>
          <table:table-cell table:number-columns-repeated="6"/>
        </table:table-row>
        <table:table-row table:style-name="ro4">
          <table:table-cell/>
          <table:table-cell office:value-type="string" calcext:value-type="string">
            <text:p>APP.1.2.A3 Installation und Konfiguration von Webbrowsern (S)</text:p>
          </table:table-cell>
          <table:table-cell table:number-columns-repeated="6"/>
        </table:table-row>
        <table:table-row table:style-name="ro4">
          <table:table-cell/>
          <table:table-cell office:value-type="string" calcext:value-type="string">
            <text:p>APP.1.2.A4 Patch-Management für Webbrowser (S)</text:p>
          </table:table-cell>
          <table:table-cell table:number-columns-repeated="6"/>
        </table:table-row>
        <table:table-row table:style-name="ro4">
          <table:table-cell/>
          <table:table-cell office:value-type="string" calcext:value-type="string">
            <text:p>APP.1.2.A5 Schulung und Sensibilisierung (S)</text:p>
          </table:table-cell>
          <table:table-cell table:number-columns-repeated="6"/>
        </table:table-row>
        <table:table-row table:style-name="ro4">
          <table:table-cell/>
          <table:table-cell office:value-type="string" calcext:value-type="string">
            <text:p>APP.1.2.A6 Überprüfung und Aktualisierung des Sicherheitskonzepts (S)</text:p>
          </table:table-cell>
          <table:table-cell table:number-columns-repeated="6"/>
        </table:table-row>
        <table:table-row table:style-name="ro4">
          <table:table-cell table:style-name="ce443" office:value-type="string" calcext:value-type="string">
            <text:p>APP.1.4 Mobile Anwendungen (Apps)</text:p>
          </table:table-cell>
          <table:table-cell table:style-name="Default"/>
          <table:table-cell table:number-columns-repeated="6"/>
        </table:table-row>
        <table:table-row table:style-name="ro4">
          <table:table-cell/>
          <table:table-cell office:value-type="string" calcext:value-type="string">
            <text:p>APP.1.4.A1 Erstellung eines Sicherheitskonzepts für mobile Anwendungen (S)</text:p>
          </table:table-cell>
          <table:table-cell table:number-columns-repeated="6"/>
        </table:table-row>
        <table:table-row table:style-name="ro4">
          <table:table-cell/>
          <table:table-cell office:value-type="string" calcext:value-type="string">
            <text:p>APP.1.4.A2 Planung und Beschaffung von mobilen Anwendungen (S)</text:p>
          </table:table-cell>
          <table:table-cell table:number-columns-repeated="6"/>
        </table:table-row>
        <table:table-row table:style-name="ro4">
          <table:table-cell/>
          <table:table-cell office:value-type="string" calcext:value-type="string">
            <text:p>APP.1.4.A3 Installation und Konfiguration von mobilen Anwendungen (S)</text:p>
          </table:table-cell>
          <table:table-cell table:number-columns-repeated="6"/>
        </table:table-row>
        <table:table-row table:style-name="ro4">
          <table:table-cell/>
          <table:table-cell office:value-type="string" calcext:value-type="string">
            <text:p>APP.1.4.A4 Patch-Management für mobile Anwendungen (S)</text:p>
          </table:table-cell>
          <table:table-cell table:number-columns-repeated="6"/>
        </table:table-row>
        <table:table-row table:style-name="ro4">
          <table:table-cell/>
          <table:table-cell office:value-type="string" calcext:value-type="string">
            <text:p>APP.1.4.A5 Schulung und Sensibilisierung (S)</text:p>
          </table:table-cell>
          <table:table-cell table:number-columns-repeated="6"/>
        </table:table-row>
        <table:table-row table:style-name="ro4">
          <table:table-cell/>
          <table:table-cell office:value-type="string" calcext:value-type="string">
            <text:p>APP.1.4.A6 Überprüfung und Aktualisierung des Sicherheitskonzepts (S)</text:p>
          </table:table-cell>
          <table:table-cell table:number-columns-repeated="6"/>
        </table:table-row>
        <table:table-row table:style-name="ro4">
          <table:table-cell table:style-name="ce443" office:value-type="string" calcext:value-type="string">
            <text:p>APP.2.1 Allgemeiner Verzeichnisdienst</text:p>
          </table:table-cell>
          <table:table-cell table:style-name="Default"/>
          <table:table-cell table:number-columns-repeated="6"/>
        </table:table-row>
        <table:table-row table:style-name="ro4">
          <table:table-cell/>
          <table:table-cell office:value-type="string" calcext:value-type="string">
            <text:p>APP.2.1.A1 Erstellung eines Sicherheitskonzepts für Verzeichnisdienste (S)</text:p>
          </table:table-cell>
          <table:table-cell table:number-columns-repeated="6"/>
        </table:table-row>
        <table:table-row table:style-name="ro4">
          <table:table-cell/>
          <table:table-cell office:value-type="string" calcext:value-type="string">
            <text:p>APP.2.1.A2 Planung und Beschaffung von Verzeichnisdiensten (S)</text:p>
          </table:table-cell>
          <table:table-cell table:number-columns-repeated="6"/>
        </table:table-row>
        <table:table-row table:style-name="ro4">
          <table:table-cell/>
          <table:table-cell office:value-type="string" calcext:value-type="string">
            <text:p>APP.2.1.A3 Installation und Konfiguration von Verzeichnisdiensten (S)</text:p>
          </table:table-cell>
          <table:table-cell table:number-columns-repeated="6"/>
        </table:table-row>
        <table:table-row table:style-name="ro4">
          <table:table-cell/>
          <table:table-cell office:value-type="string" calcext:value-type="string">
            <text:p>APP.2.1.A4 Patch-Management für Verzeichnisdienste (S)</text:p>
          </table:table-cell>
          <table:table-cell table:number-columns-repeated="6"/>
        </table:table-row>
        <table:table-row table:style-name="ro4">
          <table:table-cell/>
          <table:table-cell office:value-type="string" calcext:value-type="string">
            <text:p>APP.2.1.A5 Schulung und Sensibilisierung (S)</text:p>
          </table:table-cell>
          <table:table-cell table:number-columns-repeated="6"/>
        </table:table-row>
        <table:table-row table:style-name="ro4">
          <table:table-cell/>
          <table:table-cell office:value-type="string" calcext:value-type="string">
            <text:p>APP.2.1.A6 Überprüfung und Aktualisierung des Sicherheitskonzepts (S)</text:p>
          </table:table-cell>
          <table:table-cell table:number-columns-repeated="6"/>
        </table:table-row>
        <table:table-row table:style-name="ro4">
          <table:table-cell table:style-name="ce443" office:value-type="string" calcext:value-type="string">
            <text:p>APP.2.2 Active Directory</text:p>
          </table:table-cell>
          <table:table-cell table:style-name="Default"/>
          <table:table-cell table:number-columns-repeated="6"/>
        </table:table-row>
        <table:table-row table:style-name="ro4">
          <table:table-cell/>
          <table:table-cell office:value-type="string" calcext:value-type="string">
            <text:p>APP.2.2.A1 Erstellung eines Sicherheitskonzepts für Active Directory (S)</text:p>
          </table:table-cell>
          <table:table-cell table:number-columns-repeated="6"/>
        </table:table-row>
        <table:table-row table:style-name="ro4">
          <table:table-cell/>
          <table:table-cell office:value-type="string" calcext:value-type="string">
            <text:p>APP.2.2.A2 Planung und Beschaffung von Active Directory (S)</text:p>
          </table:table-cell>
          <table:table-cell table:number-columns-repeated="6"/>
        </table:table-row>
        <table:table-row table:style-name="ro4">
          <table:table-cell/>
          <table:table-cell office:value-type="string" calcext:value-type="string">
            <text:p>APP.2.2.A3 Installation und Konfiguration von Active Directory (S)</text:p>
          </table:table-cell>
          <table:table-cell table:number-columns-repeated="6"/>
        </table:table-row>
        <table:table-row table:style-name="ro4">
          <table:table-cell/>
          <table:table-cell office:value-type="string" calcext:value-type="string">
            <text:p>APP.2.2.A4 Patch-Management für Active Directory (S)</text:p>
          </table:table-cell>
          <table:table-cell table:number-columns-repeated="6"/>
        </table:table-row>
        <table:table-row table:style-name="ro4">
          <table:table-cell/>
          <table:table-cell office:value-type="string" calcext:value-type="string">
            <text:p>APP.2.2.A5 Schulung und Sensibilisierung (S)</text:p>
          </table:table-cell>
          <table:table-cell table:number-columns-repeated="6"/>
        </table:table-row>
        <table:table-row table:style-name="ro4">
          <table:table-cell/>
          <table:table-cell office:value-type="string" calcext:value-type="string">
            <text:p>APP.2.2.A6 Überprüfung und Aktualisierung des Sicherheitskonzepts (S)</text:p>
          </table:table-cell>
          <table:table-cell table:number-columns-repeated="6"/>
        </table:table-row>
        <table:table-row table:style-name="ro4">
          <table:table-cell table:style-name="ce443" office:value-type="string" calcext:value-type="string">
            <text:p>APP.2.3 OpenLDAP</text:p>
          </table:table-cell>
          <table:table-cell table:style-name="Default"/>
          <table:table-cell table:number-columns-repeated="6"/>
        </table:table-row>
        <table:table-row table:style-name="ro4">
          <table:table-cell/>
          <table:table-cell office:value-type="string" calcext:value-type="string">
            <text:p>APP.2.3.A1 Erstellung eines Sicherheitskonzepts für OpenLDAP (S)</text:p>
          </table:table-cell>
          <table:table-cell table:number-columns-repeated="6"/>
        </table:table-row>
        <table:table-row table:style-name="ro4">
          <table:table-cell/>
          <table:table-cell office:value-type="string" calcext:value-type="string">
            <text:p>APP.2.3.A2 Planung und Beschaffung von OpenLDAP (S)</text:p>
          </table:table-cell>
          <table:table-cell table:number-columns-repeated="6"/>
        </table:table-row>
        <table:table-row table:style-name="ro4">
          <table:table-cell/>
          <table:table-cell office:value-type="string" calcext:value-type="string">
            <text:p>APP.2.3.A3 Installation und Konfiguration von OpenLDAP (S)</text:p>
          </table:table-cell>
          <table:table-cell table:number-columns-repeated="6"/>
        </table:table-row>
        <table:table-row table:style-name="ro4">
          <table:table-cell/>
          <table:table-cell office:value-type="string" calcext:value-type="string">
            <text:p>APP.2.3.A4 Patch-Management für OpenLDAP (S)</text:p>
          </table:table-cell>
          <table:table-cell table:number-columns-repeated="6"/>
        </table:table-row>
        <table:table-row table:style-name="ro4">
          <table:table-cell/>
          <table:table-cell office:value-type="string" calcext:value-type="string">
            <text:p>APP.2.3.A5 Schulung und Sensibilisierung (S)</text:p>
          </table:table-cell>
          <table:table-cell table:number-columns-repeated="6"/>
        </table:table-row>
        <table:table-row table:style-name="ro4">
          <table:table-cell/>
          <table:table-cell office:value-type="string" calcext:value-type="string">
            <text:p>APP.2.3.A6 Überprüfung und Aktualisierung des Sicherheitskonzepts (S)</text:p>
          </table:table-cell>
          <table:table-cell table:number-columns-repeated="6"/>
        </table:table-row>
        <table:table-row table:style-name="ro4">
          <table:table-cell table:style-name="ce443" office:value-type="string" calcext:value-type="string">
            <text:p>APP.3.1 Webanwendungen und Webservices</text:p>
          </table:table-cell>
          <table:table-cell table:style-name="Default"/>
          <table:table-cell table:number-columns-repeated="6"/>
        </table:table-row>
        <table:table-row table:style-name="ro4">
          <table:table-cell/>
          <table:table-cell office:value-type="string" calcext:value-type="string">
            <text:p>APP.3.1.A1 Erstellung eines Sicherheitskonzepts für Webanwendungen und Webservices (S)</text:p>
          </table:table-cell>
          <table:table-cell table:number-columns-repeated="6"/>
        </table:table-row>
        <table:table-row table:style-name="ro4">
          <table:table-cell/>
          <table:table-cell office:value-type="string" calcext:value-type="string">
            <text:p>APP.3.1.A2 Planung und Beschaffung von Webanwendungen und Webservices (S)</text:p>
          </table:table-cell>
          <table:table-cell table:number-columns-repeated="6"/>
        </table:table-row>
        <table:table-row table:style-name="ro4">
          <table:table-cell/>
          <table:table-cell office:value-type="string" calcext:value-type="string">
            <text:p>APP.3.1.A3 Installation und Konfiguration von Webanwendungen und Webservices (S)</text:p>
          </table:table-cell>
          <table:table-cell table:number-columns-repeated="6"/>
        </table:table-row>
        <table:table-row table:style-name="ro4">
          <table:table-cell/>
          <table:table-cell office:value-type="string" calcext:value-type="string">
            <text:p>APP.3.1.A4 Patch-Management für Webanwendungen und Webservices (S)</text:p>
          </table:table-cell>
          <table:table-cell table:number-columns-repeated="6"/>
        </table:table-row>
        <table:table-row table:style-name="ro4">
          <table:table-cell/>
          <table:table-cell office:value-type="string" calcext:value-type="string">
            <text:p>APP.3.1.A5 Schulung und Sensibilisierung (S)</text:p>
          </table:table-cell>
          <table:table-cell table:number-columns-repeated="6"/>
        </table:table-row>
        <table:table-row table:style-name="ro4">
          <table:table-cell/>
          <table:table-cell office:value-type="string" calcext:value-type="string">
            <text:p>APP.3.1.A6 Überprüfung und Aktualisierung des Sicherheitskonzepts (S)</text:p>
          </table:table-cell>
          <table:table-cell table:number-columns-repeated="6"/>
        </table:table-row>
        <table:table-row table:style-name="ro4">
          <table:table-cell table:style-name="ce443" office:value-type="string" calcext:value-type="string">
            <text:p>APP.3.2 Webserver</text:p>
          </table:table-cell>
          <table:table-cell table:style-name="Default"/>
          <table:table-cell table:number-columns-repeated="6"/>
        </table:table-row>
        <table:table-row table:style-name="ro4">
          <table:table-cell/>
          <table:table-cell office:value-type="string" calcext:value-type="string">
            <text:p>APP.3.2.A1 Erstellung eines Sicherheitskonzepts für Webserver (S)</text:p>
          </table:table-cell>
          <table:table-cell table:number-columns-repeated="6"/>
        </table:table-row>
        <table:table-row table:style-name="ro4">
          <table:table-cell/>
          <table:table-cell office:value-type="string" calcext:value-type="string">
            <text:p>APP.3.2.A2 Planung und Beschaffung von Webservern (S)</text:p>
          </table:table-cell>
          <table:table-cell table:number-columns-repeated="6"/>
        </table:table-row>
        <table:table-row table:style-name="ro4">
          <table:table-cell/>
          <table:table-cell office:value-type="string" calcext:value-type="string">
            <text:p>APP.3.2.A3 Installation und Konfiguration von Webservern (S)</text:p>
          </table:table-cell>
          <table:table-cell table:number-columns-repeated="6"/>
        </table:table-row>
        <table:table-row table:style-name="ro4">
          <table:table-cell/>
          <table:table-cell office:value-type="string" calcext:value-type="string">
            <text:p>APP.3.2.A4 Patch-Management für Webserver (S)</text:p>
          </table:table-cell>
          <table:table-cell table:number-columns-repeated="6"/>
        </table:table-row>
        <table:table-row table:style-name="ro4">
          <table:table-cell/>
          <table:table-cell office:value-type="string" calcext:value-type="string">
            <text:p>APP.3.2.A5 Schulung und Sensibilisierung (S)</text:p>
          </table:table-cell>
          <table:table-cell table:number-columns-repeated="6"/>
        </table:table-row>
        <table:table-row table:style-name="ro4">
          <table:table-cell/>
          <table:table-cell office:value-type="string" calcext:value-type="string">
            <text:p>APP.3.2.A6 Überprüfung und Aktualisierung des Sicherheitskonzepts (S)</text:p>
          </table:table-cell>
          <table:table-cell table:number-columns-repeated="6"/>
        </table:table-row>
        <table:table-row table:style-name="ro4">
          <table:table-cell table:style-name="ce443" office:value-type="string" calcext:value-type="string">
            <text:p>APP.3.3 Fileserver</text:p>
          </table:table-cell>
          <table:table-cell table:style-name="Default"/>
          <table:table-cell table:number-columns-repeated="6"/>
        </table:table-row>
        <table:table-row table:style-name="ro4">
          <table:table-cell/>
          <table:table-cell office:value-type="string" calcext:value-type="string">
            <text:p>APP.3.3.A1 Erstellung eines Sicherheitskonzepts für Fileserver (S)</text:p>
          </table:table-cell>
          <table:table-cell table:number-columns-repeated="6"/>
        </table:table-row>
        <table:table-row table:style-name="ro4">
          <table:table-cell/>
          <table:table-cell office:value-type="string" calcext:value-type="string">
            <text:p>APP.3.3.A2 Planung und Beschaffung von Fileservern (S)</text:p>
          </table:table-cell>
          <table:table-cell table:number-columns-repeated="6"/>
        </table:table-row>
        <table:table-row table:style-name="ro4">
          <table:table-cell/>
          <table:table-cell office:value-type="string" calcext:value-type="string">
            <text:p>APP.3.3.A3 Installation und Konfiguration von Fileservern (S)</text:p>
          </table:table-cell>
          <table:table-cell table:number-columns-repeated="6"/>
        </table:table-row>
        <table:table-row table:style-name="ro4">
          <table:table-cell/>
          <table:table-cell office:value-type="string" calcext:value-type="string">
            <text:p>APP.3.3.A4 Patch-Management für Fileserver (S)</text:p>
          </table:table-cell>
          <table:table-cell table:number-columns-repeated="6"/>
        </table:table-row>
        <table:table-row table:style-name="ro4">
          <table:table-cell/>
          <table:table-cell office:value-type="string" calcext:value-type="string">
            <text:p>APP.3.3.A5 Schulung und Sensibilisierung (S)</text:p>
          </table:table-cell>
          <table:table-cell table:number-columns-repeated="6"/>
        </table:table-row>
        <table:table-row table:style-name="ro4">
          <table:table-cell/>
          <table:table-cell office:value-type="string" calcext:value-type="string">
            <text:p>APP.3.3.A6 Überprüfung und Aktualisierung des Sicherheitskonzepts (S)</text:p>
          </table:table-cell>
          <table:table-cell table:number-columns-repeated="6"/>
        </table:table-row>
        <table:table-row table:style-name="ro4">
          <table:table-cell table:style-name="ce443" office:value-type="string" calcext:value-type="string">
            <text:p>APP.3.4 Samba</text:p>
          </table:table-cell>
          <table:table-cell table:style-name="Default"/>
          <table:table-cell table:number-columns-repeated="6"/>
        </table:table-row>
        <table:table-row table:style-name="ro4">
          <table:table-cell/>
          <table:table-cell office:value-type="string" calcext:value-type="string">
            <text:p>APP.3.4.A1 Erstellung eines Sicherheitskonzepts für Samba (S)</text:p>
          </table:table-cell>
          <table:table-cell table:number-columns-repeated="6"/>
        </table:table-row>
        <table:table-row table:style-name="ro4">
          <table:table-cell/>
          <table:table-cell office:value-type="string" calcext:value-type="string">
            <text:p>APP.3.4.A2 Planung und Beschaffung von Samba (S)</text:p>
          </table:table-cell>
          <table:table-cell table:number-columns-repeated="6"/>
        </table:table-row>
        <table:table-row table:style-name="ro4">
          <table:table-cell/>
          <table:table-cell office:value-type="string" calcext:value-type="string">
            <text:p>APP.3.4.A3 Installation und Konfiguration von Samba (S)</text:p>
          </table:table-cell>
          <table:table-cell table:number-columns-repeated="6"/>
        </table:table-row>
        <table:table-row table:style-name="ro4">
          <table:table-cell/>
          <table:table-cell office:value-type="string" calcext:value-type="string">
            <text:p>APP.3.4.A4 Patch-Management für Samba (S)</text:p>
          </table:table-cell>
          <table:table-cell table:number-columns-repeated="6"/>
        </table:table-row>
        <table:table-row table:style-name="ro4">
          <table:table-cell/>
          <table:table-cell office:value-type="string" calcext:value-type="string">
            <text:p>APP.3.4.A5 Schulung und Sensibilisierung (S)</text:p>
          </table:table-cell>
          <table:table-cell table:number-columns-repeated="6"/>
        </table:table-row>
        <table:table-row table:style-name="ro4">
          <table:table-cell/>
          <table:table-cell office:value-type="string" calcext:value-type="string">
            <text:p>APP.3.4.A6 Überprüfung und Aktualisierung des Sicherheitskonzepts (S)</text:p>
          </table:table-cell>
          <table:table-cell table:number-columns-repeated="6"/>
        </table:table-row>
        <table:table-row table:style-name="ro4">
          <table:table-cell table:style-name="ce443" office:value-type="string" calcext:value-type="string">
            <text:p>APP.3.6 DNS-Server</text:p>
          </table:table-cell>
          <table:table-cell table:style-name="Default"/>
          <table:table-cell table:number-columns-repeated="6"/>
        </table:table-row>
        <table:table-row table:style-name="ro4">
          <table:table-cell/>
          <table:table-cell office:value-type="string" calcext:value-type="string">
            <text:p>APP.3.6.A1 Erstellung eines Sicherheitskonzepts für DNS-Server (S)</text:p>
          </table:table-cell>
          <table:table-cell table:number-columns-repeated="6"/>
        </table:table-row>
        <table:table-row table:style-name="ro4">
          <table:table-cell/>
          <table:table-cell office:value-type="string" calcext:value-type="string">
            <text:p>APP.3.6.A2 Planung und Beschaffung von DNS-Servern (S)</text:p>
          </table:table-cell>
          <table:table-cell table:number-columns-repeated="6"/>
        </table:table-row>
        <table:table-row table:style-name="ro4">
          <table:table-cell/>
          <table:table-cell office:value-type="string" calcext:value-type="string">
            <text:p>APP.3.6.A3 Installation und Konfiguration von DNS-Servern (S)</text:p>
          </table:table-cell>
          <table:table-cell table:number-columns-repeated="6"/>
        </table:table-row>
        <table:table-row table:style-name="ro4">
          <table:table-cell/>
          <table:table-cell office:value-type="string" calcext:value-type="string">
            <text:p>APP.3.6.A4 Patch-Management für DNS-Server (S)</text:p>
          </table:table-cell>
          <table:table-cell table:number-columns-repeated="6"/>
        </table:table-row>
        <table:table-row table:style-name="ro4">
          <table:table-cell/>
          <table:table-cell office:value-type="string" calcext:value-type="string">
            <text:p>APP.3.6.A5 Schulung und Sensibilisierung (S)</text:p>
          </table:table-cell>
          <table:table-cell table:number-columns-repeated="6"/>
        </table:table-row>
        <table:table-row table:style-name="ro4">
          <table:table-cell/>
          <table:table-cell office:value-type="string" calcext:value-type="string">
            <text:p>APP.3.6.A6 Überprüfung und Aktualisierung des Sicherheitskonzepts (S)</text:p>
          </table:table-cell>
          <table:table-cell table:number-columns-repeated="6"/>
        </table:table-row>
        <table:table-row table:style-name="ro4">
          <table:table-cell table:style-name="ce443" office:value-type="string" calcext:value-type="string">
            <text:p>APP.4.2 SAP-ERP-System</text:p>
          </table:table-cell>
          <table:table-cell table:style-name="Default"/>
          <table:table-cell table:number-columns-repeated="6"/>
        </table:table-row>
        <table:table-row table:style-name="ro4">
          <table:table-cell/>
          <table:table-cell office:value-type="string" calcext:value-type="string">
            <text:p>APP.4.2.A1 Erstellung eines Sicherheitskonzepts für SAP-ERP-Systeme (S)</text:p>
          </table:table-cell>
          <table:table-cell table:number-columns-repeated="6"/>
        </table:table-row>
        <table:table-row table:style-name="ro4">
          <table:table-cell/>
          <table:table-cell office:value-type="string" calcext:value-type="string">
            <text:p>APP.4.2.A2 Planung und Beschaffung von SAP-ERP-Systemen (S)</text:p>
          </table:table-cell>
          <table:table-cell table:number-columns-repeated="6"/>
        </table:table-row>
        <table:table-row table:style-name="ro4">
          <table:table-cell/>
          <table:table-cell office:value-type="string" calcext:value-type="string">
            <text:p>APP.4.2.A3 Installation und Konfiguration von SAP-ERP-Systemen (S)</text:p>
          </table:table-cell>
          <table:table-cell table:number-columns-repeated="6"/>
        </table:table-row>
        <table:table-row table:style-name="ro4">
          <table:table-cell/>
          <table:table-cell office:value-type="string" calcext:value-type="string">
            <text:p>APP.4.2.A4 Patch-Management für SAP-ERP-Systeme (S)</text:p>
          </table:table-cell>
          <table:table-cell table:number-columns-repeated="6"/>
        </table:table-row>
        <table:table-row table:style-name="ro4">
          <table:table-cell/>
          <table:table-cell office:value-type="string" calcext:value-type="string">
            <text:p>APP.4.2.A5 Schulung und Sensibilisierung (S)</text:p>
          </table:table-cell>
          <table:table-cell table:number-columns-repeated="6"/>
        </table:table-row>
        <table:table-row table:style-name="ro4">
          <table:table-cell/>
          <table:table-cell office:value-type="string" calcext:value-type="string">
            <text:p>APP.4.2.A6 Überprüfung und Aktualisierung des Sicherheitskonzepts (S)</text:p>
          </table:table-cell>
          <table:table-cell table:number-columns-repeated="6"/>
        </table:table-row>
        <table:table-row table:style-name="ro4">
          <table:table-cell table:style-name="ce443" office:value-type="string" calcext:value-type="string">
            <text:p>APP.4.3 Relationale Datenbanksysteme</text:p>
          </table:table-cell>
          <table:table-cell table:style-name="Default"/>
          <table:table-cell table:number-columns-repeated="6"/>
        </table:table-row>
        <table:table-row table:style-name="ro4">
          <table:table-cell/>
          <table:table-cell office:value-type="string" calcext:value-type="string">
            <text:p>APP.4.3.A1 Erstellung eines Sicherheitskonzepts für relationale Datenbanksysteme (S)</text:p>
          </table:table-cell>
          <table:table-cell table:number-columns-repeated="6"/>
        </table:table-row>
        <table:table-row table:style-name="ro4">
          <table:table-cell/>
          <table:table-cell office:value-type="string" calcext:value-type="string">
            <text:p>APP.4.3.A2 Planung und Beschaffung von relationalen Datenbanksystemen (S)</text:p>
          </table:table-cell>
          <table:table-cell table:number-columns-repeated="6"/>
        </table:table-row>
        <table:table-row table:style-name="ro4">
          <table:table-cell/>
          <table:table-cell office:value-type="string" calcext:value-type="string">
            <text:p>APP.4.3.A3 Installation und Konfiguration von relationalen Datenbanksystemen (S)</text:p>
          </table:table-cell>
          <table:table-cell table:number-columns-repeated="6"/>
        </table:table-row>
        <table:table-row table:style-name="ro4">
          <table:table-cell/>
          <table:table-cell office:value-type="string" calcext:value-type="string">
            <text:p>APP.4.3.A4 Patch-Management für relationale Datenbanksysteme (S)</text:p>
          </table:table-cell>
          <table:table-cell table:number-columns-repeated="6"/>
        </table:table-row>
        <table:table-row table:style-name="ro4">
          <table:table-cell/>
          <table:table-cell office:value-type="string" calcext:value-type="string">
            <text:p>APP.4.3.A5 Schulung und Sensibilisierung (S)</text:p>
          </table:table-cell>
          <table:table-cell table:number-columns-repeated="6"/>
        </table:table-row>
        <table:table-row table:style-name="ro4">
          <table:table-cell/>
          <table:table-cell office:value-type="string" calcext:value-type="string">
            <text:p>APP.4.3.A6 Überprüfung und Aktualisierung des Sicherheitskonzepts (S)</text:p>
          </table:table-cell>
          <table:table-cell table:number-columns-repeated="6"/>
        </table:table-row>
        <table:table-row table:style-name="ro4">
          <table:table-cell table:style-name="ce443" office:value-type="string" calcext:value-type="string">
            <text:p>APP.4.4 Kubernetes</text:p>
          </table:table-cell>
          <table:table-cell table:style-name="Default"/>
          <table:table-cell table:number-columns-repeated="6"/>
        </table:table-row>
        <table:table-row table:style-name="ro4">
          <table:table-cell/>
          <table:table-cell office:value-type="string" calcext:value-type="string">
            <text:p>APP.4.4.A1 Erstellung eines Sicherheitskonzepts für Kubernetes (S)</text:p>
          </table:table-cell>
          <table:table-cell table:number-columns-repeated="6"/>
        </table:table-row>
        <table:table-row table:style-name="ro4">
          <table:table-cell/>
          <table:table-cell office:value-type="string" calcext:value-type="string">
            <text:p>APP.4.4.A2 Sicherheitsanforderungen bei der Planung und Installation (S)</text:p>
          </table:table-cell>
          <table:table-cell table:number-columns-repeated="6"/>
        </table:table-row>
        <table:table-row table:style-name="ro4">
          <table:table-cell/>
          <table:table-cell office:value-type="string" calcext:value-type="string">
            <text:p>APP.4.4.A3 Verwaltung von Kubernetes-Komponenten und -Ressourcen (S)</text:p>
          </table:table-cell>
          <table:table-cell table:number-columns-repeated="6"/>
        </table:table-row>
        <table:table-row table:style-name="ro4">
          <table:table-cell/>
          <table:table-cell office:value-type="string" calcext:value-type="string">
            <text:p>APP.4.4.A4 Schutz der Kubernetes-Umgebung (S)</text:p>
          </table:table-cell>
          <table:table-cell table:number-columns-repeated="6"/>
        </table:table-row>
        <table:table-row table:style-name="ro4">
          <table:table-cell/>
          <table:table-cell office:value-type="string" calcext:value-type="string">
            <text:p>APP.4.4.A5 Protokollierung und Monitoring (S)</text:p>
          </table:table-cell>
          <table:table-cell table:number-columns-repeated="6"/>
        </table:table-row>
        <table:table-row table:style-name="ro4">
          <table:table-cell/>
          <table:table-cell office:value-type="string" calcext:value-type="string">
            <text:p>APP.4.4.A6 Schulung und Sensibilisierung (S)</text:p>
          </table:table-cell>
          <table:table-cell table:number-columns-repeated="6"/>
        </table:table-row>
        <table:table-row table:style-name="ro4">
          <table:table-cell/>
          <table:table-cell office:value-type="string" calcext:value-type="string">
            <text:p>APP.4.4.A7 Überprüfung und Aktualisierung des Sicherheitskonzepts (S)</text:p>
          </table:table-cell>
          <table:table-cell table:number-columns-repeated="6"/>
        </table:table-row>
        <table:table-row table:style-name="ro4">
          <table:table-cell table:style-name="ce443" office:value-type="string" calcext:value-type="string">
            <text:p>APP.4.6 SAP ABAP-Programmierung</text:p>
          </table:table-cell>
          <table:table-cell table:style-name="Default"/>
          <table:table-cell table:number-columns-repeated="6"/>
        </table:table-row>
        <table:table-row table:style-name="ro4">
          <table:table-cell/>
          <table:table-cell office:value-type="string" calcext:value-type="string">
            <text:p>APP.4.6.A1 Erstellung eines Sicherheitskonzepts für SAP ABAP (S)</text:p>
          </table:table-cell>
          <table:table-cell table:number-columns-repeated="6"/>
        </table:table-row>
        <table:table-row table:style-name="ro4">
          <table:table-cell/>
          <table:table-cell office:value-type="string" calcext:value-type="string">
            <text:p>APP.4.6.A2 Sicherheitsanforderungen bei der ABAP-Programmierung (S)</text:p>
          </table:table-cell>
          <table:table-cell table:number-columns-repeated="6"/>
        </table:table-row>
        <table:table-row table:style-name="ro4">
          <table:table-cell/>
          <table:table-cell office:value-type="string" calcext:value-type="string">
            <text:p>APP.4.6.A3 Test und Abnahme von ABAP-Programmen (S)</text:p>
          </table:table-cell>
          <table:table-cell table:number-columns-repeated="6"/>
        </table:table-row>
        <table:table-row table:style-name="ro4">
          <table:table-cell/>
          <table:table-cell office:value-type="string" calcext:value-type="string">
            <text:p>APP.4.6.A4 Verwaltung und Schutz des ABAP-Codes (S)</text:p>
          </table:table-cell>
          <table:table-cell table:number-columns-repeated="6"/>
        </table:table-row>
        <table:table-row table:style-name="ro4">
          <table:table-cell/>
          <table:table-cell office:value-type="string" calcext:value-type="string">
            <text:p>APP.4.6.A5 Schulung und Sensibilisierung (S)</text:p>
          </table:table-cell>
          <table:table-cell table:number-columns-repeated="6"/>
        </table:table-row>
        <table:table-row table:style-name="ro4">
          <table:table-cell/>
          <table:table-cell office:value-type="string" calcext:value-type="string">
            <text:p>APP.4.6.A6 Überprüfung und Aktualisierung des Sicherheitskonzepts (S)</text:p>
          </table:table-cell>
          <table:table-cell table:number-columns-repeated="6"/>
        </table:table-row>
        <table:table-row table:style-name="ro4">
          <table:table-cell table:style-name="ce443" office:value-type="string" calcext:value-type="string">
            <text:p>APP.5.2 Microsoft Exchange und Outlook</text:p>
          </table:table-cell>
          <table:table-cell table:style-name="Default"/>
          <table:table-cell table:number-columns-repeated="6"/>
        </table:table-row>
        <table:table-row table:style-name="ro4">
          <table:table-cell/>
          <table:table-cell office:value-type="string" calcext:value-type="string">
            <text:p>APP.5.2.A1 Erstellung eines Sicherheitskonzepts für Exchange und Outlook (S)</text:p>
          </table:table-cell>
          <table:table-cell table:number-columns-repeated="6"/>
        </table:table-row>
        <table:table-row table:style-name="ro4">
          <table:table-cell/>
          <table:table-cell office:value-type="string" calcext:value-type="string">
            <text:p>APP.5.2.A2 Sicherheitsanforderungen bei der Installation und Konfiguration (S)</text:p>
          </table:table-cell>
          <table:table-cell table:number-columns-repeated="6"/>
        </table:table-row>
        <table:table-row table:style-name="ro4">
          <table:table-cell/>
          <table:table-cell office:value-type="string" calcext:value-type="string">
            <text:p>APP.5.2.A3 Verwaltung von Exchange- und Outlook-Komponenten (S)</text:p>
          </table:table-cell>
          <table:table-cell table:number-columns-repeated="6"/>
        </table:table-row>
        <table:table-row table:style-name="ro4">
          <table:table-cell/>
          <table:table-cell office:value-type="string" calcext:value-type="string">
            <text:p>APP.5.2.A4 Schutz der Exchange- und Outlook-Umgebung (S)</text:p>
          </table:table-cell>
          <table:table-cell table:number-columns-repeated="6"/>
        </table:table-row>
        <table:table-row table:style-name="ro4">
          <table:table-cell/>
          <table:table-cell office:value-type="string" calcext:value-type="string">
            <text:p>APP.5.2.A5 Protokollierung und Monitoring (S)</text:p>
          </table:table-cell>
          <table:table-cell table:number-columns-repeated="6"/>
        </table:table-row>
        <table:table-row table:style-name="ro4">
          <table:table-cell/>
          <table:table-cell office:value-type="string" calcext:value-type="string">
            <text:p>APP.5.2.A6 Schulung und Sensibilisierung (S)</text:p>
          </table:table-cell>
          <table:table-cell table:number-columns-repeated="6"/>
        </table:table-row>
        <table:table-row table:style-name="ro4">
          <table:table-cell/>
          <table:table-cell office:value-type="string" calcext:value-type="string">
            <text:p>APP.5.2.A7 Überprüfung und Aktualisierung des Sicherheitskonzepts (S)</text:p>
          </table:table-cell>
          <table:table-cell table:number-columns-repeated="6"/>
        </table:table-row>
        <table:table-row table:style-name="ro4">
          <table:table-cell table:style-name="ce443" office:value-type="string" calcext:value-type="string">
            <text:p>APP.5.3 Allgemeiner E-Mail-Client und -Server</text:p>
          </table:table-cell>
          <table:table-cell table:style-name="Default"/>
          <table:table-cell table:number-columns-repeated="6"/>
        </table:table-row>
        <table:table-row table:style-name="ro4">
          <table:table-cell/>
          <table:table-cell office:value-type="string" calcext:value-type="string">
            <text:p>APP.5.3.A1 Erstellung eines Sicherheitskonzepts für E-Mail-Clients und -Server (S)</text:p>
          </table:table-cell>
          <table:table-cell table:number-columns-repeated="6"/>
        </table:table-row>
        <table:table-row table:style-name="ro4">
          <table:table-cell/>
          <table:table-cell office:value-type="string" calcext:value-type="string">
            <text:p>APP.5.3.A2 Sicherheitsanforderungen bei der Installation und Konfiguration (S)</text:p>
          </table:table-cell>
          <table:table-cell table:number-columns-repeated="6"/>
        </table:table-row>
        <table:table-row table:style-name="ro4">
          <table:table-cell/>
          <table:table-cell office:value-type="string" calcext:value-type="string">
            <text:p>APP.5.3.A3 Verwaltung von E-Mail-Client- und -Server-Komponenten (S)</text:p>
          </table:table-cell>
          <table:table-cell table:number-columns-repeated="6"/>
        </table:table-row>
        <table:table-row table:style-name="ro4">
          <table:table-cell/>
          <table:table-cell office:value-type="string" calcext:value-type="string">
            <text:p>APP.5.3.A4 Schutz der E-Mail-Umgebung (S)</text:p>
          </table:table-cell>
          <table:table-cell table:number-columns-repeated="6"/>
        </table:table-row>
        <table:table-row table:style-name="ro4">
          <table:table-cell/>
          <table:table-cell office:value-type="string" calcext:value-type="string">
            <text:p>APP.5.3.A5 Protokollierung und Monitoring (S)</text:p>
          </table:table-cell>
          <table:table-cell table:number-columns-repeated="6"/>
        </table:table-row>
        <table:table-row table:style-name="ro4">
          <table:table-cell/>
          <table:table-cell office:value-type="string" calcext:value-type="string">
            <text:p>APP.5.3.A6 Schulung und Sensibilisierung (S)</text:p>
          </table:table-cell>
          <table:table-cell table:number-columns-repeated="6"/>
        </table:table-row>
        <table:table-row table:style-name="ro4">
          <table:table-cell/>
          <table:table-cell office:value-type="string" calcext:value-type="string">
            <text:p>APP.5.3.A7 Überprüfung und Aktualisierung des Sicherheitskonzepts (S)</text:p>
          </table:table-cell>
          <table:table-cell table:number-columns-repeated="6"/>
        </table:table-row>
        <table:table-row table:style-name="ro4">
          <table:table-cell table:style-name="ce443" office:value-type="string" calcext:value-type="string">
            <text:p>APP.5.4 Unified Communications und Collaboration</text:p>
          </table:table-cell>
          <table:table-cell table:style-name="Default"/>
          <table:table-cell table:number-columns-repeated="6"/>
        </table:table-row>
        <table:table-row table:style-name="ro4">
          <table:table-cell/>
          <table:table-cell office:value-type="string" calcext:value-type="string">
            <text:p>APP.5.4.A1 Erstellung eines Sicherheitskonzepts für Unified Communications (S)</text:p>
          </table:table-cell>
          <table:table-cell table:number-columns-repeated="6"/>
        </table:table-row>
        <table:table-row table:style-name="ro4">
          <table:table-cell/>
          <table:table-cell office:value-type="string" calcext:value-type="string">
            <text:p>APP.5.4.A2 Sicherheitsanforderungen bei der Installation und Konfiguration (S)</text:p>
          </table:table-cell>
          <table:table-cell table:number-columns-repeated="6"/>
        </table:table-row>
        <table:table-row table:style-name="ro4">
          <table:table-cell/>
          <table:table-cell office:value-type="string" calcext:value-type="string">
            <text:p>APP.5.4.A3 Verwaltung von Unified Communications-Komponenten (S)</text:p>
          </table:table-cell>
          <table:table-cell table:number-columns-repeated="6"/>
        </table:table-row>
        <table:table-row table:style-name="ro4">
          <table:table-cell/>
          <table:table-cell office:value-type="string" calcext:value-type="string">
            <text:p>APP.5.4.A4 Schutz der Unified Communications-Umgebung (S)</text:p>
          </table:table-cell>
          <table:table-cell table:number-columns-repeated="6"/>
        </table:table-row>
        <table:table-row table:style-name="ro4">
          <table:table-cell/>
          <table:table-cell office:value-type="string" calcext:value-type="string">
            <text:p>APP.5.4.A5 Protokollierung und Monitoring (S)</text:p>
          </table:table-cell>
          <table:table-cell table:number-columns-repeated="6"/>
        </table:table-row>
        <table:table-row table:style-name="ro4">
          <table:table-cell/>
          <table:table-cell office:value-type="string" calcext:value-type="string">
            <text:p>APP.5.4.A6 Schulung und Sensibilisierung (S)</text:p>
          </table:table-cell>
          <table:table-cell table:number-columns-repeated="6"/>
        </table:table-row>
        <table:table-row table:style-name="ro4">
          <table:table-cell/>
          <table:table-cell office:value-type="string" calcext:value-type="string">
            <text:p>APP.5.4.A7 Überprüfung und Aktualisierung des Sicherheitskonzepts (S)</text:p>
          </table:table-cell>
          <table:table-cell table:number-columns-repeated="6"/>
        </table:table-row>
        <table:table-row table:style-name="ro4">
          <table:table-cell table:style-name="ce443" office:value-type="string" calcext:value-type="string">
            <text:p>APP.6 Allgemeine Software</text:p>
          </table:table-cell>
          <table:table-cell table:style-name="Default"/>
          <table:table-cell table:number-columns-repeated="6"/>
        </table:table-row>
        <table:table-row table:style-name="ro4">
          <table:table-cell/>
          <table:table-cell office:value-type="string" calcext:value-type="string">
            <text:p>APP.6.A1 Erstellung eines Sicherheitskonzepts für Allgemeine Software (S)</text:p>
          </table:table-cell>
          <table:table-cell table:number-columns-repeated="6"/>
        </table:table-row>
        <table:table-row table:style-name="ro4">
          <table:table-cell/>
          <table:table-cell office:value-type="string" calcext:value-type="string">
            <text:p>APP.6.A2 Sicherheitsanforderungen bei der Installation und Konfiguration (S)</text:p>
          </table:table-cell>
          <table:table-cell table:number-columns-repeated="6"/>
        </table:table-row>
        <table:table-row table:style-name="ro4">
          <table:table-cell/>
          <table:table-cell office:value-type="string" calcext:value-type="string">
            <text:p>APP.6.A3 Verwaltung von Software-Komponenten (S)</text:p>
          </table:table-cell>
          <table:table-cell table:number-columns-repeated="6"/>
        </table:table-row>
        <table:table-row table:style-name="ro4">
          <table:table-cell/>
          <table:table-cell office:value-type="string" calcext:value-type="string">
            <text:p>APP.6.A4 Schutz der Software-Umgebung (S)</text:p>
          </table:table-cell>
          <table:table-cell table:number-columns-repeated="6"/>
        </table:table-row>
        <table:table-row table:style-name="ro4">
          <table:table-cell/>
          <table:table-cell office:value-type="string" calcext:value-type="string">
            <text:p>APP.6.A5 Protokollierung und Monitoring (S)</text:p>
          </table:table-cell>
          <table:table-cell table:number-columns-repeated="6"/>
        </table:table-row>
        <table:table-row table:style-name="ro4">
          <table:table-cell/>
          <table:table-cell office:value-type="string" calcext:value-type="string">
            <text:p>APP.6.A6 Schulung und Sensibilisierung (S)</text:p>
          </table:table-cell>
          <table:table-cell table:number-columns-repeated="6"/>
        </table:table-row>
        <table:table-row table:style-name="ro4">
          <table:table-cell/>
          <table:table-cell office:value-type="string" calcext:value-type="string">
            <text:p>APP.6.A7 Überprüfung und Aktualisierung des Sicherheitskonzepts (S)</text:p>
          </table:table-cell>
          <table:table-cell table:number-columns-repeated="6"/>
        </table:table-row>
        <table:table-row table:style-name="ro4">
          <table:table-cell table:style-name="ce443" office:value-type="string" calcext:value-type="string">
            <text:p>APP.7 Entwicklung von Individualsoftware</text:p>
          </table:table-cell>
          <table:table-cell table:style-name="Default"/>
          <table:table-cell table:number-columns-repeated="6"/>
        </table:table-row>
        <table:table-row table:style-name="ro4">
          <table:table-cell/>
          <table:table-cell office:value-type="string" calcext:value-type="string">
            <text:p>APP.7.A1 Erstellung eines Sicherheitskonzepts für die Individualsoftware-Entwicklung (S)</text:p>
          </table:table-cell>
          <table:table-cell table:number-columns-repeated="6"/>
        </table:table-row>
        <table:table-row table:style-name="ro4">
          <table:table-cell/>
          <table:table-cell office:value-type="string" calcext:value-type="string">
            <text:p>APP.7.A2 Sicherheit in den Entwicklungsprozessen (S)</text:p>
          </table:table-cell>
          <table:table-cell table:number-columns-repeated="6"/>
        </table:table-row>
        <table:table-row table:style-name="ro4">
          <table:table-cell/>
          <table:table-cell office:value-type="string" calcext:value-type="string">
            <text:p>APP.7.A3 Sichere Programmierung von Individualsoftware (S)</text:p>
          </table:table-cell>
          <table:table-cell table:number-columns-repeated="6"/>
        </table:table-row>
        <table:table-row table:style-name="ro4">
          <table:table-cell/>
          <table:table-cell office:value-type="string" calcext:value-type="string">
            <text:p>APP.7.A4 Test und Abnahme von Individualsoftware (S)</text:p>
          </table:table-cell>
          <table:table-cell table:number-columns-repeated="6"/>
        </table:table-row>
        <table:table-row table:style-name="ro4">
          <table:table-cell/>
          <table:table-cell office:value-type="string" calcext:value-type="string">
            <text:p>APP.7.A5 Verwaltung und Schutz des Quellcodes (S)</text:p>
          </table:table-cell>
          <table:table-cell table:number-columns-repeated="6"/>
        </table:table-row>
        <table:table-row table:style-name="ro4">
          <table:table-cell/>
          <table:table-cell office:value-type="string" calcext:value-type="string">
            <text:p>APP.7.A6 Schulung und Sensibilisierung (S)</text:p>
          </table:table-cell>
          <table:table-cell table:number-columns-repeated="6"/>
        </table:table-row>
        <table:table-row table:style-name="ro4">
          <table:table-cell/>
          <table:table-cell office:value-type="string" calcext:value-type="string">
            <text:p>APP.7.A7 Überprüfung und Aktualisierung des Sicherheitskonzepts</text:p>
          </table:table-cell>
          <table:table-cell table:number-columns-repeated="6"/>
        </table:table-row>
        <table:table-row table:style-name="ro4">
          <table:table-cell table:style-name="ce443" office:value-type="string" calcext:value-type="string">
            <text:p>IND.1 Prozessleit- und Automatisierungstechnik</text:p>
          </table:table-cell>
          <table:table-cell table:style-name="Default"/>
          <table:table-cell table:number-columns-repeated="6"/>
        </table:table-row>
        <table:table-row table:style-name="ro4">
          <table:table-cell/>
          <table:table-cell office:value-type="string" calcext:value-type="string">
            <text:p>IND.1.A1 Erstellung eines Sicherheitskonzepts für die Prozessleit- und Automatisierungstechnik (S)</text:p>
          </table:table-cell>
          <table:table-cell table:number-columns-repeated="6"/>
        </table:table-row>
        <table:table-row table:style-name="ro4">
          <table:table-cell/>
          <table:table-cell office:value-type="string" calcext:value-type="string">
            <text:p>IND.1.A2 Sicherheitsanforderungen bei der Planung und Installation (S)</text:p>
          </table:table-cell>
          <table:table-cell table:number-columns-repeated="6"/>
        </table:table-row>
        <table:table-row table:style-name="ro4">
          <table:table-cell/>
          <table:table-cell office:value-type="string" calcext:value-type="string">
            <text:p>IND.1.A3 Verwaltung und Schutz der Prozessleit- und Automatisierungstechnik (S)</text:p>
          </table:table-cell>
          <table:table-cell table:number-columns-repeated="6"/>
        </table:table-row>
        <table:table-row table:style-name="ro4">
          <table:table-cell/>
          <table:table-cell office:value-type="string" calcext:value-type="string">
            <text:p>IND.1.A4 Protokollierung und Monitoring (S)</text:p>
          </table:table-cell>
          <table:table-cell table:number-columns-repeated="6"/>
        </table:table-row>
        <table:table-row table:style-name="ro4">
          <table:table-cell/>
          <table:table-cell office:value-type="string" calcext:value-type="string">
            <text:p>IND.1.A5 Schulung und Sensibilisierung (S)</text:p>
          </table:table-cell>
          <table:table-cell table:number-columns-repeated="6"/>
        </table:table-row>
        <table:table-row table:style-name="ro4">
          <table:table-cell/>
          <table:table-cell office:value-type="string" calcext:value-type="string">
            <text:p>IND.1.A6 Überprüfung und Aktualisierung des Sicherheitskonzepts (S)</text:p>
          </table:table-cell>
          <table:table-cell table:number-columns-repeated="6"/>
        </table:table-row>
        <table:table-row table:style-name="ro4">
          <table:table-cell table:style-name="ce443" office:value-type="string" calcext:value-type="string">
            <text:p>IND.2.1 Allgemeine ICS-Komponente</text:p>
          </table:table-cell>
          <table:table-cell table:style-name="Default"/>
          <table:table-cell table:number-columns-repeated="6"/>
        </table:table-row>
        <table:table-row table:style-name="ro4">
          <table:table-cell/>
          <table:table-cell office:value-type="string" calcext:value-type="string">
            <text:p>IND.2.1.A1 Erstellung eines Sicherheitskonzepts für allgemeine ICS-Komponenten (S)</text:p>
          </table:table-cell>
          <table:table-cell table:number-columns-repeated="6"/>
        </table:table-row>
        <table:table-row table:style-name="ro4">
          <table:table-cell/>
          <table:table-cell office:value-type="string" calcext:value-type="string">
            <text:p>IND.2.1.A2 Sicherheitsanforderungen bei der Planung und Installation (S)</text:p>
          </table:table-cell>
          <table:table-cell table:number-columns-repeated="6"/>
        </table:table-row>
        <table:table-row table:style-name="ro4">
          <table:table-cell/>
          <table:table-cell office:value-type="string" calcext:value-type="string">
            <text:p>IND.2.1.A3 Verwaltung und Schutz der ICS-Komponenten (S)</text:p>
          </table:table-cell>
          <table:table-cell table:number-columns-repeated="6"/>
        </table:table-row>
        <table:table-row table:style-name="ro4">
          <table:table-cell/>
          <table:table-cell office:value-type="string" calcext:value-type="string">
            <text:p>IND.2.1.A4 Protokollierung und Monitoring (S)</text:p>
          </table:table-cell>
          <table:table-cell table:number-columns-repeated="6"/>
        </table:table-row>
        <table:table-row table:style-name="ro4">
          <table:table-cell/>
          <table:table-cell office:value-type="string" calcext:value-type="string">
            <text:p>IND.2.1.A5 Schulung und Sensibilisierung (S)</text:p>
          </table:table-cell>
          <table:table-cell table:number-columns-repeated="6"/>
        </table:table-row>
        <table:table-row table:style-name="ro4">
          <table:table-cell/>
          <table:table-cell office:value-type="string" calcext:value-type="string">
            <text:p>IND.2.1.A6 Überprüfung und Aktualisierung des Sicherheitskonzepts (S)</text:p>
          </table:table-cell>
          <table:table-cell table:number-columns-repeated="6"/>
        </table:table-row>
        <table:table-row table:style-name="ro4">
          <table:table-cell table:style-name="ce443" office:value-type="string" calcext:value-type="string">
            <text:p>IND.2.2 Speicherprogrammierbare Steuerung (SPS)</text:p>
          </table:table-cell>
          <table:table-cell table:style-name="Default"/>
          <table:table-cell table:number-columns-repeated="6"/>
        </table:table-row>
        <table:table-row table:style-name="ro4">
          <table:table-cell/>
          <table:table-cell office:value-type="string" calcext:value-type="string">
            <text:p>IND.2.2.A1 Erstellung eines Sicherheitskonzepts für SPS (S)</text:p>
          </table:table-cell>
          <table:table-cell table:number-columns-repeated="6"/>
        </table:table-row>
        <table:table-row table:style-name="ro4">
          <table:table-cell/>
          <table:table-cell office:value-type="string" calcext:value-type="string">
            <text:p>IND.2.2.A2 Sicherheitsanforderungen bei der Planung und Installation (S)</text:p>
          </table:table-cell>
          <table:table-cell table:number-columns-repeated="6"/>
        </table:table-row>
        <table:table-row table:style-name="ro4">
          <table:table-cell/>
          <table:table-cell office:value-type="string" calcext:value-type="string">
            <text:p>IND.2.2.A3 Verwaltung und Schutz der SPS (S)</text:p>
          </table:table-cell>
          <table:table-cell table:number-columns-repeated="6"/>
        </table:table-row>
        <table:table-row table:style-name="ro4">
          <table:table-cell/>
          <table:table-cell office:value-type="string" calcext:value-type="string">
            <text:p>IND.2.2.A4 Protokollierung und Monitoring (S)</text:p>
          </table:table-cell>
          <table:table-cell table:number-columns-repeated="6"/>
        </table:table-row>
        <table:table-row table:style-name="ro4">
          <table:table-cell/>
          <table:table-cell office:value-type="string" calcext:value-type="string">
            <text:p>IND.2.2.A5 Schulung und Sensibilisierung (S)</text:p>
          </table:table-cell>
          <table:table-cell table:number-columns-repeated="6"/>
        </table:table-row>
        <table:table-row table:style-name="ro4">
          <table:table-cell/>
          <table:table-cell office:value-type="string" calcext:value-type="string">
            <text:p>IND.2.2.A6 Überprüfung und Aktualisierung des Sicherheitskonzepts (S)</text:p>
          </table:table-cell>
          <table:table-cell table:number-columns-repeated="6"/>
        </table:table-row>
        <table:table-row table:style-name="ro4">
          <table:table-cell table:style-name="ce443" office:value-type="string" calcext:value-type="string">
            <text:p>IND.2.3 Sensoren und Aktoren</text:p>
          </table:table-cell>
          <table:table-cell table:style-name="Default"/>
          <table:table-cell table:number-columns-repeated="6"/>
        </table:table-row>
        <table:table-row table:style-name="ro4">
          <table:table-cell/>
          <table:table-cell office:value-type="string" calcext:value-type="string">
            <text:p>IND.2.3.A1 Erstellung eines Sicherheitskonzepts für Sensoren und Aktoren (S)</text:p>
          </table:table-cell>
          <table:table-cell table:number-columns-repeated="6"/>
        </table:table-row>
        <table:table-row table:style-name="ro4">
          <table:table-cell/>
          <table:table-cell office:value-type="string" calcext:value-type="string">
            <text:p>IND.2.3.A2 Sicherheitsanforderungen bei der Planung und Installation (S)</text:p>
          </table:table-cell>
          <table:table-cell table:number-columns-repeated="6"/>
        </table:table-row>
        <table:table-row table:style-name="ro4">
          <table:table-cell/>
          <table:table-cell office:value-type="string" calcext:value-type="string">
            <text:p>IND.2.3.A3 Verwaltung und Schutz der Sensoren und Aktoren (S)</text:p>
          </table:table-cell>
          <table:table-cell table:number-columns-repeated="6"/>
        </table:table-row>
        <table:table-row table:style-name="ro4">
          <table:table-cell/>
          <table:table-cell office:value-type="string" calcext:value-type="string">
            <text:p>IND.2.3.A4 Protokollierung und Monitoring (S)</text:p>
          </table:table-cell>
          <table:table-cell table:number-columns-repeated="6"/>
        </table:table-row>
        <table:table-row table:style-name="ro4">
          <table:table-cell/>
          <table:table-cell office:value-type="string" calcext:value-type="string">
            <text:p>IND.2.3.A5 Schulung und Sensibilisierung (S)</text:p>
          </table:table-cell>
          <table:table-cell table:number-columns-repeated="6"/>
        </table:table-row>
        <table:table-row table:style-name="ro4">
          <table:table-cell/>
          <table:table-cell office:value-type="string" calcext:value-type="string">
            <text:p>IND.2.3.A6 Überprüfung und Aktualisierung des Sicherheitskonzepts (S)</text:p>
          </table:table-cell>
          <table:table-cell table:number-columns-repeated="6"/>
        </table:table-row>
        <table:table-row table:style-name="ro4">
          <table:table-cell table:style-name="ce443" office:value-type="string" calcext:value-type="string">
            <text:p>IND.2.4 Maschine</text:p>
          </table:table-cell>
          <table:table-cell table:style-name="Default"/>
          <table:table-cell table:number-columns-repeated="6"/>
        </table:table-row>
        <table:table-row table:style-name="ro4">
          <table:table-cell/>
          <table:table-cell office:value-type="string" calcext:value-type="string">
            <text:p>IND.2.4.A1 Erstellung eines Sicherheitskonzepts für Maschinen (S)</text:p>
          </table:table-cell>
          <table:table-cell table:number-columns-repeated="6"/>
        </table:table-row>
        <table:table-row table:style-name="ro4">
          <table:table-cell/>
          <table:table-cell office:value-type="string" calcext:value-type="string">
            <text:p>IND.2.4.A2 Sicherheitsanforderungen bei der Planung und Installation (S)</text:p>
          </table:table-cell>
          <table:table-cell table:number-columns-repeated="6"/>
        </table:table-row>
        <table:table-row table:style-name="ro4">
          <table:table-cell/>
          <table:table-cell office:value-type="string" calcext:value-type="string">
            <text:p>IND.2.4.A3 Verwaltung und Schutz der Maschinen (S)</text:p>
          </table:table-cell>
          <table:table-cell table:number-columns-repeated="6"/>
        </table:table-row>
        <table:table-row table:style-name="ro4">
          <table:table-cell/>
          <table:table-cell office:value-type="string" calcext:value-type="string">
            <text:p>IND.2.4.A4 Protokollierung und Monitoring (S)</text:p>
          </table:table-cell>
          <table:table-cell table:number-columns-repeated="6"/>
        </table:table-row>
        <table:table-row table:style-name="ro4">
          <table:table-cell/>
          <table:table-cell office:value-type="string" calcext:value-type="string">
            <text:p>IND.2.4.A5 Schulung und Sensibilisierung (S)</text:p>
          </table:table-cell>
          <table:table-cell table:number-columns-repeated="6"/>
        </table:table-row>
        <table:table-row table:style-name="ro4">
          <table:table-cell/>
          <table:table-cell office:value-type="string" calcext:value-type="string">
            <text:p>IND.2.4.A6 Überprüfung und Aktualisierung des Sicherheitskonzepts (S)</text:p>
          </table:table-cell>
          <table:table-cell table:number-columns-repeated="6"/>
        </table:table-row>
        <table:table-row table:style-name="ro4">
          <table:table-cell table:style-name="ce443" office:value-type="string" calcext:value-type="string">
            <text:p>IND.2.7 Safety Instrumented Systems (SIS)</text:p>
          </table:table-cell>
          <table:table-cell table:style-name="Default"/>
          <table:table-cell table:number-columns-repeated="6"/>
        </table:table-row>
        <table:table-row table:style-name="ro4">
          <table:table-cell/>
          <table:table-cell office:value-type="string" calcext:value-type="string">
            <text:p>IND.2.7.A1 Erstellung eines Sicherheitskonzepts für SIS (S)</text:p>
          </table:table-cell>
          <table:table-cell table:number-columns-repeated="6"/>
        </table:table-row>
        <table:table-row table:style-name="ro4">
          <table:table-cell/>
          <table:table-cell office:value-type="string" calcext:value-type="string">
            <text:p>IND.2.7.A2 Sicherheitsanforderungen bei der Planung und Installation (S)</text:p>
          </table:table-cell>
          <table:table-cell table:number-columns-repeated="6"/>
        </table:table-row>
        <table:table-row table:style-name="ro4">
          <table:table-cell/>
          <table:table-cell office:value-type="string" calcext:value-type="string">
            <text:p>IND.2.7.A3 Verwaltung und Schutz der SIS (S)</text:p>
          </table:table-cell>
          <table:table-cell table:number-columns-repeated="6"/>
        </table:table-row>
        <table:table-row table:style-name="ro4">
          <table:table-cell/>
          <table:table-cell office:value-type="string" calcext:value-type="string">
            <text:p>IND.2.7.A4 Protokollierung und Monitoring (S)</text:p>
          </table:table-cell>
          <table:table-cell table:number-columns-repeated="6"/>
        </table:table-row>
        <table:table-row table:style-name="ro4">
          <table:table-cell/>
          <table:table-cell office:value-type="string" calcext:value-type="string">
            <text:p>IND.2.7.A5 Schulung und Sensibilisierung (S)</text:p>
          </table:table-cell>
          <table:table-cell table:number-columns-repeated="6"/>
        </table:table-row>
        <table:table-row table:style-name="ro4">
          <table:table-cell/>
          <table:table-cell office:value-type="string" calcext:value-type="string">
            <text:p>IND.2.7.A6 Überprüfung und Aktualisierung des Sicherheitskonzepts (S)</text:p>
          </table:table-cell>
          <table:table-cell table:number-columns-repeated="6"/>
        </table:table-row>
        <table:table-row table:style-name="ro4">
          <table:table-cell table:style-name="ce443" office:value-type="string" calcext:value-type="string">
            <text:p>IND.3.2 Fernwartung im industriellen Umfeld</text:p>
          </table:table-cell>
          <table:table-cell table:style-name="Default"/>
          <table:table-cell table:number-columns-repeated="6"/>
        </table:table-row>
        <table:table-row table:style-name="ro4">
          <table:table-cell/>
          <table:table-cell office:value-type="string" calcext:value-type="string">
            <text:p>IND.3.2.A1 Erstellung eines Sicherheitskonzepts für die Fernwartung (S)</text:p>
          </table:table-cell>
          <table:table-cell table:number-columns-repeated="6"/>
        </table:table-row>
        <table:table-row table:style-name="ro4">
          <table:table-cell/>
          <table:table-cell office:value-type="string" calcext:value-type="string">
            <text:p>IND.3.2.A2 Sicherheitsanforderungen bei der Planung und Installation (S)</text:p>
          </table:table-cell>
          <table:table-cell table:number-columns-repeated="6"/>
        </table:table-row>
        <table:table-row table:style-name="ro4">
          <table:table-cell/>
          <table:table-cell office:value-type="string" calcext:value-type="string">
            <text:p>IND.3.2.A3 Verwaltung und Schutz der Fernwartungskomponenten (S)</text:p>
          </table:table-cell>
          <table:table-cell table:number-columns-repeated="6"/>
        </table:table-row>
        <table:table-row table:style-name="ro4">
          <table:table-cell/>
          <table:table-cell office:value-type="string" calcext:value-type="string">
            <text:p>IND.3.2.A4 Protokollierung und Monitoring (S)</text:p>
          </table:table-cell>
          <table:table-cell table:number-columns-repeated="6"/>
        </table:table-row>
        <table:table-row table:style-name="ro4">
          <table:table-cell/>
          <table:table-cell office:value-type="string" calcext:value-type="string">
            <text:p>IND.3.2.A5 Schulung und Sensibilisierung (S)</text:p>
          </table:table-cell>
          <table:table-cell table:number-columns-repeated="6"/>
        </table:table-row>
        <table:table-row table:style-name="ro4">
          <table:table-cell/>
          <table:table-cell office:value-type="string" calcext:value-type="string">
            <text:p>IND.3.2.A6 Überprüfung und Aktualisierung des Sicherheitskonzepts (S)</text:p>
          </table:table-cell>
          <table:table-cell table:number-columns-repeated="6"/>
        </table:table-row>
        <table:table-row table:style-name="ro4">
          <table:table-cell table:style-name="ce443" office:value-type="string" calcext:value-type="string">
            <text:p>INF.1 Allgemeines Gebäude</text:p>
          </table:table-cell>
          <table:table-cell table:style-name="Default"/>
          <table:table-cell table:number-columns-repeated="6"/>
        </table:table-row>
        <table:table-row table:style-name="ro4">
          <table:table-cell/>
          <table:table-cell office:value-type="string" calcext:value-type="string">
            <text:p>INF.1.A1 Erstellung eines Sicherheitskonzepts für allgemeine Gebäude (S)</text:p>
          </table:table-cell>
          <table:table-cell table:number-columns-repeated="6"/>
        </table:table-row>
        <table:table-row table:style-name="ro4">
          <table:table-cell/>
          <table:table-cell office:value-type="string" calcext:value-type="string">
            <text:p>INF.1.A2 Sicherheitsanforderungen bei der Planung und Einrichtung von Gebäuden (S)</text:p>
          </table:table-cell>
          <table:table-cell table:number-columns-repeated="6"/>
        </table:table-row>
        <table:table-row table:style-name="ro4">
          <table:table-cell/>
          <table:table-cell office:value-type="string" calcext:value-type="string">
            <text:p>INF.1.A3 Verwaltung und Schutz der Gebäudeinfrastruktur (S)</text:p>
          </table:table-cell>
          <table:table-cell table:number-columns-repeated="6"/>
        </table:table-row>
        <table:table-row table:style-name="ro4">
          <table:table-cell/>
          <table:table-cell office:value-type="string" calcext:value-type="string">
            <text:p>INF.1.A4 Protokollierung und Monitoring (S)</text:p>
          </table:table-cell>
          <table:table-cell table:number-columns-repeated="6"/>
        </table:table-row>
        <table:table-row table:style-name="ro4">
          <table:table-cell/>
          <table:table-cell office:value-type="string" calcext:value-type="string">
            <text:p>INF.1.A5 Schulung und Sensibilisierung (S)</text:p>
          </table:table-cell>
          <table:table-cell table:number-columns-repeated="6"/>
        </table:table-row>
        <table:table-row table:style-name="ro4">
          <table:table-cell/>
          <table:table-cell office:value-type="string" calcext:value-type="string">
            <text:p>INF.1.A6 Überprüfung und Aktualisierung des Sicherheitskonzepts (S)</text:p>
          </table:table-cell>
          <table:table-cell table:number-columns-repeated="6"/>
        </table:table-row>
        <table:table-row table:style-name="ro4">
          <table:table-cell table:style-name="ce443" office:value-type="string" calcext:value-type="string">
            <text:p>INF.2 Rechenzentrum sowie Serverraum</text:p>
          </table:table-cell>
          <table:table-cell table:style-name="Default"/>
          <table:table-cell table:number-columns-repeated="6"/>
        </table:table-row>
        <table:table-row table:style-name="ro4">
          <table:table-cell/>
          <table:table-cell office:value-type="string" calcext:value-type="string">
            <text:p>INF.2.A1 Erstellung eines Sicherheitskonzepts für Rechenzentren und Serverräume (S)</text:p>
          </table:table-cell>
          <table:table-cell table:number-columns-repeated="6"/>
        </table:table-row>
        <table:table-row table:style-name="ro4">
          <table:table-cell/>
          <table:table-cell office:value-type="string" calcext:value-type="string">
            <text:p>INF.2.A2 Sicherheitsanforderungen bei der Planung und Einrichtung von Rechenzentren und Serverräumen (S)</text:p>
          </table:table-cell>
          <table:table-cell table:number-columns-repeated="6"/>
        </table:table-row>
        <table:table-row table:style-name="ro4">
          <table:table-cell/>
          <table:table-cell office:value-type="string" calcext:value-type="string">
            <text:p>INF.2.A3 Verwaltung und Schutz der Rechenzentren und Serverräume (S)</text:p>
          </table:table-cell>
          <table:table-cell table:number-columns-repeated="6"/>
        </table:table-row>
        <table:table-row table:style-name="ro4">
          <table:table-cell/>
          <table:table-cell office:value-type="string" calcext:value-type="string">
            <text:p>INF.2.A4 Protokollierung und Monitoring (S)</text:p>
          </table:table-cell>
          <table:table-cell table:number-columns-repeated="6"/>
        </table:table-row>
        <table:table-row table:style-name="ro4">
          <table:table-cell/>
          <table:table-cell office:value-type="string" calcext:value-type="string">
            <text:p>INF.2.A5 Schulung und Sensibilisierung (S)</text:p>
          </table:table-cell>
          <table:table-cell table:number-columns-repeated="6"/>
        </table:table-row>
        <table:table-row table:style-name="ro4">
          <table:table-cell/>
          <table:table-cell office:value-type="string" calcext:value-type="string">
            <text:p>INF.2.A6 Überprüfung und Aktualisierung des Sicherheitskonzepts (S)</text:p>
          </table:table-cell>
          <table:table-cell table:number-columns-repeated="6"/>
        </table:table-row>
        <table:table-row table:style-name="ro4">
          <table:table-cell table:style-name="ce443" office:value-type="string" calcext:value-type="string">
            <text:p>INF.5 Raum sowie Schrank für technische Infrastruktur</text:p>
          </table:table-cell>
          <table:table-cell table:style-name="Default"/>
          <table:table-cell table:number-columns-repeated="6"/>
        </table:table-row>
        <table:table-row table:style-name="ro4">
          <table:table-cell/>
          <table:table-cell office:value-type="string" calcext:value-type="string">
            <text:p>INF.5.A1 Erstellung eines Sicherheitskonzepts für Räume und Schränke mit technischer Infrastruktur (S)</text:p>
          </table:table-cell>
          <table:table-cell table:number-columns-repeated="6"/>
        </table:table-row>
        <table:table-row table:style-name="ro4">
          <table:table-cell/>
          <table:table-cell office:value-type="string" calcext:value-type="string">
            <text:p>INF.5.A2 Sicherheitsanforderungen bei der Planung und Einrichtung von Räumen und Schränken (S)</text:p>
          </table:table-cell>
          <table:table-cell table:number-columns-repeated="6"/>
        </table:table-row>
        <table:table-row table:style-name="ro4">
          <table:table-cell/>
          <table:table-cell office:value-type="string" calcext:value-type="string">
            <text:p>INF.5.A3 Verwaltung und Schutz der Infrastruktur (S)</text:p>
          </table:table-cell>
          <table:table-cell table:number-columns-repeated="6"/>
        </table:table-row>
        <table:table-row table:style-name="ro4">
          <table:table-cell/>
          <table:table-cell office:value-type="string" calcext:value-type="string">
            <text:p>INF.5.A4 Protokollierung und Monitoring (S)</text:p>
          </table:table-cell>
          <table:table-cell table:number-columns-repeated="6"/>
        </table:table-row>
        <table:table-row table:style-name="ro4">
          <table:table-cell/>
          <table:table-cell office:value-type="string" calcext:value-type="string">
            <text:p>INF.5.A5 Schulung und Sensibilisierung (S)</text:p>
          </table:table-cell>
          <table:table-cell table:number-columns-repeated="6"/>
        </table:table-row>
        <table:table-row table:style-name="ro4">
          <table:table-cell/>
          <table:table-cell office:value-type="string" calcext:value-type="string">
            <text:p>INF.5.A6 Überprüfung und Aktualisierung des Sicherheitskonzepts (S)</text:p>
          </table:table-cell>
          <table:table-cell table:number-columns-repeated="6"/>
        </table:table-row>
        <table:table-row table:style-name="ro4">
          <table:table-cell table:style-name="ce443" office:value-type="string" calcext:value-type="string">
            <text:p>INF.6 Datenträgerarchiv</text:p>
          </table:table-cell>
          <table:table-cell table:style-name="Default"/>
          <table:table-cell table:number-columns-repeated="6"/>
        </table:table-row>
        <table:table-row table:style-name="ro4">
          <table:table-cell/>
          <table:table-cell office:value-type="string" calcext:value-type="string">
            <text:p>INF.6.A1 Erstellung eines Sicherheitskonzepts für Datenträgerarchive (S)</text:p>
          </table:table-cell>
          <table:table-cell table:number-columns-repeated="6"/>
        </table:table-row>
        <table:table-row table:style-name="ro4">
          <table:table-cell/>
          <table:table-cell office:value-type="string" calcext:value-type="string">
            <text:p>INF.6.A2 Sicherheitsanforderungen bei der Planung und Einrichtung von Datenträgerarchiven (S)</text:p>
          </table:table-cell>
          <table:table-cell table:number-columns-repeated="6"/>
        </table:table-row>
        <table:table-row table:style-name="ro4">
          <table:table-cell/>
          <table:table-cell office:value-type="string" calcext:value-type="string">
            <text:p>INF.6.A3 Verwaltung und Schutz der Datenträgerarchive (S)</text:p>
          </table:table-cell>
          <table:table-cell table:number-columns-repeated="6"/>
        </table:table-row>
        <table:table-row table:style-name="ro4">
          <table:table-cell/>
          <table:table-cell office:value-type="string" calcext:value-type="string">
            <text:p>INF.6.A4 Protokollierung und Monitoring (S)</text:p>
          </table:table-cell>
          <table:table-cell table:number-columns-repeated="6"/>
        </table:table-row>
        <table:table-row table:style-name="ro4">
          <table:table-cell/>
          <table:table-cell office:value-type="string" calcext:value-type="string">
            <text:p>INF.6.A5 Schulung und Sensibilisierung (S)</text:p>
          </table:table-cell>
          <table:table-cell table:number-columns-repeated="6"/>
        </table:table-row>
        <table:table-row table:style-name="ro4">
          <table:table-cell/>
          <table:table-cell office:value-type="string" calcext:value-type="string">
            <text:p>INF.6.A6 Überprüfung und Aktualisierung des Sicherheitskonzepts (S)</text:p>
          </table:table-cell>
          <table:table-cell table:number-columns-repeated="6"/>
        </table:table-row>
        <table:table-row table:style-name="ro4">
          <table:table-cell table:style-name="ce443" office:value-type="string" calcext:value-type="string">
            <text:p>INF.7 Büroarbeitsplatz</text:p>
          </table:table-cell>
          <table:table-cell table:style-name="Default"/>
          <table:table-cell table:number-columns-repeated="6"/>
        </table:table-row>
        <table:table-row table:style-name="ro4">
          <table:table-cell/>
          <table:table-cell office:value-type="string" calcext:value-type="string">
            <text:p>INF.7.A1 Erstellung eines Sicherheitskonzepts für Büroarbeitsplätze (S)</text:p>
          </table:table-cell>
          <table:table-cell table:number-columns-repeated="6"/>
        </table:table-row>
        <table:table-row table:style-name="ro4">
          <table:table-cell/>
          <table:table-cell office:value-type="string" calcext:value-type="string">
            <text:p>INF.7.A2 Sicherheitsanforderungen bei der Planung und Einrichtung von Büroarbeitsplätzen (S)</text:p>
          </table:table-cell>
          <table:table-cell table:number-columns-repeated="6"/>
        </table:table-row>
        <table:table-row table:style-name="ro4">
          <table:table-cell/>
          <table:table-cell office:value-type="string" calcext:value-type="string">
            <text:p>INF.7.A3 Verwaltung und Schutz der Büroarbeitsplätze (S)</text:p>
          </table:table-cell>
          <table:table-cell table:number-columns-repeated="6"/>
        </table:table-row>
        <table:table-row table:style-name="ro4">
          <table:table-cell/>
          <table:table-cell office:value-type="string" calcext:value-type="string">
            <text:p>INF.7.A4 Protokollierung und Monitoring (S)</text:p>
          </table:table-cell>
          <table:table-cell table:number-columns-repeated="6"/>
        </table:table-row>
        <table:table-row table:style-name="ro4">
          <table:table-cell/>
          <table:table-cell office:value-type="string" calcext:value-type="string">
            <text:p>INF.7.A5 Schulung und Sensibilisierung (S)</text:p>
          </table:table-cell>
          <table:table-cell table:number-columns-repeated="6"/>
        </table:table-row>
        <table:table-row table:style-name="ro4">
          <table:table-cell/>
          <table:table-cell office:value-type="string" calcext:value-type="string">
            <text:p>INF.7.A6 Überprüfung und Aktualisierung des Sicherheitskonzepts (S)</text:p>
          </table:table-cell>
          <table:table-cell table:number-columns-repeated="6"/>
        </table:table-row>
        <table:table-row table:style-name="ro4">
          <table:table-cell table:style-name="ce443" office:value-type="string" calcext:value-type="string">
            <text:p>INF.8 Häuslicher Arbeitsplatz</text:p>
          </table:table-cell>
          <table:table-cell table:style-name="Default"/>
          <table:table-cell table:number-columns-repeated="6"/>
        </table:table-row>
        <table:table-row table:style-name="ro4">
          <table:table-cell/>
          <table:table-cell office:value-type="string" calcext:value-type="string">
            <text:p>INF.8.A1 Erstellung eines Sicherheitskonzepts für häusliche Arbeitsplätze (S)</text:p>
          </table:table-cell>
          <table:table-cell table:number-columns-repeated="6"/>
        </table:table-row>
        <table:table-row table:style-name="ro4">
          <table:table-cell/>
          <table:table-cell office:value-type="string" calcext:value-type="string">
            <text:p>INF.8.A2 Sicherheitsanforderungen bei der Planung und Einrichtung von häuslichen Arbeitsplätzen (S)</text:p>
          </table:table-cell>
          <table:table-cell table:number-columns-repeated="6"/>
        </table:table-row>
        <table:table-row table:style-name="ro4">
          <table:table-cell/>
          <table:table-cell office:value-type="string" calcext:value-type="string">
            <text:p>INF.8.A3 Verwaltung und Schutz der häuslichen Arbeitsplätze (S)</text:p>
          </table:table-cell>
          <table:table-cell table:number-columns-repeated="6"/>
        </table:table-row>
        <table:table-row table:style-name="ro4">
          <table:table-cell/>
          <table:table-cell office:value-type="string" calcext:value-type="string">
            <text:p>INF.8.A4 Protokollierung und Monitoring (S)</text:p>
          </table:table-cell>
          <table:table-cell table:number-columns-repeated="6"/>
        </table:table-row>
        <table:table-row table:style-name="ro4">
          <table:table-cell/>
          <table:table-cell office:value-type="string" calcext:value-type="string">
            <text:p>INF.8.A5 Schulung und Sensibilisierung (S)</text:p>
          </table:table-cell>
          <table:table-cell table:number-columns-repeated="6"/>
        </table:table-row>
        <table:table-row table:style-name="ro4">
          <table:table-cell/>
          <table:table-cell office:value-type="string" calcext:value-type="string">
            <text:p>INF.8.A6 Überprüfung und Aktualisierung des Sicherheitskonzepts (S)</text:p>
          </table:table-cell>
          <table:table-cell table:number-columns-repeated="6"/>
        </table:table-row>
        <table:table-row table:style-name="ro4">
          <table:table-cell table:style-name="ce443" office:value-type="string" calcext:value-type="string">
            <text:p>INF.9 Mobiler Arbeitsplatz</text:p>
          </table:table-cell>
          <table:table-cell table:style-name="Default"/>
          <table:table-cell table:number-columns-repeated="6"/>
        </table:table-row>
        <table:table-row table:style-name="ro4">
          <table:table-cell/>
          <table:table-cell office:value-type="string" calcext:value-type="string">
            <text:p>INF.9.A1 Erstellung eines Sicherheitskonzepts für mobile Arbeitsplätze (S)</text:p>
          </table:table-cell>
          <table:table-cell table:number-columns-repeated="6"/>
        </table:table-row>
        <table:table-row table:style-name="ro4">
          <table:table-cell/>
          <table:table-cell office:value-type="string" calcext:value-type="string">
            <text:p>INF.9.A2 Sicherheitsanforderungen bei der Planung und Einrichtung von mobilen Arbeitsplätzen (S)</text:p>
          </table:table-cell>
          <table:table-cell table:number-columns-repeated="6"/>
        </table:table-row>
        <table:table-row table:style-name="ro4">
          <table:table-cell/>
          <table:table-cell office:value-type="string" calcext:value-type="string">
            <text:p>INF.9.A3 Verwaltung und Schutz der mobilen Arbeitsplätze (S)</text:p>
          </table:table-cell>
          <table:table-cell table:number-columns-repeated="6"/>
        </table:table-row>
        <table:table-row table:style-name="ro4">
          <table:table-cell/>
          <table:table-cell office:value-type="string" calcext:value-type="string">
            <text:p>INF.9.A4 Protokollierung und Monitoring (S)</text:p>
          </table:table-cell>
          <table:table-cell table:number-columns-repeated="6"/>
        </table:table-row>
        <table:table-row table:style-name="ro4">
          <table:table-cell/>
          <table:table-cell office:value-type="string" calcext:value-type="string">
            <text:p>INF.9.A5 Schulung und Sensibilisierung (S)</text:p>
          </table:table-cell>
          <table:table-cell table:number-columns-repeated="6"/>
        </table:table-row>
        <table:table-row table:style-name="ro4">
          <table:table-cell/>
          <table:table-cell office:value-type="string" calcext:value-type="string">
            <text:p>INF.9.A6 Überprüfung und Aktualisierung des Sicherheitskonzepts (S)</text:p>
          </table:table-cell>
          <table:table-cell table:number-columns-repeated="6"/>
        </table:table-row>
        <table:table-row table:style-name="ro4">
          <table:table-cell table:style-name="ce443" office:value-type="string" calcext:value-type="string">
            <text:p>INF.10 Besprechungs-, Veranstaltungs- und Schulungsraum</text:p>
          </table:table-cell>
          <table:table-cell table:style-name="Default"/>
          <table:table-cell table:number-columns-repeated="6"/>
        </table:table-row>
        <table:table-row table:style-name="ro4">
          <table:table-cell/>
          <table:table-cell office:value-type="string" calcext:value-type="string">
            <text:p>INF.10.A1 Erstellung eines Sicherheitskonzepts für Besprechungs- und Schulungsräume (S)</text:p>
          </table:table-cell>
          <table:table-cell table:number-columns-repeated="6"/>
        </table:table-row>
        <table:table-row table:style-name="ro4">
          <table:table-cell/>
          <table:table-cell office:value-type="string" calcext:value-type="string">
            <text:p>INF.10.A2 Sicherheitsanforderungen bei der Planung und Ausstattung von Besprechungs- und Schulungsräumen (S)</text:p>
          </table:table-cell>
          <table:table-cell table:number-columns-repeated="6"/>
        </table:table-row>
        <table:table-row table:style-name="ro4">
          <table:table-cell/>
          <table:table-cell office:value-type="string" calcext:value-type="string">
            <text:p>INF.10.A3 Verwaltung und Schutz der Räumlichkeiten und Ausstattung (S)</text:p>
          </table:table-cell>
          <table:table-cell table:number-columns-repeated="6"/>
        </table:table-row>
        <table:table-row table:style-name="ro4">
          <table:table-cell/>
          <table:table-cell office:value-type="string" calcext:value-type="string">
            <text:p>INF.10.A4 Protokollierung und Monitoring (S)</text:p>
          </table:table-cell>
          <table:table-cell table:number-columns-repeated="6"/>
        </table:table-row>
        <table:table-row table:style-name="ro4">
          <table:table-cell/>
          <table:table-cell office:value-type="string" calcext:value-type="string">
            <text:p>INF.10.A5 Schulung und Sensibilisierung (S)</text:p>
          </table:table-cell>
          <table:table-cell table:number-columns-repeated="6"/>
        </table:table-row>
        <table:table-row table:style-name="ro4">
          <table:table-cell/>
          <table:table-cell office:value-type="string" calcext:value-type="string">
            <text:p>INF.10.A6 Überprüfung und Aktualisierung des Sicherheitskonzepts (S)</text:p>
          </table:table-cell>
          <table:table-cell table:number-columns-repeated="6"/>
        </table:table-row>
        <table:table-row table:style-name="ro4">
          <table:table-cell table:style-name="ce443" office:value-type="string" calcext:value-type="string">
            <text:p>INF.11 Allgemeines Fahrzeug</text:p>
          </table:table-cell>
          <table:table-cell table:style-name="Default"/>
          <table:table-cell table:number-columns-repeated="6"/>
        </table:table-row>
        <table:table-row table:style-name="ro4">
          <table:table-cell/>
          <table:table-cell office:value-type="string" calcext:value-type="string">
            <text:p>INF.11.A1 Erstellung eines Sicherheitskonzepts für allgemeine Fahrzeuge (S)</text:p>
          </table:table-cell>
          <table:table-cell table:number-columns-repeated="6"/>
        </table:table-row>
        <table:table-row table:style-name="ro4">
          <table:table-cell/>
          <table:table-cell office:value-type="string" calcext:value-type="string">
            <text:p>INF.11.A2 Sicherheitsanforderungen bei der Planung und Ausstattung von Fahrzeugen (S)</text:p>
          </table:table-cell>
          <table:table-cell table:number-columns-repeated="6"/>
        </table:table-row>
        <table:table-row table:style-name="ro4">
          <table:table-cell/>
          <table:table-cell office:value-type="string" calcext:value-type="string">
            <text:p>INF.11.A3 Verwaltung und Schutz von Fahrzeugen und eingebetteten Systemen (S)</text:p>
          </table:table-cell>
          <table:table-cell table:number-columns-repeated="6"/>
        </table:table-row>
        <table:table-row table:style-name="ro4">
          <table:table-cell/>
          <table:table-cell office:value-type="string" calcext:value-type="string">
            <text:p>INF.11.A4 Protokollierung und Monitoring (S)</text:p>
          </table:table-cell>
          <table:table-cell table:number-columns-repeated="6"/>
        </table:table-row>
        <table:table-row table:style-name="ro4">
          <table:table-cell/>
          <table:table-cell office:value-type="string" calcext:value-type="string">
            <text:p>INF.11.A5 Schulung und Sensibilisierung (S)</text:p>
          </table:table-cell>
          <table:table-cell table:number-columns-repeated="6"/>
        </table:table-row>
        <table:table-row table:style-name="ro4">
          <table:table-cell/>
          <table:table-cell office:value-type="string" calcext:value-type="string">
            <text:p>INF.11.A6 Überprüfung und Aktualisierung des Sicherheitskonzepts (S)</text:p>
          </table:table-cell>
          <table:table-cell table:number-columns-repeated="6"/>
        </table:table-row>
        <table:table-row table:style-name="ro4">
          <table:table-cell table:style-name="ce443" office:value-type="string" calcext:value-type="string">
            <text:p>INF.12 Verkabelung</text:p>
          </table:table-cell>
          <table:table-cell table:style-name="Default"/>
          <table:table-cell table:number-columns-repeated="6"/>
        </table:table-row>
        <table:table-row table:style-name="ro4">
          <table:table-cell/>
          <table:table-cell office:value-type="string" calcext:value-type="string">
            <text:p>INF.12.A1 Erstellung eines Sicherheitskonzepts für Verkabelung (S)</text:p>
          </table:table-cell>
          <table:table-cell table:number-columns-repeated="6"/>
        </table:table-row>
        <table:table-row table:style-name="ro4">
          <table:table-cell/>
          <table:table-cell office:value-type="string" calcext:value-type="string">
            <text:p>INF.12.A2 Sicherheitsanforderungen bei der Planung und Installation von Verkabelung (S)</text:p>
          </table:table-cell>
          <table:table-cell table:number-columns-repeated="6"/>
        </table:table-row>
        <table:table-row table:style-name="ro4">
          <table:table-cell/>
          <table:table-cell office:value-type="string" calcext:value-type="string">
            <text:p>INF.12.A3 Verwaltung und Schutz der Verkabelung (S)</text:p>
          </table:table-cell>
          <table:table-cell table:number-columns-repeated="6"/>
        </table:table-row>
        <table:table-row table:style-name="ro4">
          <table:table-cell/>
          <table:table-cell office:value-type="string" calcext:value-type="string">
            <text:p>INF.12.A4 Protokollierung und Monitoring (S)</text:p>
          </table:table-cell>
          <table:table-cell table:number-columns-repeated="6"/>
        </table:table-row>
        <table:table-row table:style-name="ro4">
          <table:table-cell/>
          <table:table-cell office:value-type="string" calcext:value-type="string">
            <text:p>INF.12.A5 Schulung und Sensibilisierung (S)</text:p>
          </table:table-cell>
          <table:table-cell table:number-columns-repeated="6"/>
        </table:table-row>
        <table:table-row table:style-name="ro4">
          <table:table-cell/>
          <table:table-cell office:value-type="string" calcext:value-type="string">
            <text:p>INF.12.A6 Überprüfung und Aktualisierung des Sicherheitskonzepts (S)</text:p>
          </table:table-cell>
          <table:table-cell table:number-columns-repeated="6"/>
        </table:table-row>
        <table:table-row table:style-name="ro4">
          <table:table-cell table:style-name="ce443" office:value-type="string" calcext:value-type="string">
            <text:p>INF.13 Technisches Gebäudemanagement</text:p>
          </table:table-cell>
          <table:table-cell table:style-name="Default"/>
          <table:table-cell table:number-columns-repeated="6"/>
        </table:table-row>
        <table:table-row table:style-name="ro4">
          <table:table-cell/>
          <table:table-cell office:value-type="string" calcext:value-type="string">
            <text:p>INF.13.A1 Erstellung eines Sicherheitskonzepts für das technische Gebäudemanagement (S)</text:p>
          </table:table-cell>
          <table:table-cell table:number-columns-repeated="6"/>
        </table:table-row>
        <table:table-row table:style-name="ro4">
          <table:table-cell/>
          <table:table-cell office:value-type="string" calcext:value-type="string">
            <text:p>INF.13.A2 Sicherheitsanforderungen bei der Planung und Installation technischer Gebäudesysteme (S)</text:p>
          </table:table-cell>
          <table:table-cell table:number-columns-repeated="6"/>
        </table:table-row>
        <table:table-row table:style-name="ro4">
          <table:table-cell/>
          <table:table-cell office:value-type="string" calcext:value-type="string">
            <text:p>INF.13.A3 Verwaltung und Schutz technischer Gebäudesysteme (S)</text:p>
          </table:table-cell>
          <table:table-cell table:number-columns-repeated="6"/>
        </table:table-row>
        <table:table-row table:style-name="ro4">
          <table:table-cell/>
          <table:table-cell office:value-type="string" calcext:value-type="string">
            <text:p>INF.13.A4 Protokollierung und Monitoring (S)</text:p>
          </table:table-cell>
          <table:table-cell table:number-columns-repeated="6"/>
        </table:table-row>
        <table:table-row table:style-name="ro4">
          <table:table-cell/>
          <table:table-cell office:value-type="string" calcext:value-type="string">
            <text:p>INF.13.A5 Schulung und Sensibilisierung (S)</text:p>
          </table:table-cell>
          <table:table-cell table:number-columns-repeated="6"/>
        </table:table-row>
        <table:table-row table:style-name="ro4">
          <table:table-cell/>
          <table:table-cell office:value-type="string" calcext:value-type="string">
            <text:p>INF.13.A6 Überprüfung und Aktualisierung des Sicherheitskonzepts (S)</text:p>
          </table:table-cell>
          <table:table-cell table:number-columns-repeated="6"/>
        </table:table-row>
        <table:table-row table:style-name="ro4">
          <table:table-cell table:style-name="ce443" office:value-type="string" calcext:value-type="string">
            <text:p>INF.14 Gebäudeautomation</text:p>
          </table:table-cell>
          <table:table-cell table:style-name="Default"/>
          <table:table-cell table:number-columns-repeated="6"/>
        </table:table-row>
        <table:table-row table:style-name="ro4">
          <table:table-cell/>
          <table:table-cell office:value-type="string" calcext:value-type="string">
            <text:p>INF.14.A1 Erstellung eines Sicherheitskonzepts für Gebäudeautomation (S)</text:p>
          </table:table-cell>
          <table:table-cell table:number-columns-repeated="6"/>
        </table:table-row>
        <table:table-row table:style-name="ro4">
          <table:table-cell/>
          <table:table-cell office:value-type="string" calcext:value-type="string">
            <text:p>INF.14.A2 Sicherheitsanforderungen bei der Planung und Installation von Gebäudeautomationssystemen (S)</text:p>
          </table:table-cell>
          <table:table-cell table:number-columns-repeated="6"/>
        </table:table-row>
        <table:table-row table:style-name="ro4">
          <table:table-cell/>
          <table:table-cell office:value-type="string" calcext:value-type="string">
            <text:p>INF.14.A3 Verwaltung und Schutz von Gebäudeautomationssystemen (S)</text:p>
          </table:table-cell>
          <table:table-cell table:number-columns-repeated="6"/>
        </table:table-row>
        <table:table-row table:style-name="ro4">
          <table:table-cell/>
          <table:table-cell office:value-type="string" calcext:value-type="string">
            <text:p>INF.14.A4 Protokollierung und Monitoring (S)</text:p>
          </table:table-cell>
          <table:table-cell table:number-columns-repeated="6"/>
        </table:table-row>
        <table:table-row table:style-name="ro4">
          <table:table-cell/>
          <table:table-cell office:value-type="string" calcext:value-type="string">
            <text:p>INF.14.A5 Schulung und Sensibilisierung (S)</text:p>
          </table:table-cell>
          <table:table-cell table:number-columns-repeated="6"/>
        </table:table-row>
        <table:table-row table:style-name="ro4">
          <table:table-cell/>
          <table:table-cell office:value-type="string" calcext:value-type="string">
            <text:p>INF.14.A6 Überprüfung und Aktualisierung des Sicherheitskonzepts</text:p>
          </table:table-cell>
          <table:table-cell table:number-columns-repeated="6"/>
        </table:table-row>
        <table:table-row table:style-name="ro4">
          <table:table-cell table:style-name="ce443" office:value-type="string" calcext:value-type="string">
            <text:p>ORP.1 Sicherheitsmanagement</text:p>
          </table:table-cell>
          <table:table-cell table:style-name="Default"/>
          <table:table-cell table:number-columns-repeated="6"/>
        </table:table-row>
        <table:table-row table:style-name="ro4">
          <table:table-cell/>
          <table:table-cell office:value-type="string" calcext:value-type="string">
            <text:p>ORP.1.A1 Sicherheitsmanagement festlegen (S)</text:p>
          </table:table-cell>
          <table:table-cell table:number-columns-repeated="6"/>
        </table:table-row>
        <table:table-row table:style-name="ro4">
          <table:table-cell/>
          <table:table-cell office:value-type="string" calcext:value-type="string">
            <text:p>ORP.1.A2 Sicherheitspolitik erstellen (S)</text:p>
          </table:table-cell>
          <table:table-cell table:number-columns-repeated="6"/>
        </table:table-row>
        <table:table-row table:style-name="ro4">
          <table:table-cell/>
          <table:table-cell office:value-type="string" calcext:value-type="string">
            <text:p>ORP.1.A3 Sicherheitsorganisation aufbauen (S)</text:p>
          </table:table-cell>
          <table:table-cell table:number-columns-repeated="6"/>
        </table:table-row>
        <table:table-row table:style-name="ro4">
          <table:table-cell/>
          <table:table-cell office:value-type="string" calcext:value-type="string">
            <text:p>ORP.1.A4 Sicherheitskonzept entwickeln (S)</text:p>
          </table:table-cell>
          <table:table-cell table:number-columns-repeated="6"/>
        </table:table-row>
        <table:table-row table:style-name="ro4">
          <table:table-cell/>
          <table:table-cell office:value-type="string" calcext:value-type="string">
            <text:p>ORP.1.A5 Sicherheitsrichtlinien und -verfahren definieren (S)</text:p>
          </table:table-cell>
          <table:table-cell table:number-columns-repeated="6"/>
        </table:table-row>
        <table:table-row table:style-name="ro4">
          <table:table-cell/>
          <table:table-cell office:value-type="string" calcext:value-type="string">
            <text:p>ORP.1.A6 Sensibilisierung und Schulung der Mitarbeiter (S)</text:p>
          </table:table-cell>
          <table:table-cell table:number-columns-repeated="6"/>
        </table:table-row>
        <table:table-row table:style-name="ro4">
          <table:table-cell/>
          <table:table-cell office:value-type="string" calcext:value-type="string">
            <text:p>ORP.1.A7 Sicherheitsvorfälle melden und behandeln (S)</text:p>
          </table:table-cell>
          <table:table-cell table:number-columns-repeated="6"/>
        </table:table-row>
        <table:table-row table:style-name="ro4">
          <table:table-cell/>
          <table:table-cell office:value-type="string" calcext:value-type="string">
            <text:p>ORP.1.A8 Notfallmanagement und -übungen (S)</text:p>
          </table:table-cell>
          <table:table-cell table:number-columns-repeated="6"/>
        </table:table-row>
        <table:table-row table:style-name="ro4">
          <table:table-cell/>
          <table:table-cell office:value-type="string" calcext:value-type="string">
            <text:p>ORP.1.A9 Überprüfung und Aktualisierung des Sicherheitskonzepts (S)</text:p>
          </table:table-cell>
          <table:table-cell table:number-columns-repeated="6"/>
        </table:table-row>
        <table:table-row table:style-name="ro4">
          <table:table-cell table:style-name="ce443" office:value-type="string" calcext:value-type="string">
            <text:p>ORP.2 Organisation</text:p>
          </table:table-cell>
          <table:table-cell table:style-name="Default"/>
          <table:table-cell table:number-columns-repeated="6"/>
        </table:table-row>
        <table:table-row table:style-name="ro4">
          <table:table-cell/>
          <table:table-cell office:value-type="string" calcext:value-type="string">
            <text:p>ORP.2.A1 Organisatorische Regeln festlegen (S)</text:p>
          </table:table-cell>
          <table:table-cell table:number-columns-repeated="6"/>
        </table:table-row>
        <table:table-row table:style-name="ro4">
          <table:table-cell/>
          <table:table-cell office:value-type="string" calcext:value-type="string">
            <text:p>ORP.2.A2 Verantwortlichkeiten und Zuständigkeiten definieren (S)</text:p>
          </table:table-cell>
          <table:table-cell table:number-columns-repeated="6"/>
        </table:table-row>
        <table:table-row table:style-name="ro4">
          <table:table-cell/>
          <table:table-cell office:value-type="string" calcext:value-type="string">
            <text:p>ORP.2.A3 Informationssicherheit in Projekten berücksichtigen (S)</text:p>
          </table:table-cell>
          <table:table-cell table:number-columns-repeated="6"/>
        </table:table-row>
        <table:table-row table:style-name="ro4">
          <table:table-cell/>
          <table:table-cell office:value-type="string" calcext:value-type="string">
            <text:p>ORP.2.A4 Detaillierte Abläufe und Verfahren dokumentieren (S)</text:p>
          </table:table-cell>
          <table:table-cell table:number-columns-repeated="6"/>
        </table:table-row>
        <table:table-row table:style-name="ro4">
          <table:table-cell/>
          <table:table-cell office:value-type="string" calcext:value-type="string">
            <text:p>ORP.2.A5 Schulung und Sensibilisierung zur Organisation (S)</text:p>
          </table:table-cell>
          <table:table-cell table:number-columns-repeated="6"/>
        </table:table-row>
        <table:table-row table:style-name="ro4">
          <table:table-cell/>
          <table:table-cell office:value-type="string" calcext:value-type="string">
            <text:p>ORP.2.A6 Überprüfung und Aktualisierung der organisatorischen Maßnahmen (S)</text:p>
          </table:table-cell>
          <table:table-cell table:number-columns-repeated="6"/>
        </table:table-row>
        <table:table-row table:style-name="ro4">
          <table:table-cell table:style-name="ce443" office:value-type="string" calcext:value-type="string">
            <text:p>ORP.3 Personal</text:p>
          </table:table-cell>
          <table:table-cell table:style-name="Default"/>
          <table:table-cell table:number-columns-repeated="6"/>
        </table:table-row>
        <table:table-row table:style-name="ro4">
          <table:table-cell/>
          <table:table-cell office:value-type="string" calcext:value-type="string">
            <text:p>ORP.3.A1 Sicherheitsanforderungen bei der Personalbeschaffung (S)</text:p>
          </table:table-cell>
          <table:table-cell table:number-columns-repeated="6"/>
        </table:table-row>
        <table:table-row table:style-name="ro4">
          <table:table-cell/>
          <table:table-cell office:value-type="string" calcext:value-type="string">
            <text:p>ORP.3.A2 Sicherheitsanforderungen während des Beschäftigungsverhältnisses (S)</text:p>
          </table:table-cell>
          <table:table-cell table:number-columns-repeated="6"/>
        </table:table-row>
        <table:table-row table:style-name="ro4">
          <table:table-cell/>
          <table:table-cell office:value-type="string" calcext:value-type="string">
            <text:p>ORP.3.A3 Sicherheitsanforderungen bei Beendigung des Beschäftigungsverhältnisses (S)</text:p>
          </table:table-cell>
          <table:table-cell table:number-columns-repeated="6"/>
        </table:table-row>
        <table:table-row table:style-name="ro4">
          <table:table-cell/>
          <table:table-cell office:value-type="string" calcext:value-type="string">
            <text:p>ORP.3.A4 Schulung und Sensibilisierung des Personals (S)</text:p>
          </table:table-cell>
          <table:table-cell table:number-columns-repeated="6"/>
        </table:table-row>
        <table:table-row table:style-name="ro4">
          <table:table-cell/>
          <table:table-cell office:value-type="string" calcext:value-type="string">
            <text:p>ORP.3.A5 Überprüfung und Aktualisierung der Personalmaßnahmen (S)</text:p>
          </table:table-cell>
          <table:table-cell table:number-columns-repeated="6"/>
        </table:table-row>
        <table:table-row table:style-name="ro4">
          <table:table-cell table:style-name="ce443" office:value-type="string" calcext:value-type="string">
            <text:p>ORP.4 Sensibilisierung und Schulung zur Informationssicherheit</text:p>
          </table:table-cell>
          <table:table-cell table:style-name="Default"/>
          <table:table-cell table:number-columns-repeated="6"/>
        </table:table-row>
        <table:table-row table:style-name="ro4">
          <table:table-cell/>
          <table:table-cell office:value-type="string" calcext:value-type="string">
            <text:p>ORP.4.A1 Erstellung eines Konzepts zur Sensibilisierung und Schulung (S)</text:p>
          </table:table-cell>
          <table:table-cell table:number-columns-repeated="6"/>
        </table:table-row>
        <table:table-row table:style-name="ro4">
          <table:table-cell/>
          <table:table-cell office:value-type="string" calcext:value-type="string">
            <text:p>ORP.4.A2 Durchführung regelmäßiger Schulungen (S)</text:p>
          </table:table-cell>
          <table:table-cell table:number-columns-repeated="6"/>
        </table:table-row>
        <table:table-row table:style-name="ro4">
          <table:table-cell/>
          <table:table-cell office:value-type="string" calcext:value-type="string">
            <text:p>ORP.4.A3 Dokumentation und Nachweis der Schulungen (S)</text:p>
          </table:table-cell>
          <table:table-cell table:number-columns-repeated="6"/>
        </table:table-row>
        <table:table-row table:style-name="ro4">
          <table:table-cell/>
          <table:table-cell office:value-type="string" calcext:value-type="string">
            <text:p>ORP.4.A4 Überprüfung und Aktualisierung des Konzepts zur Sensibilisierung und Schulung (S)</text:p>
          </table:table-cell>
          <table:table-cell table:number-columns-repeated="6"/>
        </table:table-row>
        <table:table-row table:style-name="ro20">
          <table:table-cell table:style-name="ce445" office:value-type="string" calcext:value-type="string">
            <text:p>ORP.5 Identitäts- und Berechtigungsmanagement</text:p>
          </table:table-cell>
          <table:table-cell table:style-name="Default"/>
          <table:table-cell table:number-columns-repeated="6"/>
        </table:table-row>
        <table:table-row table:style-name="ro4">
          <table:table-cell/>
          <table:table-cell office:value-type="string" calcext:value-type="string">
            <text:p>ORP.5.A1 Erstellung eines Konzepts für das Identitäts- und Berechtigungsmanagement (S)</text:p>
          </table:table-cell>
          <table:table-cell table:number-columns-repeated="6"/>
        </table:table-row>
        <table:table-row table:style-name="ro4">
          <table:table-cell/>
          <table:table-cell office:value-type="string" calcext:value-type="string">
            <text:p>ORP.5.A2 Verwaltung von Benutzerkonten und Berechtigungen (S)</text:p>
          </table:table-cell>
          <table:table-cell table:number-columns-repeated="6"/>
        </table:table-row>
        <table:table-row table:style-name="ro4">
          <table:table-cell/>
          <table:table-cell office:value-type="string" calcext:value-type="string">
            <text:p>ORP.5.A3 Durchführung regelmäßiger Überprüfungen und Aktualisierungen (S)</text:p>
          </table:table-cell>
          <table:table-cell table:number-columns-repeated="6"/>
        </table:table-row>
        <table:table-row table:style-name="ro4">
          <table:table-cell/>
          <table:table-cell office:value-type="string" calcext:value-type="string">
            <text:p>ORP.5.A4 Schulung und Sensibilisierung des Personals (S)</text:p>
          </table:table-cell>
          <table:table-cell table:number-columns-repeated="6"/>
        </table:table-row>
        <table:table-row table:style-name="ro4">
          <table:table-cell/>
          <table:table-cell office:value-type="string" calcext:value-type="string">
            <text:p>ORP.5.A5 Dokumentation und Nachweis der Maßnahmen (S)</text:p>
          </table:table-cell>
          <table:table-cell table:number-columns-repeated="6"/>
        </table:table-row>
        <table:table-row table:style-name="ro4">
          <table:table-cell table:style-name="ce443" office:value-type="string" calcext:value-type="string">
            <text:p>ORP.6 Compliance Management (Anforderungsmanagement)</text:p>
          </table:table-cell>
          <table:table-cell table:style-name="Default"/>
          <table:table-cell table:number-columns-repeated="6"/>
        </table:table-row>
        <table:table-row table:style-name="ro4">
          <table:table-cell/>
          <table:table-cell office:value-type="string" calcext:value-type="string">
            <text:p>ORP.6.A1 Erstellung eines Konzepts für das Compliance Management (S)</text:p>
          </table:table-cell>
          <table:table-cell table:number-columns-repeated="6"/>
        </table:table-row>
        <table:table-row table:style-name="ro4">
          <table:table-cell/>
          <table:table-cell office:value-type="string" calcext:value-type="string">
            <text:p>ORP.6.A2 Identifikation und Überwachung gesetzlicher und regulatorischer Anforderungen (S)</text:p>
          </table:table-cell>
          <table:table-cell table:number-columns-repeated="6"/>
        </table:table-row>
        <table:table-row table:style-name="ro4">
          <table:table-cell/>
          <table:table-cell office:value-type="string" calcext:value-type="string">
            <text:p>ORP.6.A3 Schulung und Sensibilisierung des Personals (S)</text:p>
          </table:table-cell>
          <table:table-cell table:number-columns-repeated="6"/>
        </table:table-row>
        <table:table-row table:style-name="ro4">
          <table:table-cell/>
          <table:table-cell office:value-type="string" calcext:value-type="string">
            <text:p>ORP.6.A4 Überprüfung und Aktualisierung des Konzepts für das Compliance Management</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Yellow" style:family="table-cell" style:parent-style-name="Default">
      <style:table-cell-properties fo:background-color="#ffff00"/>
    </style:style>
    <style:style style:name="Green" style:family="table-cell" style:parent-style-name="Default">
      <style:table-cell-properties fo:background-color="#81d41a"/>
      <style:text-properties style:use-window-font-color="true"/>
    </style:style>
    <style:style style:name="Orange" style:family="table-cell" style:parent-style-name="Default">
      <style:table-cell-properties fo:background-color="#ffbf00" style:diagonal-bl-tr="none" style:diagonal-tl-br="none"/>
    </style:style>
    <style:style style:name="Red" style:family="table-cell" style:parent-style-name="Default">
      <style:table-cell-properties fo:background-color="#ff3838"/>
      <style:text-properties fo:color="#000000"/>
    </style:style>
    <style:style style:name="Unbenannt1" style:family="table-cell" style:parent-style-name="Default">
      <style:table-cell-properties fo:background-color="#ffffd7" style:diagonal-bl-tr="none" style:diagonal-tl-br="none"/>
    </style:style>
    <style:style style:name="Mapping_20_X" style:display-name="Mapping X" style:family="table-cell" style:parent-style-name="Default">
      <style:table-cell-properties fo:background-color="#e8f2a1" style:diagonal-bl-tr="none" style:diagonal-tl-br="none"/>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0.101cm" fo:margin-bottom="0.101cm" fo:margin-left="0.101cm" fo:margin-right="0.101cm" style:scale-to-X="3" style:scale-to-Y="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00:08:31.228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23:27:46.600000000</meta:creation-date>
    <dc:date>2025-01-23T00:20:19.474000000</dc:date>
    <meta:editing-duration>P3DT2H12M54S</meta:editing-duration>
    <meta:editing-cycles>353</meta:editing-cycles>
    <meta:generator>LibreOffice/24.8.4.2$Windows_X86_64 LibreOffice_project/bb3cfa12c7b1bf994ecc5649a80400d06cd71002</meta:generator>
    <meta:document-statistic meta:table-count="16" meta:cell-count="5733" meta:object-count="19"/>
    <meta:user-defined meta:name="ProgId">Excel.Sheet</meta:user-defined>
  </office:meta>
</office:document-meta>
</file>

<file path=Basic/Standard/Assets_Holen_Fuer_Grundschutz_Realisierungsplan.xml><?xml version="1.0" encoding="utf-8"?>
<!DOCTYPE module  PUBLIC '-//OpenOffice.org//DTD OfficeDocument 1.0//EN'  'module.dtd'>
<script:module xmlns:script="http://openoffice.org/2000/script" script:name="Assets_Holen_Fuer_Grundschutz_Realisierungsplan" script:language="StarBasic">Sub CopyDataWithBausteins()
    Dim oDoc As Object
    Dim oCurrentSheet As Object
    Dim oSourceSheet As Object
    Dim oBausteineSheet As Object
    Dim oCell As Object
    Dim iRow As Integer
    Dim targetRow As Integer
    Dim id As String
    Dim name As String
    Dim responsibility As String
    Dim art As String
    Dim baustein As String
    Dim iBaustein As Integer
    Dim lastColumn As Integer
    Dim anforderung As String
    Dim bausteinRow As Integer
    Dim anforderungsRow As Integer

    ' Zugriff auf das aktuelle Dokument und das aktive Blatt
    oDoc = ThisComponent
    oCurrentSheet = oDoc.CurrentController.ActiveSheet
    oSourceSheet = oDoc.Sheets.getByName("Grundschutz-Bausteine Modellierung") ' Quellblatt
    oBausteineSheet = oDoc.Sheets.getByName("IT-Grundschutz Bausteine") ' Blatt mit den Bausteinen und Anforderungen

    ' Startzeile für das Einfügen im aktuellen Blatt
    targetRow = 3 ' Ab Zeile 4 (Index 3)
    
    ' Schleife durch die Zeilen im Quellblatt (Zeile 4 bis 1000)
    For iRow = 3 To 999 ' Zeilenindex: ab Zeile 4
        art = Trim(oSourceSheet.getCellByPosition(0, iRow).String) ' Spalte A (Index 0)
        id = Trim(oSourceSheet.getCellByPosition(1, iRow).String) ' Spalte B (Index 1)
        name = Trim(oSourceSheet.getCellByPosition(2, iRow).String) ' Spalte C (Index 2)
        responsibility = Trim(oSourceSheet.getCellByPosition(3, iRow).String) ' Spalte D (Index 3)
        
        ' Abbruchbedingung: Leere ID-Zelle
        If id = "" Then Exit For
        
        ' Finde die letzte Spalte mit Bausteinen (ab Spalte E)
        lastColumn = oSourceSheet.getCellRangeByPosition(4, iRow, 1000, iRow).Columns.Count
        
        ' Schleife durch alle Bausteine, die für das Asset relevant sind
        For iBaustein = 0 To lastColumn - 1
            baustein = Trim(oSourceSheet.getCellByPosition(4 + iBaustein, iRow).String) ' Bausteine ab Spalte E (Index 4)
            
            ' Wenn der Baustein leer ist, beende die Baustein-Schleife
            If baustein = "" Then
                Exit For
            End If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Suche die Anforderungen für den Baustein im Blatt "IT-Grundschutz Bausteine"
            bausteinRow = FindBausteinRow(oBausteineSheet, baustein)
            If bausteinRow &gt;= 0 Then
                anforderungsRow = bausteinRow + 1
                Do While True
                    anforderung = Trim(oBausteineSheet.getCellByPosition(1, anforderungsRow).String) ' Spalte B (Index 1)
                    If anforderung = "" Then Exit Do ' Abbruchbedingung, wenn die Zelle leer ist

                    ' Schreibe die Anforderungen ins aktuelle Blatt in Spalte G
                    oCurrentSheet.getCellByPosition(6, targetRow).String = anforderung ' Anforderung in Spalte G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Zielzeile inkrementieren
                    targetRow = targetRow + 1
                    anforderungsRow = anforderungsRow + 1
                Loop
            Else
                ' Inkrementiere die Zeile auch, wenn keine Anforderungen gefunden werden
                targetRow = targetRow + 1
            End If
        Next iBaustein
    Next iRow
    
    MsgBox("Alle Asset, Bausteine und Anforderungen erfolgreich importiert!")
End Sub

' Hilfsfunktion: Findet die Zeile eines Bausteins im Blatt "IT-Grundschutz Bausteine"
Function FindBausteinRow(oSheet As Object, baustein As String) As Integer
    Dim iRow As Integer
    iRow = 0  ' Beginnt ab Zeile 1
    Do While True
        Dim oCell As Object
        oCell = oSheet.getCellByPosition(0, iRow) ' Spalte A (Index 0)
        If iRow &gt; 1000 Then
            FindBausteinRow = -1  ' Rückgabe von -1, wenn keine Übereinstimmung gefunden wird
            Exit Function
        End If
        If Trim(oCell.String) = baustein Then
            FindBausteinRow = iRow  ' Rückgabe der gefundenen Zeile
            Exit Function
        End If
        iRow = iRow + 1
    Loop
End Function

</script:module>
</file>

<file path=Basic/Standard/Assets_Holen_Fuer_Grundschutz_Requirements.xml><?xml version="1.0" encoding="utf-8"?>
<!DOCTYPE module  PUBLIC '-//OpenOffice.org//DTD OfficeDocument 1.0//EN'  'module.dtd'>
<script:module xmlns:script="http://openoffice.org/2000/script" script:name="Assets_Holen_Fuer_Grundschutz_Requirements" script:language="StarBasic">Sub CollectAndInsertData()
    Dim oDoc As Object
    Dim oCurrentSheet As Object
    Dim oSheets As Object
    Dim oSheet As Object
    Dim oCell As Object
    Dim iRow As Integer
    Dim targetRow As Integer
    Dim id As String
    Dim name As String
    Dim responsibility As String
    Dim sheetName As String
    
    ' Zugriff auf das aktuelle Dokument und das aktive Blatt
    oDoc = ThisComponent
    oCurrentSheet = oDoc.CurrentController.ActiveSheet
    oSheets = oDoc.Sheets
    
    ' Tabellen, die durchsucht werden sollen
    Dim sheetNames(4) As String
    sheetNames(0) = "Geschäftsprozesse"
    sheetNames(1) = "Applikationen"
    sheetNames(2) = "IT-Systeme"
    sheetNames(3) = "Räumlichkeiten"
    sheetNames(4) = "Kommunikationsverbindungen"
    
    ' Startzeile für das Einfügen im aktuellen Blatt
    targetRow = 3 ' Ab Zeile 4 (Index 3)
    
    ' Schleife durch die Tabellen
    Dim sheetIndex As Integer
    For sheetIndex = LBound(sheetNames) To UBound(sheetNames)
        On Error Resume Next ' Fehler abfangen, falls eine Tabelle fehlt
        oSheet = oSheets.getByName(sheetNames(sheetIndex))
        If IsNull(oSheet) Then
            MsgBox "Tabelle '" &amp; sheetNames(sheetIndex) &amp; "' nicht gefunden.", 16, "Fehler"
            Exit Sub
        End If
        On Error GoTo 0
        
        sheetName = sheetNames(sheetIndex) ' Speichere den Namen der Tabelle für Spalte A
        
        ' Schleife durch die Zeilen (Zeile 4 bis 1000)
        For iRow = 3 To 999 ' Zeilenindex: ab Zeile 4
            id = Trim(oSheet.getCellByPosition(0, iRow).String) ' Spalte A (Index 0)
            name = Trim(oSheet.getCellByPosition(1, iRow).String) ' Spalte B (Index 1)
            
            ' Verantwortlichkeiten aus der richtigen Spalte holen
            If sheetNames(sheetIndex) = "Geschäftsprozesse" Then
                responsibility = Trim(oSheet.getCellByPosition(4, iRow).String) ' Spalte E (Index 4)
            Else
                responsibility = Trim(oSheet.getCellByPosition(5, iRow).String) ' Spalte F (Index 5)
            End If
            
            ' Abbruchbedingung: Leere ID-Zelle
            If id = "" Then Exit For
            
            ' Daten in die nächste freie Zeile im aktuellen Blatt einfügen
            oCurrentSheet.getCellByPosition(0, targetRow).String = sheetName ' Name des Sheets in Spalte A
            oCurrentSheet.getCellByPosition(1, targetRow).String = id ' ID in Spalte B
            oCurrentSheet.getCellByPosition(2, targetRow).String = name ' Name in Spalte C
            oCurrentSheet.getCellByPosition(3, targetRow).String = responsibility ' Verantwortlichkeit in Spalte D
            
            ' Zielzeile inkrementieren
            targetRow = targetRow + 1
        Next iRow
    Next sheetIndex
End Sub

</script:module>
</file>

<file path=Basic/Standard/Mappings_Holen_Schutzbedarf_ermitteln.xml><?xml version="1.0" encoding="utf-8"?>
<!DOCTYPE module  PUBLIC '-//OpenOffice.org//DTD OfficeDocument 1.0//EN'  'module.dtd'>
<script:module xmlns:script="http://openoffice.org/2000/script" script:name="Mappings_Holen_Schutzbedarf_ermitteln" script:language="StarBasic">Sub MapAndDetermineProtection()
    ' Deklaration der benötigten Variablen
    Dim oDoc As Object  ' Das aktuelle Dokument
    Dim oCurrentSheet As Object  ' Das aktive Blatt
    Dim oMappingSheet As Object  ' Die Mapping-Tabelle
    Dim oSourceSheet As Object  ' Das Quellblatt, aus dem Daten abgerufen werden
    Dim iRow As Integer  ' Zeilenindex für Schleifen
    Dim iCol As Integer  ' Spaltenindex für Schleifen
    Dim sourceID As String  ' Die ID aus dem aktuellen Blatt
    Dim mappedID As String  ' Eine ID, die mit der sourceID gemappt wurde
    Dim confidentiality As String  ' Vertraulichkeit der gemappten ID
    Dim integrity As String  ' Integrität der gemappten ID
    Dim availability As String  ' Verfügbarkeit der gemappten ID
    Dim maxConfidentiality As String  ' Maximaler Schutzbedarf für Vertraulichkeit
    Dim maxIntegrity As String  ' Maximaler Schutzbedarf für Integrität
    Dim maxAvailability As String  ' Maximaler Schutzbedarf für Verfügbarkeit
    Dim mappedIDs() As String  ' Array zur Speicherung gemappter IDs
    Dim mappedCount As Integer  ' Anzahl der gemappten IDs

    ' Zugriff auf das aktuelle Dokument und das aktive Blatt
    oDoc = ThisComponent
    oCurrentSheet = oDoc.CurrentController.ActiveSheet

    ' Bestimmung der Mapping-Tabelle und des Quellblatts basierend auf dem Namen des aktuellen Blattes
    If oCurrentSheet.Name = "Applikationen" Then
        oMappingSheet = oDoc.Sheets.getByName("Mapping Prozesse-Applikationen")
        oSourceSheet = oDoc.Sheets.getByName("Geschäftsprozesse")
    ElseIf oCurrentSheet.Name = "IT-Systeme" Then
        oMappingSheet = oDoc.Sheets.getByName("Mapping Applikationen-IT-Systeme")
        oSourceSheet = oDoc.Sheets.getByName("Applikationen")
    ElseIf oCurrentSheet.Name = "Räumlichkeiten" Then
        oMappingSheet = oDoc.Sheets.getByName("Mapping IT-Systeme-Räumlichkeiten")
        oSourceSheet = oDoc.Sheets.getByName("IT-Systeme")
    ElseIf oCurrentSheet.Name = "Kommunikationsverbindungen" Then
        oMappingSheet = oDoc.Sheets.getByName("Mapping IT-Systeme-Kommunikationsverbindungen")
        oSourceSheet = oDoc.Sheets.getByName("IT-Systeme")
    Else
        ' Fehlermeldung ausgeben, falls der Name des Blattes unbekannt ist
        MsgBox "Das aktuelle Blatt hat keinen bekannten Namen für die Zuordnung.", 16, "Fehler"
        Exit Sub
    End If

    ' Schleife durch alle IDs in Spalte A des aktuellen Blatts, beginnend ab Zeile 4
    iRow = 4
    Do While True
        Dim oCell As Object
        oCell = oCurrentSheet.getCellByPosition(0, iRow - 1) ' Spalte A (Index 0)
        If Trim(oCell.String) = "" Then Exit Do  ' Abbruchbedingung, wenn die Zelle leer ist
        sourceID = Trim(oCell.String)  ' Die aktuelle ID aus Spalte A

        ' Initialisierung der Variablen für Schutzbedarf und gemappte IDs
        maxConfidentiality = ""  ' Leere Initialisierung, wenn keine Werte gefunden werden
        maxIntegrity = ""
        maxAvailability = ""
        mappedCount = 0
        ReDim mappedIDs(0)  ' Leeres Array initialisieren

        ' Suche nach gemappten IDs in der Mapping-Tabelle
        For jCol = 2 To 1000 ' Suche ab Spalte C (Index 2) bis 1000 (bisheriges Limit)
            If Trim(oMappingSheet.getCellByPosition(jCol, 1).String) = sourceID Then ' Zeile 2 (Index 1)
                For jRow = 2 To 1000 ' Suche in Spalte B (Index 1) ab Zeile 3 bis 1000 (bisheriges Limit)
                    Dim mappingCell As Object
                    mappingCell = oMappingSheet.getCellByPosition(jCol, jRow) ' Mapping-Zelle (Spalte/Zeile)
                    If Trim(mappingCell.String) = "X" Then ' Nur gemappte IDs berücksichtigen
                        mappedID = Trim(oMappingSheet.getCellByPosition(1, jRow).String) ' Spalte B (Index 1)

                        ' Hinzufügen der gemappten ID zum Array
                        mappedCount = mappedCount + 1
                        ReDim Preserve mappedIDs(mappedCount - 1)
                        mappedIDs(mappedCount - 1) = mappedID

                        ' Schutzbedarf des gemappten Assets ermitteln
                        Dim mappedRow As Integer
                        mappedRow = FindRowByID(oSourceSheet, mappedID)
                        If mappedRow &gt;= 0 Then
                            Select Case oSourceSheet.Name
                                Case "Applikationen", "IT-Systeme","Geschäftsprozesse"
                                    ' Applikationen und IT-Systeme: Werte in Spalten G, H, I
                                    confidentiality = Trim(oSourceSheet.getCellByPosition(6, mappedRow).String) ' Spalte G
                                    integrity = Trim(oSourceSheet.getCellByPosition(7, mappedRow).String) ' Spalte H
                                    availability = Trim(oSourceSheet.getCellByPosition(8, mappedRow).String) ' Spalte I
                                Case "Räumlichkeiten"
                                    ' Räumlichkeiten: Werte in Spalten H, I, J
                                    confidentiality = Trim(oSourceSheet.getCellByPosition(7, mappedRow).String) ' Spalte H
                                    integrity = Trim(oSourceSheet.getCellByPosition(8, mappedRow).String) ' Spalte I
                                    availability = Trim(oSourceSheet.getCellByPosition(9, mappedRow).String) ' Spalte J
                                Case "Kommunikationsverbindungen"
                                    ' Kommunikationsverbindungen: Werte in Spalten J, K, L
                                    confidentiality = Trim(oSourceSheet.getCellByPosition(9, mappedRow).String) ' Spalte J
                                    integrity = Trim(oSourceSheet.getCellByPosition(10, mappedRow).String) ' Spalte K
                                    availability = Trim(oSourceSheet.getCellByPosition(11, mappedRow).String) ' Spalte L
                            End Select
                            ' Maximalen Schutzbedarf ermitteln
                            maxConfidentiality = MaxProtectionLevel(maxConfidentiality, confidentiality)
                            maxIntegrity = MaxProtectionLevel(maxIntegrity, integrity)
                            maxAvailability = MaxProtectionLevel(maxAvailability, availability)
                        End If
                    End If
                Next jRow
            End If
        Next jCol
        
        ' Schreiben der gemappten IDs ins aktuelle Blatt, beginnend ab der entsprechenden Spalte
        Select Case oCurrentSheet.Name
       
            Case "Applikationen", "IT-Systeme"
                ' Applikationen und IT-Systeme: Grundwerte in G, H, I; gemappte IDs ab Spalte J
                For iCol = 0 To UBound(mappedIDs)
                    oCurrentSheet.getCellByPosition(9 + iCol, iRow - 1).String = mappedIDs(iCol) ' Spalte J und weiter
                Next iCol
                oCurrentSheet.getCellByPosition(6, iRow - 1).String = maxConfidentiality ' Spalte G
                oCurrentSheet.getCellByPosition(7, iRow - 1).String = maxIntegrity       ' Spalte H
                oCurrentSheet.getCellByPosition(8, iRow - 1).String = maxAvailability    ' Spalte I

            Case "Räumlichkeiten"
                ' Räumlichkeiten: Grundwerte in H, I, J; gemappte IDs ab Spalte K
                For iCol = 0 To UBound(mappedIDs)
                    oCurrentSheet.getCellByPosition(10 + iCol, iRow - 1).String = mappedIDs(iCol) ' Spalte K und weiter
                Next iCol
                oCurrentSheet.getCellByPosition(7, iRow - 1).String = maxConfidentiality ' Spalte H
                oCurrentSheet.getCellByPosition(8, iRow - 1).String = maxIntegrity       ' Spalte I
                oCurrentSheet.getCellByPosition(9, iRow - 1).String = maxAvailability    ' Spalte J

            Case "Kommunikationsverbindungen"
                ' Kommunikationsverbindungen: Grundwerte in J, K, L; gemappte IDs ab Spalte M
                For iCol = 0 To UBound(mappedIDs)
                    oCurrentSheet.getCellByPosition(12 + iCol, iRow - 1).String = mappedIDs(iCol) ' Spalte M und weiter
                Next iCol
                oCurrentSheet.getCellByPosition(9, iRow - 1).String = maxConfidentiality ' Spalte J
                oCurrentSheet.getCellByPosition(10, iRow - 1).String = maxIntegrity      ' Spalte K
                oCurrentSheet.getCellByPosition(11, iRow - 1).String = maxAvailability   ' Spalte L
        End Select

        iRow = iRow + 1  ' Zur nächsten Zeile wechseln
    Loop

    ' Erfolgsmeldung anzeigen
    MsgBox "Mapping und Schutzbedarfberechnung abgeschlossen!", 64, "Erfolg"
End Sub

' Hilfsfunktion: Findet die Zeile einer ID in einem Blatt
Function FindRowByID(oSheet As Object, id As String) As Integer
    Dim iRow As Integer
    iRow = 4  ' Beginnt ab Zeile 4
    Do While True
        Dim oCell As Object
        oCell = oSheet.getCellByPosition(0, iRow - 1) ' Spalte A (Index 0)
        If Trim(oCell.String) = "" Then
            FindRowByID = -1  ' Rückgabe von -1, wenn keine Übereinstimmung gefunden wird
            Exit Function
        End If
        If Trim(oCell.String) = id Then
            FindRowByID = iRow - 1  ' Rückgabe der gefundenen Zeile
            Exit Function
        End If
        iRow = iRow + 1
    Loop
End Function

' Hil

' Hilfsfunktion: Ermittelt den höheren Schutzbedarf
Function MaxProtectionLevel(level1 As String, level2 As String) As String
    Dim levels As Object
    levels = Array("Mittel", "Hoch", "Sehr hoch")  ' Schutzbedarfsstufen
    Dim i As Integer
    Dim maxLevel As Integer
    maxLevel = -1  ' Initialisierung auf ungültigen Wert
    For i = 0 To UBound(levels)
        If levels(i) = level1 Or levels(i) = level2 Then
            maxLevel = CustomMax(maxLevel, i)  ' Ermitteln der höheren Schutzbedarfsebene
        End If
    Next i
    If maxLevel = -1 Then
        MaxProtectionLevel = ""  ' Rückgabe von "" bei keinem Wert
    Else
        MaxProtectionLevel = levels(maxLevel)
    End If
End Function

' Eigene Max-Funktion
Function CustomMax(value1 As Integer, value2 As Integer) As Integer
    If value1 &gt; value2 Then
        CustomMax = value1
    Else
        CustomMax = value2
    End If
End Function

</script:module>
</file>

<file path=Basic/Standard/Mappingtabellen_Erstellen.xml><?xml version="1.0" encoding="utf-8"?>
<!DOCTYPE module  PUBLIC '-//OpenOffice.org//DTD OfficeDocument 1.0//EN'  'module.dtd'>
<script:module xmlns:script="http://openoffice.org/2000/script" script:name="Mappingtabellen_Erstellen" script:language="StarBasic">Sub ProcessIDs()
    Dim oDoc As Object
    Dim oSourceSheet1 As Object
    Dim oSourceSheet2 As Object
    Dim oCurrentSheet As Object
    Dim oCell As Object
    Dim oRows As Object
    Dim oColumns As Object
    Dim iRow As Integer
    Dim iCol As Integer
    Dim idListSource1 As Object
    Dim idListSource2 As Object
    
    ' Zugriff auf das aktuelle Dokument und die Tabellen
    oDoc = ThisComponent
    oCurrentSheet = oDoc.CurrentController.ActiveSheet
    
    ' Zuweisung der Quellblätter basierend auf dem Namen des aktuellen Blattes
    If oCurrentSheet.Name = "Mapping Prozesse-Applikationen" Then
        oSourceSheet2 = oDoc.Sheets.getByName("Geschäftsprozesse")
        oSourceSheet1 = oDoc.Sheets.getByName("Applikationen")
    ElseIf oCurrentSheet.Name = "Mapping Applikationen-IT-Systeme" Then
        oSourceSheet2 = oDoc.Sheets.getByName("Applikationen")
        oSourceSheet1 = oDoc.Sheets.getByName("IT-Systeme")
    ElseIf oCurrentSheet.Name = "Mapping IT-Systeme-Räumlichkeiten" Then
        oSourceSheet2 = oDoc.Sheets.getByName("IT-Systeme")
        oSourceSheet1 = oDoc.Sheets.getByName("Räumlichkeiten")
    ElseIf oCurrentSheet.Name = "Mapping IT-Systeme-Kommunikationsverbindungen" Then
        oSourceSheet2 = oDoc.Sheets.getByName("IT-Systeme")
        oSourceSheet1 = oDoc.Sheets.getByName("Kommunikationsverbindungen")
    Else
        MsgBox "Das aktuelle Blatt hat keinen bekannten Namen für die Zuordnung.", 16, "Fehler"
        Exit Sub
    End If
    
    ' IDs initialisieren
    Dim idList1() As String
    Dim idList2() As String
    Dim list1Count As Integer
    Dim list2Count As Integer
    
    ' IDs aus dem ersten Quellblatt sammeln (Spalte A, ab Zeile 4)
    iRow = 4
    list1Count = 0
    Do While True
        oCell = oSourceSheet1.getCellByPosition(0, iRow - 1) ' Spalte A (Index 0)
        If Trim(oCell.String) = "" Then Exit Do
        list1Count = list1Count + 1
        ReDim Preserve idList1(list1Count - 1)
        idList1(list1Count - 1) = oCell.String
        iRow = iRow + 1
    Loop
    
    ' IDs aus dem zweiten Quellblatt sammeln (Spalte A, ab Zeile 4)
    iRow = 4
    list2Count = 0
    Do While True
        oCell = oSourceSheet2.getCellByPosition(0, iRow - 1) ' Spalte A (Index 0)
        If Trim(oCell.String) = "" Then Exit Do
        list2Count = list2Count + 1
        ReDim Preserve idList2(list2Count - 1)
        idList2(list2Count - 1) = oCell.String
        iRow = iRow + 1
    Loop
    
    ' IDs aus dem zweiten Quellblatt ins aktuelle Blatt schreiben (Zeile 2 ab Spalte C )
    For iCol = 0 To UBound(idList1)
        oCurrentSheet.getCellByPosition(iCol + 2 ,1).String = idList1(iCol) ' Spalte B (Index 1)
    Next iCol
    
    ' IDs aus dem zweiten Quellblatt ins aktuelle Blatt schreiben (Spalte B ab Zeile 3)
    For iRow = 0 To UBound(idList2)
        oCurrentSheet.getCellByPosition(1, iRow + 2).String = idList2(iRow) ' Spalte B (Index 1)
    Next iRow
    
    
End Sub





</script:module>
</file>

<file path=Basic/Standard/Report_Erstellen.xml><?xml version="1.0" encoding="utf-8"?>
<!DOCTYPE module  PUBLIC '-//OpenOffice.org//DTD OfficeDocument 1.0//EN'  'module.dtd'>
<script:module xmlns:script="http://openoffice.org/2000/script" script:name="Report_Erstellen" script:language="StarBasic">Sub CreateNewReportSheet()
    Dim oDoc As Object
    Dim oSheetTemplate As Object
    Dim oSheetTarget As Object

    ' Zugriff auf das aktuelle Dokument
    oDoc = ThisComponent

    ' Vorlage-Tabellenblatt abrufen
    On Error Resume Next
    oSheetTemplate = oDoc.Sheets.getByName("Report-Vorlage")
    If IsNull(oSheetTemplate) Then
        MsgBox("Fehler: 'Report-Vorlage' Blatt nicht gefunden.", 16, "Fehler")
        Exit Sub
    End If
    On Error GoTo 0

    ' Neues Tabellenblatt erstellen
    On Error Resume Next
    oDoc.Sheets.copyByName("Report-Vorlage", "Report zur Risikoanalyse", oDoc.Sheets.Count)
    On Error GoTo 0

    ' Erstelltes Tabellenblatt abrufen
    On Error Resume Next
    oSheetTarget = oDoc.Sheets.getByName("Report zur Risikoanalyse")
    If IsNull(oSheetTarget) Then
        MsgBox("Fehler: Neues Tabellenblatt konnte nicht erstellt werden.", 16, "Fehler")
        Exit Sub
    End If
    On Error GoTo 0

    ' Rückgabe des neuen Tabellenblatts
    CreateReport(oSheetTarget)
End Sub


Sub CreateReport(oSheetCurrent As Object)
    Dim oDoc As Object
    Dim oSheetSource As Object, oSheetTarget As Object
    Dim oCellRange As Object
    Dim lastRow As Long, i As Long
    Dim currentRow As Long
    Dim assetID As String, assetName As String
    Dim confidentiality As String, integrity As String, availability As String
    Dim targetSheetName As String
    Dim directlyRelevantCount As Long
    Dim riskStartRow As Long, riskEndRow As Long
    Dim rowBuffer As Integer
    Dim riskRange As Object
    Dim riskRowsToCopy As Integer
    Dim riskTargetStartRow As Long
    Dim oRiskTargetRange As Object
    Dim cellRangeCopy As Object

    ' Abrufen des aktiven Dokuments und der Tabellenblätter
    oDoc = ThisComponent
    oSheetSource = oDoc.Sheets.getByName("Liste aller Assets")

    ' Abrufen der letzten Zeile im Quell-Tabellenblatt
    lastRow = GetLastRow(oSheetSource, 0) ' Spalte A (0-basierte Indizierung)
    
    ' Finden der letzten beschriebenen Zeile in Spalte A mit der Hilfsfunktion
    currentRow = 2
    rowBuffer = 0

    ' Schleife durch jeden Eintrag, beginnend bei Zeile 4
    For i = 4 To lastRow
    If oSheetSource.getCellByPosition(5, i - 1).String = "Ja" Then
        If oSheetSource.getCellByPosition(0, i - 1).String &lt;&gt; ""  Then
            ' Bereich A2:G4 im aktuellen Tabellenblatt kopieren
            cellRangeCopy = oSheetCurrent.getCellRangeByName("A2:G4").RangeAddress
            oCellRange = oSheetCurrent.getCellByPosition(0, currentRow + 1).CellAddress
            oSheetCurrent.CopyRange(oCellRange, cellRangeCopy)
        End If

        ' Werte aus dem Quell-Tabellenblatt abrufen
        assetID = oSheetSource.getCellByPosition(0, i - 1).String
        assetName = oSheetSource.getCellByPosition(1, i - 1).String
        confidentiality = oSheetSource.getCellByPosition(2, i - 1).String
        integrity = oSheetSource.getCellByPosition(3, i - 1).String
        availability = oSheetSource.getCellByPosition(4, i - 1).String

        ' Werte in den neuen Bereich schreiben
        oSheetCurrent.getCellByPosition(0, currentRow + rowBuffer).String = assetID
        oSheetCurrent.getCellByPosition(1, currentRow + rowBuffer).String = assetName
        oSheetCurrent.getCellByPosition(2, currentRow + rowBuffer).String = confidentiality
        oSheetCurrent.getCellByPosition(3, currentRow + rowBuffer).String = integrity
        oSheetCurrent.getCellByPosition(4, currentRow + rowBuffer).String = availability

        ' Name des Ziel-Tabellenblatts erstellen
        targetSheetName = assetID &amp; " - Risikoanalyse - " &amp; assetName

        ' Prüfen, ob das Ziel-Tabellenblatt existiert
        On Error Resume Next
        oSheetTarget = oDoc.Sheets.getByName(targetSheetName)
        On Error GoTo 0

        ' Wenn das Tabellenblatt existiert, verarbeiten
        If Not IsNull(oSheetTarget) Then
            ' Anzahl der "Direkt relevant"-Einträge in Spalte F zählen
            directlyRelevantCount = CountOccurrences(oSheetTarget, 5, "Direkt Relevant")
            oSheetCurrent.getCellByPosition(5, currentRow + rowBuffer).Value = directlyRelevantCount

            ' Zeile finden, in der "Risikobehandlungen" in Spalte A steht
            riskStartRow = FindTextInColumn(oSheetTarget, 0, "Risikobehandlungen")
            
            If riskStartRow &gt; 0 Then
                ' Letzte beschriebene Zeile in Spalte A des Ziel-Tabellenblatts abrufen
                riskEndRow = GetLastWrittenRowInColumnA(oSheetTarget)

                ' Zeilen von riskStartRow + 1 bis riskEndRow, Spalten A-G kopieren
                riskRowsToCopy = riskEndRow - riskStartRow
                
                If riskRowsToCopy &gt; 0 Then
                    riskRange = oSheetTarget.getCellRangeByPosition(0, riskStartRow + 1, 6, riskEndRow + 1).RangeAddress
                    riskTargetStartRow = currentRow + 2 + rowBuffer ' Unterhalb der allgemeinen Infos einfügen
                    
                    oRiskTargetRange = oSheetCurrent.getCellByPosition(0, riskTargetStartRow).CellAddress
                    oSheetTarget.CopyRange(oRiskTargetRange, riskRange)
                End If
            End If
        End If

        ' Letzte beschriebene Zeile in Spalte A mit der Hilfsfunktion finden
        currentRow = GetLastWrittenRowInColumnA(oSheetCurrent) + 1

        ' RowBuffer nach ersten Durchlauf initialisieren, wird für Positionierung von den Werteingaben benötigt
        If rowBuffer = 0 Then
            rowBuffer = 2
        End If
        
      End If
    Next i

    MsgBox("Report erfolgreich erstellt")
    ExportToPDF(oSheetCurrent)
End Sub



' Hilfsfunktion, um Text in einer bestimmten Spalte zu finden
Function FindTextInColumn(oSheet As Object, colIndex As Integer, searchText As String) As Long
    Dim lastRow As Long
    Dim i As Long
    Dim oCell As Object

    lastRow = GetLastWrittenRowInColumnA(oSheet)

    For i = 0 To lastRow - 1
        oCell = oSheet.getCellByPosition(colIndex, i)
        If oCell.String = searchText Then
            FindTextInColumn = i
            Exit Function
        End If
    Next i

    FindTextInColumn = -1 ' Rückgabe von -1, falls nicht gefunden
End Function

' Hilfsfunktion, um die letzte beschriebene Zeile zu ermitteln
Function GetLastRow(oSheet As Object, colIndex As Integer) As Long
    Dim lastRow As Long
    lastRow = 3
    ' Schleife durch die Zeilen ab der Startzeile, bis eine leere Zelle in Spalte A gefunden wird
    While oSheet.getCellByPosition(colIndex, lastRow).String &lt;&gt; ""
        lastRow = lastRow + 1
    Wend
    GetLastRow = lastRow
End Function

' Hilfsfunktion, um die Anzahl der Vorkommen eines Textes zu zählen
Function CountOccurrences(oSheet As Object, colIndex As Integer, searchText As String) As Long
    Dim count As Long
    Dim lastRow As Long
    Dim i As Long
    Dim oCell As Object

    count = 0
    lastRow = 250

    For i = 0 To lastRow - 1
        oCell = oSheet.getCellByPosition(colIndex, i)
        If oCell.String = searchText Then
            count = count + 1
        End If
    Next i
    CountOccurrences = count
End Function

' Hilfsfunktion, um die letzte beschriebene Zeile in Spalte A zu ermitteln
Function GetLastWrittenRowInColumnA(sheet As Object) As Integer
    Dim row As Integer
    row = 999

    ' Rückwärts durch die Zeilen schleifen, bis eine beschriebene Zelle in Spalte A gefunden wird
    While sheet.getCellByPosition(0, row).String = ""
        row = row - 1
    Wend

    ' Rückgabe der letzten beschriebenen Zeile in Spalte A
    GetLastWrittenRowInColumnA = row
End Function

Sub ExportToPDF(oSheet As Object)
    Dim oDoc As Object
    Dim oSheets As Object
    Dim oPageStyle As Object
    Dim i As Integer
    Dim sPageStyleName As String
    Dim sFilePath As String
    Dim sFileName As String
    Dim sFullPath As String
    Dim exportProps(1) As New com.sun.star.beans.PropertyValue
    Dim bErrorOccurred As Boolean

    ' Das aktuelle Dokument und die Liste der Blätter abrufen
    oDoc = ThisComponent
    oSheets = oDoc.Sheets

    ' Aktuellen Seitenstil des Blattes abrufen
    sPageStyleName = oSheet.PageStyle
    oPageStyle = oDoc.StyleFamilies.getByName("PageStyles").getByName(sPageStyleName)

    ' Seitenlayout anpassen
    With oPageStyle
        .IsLandscape = True ' Querformat aktivieren
        .ScaleToPagesX = 3 ' Skalierung auf eine Seite in der Breite
        .ScaleToPagesY = 3 ' Skalierung auf eine Seite in der Höhe
        .LeftMargin = 100 ' Linker Rand (in 1/100 mm)
        .RightMargin = 100 ' Rechter Rand
        .TopMargin = 100 ' Oberer Rand
        .BottomMargin = 100 ' Unterer Rand
    End With

    ' Alle Blätter außer dem gewünschten unsichtbar machen
    For i = 0 To oSheets.Count - 1
        If oSheets(i).Name &lt;&gt; oSheet.Name Then
            oSheets(i).IsVisible = False
        End If
    Next i

    ' PDF-Export-Einstellungen festlegen
    exportProps(0).Name = "FilterName"
    exportProps(0).Value = "calc_pdf_Export"
    exportProps(1).Name = "FilterData"
    exportProps(1).Value = Array()

    ' Pfad und Dateiname festlegen
    sFilePath = "file:///C:/Users/Marc/Desktop/" ' Passe den Pfad an
    sFileName = "Export_" &amp; oSheet.Name &amp; ".pdf"
    sFullPath = sFilePath &amp; sFileName

    ' Fehlerbehandlung aktivieren
    On Error GoTo ErrorHandler

    ' Dokument als PDF exportieren
    oDoc.storeToURL(sFullPath, exportProps)

    ' Erfolgsfall (keine Fehler)
    bErrorOccurred = False
    MsgBox "PDF erfolgreich erstellt: " &amp; sFullPath
    GoTo Cleanup

ErrorHandler:
    ' Fehlerbehandlung: Fehler melden
    MsgBox "Fehler beim Exportieren der PDF: " &amp; Err.Description
    bErrorOccurred = True

Cleanup:
    ' Blätter wieder sichtbar machen (immer ausführen)
    For i = 0 To oSheets.Count - 1
        oSheets(i).IsVisible = True
    Next i

End Sub




</script:module>
</file>

<file path=Basic/Standard/Report_Strukturanalyse_Erstellen.xml><?xml version="1.0" encoding="utf-8"?>
<!DOCTYPE module  PUBLIC '-//OpenOffice.org//DTD OfficeDocument 1.0//EN'  'module.dtd'>
<script:module xmlns:script="http://openoffice.org/2000/script" script:name="Report_Strukturanalyse_Erstellen" script:language="StarBasic">Sub CreateNewStrukturanalyseReportSheet()
    Dim oDoc As Object
    Dim oNewSheet As Object
    Dim oSourceSheet As Object
    Dim oSourceRange As Object
    Dim oTargetRange As Object
    Dim sheetNames As Variant
    Dim targetRow As Long
    Dim lastRow As Long
    Dim lastCol As Long
    Dim i As Integer
    Dim rowIndex As Long

    ' Zugriff auf das aktuelle Dokument
    oDoc = ThisComponent

    ' Neue Tabelle erstellen
    Dim newSheetName As String
    newSheetName = "Report zur Strukturanalyse"
    
    On Error Resume Next
    oDoc.Sheets.removeByName(newSheetName) ' Altes Blatt löschen, falls vorhanden
    On Error GoTo 0
    oDoc.Sheets.insertNewByName(newSheetName, oDoc.Sheets.Count)
    oNewSheet = oDoc.Sheets.getByName(newSheetName)
    
    ' Tabellennamen definieren
    sheetNames = Array("Geschäftsprozesse", "Applikationen", "IT-Systeme", "Räumlichkeiten", _
                       "Kommunikationsverbindungen", "Grundschutz-Bausteine Modellierung", "Grundschutz-Realisierungsplan")
    
    ' Startreihe für das Einfügen in das neue Tabellenblatt
    targetRow = 0

    ' Bildschirmaktualisierung deaktivieren
    oDoc.LockControllers()

    ' Schleife durch alle definierten Tabellen
    For i = LBound(sheetNames) To UBound(sheetNames)
        On Error Resume Next
        oSourceSheet = oDoc.Sheets.getByName(sheetNames(i))
        If IsNull(oSourceSheet) Then
            MsgBox "Tabelle '" &amp; sheetNames(i) &amp; "' nicht gefunden.", 16, "Fehler"
            On Error GoTo 0
            Exit Sub
        End If
        On Error GoTo 0

        ' Letzte beschriebene Zeile und Spalte bestimmen
        lastRow = GetLastRow(oSourceSheet)
        lastCol = GetLastColumn(oSourceSheet)
        
        ' Zeilen mit Inhalt in Spalte A ermitteln und kopieren
        For rowIndex = 0 To lastRow
            If Trim(oSourceSheet.getCellByPosition(0, rowIndex).String) &lt;&gt; "" Then ' Prüfe, ob Spalte A einen Inhalt hat
                ' Bereich für Inhalte definieren
                oSourceRange = oSourceSheet.getCellRangeByPosition(0, rowIndex, lastCol, rowIndex)
                oTargetRange = oNewSheet.getCellRangeByPosition(0, targetRow, lastCol, targetRow)
                
                ' Inhalte kopieren
                oTargetRange.setDataArray(oSourceRange.getDataArray())
                CopyCellFormats(oSourceRange, oTargetRange) ' Formate kopieren
                
                ' Zielreihe anpassen
                targetRow = targetRow + 1
            End If
        Next rowIndex

        ' Zielreihe anpassen (Abstand zwischen den Tabellen)
        targetRow = targetRow + 2 ' Weniger Abstand zwischen Tabellen
    Next i

    ' Spaltenbreite automatisch anpassen
    Call AdjustColumnWidths(oNewSheet)
    
    ' Bildschirmaktualisierung aktivieren
    oDoc.UnlockControllers()

    MsgBox "Daten wurden erfolgreich in das neue Blatt '" &amp; newSheetName &amp; "' kopiert."
End Sub

' Hilfsfunktion: Letzte beschriebene Zeile bestimmen
Function GetLastRow(oSheet As Object) As Long
    Dim oCursor As Object
    oCursor = oSheet.createCursor()
    oCursor.gotoEndOfUsedArea(True)
    GetLastRow = oCursor.RangeAddress.EndRow
End Function

' Hilfsfunktion: Letzte beschriebene Spalte bestimmen
Function GetLastColumn(oSheet As Object) As Long
    Dim oCursor As Object
    oCursor = oSheet.createCursor()
    oCursor.gotoEndOfUsedArea(True)
    GetLastColumn = oCursor.RangeAddress.EndColumn
End Function

' Hilfsfunktion: Zellformate kopieren
Sub CopyCellFormats(oSourceRange As Object, oTargetRange As Object)
    Dim row As Long, col As Long
    Dim sourceCell As Object, targetCell As Object

    For row = 0 To oSourceRange.Rows.Count - 1
        For col = 0 To oSourceRange.Columns.Count - 1
            sourceCell = oSourceRange.getCellByPosition(col, row)
            targetCell = oTargetRange.getCellByPosition(col, row)

            ' Formate kopieren
            targetCell.HoriJustify = sourceCell.HoriJustify
            targetCell.VertJustify = sourceCell.VertJustify
            targetCell.CharWeight = sourceCell.CharWeight
            targetCell.CharHeight = sourceCell.CharHeight
            targetCell.CellBackColor = sourceCell.CellBackColor
        Next col
    Next row
End Sub

' Hilfsfunktion: Spaltenbreite anpassen
Sub AdjustColumnWidths(oSheet As Object)
    Dim oColumns As Object
    Dim colIndex As Long

    oColumns = oSheet.Columns
    For colIndex = 0 To oColumns.Count - 1
        oColumns.getByIndex(colIndex).OptimalWidth = True
    Next colIndex
End Sub

</script:module>
</file>

<file path=Basic/Standard/Risikoanalyse_Verarbeitung.xml><?xml version="1.0" encoding="utf-8"?>
<!DOCTYPE module  PUBLIC '-//OpenOffice.org//DTD OfficeDocument 1.0//EN'  'module.dtd'>
<script:module xmlns:script="http://openoffice.org/2000/script" script:name="Risikoanalyse_Verarbeitung" script:language="StarBasic">REM  *****  BASIC  *****

Sub AddNewThreat
    Dim oDoc As Object
    Dim oSheet As Object
    Dim startRow As Integer
    Dim targetRow As Integer
    Dim oCell As Object
    Dim targetAdress As Object

    ' Das aktuelle Dokument und das aktive Blatt abrufen
    oDoc = ThisComponent
    oSheet = oDoc.CurrentController.ActiveSheet

    ' Vorlagezeile ist die 13. Zeile (Index 12)
    startRow = 13
    ' Neue Zeile an Position 65 (Index 64)
    targetRow = GetFirstEmptyRowInColumnA(oSheet, 64)
    
    ' Neue Zeile einfügen
    oSheet.Rows.insertByIndex(targetRow, 1)
    

    ' Die Höhe der Vorlagezeile übernehmen
    Dim oRow As Object
    Dim rowHeight As Long
    oRow = oSheet.getRows().getByIndex(startRow)
    rowHeight = oRow.Height
    oSheet.getRows().getByIndex(targetRow).Height = rowHeight
    
    'setzen der ID
    oSheet.getCellByPosition(0, targetRow).String = GenerateID(targetRow)
    
    ' Kopieren der Inhalte aus der Vorlagezeile in die neue Zeile, ohne Spalte 1 und 2
    Dim col As Integer
    For col = 2 To 6 ' Nur die Spalten 3 bis 5 kopieren
        oCell = oSheet.getCellByPosition(col, startRow)
        oSheet.getCellByPosition(col, targetRow).CellBackColor = oCell.CellBackColor 
        oSheet.getCellByPosition(col, targetRow).CellStyle = oCell.CellStyle
        oSheet.getCellByPosition(col, targetRow).Validation = oCell.Validation
    Next col
End Sub


Sub AddNewRiskTreatment()

    ' Aktuelles Blatt abrufen
    Dim sheet As Object
    sheet = ThisComponent.getCurrentController().ActiveSheet

    ' Vorlage-Blatt "Risikobehandlung-Vorlage" im aktuellen Dokument abrufen
    Dim templateSheet As Object
    templateSheet = ThisComponent.Sheets.getByName("Risikobehandlung-Vorlage")

    ' Bereich und Länge der Vorlage definieren
    Dim templateRangeAddress As Object
    templateRangeAddress = templateSheet.getCellRangeByName("A1:G14").RangeAddress 
    
    Dim lastRow As Integer
    lastRow = GetLastWrittenRowInColumnA(sheet) + 1
    

    ' Schleife durch alle Elementaren Risiken (startet bei Zeile 13)
    Dim i As Integer
    For i = 12 To GetFirstEmptyRowInColumnA(sheet, 13)
        ' Überprüfen, ob der Eintrag "Direkt Relevant" ist
        If sheet.getCellByPosition(5, i).String = "Direkt Relevant" Then

            ' ID und Name der Bedrohung extrahieren
            Dim name As String
            Dim id As String
            id = sheet.getCellByPosition(0, i).String
            name = sheet.getCellByPosition(1, i).String

            ' Bezeichner für Risikoanalyse
            Dim analyseBezeichner As String
            analyseBezeichner = id &amp; ": " &amp; name

            If Not DoesNameExistInColumnA(sheet, analyseBezeichner) Then
                ' Neue Risikoanalyse erstellen
                Dim targetRow As Integer
                targetRow = lastRow + 1
                Dim targetAddress As Object
                targetAddress = sheet.getCellByPosition(0, targetRow).CellAddress
                templateSheet.copyRange(targetAddress, templateRangeAddress)
                sheet.getCellByPosition(0, targetRow + 1).String = analyseBezeichner
                'lastRow um 14 (Länge der Risikobehandlung) erhöhen
                lastRow = lastRow + 14

            End If
        End If
    Next i
    
    
    ' Schleife durch alle zusätzlichen Risiken (startet bei Zeile 65)
    For i = 64 To GetFirstEmptyRowInColumnA(sheet, 65)
        ' Überprüfen, ob der Eintrag "Direkt Relevant" ist
        If sheet.getCellByPosition(5, i).String = "Direkt Relevant" Then

            ' ID und Name der Bedrohung extrahieren 
            id = sheet.getCellByPosition(0, i).String
            name = sheet.getCellByPosition(1, i).String

            ' Bezeichner für Risikoanalyse
            analyseBezeichner = id &amp; ": " &amp; name

            If Not DoesNameExistInColumnA(sheet, analyseBezeichner) Then
               ' Neue Risikoanalyse erstellen
               targetRow = lastRow + 1
               targetAddress = sheet.getCellByPosition(0, targetRow).CellAddress
               templateSheet.copyRange(targetAddress, templateRangeAddress)
               sheet.getCellByPosition(0, targetRow + 1).String = analyseBezeichner
               'lastRow um 14 (Länge der Risikobehandlung) erhöhen
               lastRow = lastRow + 14
            End If
        End If
    Next i
End Sub



'Helper Function um einen Durchlauf durch alle Risiken zu ermöglichen
Function GetFirstEmptyRowInColumnA(sheet As Object, startRow As Integer) As Integer
    Dim row As Integer
    row = startRow

    ' Schleife durch die Zeilen ab der Startzeile, bis eine leere Zelle in Spalte A gefunden wird
    While sheet.getCellByPosition(0, row).String &lt;&gt; ""
        row = row + 1
    Wend

    ' Rückgabe der ersten leeren Zeile in der Spalte A
    GetFirstEmptyRowInColumnA = row
End Function


'Helper Function um die letzte beschriebene zeile zu holen und somit die neue Riskoanalyse darunter einzufügen
Function GetLastWrittenRowInColumnA(sheet As Object) As Integer
    Dim row As Integer
    row = 999

    ' Schleife rückwärts durch die Zeilen, bis eine beschriebene Zelle in Spalte A gefunden wird
    While sheet.getCellByPosition(0, row).String = ""
        row = row - 1
    Wend

    ' Rückgabe der letzten beschriebenen Zeile in Spalte A
    GetLastWrittenRowInColumnA = row
End Function


'Helper Function zum prüfen ob bereits eine Risikoanalyse für das Risiko besteht
Function DoesNameExistInColumnA(sheet As Object, nameToCheck As String) As Boolean
    Dim row As Integer
    row = 0

    ' Schleife durch die Zeilen in Spalte A
    While row &lt; GetLastWrittenRowInColumnA(sheet)
        ' Überprüfen, ob der Name übereinstimmt
        If sheet.getCellByPosition(0, row).String = nameToCheck Then
            DoesNameExistInColumnA = True ' Name existiert
            Exit Function
        End If
        row = row + 1
    Wend

    ' Wenn kein Treffer gefunden wurde
    DoesNameExistInColumnA = False ' Name existiert nicht
End Function


'Helper Function zum generieren einer ID für die zusätzlichen Risiken
Function GenerateID(currentRow)
    Dim id As String

    ' ID nach Schema erzeugen
    id = "Z 0." &amp; (currentRow - 63)

    ' ID zurückgeben
    GenerateID = id
End Function

Sub Macro1

End Sub

Sub Macro2

End Sub

Sub Macro3

End Sub
</script:module>
</file>

<file path=Basic/Standard/Risikoanalysen_Erstellen_Vorlagen.xml><?xml version="1.0" encoding="utf-8"?>
<!DOCTYPE module  PUBLIC '-//OpenOffice.org//DTD OfficeDocument 1.0//EN'  'module.dtd'>
<script:module xmlns:script="http://openoffice.org/2000/script" script:name="Risikoanalysen_Erstellen_Vorlagen" script:language="StarBasic">Sub CreatePagesAndTransferData()
    Dim oSheet As Object
    Dim iRow As Integer
    Dim iLastRow As Integer
    Dim id As String
    Dim name As String
    Dim vertraulichkeit As String
    Dim integritaet As String
    Dim verfuegbarkeit As String
    Dim flag As Boolean
    Dim oNewSheet As Object
    Dim oTempSheet As Object

    ' Aktives Blatt auswählen
    oSheet = ThisComponent.CurrentController.ActiveSheet

    ' Initialisierung
    iRow = 3
    flag = True
    iLastRow = 3 ' Anfangswert setzen, um später festzustellen, ob eine Zeile gefunden wurde

    ' Temporäre Tabelle erstellen, falls sie nicht existiert
    If Not SheetExists("TempTitleData") Then
        ThisComponent.Sheets.insertNewByName("TempTitleData", ThisComponent.Sheets.getCount())
        oTempSheet = ThisComponent.Sheets.getByName("TempTitleData")
        LoadXMLIntoTempSheet(oTempSheet) ' Lade Titel und IDs in die temporäre Tabelle
    Else
        oTempSheet = ThisComponent.Sheets.getByName("TempTitleData")
    End If

    ' While-Schleife zum Finden der letzten gefüllten Zeile
    While flag
        If oSheet.getCellByPosition(0, iRow).String = "" Then
            flag = False
        Else
            iLastRow = iRow
            iRow = iRow + 1
        End If
    Wend

    ' Schleife durch jede Zeile mit Inhalt, beginnend ab Zeile 4 (Index 3)
    For iRow = 3 To iLastRow
        If oSheet.getCellByPosition(0, iRow).String &lt;&gt; "" And oSheet.getCellByPosition(5, iRow).String = "Ja" Then
            id = CStr(oSheet.getCellByPosition(0, iRow).String)
            name = CStr(oSheet.getCellByPosition(1, iRow).String)
            vertraulichkeit = CStr(oSheet.getCellByPosition(2, iRow).String)
            integritaet = CStr(oSheet.getCellByPosition(3, iRow).String)
            verfuegbarkeit = CStr(oSheet.getCellByPosition(4, iRow).String)

            Dim oNewSheetName As String
            oNewSheetName = id &amp; " - Risikoanalyse - " &amp; name

            ' Überprüfen, ob ein Blatt mit demselben Namen existiert
            If SheetExists(oNewSheetName) Then
                MsgBox "Es existiert bereits ein Blatt für das Asset: " &amp; oNewSheetName, 0, "Hinweis"
                GoTo ContinueLoop
            End If

            ' Neues Blatt durch Kopieren des Vorlagenblatts erstellen
            ThisComponent.Sheets.copyByName("Risikoanalyse-Vorlage", oNewSheetName, ThisComponent.Sheets.getCount())
            oNewSheet = ThisComponent.Sheets.getByName(oNewSheetName)

            ' Werte in die entsprechenden Felder des neuen Blatts einfügen
            oNewSheet.getCellByPosition(1, 0).String = id
            oNewSheet.getCellByPosition(1, 1).String = name
            oNewSheet.getCellByPosition(1, 5).String = vertraulichkeit
            oNewSheet.getCellByPosition(1, 6).String = integritaet
            oNewSheet.getCellByPosition(1, 7).String = verfuegbarkeit

            ' Titel und IDs aus der temporären Tabelle auf das neue Blatt übertragen
            CopyTitlesFromTempSheet(oTempSheet, oNewSheet)
        End If
ContinueLoop:
    Next iRow
     ThisComponent.Sheets.removeByName("TempTitleData") 
End Sub

Sub LoadXMLIntoTempSheet(oTempSheet As Object)
    Dim xmlPath As String
    Dim xmlDoc As Object
    Dim titles As Object
    Dim title As Object
    Dim titleText As String
    Dim i As Integer
    Dim zeile As Integer

    xmlPath = PickFile
    xmlDoc = ReadXMLFile(xmlPath)
    If IsNull(xmlDoc) Then Exit Sub

    titles = xmlDoc.getElementsByTagName("title")
    If IsNull(titles) Or titles.getLength() = 0 Then
        MsgBox "Keine Titel im XML-Dokument gefunden."
        Exit Sub
    End If

    zeile = 0
    ' Titel und IDs in die temporäre Tabelle laden
    For i = 0 To titles.getLength() - 1
        title = titles.item(i)
        titleText = Replace(Replace(Replace(title.FirstChild.getNodeValue(), Chr(10), ""), Chr(13), ""), Chr(9), "")
        If Left(titleText, 4) = "G 0." Then
            oTempSheet.getCellByPosition(0, zeile).String = Left(titleText, 6) ' ID
            oTempSheet.getCellByPosition(1, zeile).String = Mid(titleText, 7) ' Rest des Titels
            zeile = zeile + 1
        End If
    Next i
End Sub

Sub CopyTitlesFromTempSheet(oTempSheet As Object, oNewSheet As Object)
    Dim iRow As Integer
    Dim tempID As String
    Dim tempTitle As String

    iRow = 0
    While oTempSheet.getCellByPosition(0, iRow).String &lt;&gt; ""
        tempID = oTempSheet.getCellByPosition(0, iRow).String
        tempTitle = oTempSheet.getCellByPosition(1, iRow).String

        ' Erste Zeile in Zeile 13 einfügen, danach neue Zeilen einfügen
        If iRow = 0 Then
            oNewSheet.getCellByPosition(0, 12).String = tempID
            oNewSheet.getCellByPosition(1, 12).String = tempTitle
        Else
            ' Ab der zweiten Zeile: Neue Zeilen unterhalb von Zeile 13 einfügen
            oNewSheet.Rows.insertByIndex(13 + iRow - 1, 1)
            oNewSheet.getCellByPosition(0, 12 + iRow).String = tempID
            oNewSheet.getCellByPosition(1, 12 + iRow).String = tempTitle
        End If

        iRow = iRow + 1
    Wend
End Sub


' Überprüfung, ob ein Blatt existiert
Function SheetExists(sheetName As String) As Boolean
    Dim oSheets As Object
    oSheets = ThisComponent.Sheets
    On Error GoTo ErrorHandler
    Dim oSheet As Object
    oSheet = oSheets.getByName(sheetName)
    SheetExists = True
    Exit Function
ErrorHandler:
    SheetExists = False
End Function

' XML-Datei einlesen
Function ReadXMLFile(xmlPath As String) As Object
    Dim fileAccess As Object
    Dim inputStream As Object
    Dim parser As Object
    Dim docBuilder As Object
    Dim xmlDoc As Object

    On Error GoTo ErrorHandler

    fileAccess = CreateUnoService("com.sun.star.ucb.SimpleFileAccess")
    If Not fileAccess.exists(xmlPath) Then
        MsgBox "Datei nicht gefunden: " &amp; xmlPath
        ReadXMLFile = Nothing
        Exit Function
    End If

    inputStream = fileAccess.openFileRead(xmlPath)
    docBuilder = CreateUnoService("com.sun.star.xml.dom.DocumentBuilder")
    xmlDoc = docBuilder.parse(inputStream)
    ReadXMLFile = xmlDoc
    Exit Function

ErrorHandler:
    MsgBox "Fehler beim Laden der XML-Datei: " &amp; Err.Description
    ReadXMLFile = Nothing
End Function

' Datei-Auswahl-Dialog von Benjamin übernommen
Function PickFile() As String
    Dim fileDialog As Object
    Dim filterNames(0) As String
    Dim status As Integer

    filterNames(0) = "*.xml"

    fileDialog = CreateUnoService("com.sun.star.ui.dialogs.FilePicker")
    fileDialog.setTitle("Wähle eine XML-Datei aus")
    fileDialog.appendFilter("XML-Dateien", filterNames(0))

    status = fileDialog.Execute()
    If status = 1 Then
        PickFile = fileDialog.Files(0)
    Else
        PickFile = ""
    End If
End Function

Sub CopyAssetData()
    Dim oDoc As Object
    Dim oCurrentSheet As Object
    Dim oSourceSheet As Object
    Dim oCell As Object
    Dim iRow As Integer
    Dim targetRow As Integer
    Dim id As String
    Dim name As String
    Dim confidentiality As String
    Dim integrity As String
    Dim availability As String

    ' Zugriff auf das aktuelle Dokument und das aktive Blatt
    oDoc = ThisComponent
    oCurrentSheet = oDoc.CurrentController.ActiveSheet
    
    ' Startzeile für das Einfügen im aktuellen Blatt
    targetRow = 3 ' Ab Zeile 4
    
    ' Durchlaufe die fünf Quellblätter
    Dim sheetNames As Variant
    sheetNames = Array("Geschäftsprozesse", "Applikationen", "IT-Systeme", "Räumlichkeiten", "Kommunikationsverbindungen")
    
    ' Schleife durch jedes Quellblatt
    For Each sheetName In sheetNames
        oSourceSheet = oDoc.Sheets.getByName(sheetName) ' Quellblatt
        
        ' Schleife durch die Zeilen im Quellblatt (Zeile 4 bis 1000)
        For iRow = 3 To 999 ' Zeilenindex: ab Zeile 4
            id = Trim(oSourceSheet.getCellByPosition(0, iRow).String) ' Spalte A (ID)
            name = Trim(oSourceSheet.getCellByPosition(1, iRow).String) ' Spalte B (Name)
            
            ' Anpassung der Spaltenbasierend auf dem Quellblatt
            Select Case sheetName
            	Case "Geschäftsprozesse"
                    confidentiality = Trim(oSourceSheet.getCellByPosition(7, iRow).String) ' Spalte H (Vertraulichkeit)
                    integrity = Trim(oSourceSheet.getCellByPosition(8, iRow).String) ' Spalte I (Integrität)
                    availability = Trim(oSourceSheet.getCellByPosition(9, iRow).String) ' Spalte J (Verfügbarkeit)
                Case  "Applikationen", "IT-Systeme"
                    confidentiality = Trim(oSourceSheet.getCellByPosition(6, iRow).String) ' Spalte G (Vertraulichkeit)
                    integrity = Trim(oSourceSheet.getCellByPosition(7, iRow).String) ' Spalte H (Integrität)
                    availability = Trim(oSourceSheet.getCellByPosition(8, iRow).String) ' Spalte I (Verfügbarkeit)
                Case "Räumlichkeiten"
                    confidentiality = Trim(oSourceSheet.getCellByPosition(7, iRow).String) ' Spalte H (Vertraulichkeit)
                    integrity = Trim(oSourceSheet.getCellByPosition(8, iRow).String) ' Spalte I (Integrität)
                    availability = Trim(oSourceSheet.getCellByPosition(9, iRow).String) ' Spalte J (Verfügbarkeit)
                Case "Kommunikationsverbindungen"
                    confidentiality = Trim(oSourceSheet.getCellByPosition(9, iRow).String) ' Spalte J (Vertraulichkeit)
                    integrity = Trim(oSourceSheet.getCellByPosition(10, iRow).String) ' Spalte K (Integrität)
                    availability = Trim(oSourceSheet.getCellByPosition(11, iRow).String) ' Spalte L (Verfügbarkeit)
            End Select
            
            ' Abbruchbedingung: Leere ID-Zelle
            If id = "" Then Exit For
            
            ' Schreibe die Werte in das aktuelle Blatt
            oCurrentSheet.getCellByPosition(0, targetRow).String = id ' ID in Spalte A
            oCurrentSheet.getCellByPosition(1, targetRow).String = name ' Name in Spalte B
            oCurrentSheet.getCellByPosition(2, targetRow).String = confidentiality ' Vertraulichkeit in Spalte C
            oCurrentSheet.getCellByPosition(3, targetRow).String = integrity ' Integrität in Spalte D
            oCurrentSheet.getCellByPosition(4, targetRow).String = availability ' Verfügbarkeit in Spalte E
            
            ' Zielzeile inkrementieren
            targetRow = targetRow + 1
        Next iRow
    Next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ts_Holen_Fuer_Grundschutz_Realisierungsplan"/>
  <library:element library:name="Assets_Holen_Fuer_Grundschutz_Requirements"/>
  <library:element library:name="Mappings_Holen_Schutzbedarf_ermitteln"/>
  <library:element library:name="Mappingtabellen_Erstellen"/>
  <library:element library:name="Report_Erstellen"/>
  <library:element library:name="Report_Strukturanalyse_Erstellen"/>
  <library:element library:name="Risikoanalyse_Verarbeitung"/>
  <library:element library:name="Risikoanalysen_Erstellen_Vorla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